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2" style:master-page-name="Standard">
      <style:paragraph-properties fo:break-before="auto" fo:line-height="125%" fo:margin-top="0.776cm" fo:margin-bottom="0.247cm" style:writing-mode="lr-tb"/>
    </style:style>
    <style:style style:name="T1_1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_2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_3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P2" style:family="paragraph" style:parent-style-name="Standard">
      <style:paragraph-properties fo:break-before="auto" fo:line-height="132%" fo:margin-top="0.071cm" style:writing-mode="lr-tb"/>
    </style:style>
    <style:style style:name="T2_1" style:family="text">
      <style:text-properties fo:background-color="#ffffff" fo:color="#0b0c0c" fo:font-size="12pt" style:font-size-asian="12pt" style:font-size-complex="12pt"/>
    </style:style>
    <style:style style:name="T2_2" style:family="text">
      <style:text-properties fo:background-color="#ffffff" fo:color="#0b0c0c" fo:font-size="12pt" style:font-size-asian="12pt" style:font-size-complex="12pt"/>
    </style:style>
    <style:style style:name="T2_3" style:family="text">
      <style:text-properties fo:background-color="#ffffff" fo:color="#0b0c0c" fo:font-size="12pt" style:font-size-asian="12pt" style:font-size-complex="12pt"/>
    </style:style>
    <style:style style:name="T2_4" style:family="text">
      <style:text-properties fo:background-color="#ffffff" fo:color="#0b0c0c" fo:font-size="12pt" style:font-size-asian="12pt" style:font-size-complex="12pt"/>
    </style:style>
    <style:style style:name="T2_5" style:family="text">
      <style:text-properties fo:background-color="#ffffff" fo:color="#0b0c0c" fo:font-size="12pt" style:font-size-asian="12pt" style:font-size-complex="12pt"/>
    </style:style>
    <style:style style:name="T2_6" style:family="text">
      <style:text-properties fo:background-color="#ffffff" fo:color="#0b0c0c" fo:font-size="12pt" style:font-size-asian="12pt" style:font-size-complex="12pt"/>
    </style:style>
    <style:style style:name="T2_7" style:family="text">
      <style:text-properties fo:background-color="#ffffff" fo:color="#0b0c0c" fo:font-size="12pt" style:font-size-asian="12pt" style:font-size-complex="12pt"/>
    </style:style>
    <style:style style:name="T2_8" style:family="text">
      <style:text-properties fo:background-color="#ffffff" fo:color="#0b0c0c" fo:font-size="12pt" style:font-size-asian="12pt" style:font-size-complex="12pt"/>
    </style:style>
    <style:style style:name="T2_9" style:family="text">
      <style:text-properties fo:background-color="#ffffff" fo:color="#0b0c0c" fo:font-size="12pt" style:font-size-asian="12pt" style:font-size-complex="12pt"/>
    </style:style>
    <style:style style:name="T2_10" style:family="text">
      <style:text-properties fo:background-color="#ffffff" fo:color="#0b0c0c" fo:font-size="12pt" style:font-size-asian="12pt" style:font-size-complex="12pt"/>
    </style:style>
    <style:style style:name="T2_11" style:family="text">
      <style:text-properties fo:background-color="#ffffff" fo:color="#0b0c0c" fo:font-size="12pt" style:font-size-asian="12pt" style:font-size-complex="12pt"/>
    </style:style>
    <style:style style:name="T2_12" style:family="text">
      <style:text-properties fo:background-color="#ffffff" fo:color="#0b0c0c" fo:font-size="12pt" style:font-size-asian="12pt" style:font-size-complex="12pt"/>
    </style:style>
    <style:style style:name="T2_13" style:family="text">
      <style:text-properties fo:background-color="#ffffff" fo:color="#0b0c0c" fo:font-size="12pt" style:font-size-asian="12pt" style:font-size-complex="12pt"/>
    </style:style>
    <style:style style:name="T2_14" style:family="text">
      <style:text-properties fo:background-color="#ffffff" fo:color="#0b0c0c" fo:font-size="12pt" style:font-size-asian="12pt" style:font-size-complex="12pt"/>
    </style:style>
    <style:style style:name="T2_15" style:family="text">
      <style:text-properties fo:background-color="#ffffff" fo:color="#0b0c0c" fo:font-size="12pt" style:font-size-asian="12pt" style:font-size-complex="12pt"/>
    </style:style>
    <style:style style:name="T2_16" style:family="text">
      <style:text-properties fo:background-color="#ffffff" fo:color="#0b0c0c" fo:font-size="12pt" style:font-size-asian="12pt" style:font-size-complex="12pt"/>
    </style:style>
    <style:style style:name="T2_17" style:family="text">
      <style:text-properties fo:background-color="#ffffff" fo:color="#0b0c0c" fo:font-size="12pt" style:font-size-asian="12pt" style:font-size-complex="12pt"/>
    </style:style>
    <style:style style:name="T2_18" style:family="text">
      <style:text-properties fo:background-color="#ffffff" fo:color="#0b0c0c" fo:font-size="12pt" style:font-size-asian="12pt" style:font-size-complex="12pt"/>
    </style:style>
    <style:style style:name="T2_19" style:family="text">
      <style:text-properties fo:background-color="#ffffff" fo:color="#0b0c0c" fo:font-size="12pt" style:font-size-asian="12pt" style:font-size-complex="12pt"/>
    </style:style>
    <style:style style:name="T2_20" style:family="text">
      <style:text-properties fo:background-color="#ffffff" fo:color="#0b0c0c" fo:font-size="12pt" style:font-size-asian="12pt" style:font-size-complex="12pt"/>
    </style:style>
    <style:style style:name="T2_21" style:family="text">
      <style:text-properties fo:background-color="#ffffff" fo:color="#0b0c0c" fo:font-size="12pt" style:font-size-asian="12pt" style:font-size-complex="12pt"/>
    </style:style>
    <style:style style:name="T2_22" style:family="text">
      <style:text-properties fo:background-color="#ffffff" fo:color="#0b0c0c" fo:font-size="12pt" style:font-size-asian="12pt" style:font-size-complex="12pt"/>
    </style:style>
    <style:style style:name="T2_23" style:family="text">
      <style:text-properties fo:background-color="#ffffff" fo:color="#0b0c0c" fo:font-size="12pt" style:font-size-asian="12pt" style:font-size-complex="12pt"/>
    </style:style>
    <style:style style:name="T2_24" style:family="text">
      <style:text-properties fo:background-color="#ffffff" fo:color="#0b0c0c" fo:font-size="12pt" style:font-size-asian="12pt" style:font-size-complex="12pt"/>
    </style:style>
    <style:style style:name="T2_25" style:family="text">
      <style:text-properties fo:background-color="#ffffff" fo:color="#0b0c0c" fo:font-size="12pt" style:font-size-asian="12pt" style:font-size-complex="12pt"/>
    </style:style>
    <style:style style:name="T2_26" style:family="text">
      <style:text-properties fo:background-color="#ffffff" fo:color="#0b0c0c" fo:font-size="12pt" style:font-size-asian="12pt" style:font-size-complex="12pt"/>
    </style:style>
    <style:style style:name="T2_27" style:family="text">
      <style:text-properties fo:background-color="#ffffff" fo:color="#0b0c0c" fo:font-size="12pt" style:font-size-asian="12pt" style:font-size-complex="12pt"/>
    </style:style>
    <style:style style:name="T2_28" style:family="text">
      <style:text-properties fo:background-color="#ffffff" fo:color="#0b0c0c" fo:font-size="12pt" style:font-size-asian="12pt" style:font-size-complex="12pt"/>
    </style:style>
    <style:style style:name="T2_29" style:family="text">
      <style:text-properties fo:background-color="#ffffff" fo:color="#0b0c0c" fo:font-size="12pt" style:font-size-asian="12pt" style:font-size-complex="12pt"/>
    </style:style>
    <style:style style:name="T2_30" style:family="text">
      <style:text-properties fo:background-color="#ffffff" fo:color="#0b0c0c" fo:font-size="12pt" style:font-size-asian="12pt" style:font-size-complex="12pt"/>
    </style:style>
    <style:style style:name="T2_31" style:family="text">
      <style:text-properties fo:background-color="#ffffff" fo:color="#0b0c0c" fo:font-size="12pt" style:font-size-asian="12pt" style:font-size-complex="12pt"/>
    </style:style>
    <style:style style:name="T2_32" style:family="text">
      <style:text-properties fo:background-color="#ffffff" fo:color="#0b0c0c" fo:font-size="12pt" style:font-size-asian="12pt" style:font-size-complex="12pt"/>
    </style:style>
    <style:style style:name="T2_33" style:family="text">
      <style:text-properties fo:background-color="#ffffff" fo:color="#0b0c0c" fo:font-size="12pt" style:font-size-asian="12pt" style:font-size-complex="12pt"/>
    </style:style>
    <style:style style:name="T2_34" style:family="text">
      <style:text-properties fo:background-color="#ffffff" fo:color="#0b0c0c" fo:font-size="12pt" style:font-size-asian="12pt" style:font-size-complex="12pt"/>
    </style:style>
    <style:style style:name="T2_35" style:family="text">
      <style:text-properties fo:background-color="#ffffff" fo:color="#0b0c0c" fo:font-size="12pt" style:font-size-asian="12pt" style:font-size-complex="12pt"/>
    </style:style>
    <style:style style:name="T2_36" style:family="text">
      <style:text-properties fo:background-color="#ffffff" fo:color="#0b0c0c" fo:font-size="12pt" style:font-size-asian="12pt" style:font-size-complex="12pt"/>
    </style:style>
    <style:style style:name="T2_37" style:family="text">
      <style:text-properties fo:background-color="#ffffff" fo:color="#0b0c0c" fo:font-size="12pt" style:font-size-asian="12pt" style:font-size-complex="12pt"/>
    </style:style>
    <style:style style:name="T2_38" style:family="text">
      <style:text-properties fo:background-color="#ffffff" fo:color="#0b0c0c" fo:font-size="12pt" style:font-size-asian="12pt" style:font-size-complex="12pt"/>
    </style:style>
    <style:style style:name="T2_39" style:family="text">
      <style:text-properties fo:background-color="#ffffff" fo:color="#0b0c0c" fo:font-size="12pt" style:font-size-asian="12pt" style:font-size-complex="12pt"/>
    </style:style>
    <style:style style:name="T2_40" style:family="text">
      <style:text-properties fo:background-color="#ffffff" fo:color="#0b0c0c" fo:font-size="12pt" style:font-size-asian="12pt" style:font-size-complex="12pt"/>
    </style:style>
    <style:style style:name="T2_41" style:family="text">
      <style:text-properties fo:background-color="#ffffff" fo:color="#0b0c0c" fo:font-size="12pt" style:font-size-asian="12pt" style:font-size-complex="12pt"/>
    </style:style>
    <style:style style:name="T2_42" style:family="text">
      <style:text-properties fo:background-color="#ffffff" fo:color="#0b0c0c" fo:font-size="12pt" style:font-size-asian="12pt" style:font-size-complex="12pt"/>
    </style:style>
    <style:style style:name="T2_43" style:family="text">
      <style:text-properties fo:background-color="#ffffff" fo:color="#0b0c0c" fo:font-size="12pt" style:font-size-asian="12pt" style:font-size-complex="12pt"/>
    </style:style>
    <style:style style:name="T2_44" style:family="text">
      <style:text-properties fo:background-color="#ffffff" fo:color="#0b0c0c" fo:font-size="12pt" style:font-size-asian="12pt" style:font-size-complex="12pt"/>
    </style:style>
    <style:style style:name="T2_45" style:family="text">
      <style:text-properties fo:background-color="#ffffff" fo:color="#0b0c0c" fo:font-size="12pt" style:font-size-asian="12pt" style:font-size-complex="12pt"/>
    </style:style>
    <style:style style:name="T2_46" style:family="text">
      <style:text-properties fo:background-color="#ffffff" fo:color="#0b0c0c" fo:font-size="12pt" style:font-size-asian="12pt" style:font-size-complex="12pt"/>
    </style:style>
    <style:style style:name="T2_47" style:family="text">
      <style:text-properties fo:background-color="#ffffff" fo:color="#0b0c0c" fo:font-size="12pt" style:font-size-asian="12pt" style:font-size-complex="12pt"/>
    </style:style>
    <style:style style:name="T2_48" style:family="text">
      <style:text-properties fo:background-color="#ffffff" fo:color="#0b0c0c" fo:font-size="12pt" style:font-size-asian="12pt" style:font-size-complex="12pt"/>
    </style:style>
    <style:style style:name="T2_49" style:family="text"/>
    <style:style style:name="T2_50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2_51" style:family="text"/>
    <style:style style:name="T2_52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2_53" style:family="text"/>
    <style:style style:name="T2_54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2_55" style:family="text">
      <style:text-properties fo:background-color="#ffffff" fo:color="#0b0c0c" fo:font-size="12pt" style:font-size-asian="12pt" style:font-size-complex="12pt"/>
    </style:style>
    <style:style style:name="T2_56" style:family="text">
      <style:text-properties fo:background-color="#ffffff" fo:color="#0b0c0c" fo:font-size="12pt" style:font-size-asian="12pt" style:font-size-complex="12pt"/>
    </style:style>
    <style:style style:name="T2_57" style:family="text">
      <style:text-properties fo:background-color="#ffffff" fo:color="#0b0c0c" fo:font-size="12pt" style:font-size-asian="12pt" style:font-size-complex="12pt"/>
    </style:style>
    <style:style style:name="T2_58" style:family="text">
      <style:text-properties fo:background-color="#ffffff" fo:color="#0b0c0c" fo:font-size="12pt" style:font-size-asian="12pt" style:font-size-complex="12pt"/>
    </style:style>
    <style:style style:name="T2_59" style:family="text">
      <style:text-properties fo:background-color="#ffffff" fo:color="#0b0c0c" fo:font-size="12pt" style:font-size-asian="12pt" style:font-size-complex="12pt"/>
    </style:style>
    <style:style style:name="T2_60" style:family="text">
      <style:text-properties fo:background-color="#ffffff" fo:color="#0b0c0c" fo:font-size="12pt" style:font-size-asian="12pt" style:font-size-complex="12pt"/>
    </style:style>
    <style:style style:name="T2_61" style:family="text">
      <style:text-properties fo:background-color="#ffffff" fo:color="#0b0c0c" fo:font-size="12pt" style:font-size-asian="12pt" style:font-size-complex="12pt"/>
    </style:style>
    <style:style style:name="T2_62" style:family="text">
      <style:text-properties fo:background-color="#ffffff" fo:color="#0b0c0c" fo:font-size="12pt" style:font-size-asian="12pt" style:font-size-complex="12pt"/>
    </style:style>
    <style:style style:name="T2_63" style:family="text">
      <style:text-properties fo:background-color="#ffffff" fo:color="#0b0c0c" fo:font-size="12pt" style:font-size-asian="12pt" style:font-size-complex="12pt"/>
    </style:style>
    <style:style style:name="T2_64" style:family="text">
      <style:text-properties fo:background-color="#ffffff" fo:color="#0b0c0c" fo:font-size="12pt" style:font-size-asian="12pt" style:font-size-complex="12pt"/>
    </style:style>
    <style:style style:name="T2_65" style:family="text">
      <style:text-properties fo:background-color="#ffffff" fo:color="#0b0c0c" fo:font-size="12pt" style:font-size-asian="12pt" style:font-size-complex="12pt"/>
    </style:style>
    <style:style style:name="T2_66" style:family="text">
      <style:text-properties fo:background-color="#ffffff" fo:color="#0b0c0c" fo:font-size="12pt" style:font-size-asian="12pt" style:font-size-complex="12pt"/>
    </style:style>
    <style:style style:name="T2_67" style:family="text">
      <style:text-properties fo:background-color="#ffffff" fo:color="#0b0c0c" fo:font-size="12pt" style:font-size-asian="12pt" style:font-size-complex="12pt"/>
    </style:style>
    <style:style style:name="T2_68" style:family="text">
      <style:text-properties fo:background-color="#ffffff" fo:color="#0b0c0c" fo:font-size="12pt" style:font-size-asian="12pt" style:font-size-complex="12pt"/>
    </style:style>
    <style:style style:name="T2_69" style:family="text">
      <style:text-properties fo:background-color="#ffffff" fo:color="#0b0c0c" fo:font-size="12pt" style:font-size-asian="12pt" style:font-size-complex="12pt"/>
    </style:style>
    <style:style style:name="T2_70" style:family="text">
      <style:text-properties fo:background-color="#ffffff" fo:color="#0b0c0c" fo:font-size="12pt" style:font-size-asian="12pt" style:font-size-complex="12pt"/>
    </style:style>
    <style:style style:name="T2_71" style:family="text">
      <style:text-properties fo:background-color="#ffffff" fo:color="#0b0c0c" fo:font-size="12pt" style:font-size-asian="12pt" style:font-size-complex="12pt"/>
    </style:style>
    <style:style style:name="T2_72" style:family="text">
      <style:text-properties fo:background-color="#ffffff" fo:color="#0b0c0c" fo:font-size="12pt" style:font-size-asian="12pt" style:font-size-complex="12pt"/>
    </style:style>
    <style:style style:name="T2_73" style:family="text">
      <style:text-properties fo:background-color="#ffffff" fo:color="#0b0c0c" fo:font-size="12pt" style:font-size-asian="12pt" style:font-size-complex="12pt"/>
    </style:style>
    <style:style style:name="T2_74" style:family="text">
      <style:text-properties fo:background-color="#ffffff" fo:color="#0b0c0c" fo:font-size="12pt" style:font-size-asian="12pt" style:font-size-complex="12pt"/>
    </style:style>
    <style:style style:name="T2_75" style:family="text">
      <style:text-properties fo:background-color="#ffffff" fo:color="#0b0c0c" fo:font-size="12pt" style:font-size-asian="12pt" style:font-size-complex="12pt"/>
    </style:style>
    <style:style style:name="T2_76" style:family="text">
      <style:text-properties fo:background-color="#ffffff" fo:color="#0b0c0c" fo:font-size="12pt" style:font-size-asian="12pt" style:font-size-complex="12pt"/>
    </style:style>
    <style:style style:name="T2_77" style:family="text">
      <style:text-properties fo:background-color="#ffffff" fo:color="#0b0c0c" fo:font-size="12pt" style:font-size-asian="12pt" style:font-size-complex="12pt"/>
    </style:style>
    <style:style style:name="T2_78" style:family="text">
      <style:text-properties fo:background-color="#ffffff" fo:color="#0b0c0c" fo:font-size="12pt" style:font-size-asian="12pt" style:font-size-complex="12pt"/>
    </style:style>
    <style:style style:name="T2_79" style:family="text">
      <style:text-properties fo:background-color="#ffffff" fo:color="#0b0c0c" fo:font-size="12pt" style:font-size-asian="12pt" style:font-size-complex="12pt"/>
    </style:style>
    <style:style style:name="T2_80" style:family="text">
      <style:text-properties fo:background-color="#ffffff" fo:color="#0b0c0c" fo:font-size="12pt" style:font-size-asian="12pt" style:font-size-complex="12pt"/>
    </style:style>
    <style:style style:name="T2_81" style:family="text">
      <style:text-properties fo:background-color="#ffffff" fo:color="#0b0c0c" fo:font-size="12pt" style:font-size-asian="12pt" style:font-size-complex="12pt"/>
    </style:style>
    <style:style style:name="T2_82" style:family="text">
      <style:text-properties fo:background-color="#ffffff" fo:color="#0b0c0c" fo:font-size="12pt" style:font-size-asian="12pt" style:font-size-complex="12pt"/>
    </style:style>
    <style:style style:name="T2_83" style:family="text">
      <style:text-properties fo:background-color="#ffffff" fo:color="#0b0c0c" fo:font-size="12pt" style:font-size-asian="12pt" style:font-size-complex="12pt"/>
    </style:style>
    <style:style style:name="T2_84" style:family="text">
      <style:text-properties fo:background-color="#ffffff" fo:color="#0b0c0c" fo:font-size="12pt" style:font-size-asian="12pt" style:font-size-complex="12pt"/>
    </style:style>
    <style:style style:name="T2_85" style:family="text">
      <style:text-properties fo:background-color="#ffffff" fo:color="#0b0c0c" fo:font-size="12pt" style:font-size-asian="12pt" style:font-size-complex="12pt"/>
    </style:style>
    <style:style style:name="T2_86" style:family="text">
      <style:text-properties fo:background-color="#ffffff" fo:color="#0b0c0c" fo:font-size="12pt" style:font-size-asian="12pt" style:font-size-complex="12pt"/>
    </style:style>
    <style:style style:name="T2_87" style:family="text">
      <style:text-properties fo:background-color="#ffffff" fo:color="#0b0c0c" fo:font-size="12pt" style:font-size-asian="12pt" style:font-size-complex="12pt"/>
    </style:style>
    <style:style style:name="T2_88" style:family="text">
      <style:text-properties fo:background-color="#ffffff" fo:color="#0b0c0c" fo:font-size="12pt" style:font-size-asian="12pt" style:font-size-complex="12pt"/>
    </style:style>
    <style:style style:name="T2_89" style:family="text">
      <style:text-properties fo:background-color="#ffffff" fo:color="#0b0c0c" fo:font-size="12pt" style:font-size-asian="12pt" style:font-size-complex="12pt"/>
    </style:style>
    <style:style style:name="T2_90" style:family="text">
      <style:text-properties fo:background-color="#ffffff" fo:color="#0b0c0c" fo:font-size="12pt" style:font-size-asian="12pt" style:font-size-complex="12pt"/>
    </style:style>
    <style:style style:name="T2_91" style:family="text">
      <style:text-properties fo:background-color="#ffffff" fo:color="#0b0c0c" fo:font-size="12pt" style:font-size-asian="12pt" style:font-size-complex="12pt"/>
    </style:style>
    <style:style style:name="T2_92" style:family="text">
      <style:text-properties fo:background-color="#ffffff" fo:color="#0b0c0c" fo:font-size="12pt" style:font-size-asian="12pt" style:font-size-complex="12pt"/>
    </style:style>
    <style:style style:name="T2_93" style:family="text">
      <style:text-properties fo:background-color="#ffffff" fo:color="#0b0c0c" fo:font-size="12pt" style:font-size-asian="12pt" style:font-size-complex="12pt"/>
    </style:style>
    <style:style style:name="T2_94" style:family="text">
      <style:text-properties fo:background-color="#ffffff" fo:color="#0b0c0c" fo:font-size="12pt" style:font-size-asian="12pt" style:font-size-complex="12pt"/>
    </style:style>
    <style:style style:name="T2_95" style:family="text">
      <style:text-properties fo:background-color="#ffffff" fo:color="#0b0c0c" fo:font-size="12pt" style:font-size-asian="12pt" style:font-size-complex="12pt"/>
    </style:style>
    <style:style style:name="T2_96" style:family="text">
      <style:text-properties fo:background-color="#ffffff" fo:color="#0b0c0c" fo:font-size="12pt" style:font-size-asian="12pt" style:font-size-complex="12pt"/>
    </style:style>
    <style:style style:name="T2_97" style:family="text">
      <style:text-properties fo:background-color="#ffffff" fo:color="#0b0c0c" fo:font-size="12pt" style:font-size-asian="12pt" style:font-size-complex="12pt"/>
    </style:style>
    <style:style style:name="T2_98" style:family="text">
      <style:text-properties fo:background-color="#ffffff" fo:color="#0b0c0c" fo:font-size="12pt" style:font-size-asian="12pt" style:font-size-complex="12pt"/>
    </style:style>
    <style:style style:name="T2_99" style:family="text">
      <style:text-properties fo:background-color="#ffffff" fo:color="#0b0c0c" fo:font-size="12pt" style:font-size-asian="12pt" style:font-size-complex="12pt"/>
    </style:style>
    <style:style style:name="T2_100" style:family="text">
      <style:text-properties fo:background-color="#ffffff" fo:color="#0b0c0c" fo:font-size="12pt" style:font-size-asian="12pt" style:font-size-complex="12pt"/>
    </style:style>
    <style:style style:name="T2_101" style:family="text">
      <style:text-properties fo:background-color="#ffffff" fo:color="#0b0c0c" fo:font-size="12pt" style:font-size-asian="12pt" style:font-size-complex="12pt"/>
    </style:style>
    <style:style style:name="T2_102" style:family="text">
      <style:text-properties fo:background-color="#ffffff" fo:color="#0b0c0c" fo:font-size="12pt" style:font-size-asian="12pt" style:font-size-complex="12pt"/>
    </style:style>
    <style:style style:name="T2_103" style:family="text">
      <style:text-properties fo:background-color="#ffffff" fo:color="#0b0c0c" fo:font-size="12pt" style:font-size-asian="12pt" style:font-size-complex="12pt"/>
    </style:style>
    <style:style style:name="T2_104" style:family="text">
      <style:text-properties fo:background-color="#ffffff" fo:color="#0b0c0c" fo:font-size="12pt" style:font-size-asian="12pt" style:font-size-complex="12pt"/>
    </style:style>
    <style:style style:name="T2_105" style:family="text">
      <style:text-properties fo:background-color="#ffffff" fo:color="#0b0c0c" fo:font-size="12pt" style:font-size-asian="12pt" style:font-size-complex="12pt"/>
    </style:style>
    <style:style style:name="T2_106" style:family="text">
      <style:text-properties fo:background-color="#ffffff" fo:color="#0b0c0c" fo:font-size="12pt" style:font-size-asian="12pt" style:font-size-complex="12pt"/>
    </style:style>
    <style:style style:name="T2_107" style:family="text">
      <style:text-properties fo:background-color="#ffffff" fo:color="#0b0c0c" fo:font-size="12pt" style:font-size-asian="12pt" style:font-size-complex="12pt"/>
    </style:style>
    <style:style style:name="T2_108" style:family="text">
      <style:text-properties fo:background-color="#ffffff" fo:color="#0b0c0c" fo:font-size="12pt" style:font-size-asian="12pt" style:font-size-complex="12pt"/>
    </style:style>
    <style:style style:name="T2_109" style:family="text">
      <style:text-properties fo:background-color="#ffffff" fo:color="#0b0c0c" fo:font-size="12pt" style:font-size-asian="12pt" style:font-size-complex="12pt"/>
    </style:style>
    <style:style style:name="T2_110" style:family="text"/>
    <style:style style:name="T2_111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2_112" style:family="text"/>
    <style:style style:name="T2_113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2_114" style:family="text"/>
    <style:style style:name="T2_115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2_116" style:family="text">
      <style:text-properties fo:background-color="#ffffff" fo:color="#0b0c0c" fo:font-size="12pt" style:font-size-asian="12pt" style:font-size-complex="12pt"/>
    </style:style>
    <style:style style:name="T2_117" style:family="text">
      <style:text-properties fo:background-color="#ffffff" fo:color="#0b0c0c" fo:font-size="12pt" style:font-size-asian="12pt" style:font-size-complex="12pt"/>
    </style:style>
    <style:style style:name="T2_118" style:family="text">
      <style:text-properties fo:background-color="#ffffff" fo:color="#0b0c0c" fo:font-size="12pt" style:font-size-asian="12pt" style:font-size-complex="12pt"/>
    </style:style>
    <style:style style:name="T2_119" style:family="text">
      <style:text-properties fo:background-color="#ffffff" fo:color="#0b0c0c" fo:font-size="12pt" style:font-size-asian="12pt" style:font-size-complex="12pt"/>
    </style:style>
    <style:style style:name="T2_120" style:family="text">
      <style:text-properties fo:background-color="#ffffff" fo:color="#0b0c0c" fo:font-size="12pt" style:font-size-asian="12pt" style:font-size-complex="12pt"/>
    </style:style>
    <style:style style:name="T2_121" style:family="text">
      <style:text-properties fo:background-color="#ffffff" fo:color="#0b0c0c" fo:font-size="12pt" style:font-size-asian="12pt" style:font-size-complex="12pt"/>
    </style:style>
    <style:style style:name="T2_122" style:family="text">
      <style:text-properties fo:background-color="#ffffff" fo:color="#0b0c0c" fo:font-size="12pt" style:font-size-asian="12pt" style:font-size-complex="12pt"/>
    </style:style>
    <style:style style:name="T2_123" style:family="text">
      <style:text-properties fo:background-color="#ffffff" fo:color="#0b0c0c" fo:font-size="12pt" style:font-size-asian="12pt" style:font-size-complex="12pt"/>
    </style:style>
    <style:style style:name="T2_124" style:family="text">
      <style:text-properties fo:background-color="#ffffff" fo:color="#0b0c0c" fo:font-size="12pt" style:font-size-asian="12pt" style:font-size-complex="12pt"/>
    </style:style>
    <style:style style:name="T2_125" style:family="text">
      <style:text-properties fo:background-color="#ffffff" fo:color="#0b0c0c" fo:font-size="12pt" style:font-size-asian="12pt" style:font-size-complex="12pt"/>
    </style:style>
    <style:style style:name="T2_126" style:family="text">
      <style:text-properties fo:background-color="#ffffff" fo:color="#0b0c0c" fo:font-size="12pt" style:font-size-asian="12pt" style:font-size-complex="12pt"/>
    </style:style>
    <style:style style:name="T2_127" style:family="text">
      <style:text-properties fo:background-color="#ffffff" fo:color="#0b0c0c" fo:font-size="12pt" style:font-size-asian="12pt" style:font-size-complex="12pt"/>
    </style:style>
    <style:style style:name="T2_128" style:family="text">
      <style:text-properties fo:background-color="#ffffff" fo:color="#0b0c0c" fo:font-size="12pt" style:font-size-asian="12pt" style:font-size-complex="12pt"/>
    </style:style>
    <style:style style:name="T2_129" style:family="text">
      <style:text-properties fo:background-color="#ffffff" fo:color="#0b0c0c" fo:font-size="12pt" style:font-size-asian="12pt" style:font-size-complex="12pt"/>
    </style:style>
    <style:style style:name="T2_130" style:family="text">
      <style:text-properties fo:background-color="#ffffff" fo:color="#0b0c0c" fo:font-size="12pt" style:font-size-asian="12pt" style:font-size-complex="12pt"/>
    </style:style>
    <style:style style:name="T2_131" style:family="text">
      <style:text-properties fo:background-color="#ffffff" fo:color="#0b0c0c" fo:font-size="12pt" style:font-size-asian="12pt" style:font-size-complex="12pt"/>
    </style:style>
    <style:style style:name="T2_132" style:family="text">
      <style:text-properties fo:background-color="#ffffff" fo:color="#0b0c0c" fo:font-size="12pt" style:font-size-asian="12pt" style:font-size-complex="12pt"/>
    </style:style>
    <style:style style:name="T2_133" style:family="text">
      <style:text-properties fo:background-color="#ffffff" fo:color="#0b0c0c" fo:font-size="12pt" style:font-size-asian="12pt" style:font-size-complex="12pt"/>
    </style:style>
    <style:style style:name="T2_134" style:family="text">
      <style:text-properties fo:background-color="#ffffff" fo:color="#0b0c0c" fo:font-size="12pt" style:font-size-asian="12pt" style:font-size-complex="12pt"/>
    </style:style>
    <style:style style:name="T2_135" style:family="text">
      <style:text-properties fo:background-color="#ffffff" fo:color="#0b0c0c" fo:font-size="12pt" style:font-size-asian="12pt" style:font-size-complex="12pt"/>
    </style:style>
    <style:style style:name="T2_136" style:family="text">
      <style:text-properties fo:background-color="#ffffff" fo:color="#0b0c0c" fo:font-size="12pt" style:font-size-asian="12pt" style:font-size-complex="12pt"/>
    </style:style>
    <style:style style:name="T2_137" style:family="text">
      <style:text-properties fo:background-color="#ffffff" fo:color="#0b0c0c" fo:font-size="12pt" style:font-size-asian="12pt" style:font-size-complex="12pt"/>
    </style:style>
    <style:style style:name="T2_138" style:family="text">
      <style:text-properties fo:background-color="#ffffff" fo:color="#0b0c0c" fo:font-size="12pt" style:font-size-asian="12pt" style:font-size-complex="12pt"/>
    </style:style>
    <style:style style:name="T2_139" style:family="text">
      <style:text-properties fo:background-color="#ffffff" fo:color="#0b0c0c" fo:font-size="12pt" style:font-size-asian="12pt" style:font-size-complex="12pt"/>
    </style:style>
    <style:style style:name="T2_140" style:family="text">
      <style:text-properties fo:background-color="#ffffff" fo:color="#0b0c0c" fo:font-size="12pt" style:font-size-asian="12pt" style:font-size-complex="12pt"/>
    </style:style>
    <style:style style:name="T2_141" style:family="text">
      <style:text-properties fo:background-color="#ffffff" fo:color="#0b0c0c" fo:font-size="12pt" style:font-size-asian="12pt" style:font-size-complex="12pt"/>
    </style:style>
    <style:style style:name="T2_142" style:family="text">
      <style:text-properties fo:background-color="#ffffff" fo:color="#0b0c0c" fo:font-size="12pt" style:font-size-asian="12pt" style:font-size-complex="12pt"/>
    </style:style>
    <style:style style:name="T2_143" style:family="text">
      <style:text-properties fo:background-color="#ffffff" fo:color="#0b0c0c" fo:font-size="12pt" style:font-size-asian="12pt" style:font-size-complex="12pt"/>
    </style:style>
    <style:style style:name="T2_144" style:family="text">
      <style:text-properties fo:background-color="#ffffff" fo:color="#0b0c0c" fo:font-size="12pt" style:font-size-asian="12pt" style:font-size-complex="12pt"/>
    </style:style>
    <style:style style:name="T2_145" style:family="text">
      <style:text-properties fo:background-color="#ffffff" fo:color="#0b0c0c" fo:font-size="12pt" style:font-size-asian="12pt" style:font-size-complex="12pt"/>
    </style:style>
    <style:style style:name="T2_146" style:family="text">
      <style:text-properties fo:background-color="#ffffff" fo:color="#0b0c0c" fo:font-size="12pt" style:font-size-asian="12pt" style:font-size-complex="12pt"/>
    </style:style>
    <style:style style:name="T2_147" style:family="text">
      <style:text-properties fo:background-color="#ffffff" fo:color="#0b0c0c" fo:font-size="12pt" style:font-size-asian="12pt" style:font-size-complex="12pt"/>
    </style:style>
    <style:style style:name="T2_148" style:family="text">
      <style:text-properties fo:background-color="#ffffff" fo:color="#0b0c0c" fo:font-size="12pt" style:font-size-asian="12pt" style:font-size-complex="12pt"/>
    </style:style>
    <style:style style:name="T2_149" style:family="text">
      <style:text-properties fo:background-color="#ffffff" fo:color="#0b0c0c" fo:font-size="12pt" style:font-size-asian="12pt" style:font-size-complex="12pt"/>
    </style:style>
    <style:style style:name="T2_150" style:family="text">
      <style:text-properties fo:background-color="#ffffff" fo:color="#0b0c0c" fo:font-size="12pt" style:font-size-asian="12pt" style:font-size-complex="12pt"/>
    </style:style>
    <style:style style:name="T2_151" style:family="text">
      <style:text-properties fo:background-color="#ffffff" fo:color="#0b0c0c" fo:font-size="12pt" style:font-size-asian="12pt" style:font-size-complex="12pt"/>
    </style:style>
    <style:style style:name="T2_152" style:family="text">
      <style:text-properties fo:background-color="#ffffff" fo:color="#0b0c0c" fo:font-size="12pt" style:font-size-asian="12pt" style:font-size-complex="12pt"/>
    </style:style>
    <style:style style:name="T2_153" style:family="text">
      <style:text-properties fo:background-color="#ffffff" fo:color="#0b0c0c" fo:font-size="12pt" style:font-size-asian="12pt" style:font-size-complex="12pt"/>
    </style:style>
    <style:style style:name="T2_154" style:family="text">
      <style:text-properties fo:background-color="#ffffff" fo:color="#0b0c0c" fo:font-size="12pt" style:font-size-asian="12pt" style:font-size-complex="12pt"/>
    </style:style>
    <style:style style:name="T2_155" style:family="text">
      <style:text-properties fo:background-color="#ffffff" fo:color="#0b0c0c" fo:font-size="12pt" style:font-size-asian="12pt" style:font-size-complex="12pt"/>
    </style:style>
    <style:style style:name="T2_156" style:family="text">
      <style:text-properties fo:background-color="#ffffff" fo:color="#0b0c0c" fo:font-size="12pt" style:font-size-asian="12pt" style:font-size-complex="12pt"/>
    </style:style>
    <style:style style:name="T2_157" style:family="text">
      <style:text-properties fo:background-color="#ffffff" fo:color="#0b0c0c" fo:font-size="12pt" style:font-size-asian="12pt" style:font-size-complex="12pt"/>
    </style:style>
    <style:style style:name="T2_158" style:family="text">
      <style:text-properties fo:background-color="#ffffff" fo:color="#0b0c0c" fo:font-size="12pt" style:font-size-asian="12pt" style:font-size-complex="12pt"/>
    </style:style>
    <style:style style:name="T2_159" style:family="text">
      <style:text-properties fo:background-color="#ffffff" fo:color="#0b0c0c" fo:font-size="12pt" style:font-size-asian="12pt" style:font-size-complex="12pt"/>
    </style:style>
    <style:style style:name="T2_160" style:family="text">
      <style:text-properties fo:background-color="#ffffff" fo:color="#0b0c0c" fo:font-size="12pt" style:font-size-asian="12pt" style:font-size-complex="12pt"/>
    </style:style>
    <style:style style:name="T2_161" style:family="text">
      <style:text-properties fo:background-color="#ffffff" fo:color="#0b0c0c" fo:font-size="12pt" style:font-size-asian="12pt" style:font-size-complex="12pt"/>
    </style:style>
    <style:style style:name="T2_162" style:family="text">
      <style:text-properties fo:background-color="#ffffff" fo:color="#0b0c0c" fo:font-size="12pt" style:font-size-asian="12pt" style:font-size-complex="12pt"/>
    </style:style>
    <style:style style:name="T2_163" style:family="text">
      <style:text-properties fo:background-color="#ffffff" fo:color="#0b0c0c" fo:font-size="12pt" style:font-size-asian="12pt" style:font-size-complex="12pt"/>
    </style:style>
    <style:style style:name="T2_164" style:family="text">
      <style:text-properties fo:background-color="#ffffff" fo:color="#0b0c0c" fo:font-size="12pt" style:font-size-asian="12pt" style:font-size-complex="12pt"/>
    </style:style>
    <style:style style:name="T2_165" style:family="text">
      <style:text-properties fo:background-color="#ffffff" fo:color="#0b0c0c" fo:font-size="12pt" style:font-size-asian="12pt" style:font-size-complex="12pt"/>
    </style:style>
    <style:style style:name="T2_166" style:family="text">
      <style:text-properties fo:background-color="#ffffff" fo:color="#0b0c0c" fo:font-size="12pt" style:font-size-asian="12pt" style:font-size-complex="12pt"/>
    </style:style>
    <style:style style:name="P3" style:family="paragraph" style:parent-style-name="Standard">
      <style:paragraph-properties fo:break-before="auto" fo:line-height="132%" fo:margin-top="0.282cm" style:writing-mode="lr-tb"/>
    </style:style>
    <style:style style:name="T3_1" style:family="text">
      <style:text-properties fo:background-color="#ffffff" fo:color="#0b0c0c" fo:font-size="12pt" style:font-size-asian="12pt" style:font-size-complex="12pt"/>
    </style:style>
    <style:style style:name="T3_2" style:family="text">
      <style:text-properties fo:background-color="#ffffff" fo:color="#0b0c0c" fo:font-size="12pt" style:font-size-asian="12pt" style:font-size-complex="12pt"/>
    </style:style>
    <style:style style:name="T3_3" style:family="text">
      <style:text-properties fo:background-color="#ffffff" fo:color="#0b0c0c" fo:font-size="12pt" style:font-size-asian="12pt" style:font-size-complex="12pt"/>
    </style:style>
    <style:style style:name="T3_4" style:family="text">
      <style:text-properties fo:background-color="#ffffff" fo:color="#0b0c0c" fo:font-size="12pt" style:font-size-asian="12pt" style:font-size-complex="12pt"/>
    </style:style>
    <style:style style:name="T3_5" style:family="text">
      <style:text-properties fo:background-color="#ffffff" fo:color="#0b0c0c" fo:font-size="12pt" style:font-size-asian="12pt" style:font-size-complex="12pt"/>
    </style:style>
    <style:style style:name="T3_6" style:family="text">
      <style:text-properties fo:background-color="#ffffff" fo:color="#0b0c0c" fo:font-size="12pt" style:font-size-asian="12pt" style:font-size-complex="12pt"/>
    </style:style>
    <style:style style:name="T3_7" style:family="text">
      <style:text-properties fo:background-color="#ffffff" fo:color="#0b0c0c" fo:font-size="12pt" style:font-size-asian="12pt" style:font-size-complex="12pt"/>
    </style:style>
    <style:style style:name="T3_8" style:family="text">
      <style:text-properties fo:background-color="#ffffff" fo:color="#0b0c0c" fo:font-size="12pt" style:font-size-asian="12pt" style:font-size-complex="12pt"/>
    </style:style>
    <style:style style:name="T3_9" style:family="text">
      <style:text-properties fo:background-color="#ffffff" fo:color="#0b0c0c" fo:font-size="12pt" style:font-size-asian="12pt" style:font-size-complex="12pt"/>
    </style:style>
    <style:style style:name="T3_10" style:family="text">
      <style:text-properties fo:background-color="#ffffff" fo:color="#0b0c0c" fo:font-size="12pt" style:font-size-asian="12pt" style:font-size-complex="12pt"/>
    </style:style>
    <style:style style:name="T3_11" style:family="text">
      <style:text-properties fo:background-color="#ffffff" fo:color="#0b0c0c" fo:font-size="12pt" style:font-size-asian="12pt" style:font-size-complex="12pt"/>
    </style:style>
    <style:style style:name="T3_12" style:family="text">
      <style:text-properties fo:background-color="#ffffff" fo:color="#0b0c0c" fo:font-size="12pt" style:font-size-asian="12pt" style:font-size-complex="12pt"/>
    </style:style>
    <style:style style:name="T3_13" style:family="text">
      <style:text-properties fo:background-color="#ffffff" fo:color="#0b0c0c" fo:font-size="12pt" style:font-size-asian="12pt" style:font-size-complex="12pt"/>
    </style:style>
    <style:style style:name="T3_14" style:family="text">
      <style:text-properties fo:background-color="#ffffff" fo:color="#0b0c0c" fo:font-size="12pt" style:font-size-asian="12pt" style:font-size-complex="12pt"/>
    </style:style>
    <style:style style:name="T3_15" style:family="text">
      <style:text-properties fo:background-color="#ffffff" fo:color="#0b0c0c" fo:font-size="12pt" style:font-size-asian="12pt" style:font-size-complex="12pt"/>
    </style:style>
    <style:style style:name="T3_16" style:family="text">
      <style:text-properties fo:background-color="#ffffff" fo:color="#0b0c0c" fo:font-size="12pt" style:font-size-asian="12pt" style:font-size-complex="12pt"/>
    </style:style>
    <style:style style:name="T3_17" style:family="text">
      <style:text-properties fo:background-color="#ffffff" fo:color="#0b0c0c" fo:font-size="12pt" style:font-size-asian="12pt" style:font-size-complex="12pt"/>
    </style:style>
    <style:style style:name="T3_18" style:family="text">
      <style:text-properties fo:background-color="#ffffff" fo:color="#0b0c0c" fo:font-size="12pt" style:font-size-asian="12pt" style:font-size-complex="12pt"/>
    </style:style>
    <style:style style:name="T3_19" style:family="text"/>
    <style:style style:name="T3_20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3_21" style:family="text"/>
    <style:style style:name="T3_22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3_23" style:family="text"/>
    <style:style style:name="T3_24" style:family="text">
      <style:text-properties fo:background-color="#ffffff" fo:color="#2e3191" fo:font-size="12pt" style:font-size-asian="12pt" style:font-size-complex="12pt" style:text-underline-style="solid" style:text-underline-color="font-color"/>
    </style:style>
    <style:style style:name="T3_25" style:family="text">
      <style:text-properties fo:background-color="#ffffff" fo:color="#0b0c0c" fo:font-size="12pt" style:font-size-asian="12pt" style:font-size-complex="12pt"/>
    </style:style>
    <style:style style:name="T3_26" style:family="text">
      <style:text-properties fo:background-color="#ffffff" fo:color="#0b0c0c" fo:font-size="12pt" style:font-size-asian="12pt" style:font-size-complex="12pt"/>
    </style:style>
    <style:style style:name="T3_27" style:family="text">
      <style:text-properties fo:background-color="#ffffff" fo:color="#0b0c0c" fo:font-size="12pt" style:font-size-asian="12pt" style:font-size-complex="12pt"/>
    </style:style>
    <style:style style:name="T3_28" style:family="text">
      <style:text-properties fo:background-color="#ffffff" fo:color="#0b0c0c" fo:font-size="12pt" style:font-size-asian="12pt" style:font-size-complex="12pt"/>
    </style:style>
    <style:style style:name="T3_29" style:family="text">
      <style:text-properties fo:background-color="#ffffff" fo:color="#0b0c0c" fo:font-size="12pt" style:font-size-asian="12pt" style:font-size-complex="12pt"/>
    </style:style>
    <style:style style:name="T3_30" style:family="text">
      <style:text-properties fo:background-color="#ffffff" fo:color="#0b0c0c" fo:font-size="12pt" style:font-size-asian="12pt" style:font-size-complex="12pt"/>
    </style:style>
    <style:style style:name="T3_31" style:family="text">
      <style:text-properties fo:background-color="#ffffff" fo:color="#0b0c0c" fo:font-size="12pt" style:font-size-asian="12pt" style:font-size-complex="12pt"/>
    </style:style>
    <style:style style:name="T3_32" style:family="text">
      <style:text-properties fo:background-color="#ffffff" fo:color="#0b0c0c" fo:font-size="12pt" style:font-size-asian="12pt" style:font-size-complex="12pt"/>
    </style:style>
    <style:style style:name="T3_33" style:family="text">
      <style:text-properties fo:background-color="#ffffff" fo:color="#0b0c0c" fo:font-size="12pt" style:font-size-asian="12pt" style:font-size-complex="12pt"/>
    </style:style>
    <style:style style:name="T3_34" style:family="text">
      <style:text-properties fo:background-color="#ffffff" fo:color="#0b0c0c" fo:font-size="12pt" style:font-size-asian="12pt" style:font-size-complex="12pt"/>
    </style:style>
    <style:style style:name="T3_35" style:family="text">
      <style:text-properties fo:background-color="#ffffff" fo:color="#0b0c0c" fo:font-size="12pt" style:font-size-asian="12pt" style:font-size-complex="12pt"/>
    </style:style>
    <style:style style:name="T3_36" style:family="text">
      <style:text-properties fo:background-color="#ffffff" fo:color="#0b0c0c" fo:font-size="12pt" style:font-size-asian="12pt" style:font-size-complex="12pt"/>
    </style:style>
    <style:style style:name="T3_37" style:family="text">
      <style:text-properties fo:background-color="#ffffff" fo:color="#0b0c0c" fo:font-size="12pt" style:font-size-asian="12pt" style:font-size-complex="12pt"/>
    </style:style>
    <style:style style:name="T3_38" style:family="text">
      <style:text-properties fo:background-color="#ffffff" fo:color="#0b0c0c" fo:font-size="12pt" style:font-size-asian="12pt" style:font-size-complex="12pt"/>
    </style:style>
    <style:style style:name="T3_39" style:family="text">
      <style:text-properties fo:background-color="#ffffff" fo:color="#0b0c0c" fo:font-size="12pt" style:font-size-asian="12pt" style:font-size-complex="12pt"/>
    </style:style>
    <style:style style:name="T3_40" style:family="text">
      <style:text-properties fo:background-color="#ffffff" fo:color="#0b0c0c" fo:font-size="12pt" style:font-size-asian="12pt" style:font-size-complex="12pt"/>
    </style:style>
    <style:style style:name="T3_41" style:family="text">
      <style:text-properties fo:background-color="#ffffff" fo:color="#0b0c0c" fo:font-size="12pt" style:font-size-asian="12pt" style:font-size-complex="12pt"/>
    </style:style>
    <style:style style:name="T3_42" style:family="text">
      <style:text-properties fo:background-color="#ffffff" fo:color="#0b0c0c" fo:font-size="12pt" style:font-size-asian="12pt" style:font-size-complex="12pt"/>
    </style:style>
    <style:style style:name="T3_43" style:family="text">
      <style:text-properties fo:background-color="#ffffff" fo:color="#0b0c0c" fo:font-size="12pt" style:font-size-asian="12pt" style:font-size-complex="12pt"/>
    </style:style>
    <style:style style:name="T3_44" style:family="text">
      <style:text-properties fo:background-color="#ffffff" fo:color="#0b0c0c" fo:font-size="12pt" style:font-size-asian="12pt" style:font-size-complex="12pt"/>
    </style:style>
    <style:style style:name="T3_45" style:family="text">
      <style:text-properties fo:background-color="#ffffff" fo:color="#0b0c0c" fo:font-size="12pt" style:font-size-asian="12pt" style:font-size-complex="12pt"/>
    </style:style>
    <style:style style:name="T3_46" style:family="text">
      <style:text-properties fo:background-color="#ffffff" fo:color="#0b0c0c" fo:font-size="12pt" style:font-size-asian="12pt" style:font-size-complex="12pt"/>
    </style:style>
    <style:style style:name="T3_47" style:family="text">
      <style:text-properties fo:background-color="#ffffff" fo:color="#0b0c0c" fo:font-size="12pt" style:font-size-asian="12pt" style:font-size-complex="12pt"/>
    </style:style>
    <style:style style:name="T3_48" style:family="text">
      <style:text-properties fo:background-color="#ffffff" fo:color="#0b0c0c" fo:font-size="12pt" style:font-size-asian="12pt" style:font-size-complex="12pt"/>
    </style:style>
    <style:style style:name="T3_49" style:family="text">
      <style:text-properties fo:background-color="#ffffff" fo:color="#0b0c0c" fo:font-size="12pt" style:font-size-asian="12pt" style:font-size-complex="12pt"/>
    </style:style>
    <style:style style:name="T3_50" style:family="text">
      <style:text-properties fo:background-color="#ffffff" fo:color="#0b0c0c" fo:font-size="12pt" style:font-size-asian="12pt" style:font-size-complex="12pt"/>
    </style:style>
    <style:style style:name="T3_51" style:family="text">
      <style:text-properties fo:background-color="#ffffff" fo:color="#0b0c0c" fo:font-size="12pt" style:font-size-asian="12pt" style:font-size-complex="12pt"/>
    </style:style>
    <style:style style:name="T3_52" style:family="text">
      <style:text-properties fo:background-color="#ffffff" fo:color="#0b0c0c" fo:font-size="12pt" style:font-size-asian="12pt" style:font-size-complex="12pt"/>
    </style:style>
    <style:style style:name="T3_53" style:family="text">
      <style:text-properties fo:background-color="#ffffff" fo:color="#0b0c0c" fo:font-size="12pt" style:font-size-asian="12pt" style:font-size-complex="12pt"/>
    </style:style>
    <style:style style:name="T3_54" style:family="text">
      <style:text-properties fo:background-color="#ffffff" fo:color="#0b0c0c" fo:font-size="12pt" style:font-size-asian="12pt" style:font-size-complex="12pt"/>
    </style:style>
    <style:style style:name="T3_55" style:family="text">
      <style:text-properties fo:background-color="#ffffff" fo:color="#0b0c0c" fo:font-size="12pt" style:font-size-asian="12pt" style:font-size-complex="12pt"/>
    </style:style>
    <style:style style:name="T3_56" style:family="text">
      <style:text-properties fo:background-color="#ffffff" fo:color="#0b0c0c" fo:font-size="12pt" style:font-size-asian="12pt" style:font-size-complex="12pt"/>
    </style:style>
    <style:style style:name="T3_57" style:family="text">
      <style:text-properties fo:background-color="#ffffff" fo:color="#0b0c0c" fo:font-size="12pt" style:font-size-asian="12pt" style:font-size-complex="12pt"/>
    </style:style>
    <style:style style:name="T3_58" style:family="text">
      <style:text-properties fo:background-color="#ffffff" fo:color="#0b0c0c" fo:font-size="12pt" style:font-size-asian="12pt" style:font-size-complex="12pt"/>
    </style:style>
    <style:style style:name="T3_59" style:family="text">
      <style:text-properties fo:background-color="#ffffff" fo:color="#0b0c0c" fo:font-size="12pt" style:font-size-asian="12pt" style:font-size-complex="12pt"/>
    </style:style>
    <style:style style:name="T3_60" style:family="text">
      <style:text-properties fo:background-color="#ffffff" fo:color="#0b0c0c" fo:font-size="12pt" style:font-size-asian="12pt" style:font-size-complex="12pt"/>
    </style:style>
    <style:style style:name="T3_61" style:family="text">
      <style:text-properties fo:background-color="#ffffff" fo:color="#0b0c0c" fo:font-size="12pt" style:font-size-asian="12pt" style:font-size-complex="12pt"/>
    </style:style>
    <style:style style:name="T3_62" style:family="text">
      <style:text-properties fo:background-color="#ffffff" fo:color="#0b0c0c" fo:font-size="12pt" style:font-size-asian="12pt" style:font-size-complex="12pt"/>
    </style:style>
    <style:style style:name="T3_63" style:family="text">
      <style:text-properties fo:background-color="#ffffff" fo:color="#0b0c0c" fo:font-size="12pt" style:font-size-asian="12pt" style:font-size-complex="12pt"/>
    </style:style>
    <style:style style:name="T3_64" style:family="text">
      <style:text-properties fo:background-color="#ffffff" fo:color="#0b0c0c" fo:font-size="12pt" style:font-size-asian="12pt" style:font-size-complex="12pt"/>
    </style:style>
    <style:style style:name="T3_65" style:family="text">
      <style:text-properties fo:background-color="#ffffff" fo:color="#0b0c0c" fo:font-size="12pt" style:font-size-asian="12pt" style:font-size-complex="12pt"/>
    </style:style>
    <style:style style:name="T3_66" style:family="text">
      <style:text-properties fo:background-color="#ffffff" fo:color="#0b0c0c" fo:font-size="12pt" style:font-size-asian="12pt" style:font-size-complex="12pt"/>
    </style:style>
    <style:style style:name="T3_67" style:family="text">
      <style:text-properties fo:background-color="#ffffff" fo:color="#0b0c0c" fo:font-size="12pt" style:font-size-asian="12pt" style:font-size-complex="12pt"/>
    </style:style>
    <style:style style:name="T3_68" style:family="text">
      <style:text-properties fo:background-color="#ffffff" fo:color="#0b0c0c" fo:font-size="12pt" style:font-size-asian="12pt" style:font-size-complex="12pt"/>
    </style:style>
    <style:style style:name="T3_69" style:family="text">
      <style:text-properties fo:background-color="#ffffff" fo:color="#0b0c0c" fo:font-size="12pt" style:font-size-asian="12pt" style:font-size-complex="12pt"/>
    </style:style>
    <style:style style:name="T3_70" style:family="text">
      <style:text-properties fo:background-color="#ffffff" fo:color="#0b0c0c" fo:font-size="12pt" style:font-size-asian="12pt" style:font-size-complex="12pt"/>
    </style:style>
    <style:style style:name="T3_71" style:family="text">
      <style:text-properties fo:background-color="#ffffff" fo:color="#0b0c0c" fo:font-size="12pt" style:font-size-asian="12pt" style:font-size-complex="12pt"/>
    </style:style>
    <style:style style:name="T3_72" style:family="text">
      <style:text-properties fo:background-color="#ffffff" fo:color="#0b0c0c" fo:font-size="12pt" style:font-size-asian="12pt" style:font-size-complex="12pt"/>
    </style:style>
    <style:style style:name="T3_73" style:family="text">
      <style:text-properties fo:background-color="#ffffff" fo:color="#0b0c0c" fo:font-size="12pt" style:font-size-asian="12pt" style:font-size-complex="12pt"/>
    </style:style>
    <style:style style:name="T3_74" style:family="text">
      <style:text-properties fo:background-color="#ffffff" fo:color="#0b0c0c" fo:font-size="12pt" style:font-size-asian="12pt" style:font-size-complex="12pt"/>
    </style:style>
    <style:style style:name="T3_75" style:family="text">
      <style:text-properties fo:background-color="#ffffff" fo:color="#0b0c0c" fo:font-size="12pt" style:font-size-asian="12pt" style:font-size-complex="12pt"/>
    </style:style>
    <style:style style:name="T3_76" style:family="text">
      <style:text-properties fo:background-color="#ffffff" fo:color="#0b0c0c" fo:font-size="12pt" style:font-size-asian="12pt" style:font-size-complex="12pt"/>
    </style:style>
    <style:style style:name="T3_77" style:family="text">
      <style:text-properties fo:background-color="#ffffff" fo:color="#0b0c0c" fo:font-size="12pt" style:font-size-asian="12pt" style:font-size-complex="12pt"/>
    </style:style>
    <style:style style:name="T3_78" style:family="text">
      <style:text-properties fo:background-color="#ffffff" fo:color="#0b0c0c" fo:font-size="12pt" style:font-size-asian="12pt" style:font-size-complex="12pt"/>
    </style:style>
    <style:style style:name="T3_79" style:family="text">
      <style:text-properties fo:background-color="#ffffff" fo:color="#0b0c0c" fo:font-size="12pt" style:font-size-asian="12pt" style:font-size-complex="12pt"/>
    </style:style>
    <style:style style:name="T3_80" style:family="text">
      <style:text-properties fo:background-color="#ffffff" fo:color="#0b0c0c" fo:font-size="12pt" style:font-size-asian="12pt" style:font-size-complex="12pt"/>
    </style:style>
    <style:style style:name="T3_81" style:family="text">
      <style:text-properties fo:background-color="#ffffff" fo:color="#0b0c0c" fo:font-size="12pt" style:font-size-asian="12pt" style:font-size-complex="12pt"/>
    </style:style>
    <style:style style:name="T3_82" style:family="text">
      <style:text-properties fo:background-color="#ffffff" fo:color="#0b0c0c" fo:font-size="12pt" style:font-size-asian="12pt" style:font-size-complex="12pt"/>
    </style:style>
    <style:style style:name="T3_83" style:family="text">
      <style:text-properties fo:background-color="#ffffff" fo:color="#0b0c0c" fo:font-size="12pt" style:font-size-asian="12pt" style:font-size-complex="12pt"/>
    </style:style>
    <style:style style:name="T3_84" style:family="text">
      <style:text-properties fo:background-color="#ffffff" fo:color="#0b0c0c" fo:font-size="12pt" style:font-size-asian="12pt" style:font-size-complex="12pt"/>
    </style:style>
    <style:style style:name="T3_85" style:family="text">
      <style:text-properties fo:background-color="#ffffff" fo:color="#0b0c0c" fo:font-size="12pt" style:font-size-asian="12pt" style:font-size-complex="12pt"/>
    </style:style>
    <style:style style:name="T3_86" style:family="text">
      <style:text-properties fo:background-color="#ffffff" fo:color="#0b0c0c" fo:font-size="12pt" style:font-size-asian="12pt" style:font-size-complex="12pt"/>
    </style:style>
    <style:style style:name="T3_87" style:family="text">
      <style:text-properties fo:background-color="#ffffff" fo:color="#0b0c0c" fo:font-size="12pt" style:font-size-asian="12pt" style:font-size-complex="12pt"/>
    </style:style>
    <style:style style:name="T3_88" style:family="text">
      <style:text-properties fo:background-color="#ffffff" fo:color="#0b0c0c" fo:font-size="12pt" style:font-size-asian="12pt" style:font-size-complex="12pt"/>
    </style:style>
    <style:style style:name="T3_89" style:family="text">
      <style:text-properties fo:background-color="#ffffff" fo:color="#0b0c0c" fo:font-size="12pt" style:font-size-asian="12pt" style:font-size-complex="12pt"/>
    </style:style>
    <style:style style:name="T3_90" style:family="text">
      <style:text-properties fo:background-color="#ffffff" fo:color="#0b0c0c" fo:font-size="12pt" style:font-size-asian="12pt" style:font-size-complex="12pt"/>
    </style:style>
    <style:style style:name="T3_91" style:family="text">
      <style:text-properties fo:background-color="#ffffff" fo:color="#0b0c0c" fo:font-size="12pt" style:font-size-asian="12pt" style:font-size-complex="12pt"/>
    </style:style>
    <style:style style:name="T3_92" style:family="text">
      <style:text-properties fo:background-color="#ffffff" fo:color="#0b0c0c" fo:font-size="12pt" style:font-size-asian="12pt" style:font-size-complex="12pt"/>
    </style:style>
    <style:style style:name="T3_93" style:family="text">
      <style:text-properties fo:background-color="#ffffff" fo:color="#0b0c0c" fo:font-size="12pt" style:font-size-asian="12pt" style:font-size-complex="12pt"/>
    </style:style>
    <style:style style:name="T3_94" style:family="text">
      <style:text-properties fo:background-color="#ffffff" fo:color="#0b0c0c" fo:font-size="12pt" style:font-size-asian="12pt" style:font-size-complex="12pt"/>
    </style:style>
    <style:style style:name="T3_95" style:family="text">
      <style:text-properties fo:background-color="#ffffff" fo:color="#0b0c0c" fo:font-size="12pt" style:font-size-asian="12pt" style:font-size-complex="12pt"/>
    </style:style>
    <style:style style:name="T3_96" style:family="text">
      <style:text-properties fo:background-color="#ffffff" fo:color="#0b0c0c" fo:font-size="12pt" style:font-size-asian="12pt" style:font-size-complex="12pt"/>
    </style:style>
    <style:style style:name="T3_97" style:family="text">
      <style:text-properties fo:background-color="#ffffff" fo:color="#0b0c0c" fo:font-size="12pt" style:font-size-asian="12pt" style:font-size-complex="12pt"/>
    </style:style>
    <style:style style:name="T3_98" style:family="text">
      <style:text-properties fo:background-color="#ffffff" fo:color="#0b0c0c" fo:font-size="12pt" style:font-size-asian="12pt" style:font-size-complex="12pt"/>
    </style:style>
    <style:style style:name="T3_99" style:family="text">
      <style:text-properties fo:background-color="#ffffff" fo:color="#0b0c0c" fo:font-size="12pt" style:font-size-asian="12pt" style:font-size-complex="12pt"/>
    </style:style>
    <style:style style:name="T3_100" style:family="text">
      <style:text-properties fo:background-color="#ffffff" fo:color="#0b0c0c" fo:font-size="12pt" style:font-size-asian="12pt" style:font-size-complex="12pt"/>
    </style:style>
    <style:style style:name="T3_101" style:family="text">
      <style:text-properties fo:background-color="#ffffff" fo:color="#0b0c0c" fo:font-size="12pt" style:font-size-asian="12pt" style:font-size-complex="12pt"/>
    </style:style>
    <style:style style:name="T3_102" style:family="text">
      <style:text-properties fo:background-color="#ffffff" fo:color="#0b0c0c" fo:font-size="12pt" style:font-size-asian="12pt" style:font-size-complex="12pt"/>
    </style:style>
    <style:style style:name="T3_103" style:family="text">
      <style:text-properties fo:background-color="#ffffff" fo:color="#0b0c0c" fo:font-size="12pt" style:font-size-asian="12pt" style:font-size-complex="12pt"/>
    </style:style>
    <style:style style:name="T3_104" style:family="text">
      <style:text-properties fo:background-color="#ffffff" fo:color="#0b0c0c" fo:font-size="12pt" style:font-size-asian="12pt" style:font-size-complex="12pt"/>
    </style:style>
    <style:style style:name="T3_105" style:family="text">
      <style:text-properties fo:background-color="#ffffff" fo:color="#0b0c0c" fo:font-size="12pt" style:font-size-asian="12pt" style:font-size-complex="12pt"/>
    </style:style>
    <style:style style:name="T3_106" style:family="text">
      <style:text-properties fo:background-color="#ffffff" fo:color="#0b0c0c" fo:font-size="12pt" style:font-size-asian="12pt" style:font-size-complex="12pt"/>
    </style:style>
    <style:style style:name="T3_107" style:family="text">
      <style:text-properties fo:background-color="#ffffff" fo:color="#0b0c0c" fo:font-size="12pt" style:font-size-asian="12pt" style:font-size-complex="12pt"/>
    </style:style>
    <style:style style:name="T3_108" style:family="text">
      <style:text-properties fo:background-color="#ffffff" fo:color="#0b0c0c" fo:font-size="12pt" style:font-size-asian="12pt" style:font-size-complex="12pt"/>
    </style:style>
    <style:style style:name="T3_109" style:family="text">
      <style:text-properties fo:background-color="#ffffff" fo:color="#0b0c0c" fo:font-size="12pt" style:font-size-asian="12pt" style:font-size-complex="12pt"/>
    </style:style>
    <style:style style:name="T3_110" style:family="text">
      <style:text-properties fo:background-color="#ffffff" fo:color="#0b0c0c" fo:font-size="12pt" style:font-size-asian="12pt" style:font-size-complex="12pt"/>
    </style:style>
    <style:style style:name="T3_111" style:family="text">
      <style:text-properties fo:background-color="#ffffff" fo:color="#0b0c0c" fo:font-size="12pt" style:font-size-asian="12pt" style:font-size-complex="12pt"/>
    </style:style>
    <style:style style:name="T3_112" style:family="text">
      <style:text-properties fo:background-color="#ffffff" fo:color="#0b0c0c" fo:font-size="12pt" style:font-size-asian="12pt" style:font-size-complex="12pt"/>
    </style:style>
    <style:style style:name="T3_113" style:family="text">
      <style:text-properties fo:background-color="#ffffff" fo:color="#0b0c0c" fo:font-size="12pt" style:font-size-asian="12pt" style:font-size-complex="12pt"/>
    </style:style>
    <style:style style:name="T3_114" style:family="text">
      <style:text-properties fo:background-color="#ffffff" fo:color="#0b0c0c" fo:font-size="12pt" style:font-size-asian="12pt" style:font-size-complex="12pt"/>
    </style:style>
    <style:style style:name="T3_115" style:family="text">
      <style:text-properties fo:background-color="#ffffff" fo:color="#0b0c0c" fo:font-size="12pt" style:font-size-asian="12pt" style:font-size-complex="12pt"/>
    </style:style>
    <style:style style:name="T3_116" style:family="text">
      <style:text-properties fo:background-color="#ffffff" fo:color="#0b0c0c" fo:font-size="12pt" style:font-size-asian="12pt" style:font-size-complex="12pt"/>
    </style:style>
    <style:style style:name="T3_117" style:family="text">
      <style:text-properties fo:background-color="#ffffff" fo:color="#0b0c0c" fo:font-size="12pt" style:font-size-asian="12pt" style:font-size-complex="12pt"/>
    </style:style>
    <style:style style:name="T3_118" style:family="text">
      <style:text-properties fo:background-color="#ffffff" fo:color="#0b0c0c" fo:font-size="12pt" style:font-size-asian="12pt" style:font-size-complex="12pt"/>
    </style:style>
    <style:style style:name="T3_119" style:family="text">
      <style:text-properties fo:background-color="#ffffff" fo:color="#0b0c0c" fo:font-size="12pt" style:font-size-asian="12pt" style:font-size-complex="12pt"/>
    </style:style>
    <style:style style:name="T3_120" style:family="text">
      <style:text-properties fo:background-color="#ffffff" fo:color="#0b0c0c" fo:font-size="12pt" style:font-size-asian="12pt" style:font-size-complex="12pt"/>
    </style:style>
    <style:style style:name="T3_121" style:family="text">
      <style:text-properties fo:background-color="#ffffff" fo:color="#0b0c0c" fo:font-size="12pt" style:font-size-asian="12pt" style:font-size-complex="12pt"/>
    </style:style>
    <style:style style:name="T3_122" style:family="text">
      <style:text-properties fo:background-color="#ffffff" fo:color="#0b0c0c" fo:font-size="12pt" style:font-size-asian="12pt" style:font-size-complex="12pt"/>
    </style:style>
    <style:style style:name="T3_123" style:family="text">
      <style:text-properties fo:background-color="#ffffff" fo:color="#0b0c0c" fo:font-size="12pt" style:font-size-asian="12pt" style:font-size-complex="12pt"/>
    </style:style>
    <style:style style:name="T3_124" style:family="text">
      <style:text-properties fo:background-color="#ffffff" fo:color="#0b0c0c" fo:font-size="12pt" style:font-size-asian="12pt" style:font-size-complex="12pt"/>
    </style:style>
    <style:style style:name="T3_125" style:family="text">
      <style:text-properties fo:background-color="#ffffff" fo:color="#0b0c0c" fo:font-size="12pt" style:font-size-asian="12pt" style:font-size-complex="12pt"/>
    </style:style>
    <style:style style:name="T3_126" style:family="text">
      <style:text-properties fo:background-color="#ffffff" fo:color="#0b0c0c" fo:font-size="12pt" style:font-size-asian="12pt" style:font-size-complex="12pt"/>
    </style:style>
    <style:style style:name="T3_127" style:family="text">
      <style:text-properties fo:background-color="#ffffff" fo:color="#0b0c0c" fo:font-size="12pt" style:font-size-asian="12pt" style:font-size-complex="12pt"/>
    </style:style>
    <style:style style:name="T3_128" style:family="text">
      <style:text-properties fo:background-color="#ffffff" fo:color="#0b0c0c" fo:font-size="12pt" style:font-size-asian="12pt" style:font-size-complex="12pt"/>
    </style:style>
    <style:style style:name="T3_129" style:family="text">
      <style:text-properties fo:background-color="#ffffff" fo:color="#0b0c0c" fo:font-size="12pt" style:font-size-asian="12pt" style:font-size-complex="12pt"/>
    </style:style>
    <style:style style:name="T3_130" style:family="text">
      <style:text-properties fo:background-color="#ffffff" fo:color="#0b0c0c" fo:font-size="12pt" style:font-size-asian="12pt" style:font-size-complex="12pt"/>
    </style:style>
    <style:style style:name="T3_131" style:family="text">
      <style:text-properties fo:background-color="#ffffff" fo:color="#0b0c0c" fo:font-size="12pt" style:font-size-asian="12pt" style:font-size-complex="12pt"/>
    </style:style>
    <style:style style:name="T3_132" style:family="text">
      <style:text-properties fo:background-color="#ffffff" fo:color="#0b0c0c" fo:font-size="12pt" style:font-size-asian="12pt" style:font-size-complex="12pt"/>
    </style:style>
    <style:style style:name="T3_133" style:family="text">
      <style:text-properties fo:background-color="#ffffff" fo:color="#0b0c0c" fo:font-size="12pt" style:font-size-asian="12pt" style:font-size-complex="12pt"/>
    </style:style>
    <style:style style:name="T3_134" style:family="text">
      <style:text-properties fo:background-color="#ffffff" fo:color="#0b0c0c" fo:font-size="12pt" style:font-size-asian="12pt" style:font-size-complex="12pt"/>
    </style:style>
    <style:style style:name="T3_135" style:family="text">
      <style:text-properties fo:background-color="#ffffff" fo:color="#0b0c0c" fo:font-size="12pt" style:font-size-asian="12pt" style:font-size-complex="12pt"/>
    </style:style>
    <style:style style:name="T3_136" style:family="text">
      <style:text-properties fo:background-color="#ffffff" fo:color="#0b0c0c" fo:font-size="12pt" style:font-size-asian="12pt" style:font-size-complex="12pt"/>
    </style:style>
    <style:style style:name="T3_137" style:family="text">
      <style:text-properties fo:background-color="#ffffff" fo:color="#0b0c0c" fo:font-size="12pt" style:font-size-asian="12pt" style:font-size-complex="12pt"/>
    </style:style>
    <style:style style:name="T3_138" style:family="text">
      <style:text-properties fo:background-color="#ffffff" fo:color="#0b0c0c" fo:font-size="12pt" style:font-size-asian="12pt" style:font-size-complex="12pt"/>
    </style:style>
    <style:style style:name="T3_139" style:family="text">
      <style:text-properties fo:background-color="#ffffff" fo:color="#0b0c0c" fo:font-size="12pt" style:font-size-asian="12pt" style:font-size-complex="12pt"/>
    </style:style>
    <style:style style:name="T3_140" style:family="text">
      <style:text-properties fo:background-color="#ffffff" fo:color="#0b0c0c" fo:font-size="12pt" style:font-size-asian="12pt" style:font-size-complex="12pt"/>
    </style:style>
    <style:style style:name="T3_141" style:family="text">
      <style:text-properties fo:background-color="#ffffff" fo:color="#0b0c0c" fo:font-size="12pt" style:font-size-asian="12pt" style:font-size-complex="12pt"/>
    </style:style>
    <style:style style:name="T3_142" style:family="text">
      <style:text-properties fo:background-color="#ffffff" fo:color="#0b0c0c" fo:font-size="12pt" style:font-size-asian="12pt" style:font-size-complex="12pt"/>
    </style:style>
    <style:style style:name="T3_143" style:family="text">
      <style:text-properties fo:background-color="#ffffff" fo:color="#0b0c0c" fo:font-size="12pt" style:font-size-asian="12pt" style:font-size-complex="12pt"/>
    </style:style>
    <style:style style:name="T3_144" style:family="text">
      <style:text-properties fo:background-color="#ffffff" fo:color="#0b0c0c" fo:font-size="12pt" style:font-size-asian="12pt" style:font-size-complex="12pt"/>
    </style:style>
    <style:style style:name="T3_145" style:family="text">
      <style:text-properties fo:background-color="#ffffff" fo:color="#0b0c0c" fo:font-size="12pt" style:font-size-asian="12pt" style:font-size-complex="12pt"/>
    </style:style>
    <style:style style:name="T3_146" style:family="text">
      <style:text-properties fo:background-color="#ffffff" fo:color="#0b0c0c" fo:font-size="12pt" style:font-size-asian="12pt" style:font-size-complex="12pt"/>
    </style:style>
    <style:style style:name="T3_147" style:family="text">
      <style:text-properties fo:background-color="#ffffff" fo:color="#0b0c0c" fo:font-size="12pt" style:font-size-asian="12pt" style:font-size-complex="12pt"/>
    </style:style>
    <style:style style:name="T3_148" style:family="text">
      <style:text-properties fo:background-color="#ffffff" fo:color="#0b0c0c" fo:font-size="12pt" style:font-size-asian="12pt" style:font-size-complex="12pt"/>
    </style:style>
    <style:style style:name="T3_149" style:family="text">
      <style:text-properties fo:background-color="#ffffff" fo:color="#0b0c0c" fo:font-size="12pt" style:font-size-asian="12pt" style:font-size-complex="12pt"/>
    </style:style>
    <style:style style:name="T3_150" style:family="text">
      <style:text-properties fo:background-color="#ffffff" fo:color="#0b0c0c" fo:font-size="12pt" style:font-size-asian="12pt" style:font-size-complex="12pt"/>
    </style:style>
    <style:style style:name="T3_151" style:family="text">
      <style:text-properties fo:background-color="#ffffff" fo:color="#0b0c0c" fo:font-size="12pt" style:font-size-asian="12pt" style:font-size-complex="12pt"/>
    </style:style>
    <style:style style:name="T3_152" style:family="text">
      <style:text-properties fo:background-color="#ffffff" fo:color="#0b0c0c" fo:font-size="12pt" style:font-size-asian="12pt" style:font-size-complex="12pt"/>
    </style:style>
    <style:style style:name="T3_153" style:family="text">
      <style:text-properties fo:background-color="#ffffff" fo:color="#0b0c0c" fo:font-size="12pt" style:font-size-asian="12pt" style:font-size-complex="12pt"/>
    </style:style>
    <style:style style:name="T3_154" style:family="text">
      <style:text-properties fo:background-color="#ffffff" fo:color="#0b0c0c" fo:font-size="12pt" style:font-size-asian="12pt" style:font-size-complex="12pt"/>
    </style:style>
    <style:style style:name="T3_155" style:family="text">
      <style:text-properties fo:background-color="#ffffff" fo:color="#0b0c0c" fo:font-size="12pt" style:font-size-asian="12pt" style:font-size-complex="12pt"/>
    </style:style>
    <style:style style:name="T3_156" style:family="text">
      <style:text-properties fo:background-color="#ffffff" fo:color="#0b0c0c" fo:font-size="12pt" style:font-size-asian="12pt" style:font-size-complex="12pt"/>
    </style:style>
    <style:style style:name="T3_157" style:family="text">
      <style:text-properties fo:background-color="#ffffff" fo:color="#0b0c0c" fo:font-size="12pt" style:font-size-asian="12pt" style:font-size-complex="12pt"/>
    </style:style>
    <style:style style:name="T3_158" style:family="text">
      <style:text-properties fo:background-color="#ffffff" fo:color="#0b0c0c" fo:font-size="12pt" style:font-size-asian="12pt" style:font-size-complex="12pt"/>
    </style:style>
    <style:style style:name="T3_159" style:family="text">
      <style:text-properties fo:background-color="#ffffff" fo:color="#0b0c0c" fo:font-size="12pt" style:font-size-asian="12pt" style:font-size-complex="12pt"/>
    </style:style>
    <style:style style:name="T3_160" style:family="text">
      <style:text-properties fo:background-color="#ffffff" fo:color="#0b0c0c" fo:font-size="12pt" style:font-size-asian="12pt" style:font-size-complex="12pt"/>
    </style:style>
    <style:style style:name="T3_161" style:family="text">
      <style:text-properties fo:background-color="#ffffff" fo:color="#0b0c0c" fo:font-size="12pt" style:font-size-asian="12pt" style:font-size-complex="12pt"/>
    </style:style>
    <style:style style:name="T3_162" style:family="text">
      <style:text-properties fo:background-color="#ffffff" fo:color="#0b0c0c" fo:font-size="12pt" style:font-size-asian="12pt" style:font-size-complex="12pt"/>
    </style:style>
    <style:style style:name="T3_163" style:family="text">
      <style:text-properties fo:background-color="#ffffff" fo:color="#0b0c0c" fo:font-size="12pt" style:font-size-asian="12pt" style:font-size-complex="12pt"/>
    </style:style>
    <style:style style:name="T3_164" style:family="text">
      <style:text-properties fo:background-color="#ffffff" fo:color="#0b0c0c" fo:font-size="12pt" style:font-size-asian="12pt" style:font-size-complex="12pt"/>
    </style:style>
    <style:style style:name="T3_165" style:family="text">
      <style:text-properties fo:background-color="#ffffff" fo:color="#0b0c0c" fo:font-size="12pt" style:font-size-asian="12pt" style:font-size-complex="12pt"/>
    </style:style>
    <style:style style:name="T3_166" style:family="text">
      <style:text-properties fo:background-color="#ffffff" fo:color="#0b0c0c" fo:font-size="12pt" style:font-size-asian="12pt" style:font-size-complex="12pt"/>
    </style:style>
    <style:style style:name="T3_167" style:family="text">
      <style:text-properties fo:background-color="#ffffff" fo:color="#0b0c0c" fo:font-size="12pt" style:font-size-asian="12pt" style:font-size-complex="12pt"/>
    </style:style>
    <style:style style:name="T3_168" style:family="text">
      <style:text-properties fo:background-color="#ffffff" fo:color="#0b0c0c" fo:font-size="12pt" style:font-size-asian="12pt" style:font-size-complex="12pt"/>
    </style:style>
    <style:style style:name="T3_169" style:family="text">
      <style:text-properties fo:background-color="#ffffff" fo:color="#0b0c0c" fo:font-size="12pt" style:font-size-asian="12pt" style:font-size-complex="12pt"/>
    </style:style>
    <style:style style:name="T3_170" style:family="text">
      <style:text-properties fo:background-color="#ffffff" fo:color="#0b0c0c" fo:font-size="12pt" style:font-size-asian="12pt" style:font-size-complex="12pt"/>
    </style:style>
    <style:style style:name="T3_171" style:family="text">
      <style:text-properties fo:background-color="#ffffff" fo:color="#0b0c0c" fo:font-size="12pt" style:font-size-asian="12pt" style:font-size-complex="12pt"/>
    </style:style>
    <style:style style:name="T3_172" style:family="text">
      <style:text-properties fo:background-color="#ffffff" fo:color="#0b0c0c" fo:font-size="12pt" style:font-size-asian="12pt" style:font-size-complex="12pt"/>
    </style:style>
    <style:style style:name="T3_173" style:family="text">
      <style:text-properties fo:background-color="#ffffff" fo:color="#0b0c0c" fo:font-size="12pt" style:font-size-asian="12pt" style:font-size-complex="12pt"/>
    </style:style>
    <style:style style:name="T3_174" style:family="text">
      <style:text-properties fo:background-color="#ffffff" fo:color="#0b0c0c" fo:font-size="12pt" style:font-size-asian="12pt" style:font-size-complex="12pt"/>
    </style:style>
    <style:style style:name="T3_175" style:family="text">
      <style:text-properties fo:background-color="#ffffff" fo:color="#0b0c0c" fo:font-size="12pt" style:font-size-asian="12pt" style:font-size-complex="12pt"/>
    </style:style>
    <style:style style:name="T3_176" style:family="text">
      <style:text-properties fo:background-color="#ffffff" fo:color="#0b0c0c" fo:font-size="12pt" style:font-size-asian="12pt" style:font-size-complex="12pt"/>
    </style:style>
    <style:style style:name="T3_177" style:family="text">
      <style:text-properties fo:background-color="#ffffff" fo:color="#0b0c0c" fo:font-size="12pt" style:font-size-asian="12pt" style:font-size-complex="12pt"/>
    </style:style>
    <style:style style:name="T3_178" style:family="text">
      <style:text-properties fo:background-color="#ffffff" fo:color="#0b0c0c" fo:font-size="12pt" style:font-size-asian="12pt" style:font-size-complex="12pt"/>
    </style:style>
    <style:style style:name="T3_179" style:family="text">
      <style:text-properties fo:background-color="#ffffff" fo:color="#0b0c0c" fo:font-size="12pt" style:font-size-asian="12pt" style:font-size-complex="12pt"/>
    </style:style>
    <style:style style:name="T3_180" style:family="text">
      <style:text-properties fo:background-color="#ffffff" fo:color="#0b0c0c" fo:font-size="12pt" style:font-size-asian="12pt" style:font-size-complex="12pt"/>
    </style:style>
    <style:style style:name="T3_181" style:family="text">
      <style:text-properties fo:background-color="#ffffff" fo:color="#0b0c0c" fo:font-size="12pt" style:font-size-asian="12pt" style:font-size-complex="12pt"/>
    </style:style>
    <style:style style:name="P4" style:family="paragraph" style:parent-style-name="Standard">
      <style:paragraph-properties fo:break-before="auto" fo:line-height="132%" fo:margin-top="0.282cm" fo:margin-bottom="0.282cm" style:writing-mode="lr-tb"/>
    </style:style>
    <style:style style:name="T4_1" style:family="text">
      <style:text-properties fo:background-color="#ffffff" fo:color="#0b0c0c" fo:font-size="12pt" style:font-size-asian="12pt" style:font-size-complex="12pt"/>
    </style:style>
    <style:style style:name="T4_2" style:family="text">
      <style:text-properties fo:background-color="#ffffff" fo:color="#0b0c0c" fo:font-size="12pt" style:font-size-asian="12pt" style:font-size-complex="12pt"/>
    </style:style>
    <style:style style:name="T4_3" style:family="text">
      <style:text-properties fo:background-color="#ffffff" fo:color="#0b0c0c" fo:font-size="12pt" style:font-size-asian="12pt" style:font-size-complex="12pt"/>
    </style:style>
    <style:style style:name="T4_4" style:family="text">
      <style:text-properties fo:background-color="#ffffff" fo:color="#0b0c0c" fo:font-size="12pt" style:font-size-asian="12pt" style:font-size-complex="12pt"/>
    </style:style>
    <style:style style:name="T4_5" style:family="text">
      <style:text-properties fo:background-color="#ffffff" fo:color="#0b0c0c" fo:font-size="12pt" style:font-size-asian="12pt" style:font-size-complex="12pt"/>
    </style:style>
    <style:style style:name="T4_6" style:family="text">
      <style:text-properties fo:background-color="#ffffff" fo:color="#0b0c0c" fo:font-size="12pt" style:font-size-asian="12pt" style:font-size-complex="12pt"/>
    </style:style>
    <style:style style:name="T4_7" style:family="text">
      <style:text-properties fo:background-color="#ffffff" fo:color="#0b0c0c" fo:font-size="12pt" style:font-size-asian="12pt" style:font-size-complex="12pt"/>
    </style:style>
    <style:style style:name="T4_8" style:family="text">
      <style:text-properties fo:background-color="#ffffff" fo:color="#0b0c0c" fo:font-size="12pt" style:font-size-asian="12pt" style:font-size-complex="12pt"/>
    </style:style>
    <style:style style:name="T4_9" style:family="text">
      <style:text-properties fo:background-color="#ffffff" fo:color="#0b0c0c" fo:font-size="12pt" style:font-size-asian="12pt" style:font-size-complex="12pt"/>
    </style:style>
    <style:style style:name="T4_10" style:family="text">
      <style:text-properties fo:background-color="#ffffff" fo:color="#0b0c0c" fo:font-size="12pt" style:font-size-asian="12pt" style:font-size-complex="12pt"/>
    </style:style>
    <style:style style:name="T4_11" style:family="text">
      <style:text-properties fo:background-color="#ffffff" fo:color="#0b0c0c" fo:font-size="12pt" style:font-size-asian="12pt" style:font-size-complex="12pt"/>
    </style:style>
    <style:style style:name="T4_12" style:family="text">
      <style:text-properties fo:background-color="#ffffff" fo:color="#0b0c0c" fo:font-size="12pt" style:font-size-asian="12pt" style:font-size-complex="12pt"/>
    </style:style>
    <style:style style:name="T4_13" style:family="text">
      <style:text-properties fo:background-color="#ffffff" fo:color="#0b0c0c" fo:font-size="12pt" style:font-size-asian="12pt" style:font-size-complex="12pt"/>
    </style:style>
    <style:style style:name="T4_14" style:family="text">
      <style:text-properties fo:background-color="#ffffff" fo:color="#0b0c0c" fo:font-size="12pt" style:font-size-asian="12pt" style:font-size-complex="12pt"/>
    </style:style>
    <style:style style:name="P5" style:family="paragraph" style:parent-style-name="Standard">
      <style:paragraph-properties fo:break-before="auto" fo:line-height="132%" fo:margin-top="0cm" style:writing-mode="lr-tb"/>
    </style:style>
    <style:style style:name="T5_1" style:family="text">
      <style:text-properties fo:background-color="#ffffff" fo:color="#0b0c0c" fo:font-size="12pt" style:font-size-asian="12pt" style:font-size-complex="12pt"/>
    </style:style>
    <style:style style:name="T5_2" style:family="text">
      <style:text-properties fo:background-color="#ffffff" fo:color="#0b0c0c" fo:font-size="12pt" style:font-size-asian="12pt" style:font-size-complex="12pt"/>
    </style:style>
    <style:style style:name="T5_3" style:family="text">
      <style:text-properties fo:background-color="#ffffff" fo:color="#0b0c0c" fo:font-size="12pt" style:font-size-asian="12pt" style:font-size-complex="12pt"/>
    </style:style>
    <style:style style:name="T5_4" style:family="text">
      <style:text-properties fo:background-color="#ffffff" fo:color="#0b0c0c" fo:font-size="12pt" style:font-size-asian="12pt" style:font-size-complex="12pt"/>
    </style:style>
    <style:style style:name="T5_5" style:family="text">
      <style:text-properties fo:background-color="#ffffff" fo:color="#0b0c0c" fo:font-size="12pt" style:font-size-asian="12pt" style:font-size-complex="12pt"/>
    </style:style>
    <style:style style:name="T5_6" style:family="text">
      <style:text-properties fo:background-color="#ffffff" fo:color="#0b0c0c" fo:font-size="12pt" style:font-size-asian="12pt" style:font-size-complex="12pt"/>
    </style:style>
    <style:style style:name="T5_7" style:family="text">
      <style:text-properties fo:background-color="#ffffff" fo:color="#0b0c0c" fo:font-size="12pt" style:font-size-asian="12pt" style:font-size-complex="12pt"/>
    </style:style>
    <style:style style:name="T5_8" style:family="text">
      <style:text-properties fo:background-color="#ffffff" fo:color="#0b0c0c" fo:font-size="12pt" style:font-size-asian="12pt" style:font-size-complex="12pt"/>
    </style:style>
    <style:style style:name="T5_9" style:family="text">
      <style:text-properties fo:background-color="#ffffff" fo:color="#0b0c0c" fo:font-size="12pt" style:font-size-asian="12pt" style:font-size-complex="12pt"/>
    </style:style>
    <style:style style:name="T5_10" style:family="text">
      <style:text-properties fo:background-color="#ffffff" fo:color="#0b0c0c" fo:font-size="12pt" style:font-size-asian="12pt" style:font-size-complex="12pt"/>
    </style:style>
    <style:style style:name="T5_11" style:family="text">
      <style:text-properties fo:background-color="#ffffff" fo:color="#0b0c0c" fo:font-size="12pt" style:font-size-asian="12pt" style:font-size-complex="12pt"/>
    </style:style>
    <style:style style:name="T5_12" style:family="text">
      <style:text-properties fo:background-color="#ffffff" fo:color="#0b0c0c" fo:font-size="12pt" style:font-size-asian="12pt" style:font-size-complex="12pt"/>
    </style:style>
    <style:style style:name="T5_13" style:family="text">
      <style:text-properties fo:background-color="#ffffff" fo:color="#0b0c0c" fo:font-size="12pt" style:font-size-asian="12pt" style:font-size-complex="12pt"/>
    </style:style>
    <style:style style:name="T5_14" style:family="text">
      <style:text-properties fo:background-color="#ffffff" fo:color="#0b0c0c" fo:font-size="12pt" style:font-size-asian="12pt" style:font-size-complex="12pt"/>
    </style:style>
    <style:style style:name="T5_15" style:family="text">
      <style:text-properties fo:background-color="#ffffff" fo:color="#0b0c0c" fo:font-size="12pt" style:font-size-asian="12pt" style:font-size-complex="12pt"/>
    </style:style>
    <style:style style:name="T5_16" style:family="text">
      <style:text-properties fo:background-color="#ffffff" fo:color="#0b0c0c" fo:font-size="12pt" style:font-size-asian="12pt" style:font-size-complex="12pt"/>
    </style:style>
    <style:style style:name="T5_17" style:family="text">
      <style:text-properties fo:background-color="#ffffff" fo:color="#0b0c0c" fo:font-size="12pt" style:font-size-asian="12pt" style:font-size-complex="12pt"/>
    </style:style>
    <style:style style:name="T5_18" style:family="text">
      <style:text-properties fo:background-color="#ffffff" fo:color="#0b0c0c" fo:font-size="12pt" style:font-size-asian="12pt" style:font-size-complex="12pt"/>
    </style:style>
    <style:style style:name="T5_19" style:family="text">
      <style:text-properties fo:background-color="#ffffff" fo:color="#0b0c0c" fo:font-size="12pt" style:font-size-asian="12pt" style:font-size-complex="12pt"/>
    </style:style>
    <style:style style:name="T5_20" style:family="text">
      <style:text-properties fo:background-color="#ffffff" fo:color="#0b0c0c" fo:font-size="12pt" style:font-size-asian="12pt" style:font-size-complex="12pt"/>
    </style:style>
    <style:style style:name="T5_21" style:family="text">
      <style:text-properties fo:background-color="#ffffff" fo:color="#0b0c0c" fo:font-size="12pt" style:font-size-asian="12pt" style:font-size-complex="12pt"/>
    </style:style>
    <style:style style:name="T5_22" style:family="text">
      <style:text-properties fo:background-color="#ffffff" fo:color="#0b0c0c" fo:font-size="12pt" style:font-size-asian="12pt" style:font-size-complex="12pt"/>
    </style:style>
    <style:style style:name="T5_23" style:family="text">
      <style:text-properties fo:background-color="#ffffff" fo:color="#0b0c0c" fo:font-size="12pt" style:font-size-asian="12pt" style:font-size-complex="12pt"/>
    </style:style>
    <style:style style:name="T5_24" style:family="text">
      <style:text-properties fo:background-color="#ffffff" fo:color="#0b0c0c" fo:font-size="12pt" style:font-size-asian="12pt" style:font-size-complex="12pt"/>
    </style:style>
    <style:style style:name="T5_25" style:family="text">
      <style:text-properties fo:background-color="#ffffff" fo:color="#0b0c0c" fo:font-size="12pt" style:font-size-asian="12pt" style:font-size-complex="12pt"/>
    </style:style>
    <style:style style:name="T5_26" style:family="text">
      <style:text-properties fo:background-color="#ffffff" fo:color="#0b0c0c" fo:font-size="12pt" style:font-size-asian="12pt" style:font-size-complex="12pt"/>
    </style:style>
    <style:style style:name="T5_27" style:family="text">
      <style:text-properties fo:background-color="#ffffff" fo:color="#0b0c0c" fo:font-size="12pt" style:font-size-asian="12pt" style:font-size-complex="12pt"/>
    </style:style>
    <style:style style:name="T5_28" style:family="text">
      <style:text-properties fo:background-color="#ffffff" fo:color="#0b0c0c" fo:font-size="12pt" style:font-size-asian="12pt" style:font-size-complex="12pt"/>
    </style:style>
    <style:style style:name="T5_29" style:family="text">
      <style:text-properties fo:background-color="#ffffff" fo:color="#0b0c0c" fo:font-size="12pt" style:font-size-asian="12pt" style:font-size-complex="12pt"/>
    </style:style>
    <style:style style:name="T5_30" style:family="text">
      <style:text-properties fo:background-color="#ffffff" fo:color="#0b0c0c" fo:font-size="12pt" style:font-size-asian="12pt" style:font-size-complex="12pt"/>
    </style:style>
    <style:style style:name="T5_31" style:family="text">
      <style:text-properties fo:background-color="#ffffff" fo:color="#0b0c0c" fo:font-size="12pt" style:font-size-asian="12pt" style:font-size-complex="12pt"/>
    </style:style>
    <style:style style:name="T5_32" style:family="text">
      <style:text-properties fo:background-color="#ffffff" fo:color="#0b0c0c" fo:font-size="12pt" style:font-size-asian="12pt" style:font-size-complex="12pt"/>
    </style:style>
    <style:style style:name="T5_33" style:family="text">
      <style:text-properties fo:background-color="#ffffff" fo:color="#0b0c0c" fo:font-size="12pt" style:font-size-asian="12pt" style:font-size-complex="12pt"/>
    </style:style>
    <style:style style:name="T5_34" style:family="text">
      <style:text-properties fo:background-color="#ffffff" fo:color="#0b0c0c" fo:font-size="12pt" style:font-size-asian="12pt" style:font-size-complex="12pt"/>
    </style:style>
    <style:style style:name="T5_35" style:family="text">
      <style:text-properties fo:background-color="#ffffff" fo:color="#0b0c0c" fo:font-size="12pt" style:font-size-asian="12pt" style:font-size-complex="12pt"/>
    </style:style>
    <style:style style:name="T5_36" style:family="text">
      <style:text-properties fo:background-color="#ffffff" fo:color="#0b0c0c" fo:font-size="12pt" style:font-size-asian="12pt" style:font-size-complex="12pt"/>
    </style:style>
    <style:style style:name="T5_37" style:family="text">
      <style:text-properties fo:background-color="#ffffff" fo:color="#0b0c0c" fo:font-size="12pt" style:font-size-asian="12pt" style:font-size-complex="12pt"/>
    </style:style>
    <style:style style:name="P6" style:family="paragraph" style:parent-style-name="Standard">
      <style:paragraph-properties fo:break-before="auto" fo:line-height="132%" fo:margin-top="0cm" style:writing-mode="lr-tb"/>
    </style:style>
    <style:style style:name="T6_1" style:family="text">
      <style:text-properties fo:background-color="#ffffff" fo:color="#0b0c0c" fo:font-size="12pt" style:font-size-asian="12pt" style:font-size-complex="12pt"/>
    </style:style>
    <style:style style:name="T6_2" style:family="text">
      <style:text-properties fo:background-color="#ffffff" fo:color="#0b0c0c" fo:font-size="12pt" style:font-size-asian="12pt" style:font-size-complex="12pt"/>
    </style:style>
    <style:style style:name="T6_3" style:family="text">
      <style:text-properties fo:background-color="#ffffff" fo:color="#0b0c0c" fo:font-size="12pt" style:font-size-asian="12pt" style:font-size-complex="12pt"/>
    </style:style>
    <style:style style:name="T6_4" style:family="text">
      <style:text-properties fo:background-color="#ffffff" fo:color="#0b0c0c" fo:font-size="12pt" style:font-size-asian="12pt" style:font-size-complex="12pt"/>
    </style:style>
    <style:style style:name="T6_5" style:family="text">
      <style:text-properties fo:background-color="#ffffff" fo:color="#0b0c0c" fo:font-size="12pt" style:font-size-asian="12pt" style:font-size-complex="12pt"/>
    </style:style>
    <style:style style:name="T6_6" style:family="text">
      <style:text-properties fo:background-color="#ffffff" fo:color="#0b0c0c" fo:font-size="12pt" style:font-size-asian="12pt" style:font-size-complex="12pt"/>
    </style:style>
    <style:style style:name="T6_7" style:family="text">
      <style:text-properties fo:background-color="#ffffff" fo:color="#0b0c0c" fo:font-size="12pt" style:font-size-asian="12pt" style:font-size-complex="12pt"/>
    </style:style>
    <style:style style:name="T6_8" style:family="text">
      <style:text-properties fo:background-color="#ffffff" fo:color="#0b0c0c" fo:font-size="12pt" style:font-size-asian="12pt" style:font-size-complex="12pt"/>
    </style:style>
    <style:style style:name="T6_9" style:family="text">
      <style:text-properties fo:background-color="#ffffff" fo:color="#0b0c0c" fo:font-size="12pt" style:font-size-asian="12pt" style:font-size-complex="12pt"/>
    </style:style>
    <style:style style:name="T6_10" style:family="text">
      <style:text-properties fo:background-color="#ffffff" fo:color="#0b0c0c" fo:font-size="12pt" style:font-size-asian="12pt" style:font-size-complex="12pt"/>
    </style:style>
    <style:style style:name="T6_11" style:family="text">
      <style:text-properties fo:background-color="#ffffff" fo:color="#0b0c0c" fo:font-size="12pt" style:font-size-asian="12pt" style:font-size-complex="12pt"/>
    </style:style>
    <style:style style:name="T6_12" style:family="text">
      <style:text-properties fo:background-color="#ffffff" fo:color="#0b0c0c" fo:font-size="12pt" style:font-size-asian="12pt" style:font-size-complex="12pt"/>
    </style:style>
    <style:style style:name="T6_13" style:family="text">
      <style:text-properties fo:background-color="#ffffff" fo:color="#0b0c0c" fo:font-size="12pt" style:font-size-asian="12pt" style:font-size-complex="12pt"/>
    </style:style>
    <style:style style:name="T6_14" style:family="text">
      <style:text-properties fo:background-color="#ffffff" fo:color="#0b0c0c" fo:font-size="12pt" style:font-size-asian="12pt" style:font-size-complex="12pt"/>
    </style:style>
    <style:style style:name="T6_15" style:family="text">
      <style:text-properties fo:background-color="#ffffff" fo:color="#0b0c0c" fo:font-size="12pt" style:font-size-asian="12pt" style:font-size-complex="12pt"/>
    </style:style>
    <style:style style:name="T6_16" style:family="text">
      <style:text-properties fo:background-color="#ffffff" fo:color="#0b0c0c" fo:font-size="12pt" style:font-size-asian="12pt" style:font-size-complex="12pt"/>
    </style:style>
    <style:style style:name="T6_17" style:family="text">
      <style:text-properties fo:background-color="#ffffff" fo:color="#0b0c0c" fo:font-size="12pt" style:font-size-asian="12pt" style:font-size-complex="12pt"/>
    </style:style>
    <style:style style:name="T6_18" style:family="text">
      <style:text-properties fo:background-color="#ffffff" fo:color="#0b0c0c" fo:font-size="12pt" style:font-size-asian="12pt" style:font-size-complex="12pt"/>
    </style:style>
    <style:style style:name="T6_19" style:family="text">
      <style:text-properties fo:background-color="#ffffff" fo:color="#0b0c0c" fo:font-size="12pt" style:font-size-asian="12pt" style:font-size-complex="12pt"/>
    </style:style>
    <style:style style:name="T6_20" style:family="text">
      <style:text-properties fo:background-color="#ffffff" fo:color="#0b0c0c" fo:font-size="12pt" style:font-size-asian="12pt" style:font-size-complex="12pt"/>
    </style:style>
    <style:style style:name="T6_21" style:family="text">
      <style:text-properties fo:background-color="#ffffff" fo:color="#0b0c0c" fo:font-size="12pt" style:font-size-asian="12pt" style:font-size-complex="12pt"/>
    </style:style>
    <style:style style:name="T6_22" style:family="text">
      <style:text-properties fo:background-color="#ffffff" fo:color="#0b0c0c" fo:font-size="12pt" style:font-size-asian="12pt" style:font-size-complex="12pt"/>
    </style:style>
    <style:style style:name="T6_23" style:family="text">
      <style:text-properties fo:background-color="#ffffff" fo:color="#0b0c0c" fo:font-size="12pt" style:font-size-asian="12pt" style:font-size-complex="12pt"/>
    </style:style>
    <style:style style:name="T6_24" style:family="text">
      <style:text-properties fo:background-color="#ffffff" fo:color="#0b0c0c" fo:font-size="12pt" style:font-size-asian="12pt" style:font-size-complex="12pt"/>
    </style:style>
    <style:style style:name="T6_25" style:family="text">
      <style:text-properties fo:background-color="#ffffff" fo:color="#0b0c0c" fo:font-size="12pt" style:font-size-asian="12pt" style:font-size-complex="12pt"/>
    </style:style>
    <style:style style:name="T6_26" style:family="text">
      <style:text-properties fo:background-color="#ffffff" fo:color="#0b0c0c" fo:font-size="12pt" style:font-size-asian="12pt" style:font-size-complex="12pt"/>
    </style:style>
    <style:style style:name="T6_27" style:family="text">
      <style:text-properties fo:background-color="#ffffff" fo:color="#0b0c0c" fo:font-size="12pt" style:font-size-asian="12pt" style:font-size-complex="12pt"/>
    </style:style>
    <style:style style:name="T6_28" style:family="text">
      <style:text-properties fo:background-color="#ffffff" fo:color="#0b0c0c" fo:font-size="12pt" style:font-size-asian="12pt" style:font-size-complex="12pt"/>
    </style:style>
    <style:style style:name="T6_29" style:family="text">
      <style:text-properties fo:background-color="#ffffff" fo:color="#0b0c0c" fo:font-size="12pt" style:font-size-asian="12pt" style:font-size-complex="12pt"/>
    </style:style>
    <style:style style:name="T6_30" style:family="text">
      <style:text-properties fo:background-color="#ffffff" fo:color="#0b0c0c" fo:font-size="12pt" style:font-size-asian="12pt" style:font-size-complex="12pt"/>
    </style:style>
    <style:style style:name="T6_31" style:family="text">
      <style:text-properties fo:background-color="#ffffff" fo:color="#0b0c0c" fo:font-size="12pt" style:font-size-asian="12pt" style:font-size-complex="12pt"/>
    </style:style>
    <style:style style:name="T6_32" style:family="text">
      <style:text-properties fo:background-color="#ffffff" fo:color="#0b0c0c" fo:font-size="12pt" style:font-size-asian="12pt" style:font-size-complex="12pt"/>
    </style:style>
    <style:style style:name="T6_33" style:family="text">
      <style:text-properties fo:background-color="#ffffff" fo:color="#0b0c0c" fo:font-size="12pt" style:font-size-asian="12pt" style:font-size-complex="12pt"/>
    </style:style>
    <style:style style:name="T6_34" style:family="text">
      <style:text-properties fo:background-color="#ffffff" fo:color="#0b0c0c" fo:font-size="12pt" style:font-size-asian="12pt" style:font-size-complex="12pt"/>
    </style:style>
    <style:style style:name="T6_35" style:family="text">
      <style:text-properties fo:background-color="#ffffff" fo:color="#0b0c0c" fo:font-size="12pt" style:font-size-asian="12pt" style:font-size-complex="12pt"/>
    </style:style>
    <style:style style:name="P7" style:family="paragraph" style:parent-style-name="Standard">
      <style:paragraph-properties fo:break-before="auto" fo:line-height="132%" fo:margin-top="0cm" style:writing-mode="lr-tb"/>
    </style:style>
    <style:style style:name="T7_1" style:family="text">
      <style:text-properties fo:background-color="#ffffff" fo:color="#0b0c0c" fo:font-size="12pt" style:font-size-asian="12pt" style:font-size-complex="12pt"/>
    </style:style>
    <style:style style:name="T7_2" style:family="text">
      <style:text-properties fo:background-color="#ffffff" fo:color="#0b0c0c" fo:font-size="12pt" style:font-size-asian="12pt" style:font-size-complex="12pt"/>
    </style:style>
    <style:style style:name="T7_3" style:family="text">
      <style:text-properties fo:background-color="#ffffff" fo:color="#0b0c0c" fo:font-size="12pt" style:font-size-asian="12pt" style:font-size-complex="12pt"/>
    </style:style>
    <style:style style:name="T7_4" style:family="text">
      <style:text-properties fo:background-color="#ffffff" fo:color="#0b0c0c" fo:font-size="12pt" style:font-size-asian="12pt" style:font-size-complex="12pt"/>
    </style:style>
    <style:style style:name="T7_5" style:family="text">
      <style:text-properties fo:background-color="#ffffff" fo:color="#0b0c0c" fo:font-size="12pt" style:font-size-asian="12pt" style:font-size-complex="12pt"/>
    </style:style>
    <style:style style:name="T7_6" style:family="text">
      <style:text-properties fo:background-color="#ffffff" fo:color="#0b0c0c" fo:font-size="12pt" style:font-size-asian="12pt" style:font-size-complex="12pt"/>
    </style:style>
    <style:style style:name="T7_7" style:family="text">
      <style:text-properties fo:background-color="#ffffff" fo:color="#0b0c0c" fo:font-size="12pt" style:font-size-asian="12pt" style:font-size-complex="12pt"/>
    </style:style>
    <style:style style:name="T7_8" style:family="text">
      <style:text-properties fo:background-color="#ffffff" fo:color="#0b0c0c" fo:font-size="12pt" style:font-size-asian="12pt" style:font-size-complex="12pt"/>
    </style:style>
    <style:style style:name="T7_9" style:family="text">
      <style:text-properties fo:background-color="#ffffff" fo:color="#0b0c0c" fo:font-size="12pt" style:font-size-asian="12pt" style:font-size-complex="12pt"/>
    </style:style>
    <style:style style:name="T7_10" style:family="text">
      <style:text-properties fo:background-color="#ffffff" fo:color="#0b0c0c" fo:font-size="12pt" style:font-size-asian="12pt" style:font-size-complex="12pt"/>
    </style:style>
    <style:style style:name="T7_11" style:family="text">
      <style:text-properties fo:background-color="#ffffff" fo:color="#0b0c0c" fo:font-size="12pt" style:font-size-asian="12pt" style:font-size-complex="12pt"/>
    </style:style>
    <style:style style:name="T7_12" style:family="text">
      <style:text-properties fo:background-color="#ffffff" fo:color="#0b0c0c" fo:font-size="12pt" style:font-size-asian="12pt" style:font-size-complex="12pt"/>
    </style:style>
    <style:style style:name="T7_13" style:family="text">
      <style:text-properties fo:background-color="#ffffff" fo:color="#0b0c0c" fo:font-size="12pt" style:font-size-asian="12pt" style:font-size-complex="12pt"/>
    </style:style>
    <style:style style:name="T7_14" style:family="text">
      <style:text-properties fo:background-color="#ffffff" fo:color="#0b0c0c" fo:font-size="12pt" style:font-size-asian="12pt" style:font-size-complex="12pt"/>
    </style:style>
    <style:style style:name="T7_15" style:family="text">
      <style:text-properties fo:background-color="#ffffff" fo:color="#0b0c0c" fo:font-size="12pt" style:font-size-asian="12pt" style:font-size-complex="12pt"/>
    </style:style>
    <style:style style:name="T7_16" style:family="text">
      <style:text-properties fo:background-color="#ffffff" fo:color="#0b0c0c" fo:font-size="12pt" style:font-size-asian="12pt" style:font-size-complex="12pt"/>
    </style:style>
    <style:style style:name="T7_17" style:family="text">
      <style:text-properties fo:background-color="#ffffff" fo:color="#0b0c0c" fo:font-size="12pt" style:font-size-asian="12pt" style:font-size-complex="12pt"/>
    </style:style>
    <style:style style:name="T7_18" style:family="text">
      <style:text-properties fo:background-color="#ffffff" fo:color="#0b0c0c" fo:font-size="12pt" style:font-size-asian="12pt" style:font-size-complex="12pt"/>
    </style:style>
    <style:style style:name="T7_19" style:family="text">
      <style:text-properties fo:background-color="#ffffff" fo:color="#0b0c0c" fo:font-size="12pt" style:font-size-asian="12pt" style:font-size-complex="12pt"/>
    </style:style>
    <style:style style:name="T7_20" style:family="text">
      <style:text-properties fo:background-color="#ffffff" fo:color="#0b0c0c" fo:font-size="12pt" style:font-size-asian="12pt" style:font-size-complex="12pt"/>
    </style:style>
    <style:style style:name="T7_21" style:family="text">
      <style:text-properties fo:background-color="#ffffff" fo:color="#0b0c0c" fo:font-size="12pt" style:font-size-asian="12pt" style:font-size-complex="12pt"/>
    </style:style>
    <style:style style:name="T7_22" style:family="text">
      <style:text-properties fo:background-color="#ffffff" fo:color="#0b0c0c" fo:font-size="12pt" style:font-size-asian="12pt" style:font-size-complex="12pt"/>
    </style:style>
    <style:style style:name="T7_23" style:family="text">
      <style:text-properties fo:background-color="#ffffff" fo:color="#0b0c0c" fo:font-size="12pt" style:font-size-asian="12pt" style:font-size-complex="12pt"/>
    </style:style>
    <style:style style:name="T7_24" style:family="text">
      <style:text-properties fo:background-color="#ffffff" fo:color="#0b0c0c" fo:font-size="12pt" style:font-size-asian="12pt" style:font-size-complex="12pt"/>
    </style:style>
    <style:style style:name="T7_25" style:family="text">
      <style:text-properties fo:background-color="#ffffff" fo:color="#0b0c0c" fo:font-size="12pt" style:font-size-asian="12pt" style:font-size-complex="12pt"/>
    </style:style>
    <style:style style:name="T7_26" style:family="text">
      <style:text-properties fo:background-color="#ffffff" fo:color="#0b0c0c" fo:font-size="12pt" style:font-size-asian="12pt" style:font-size-complex="12pt"/>
    </style:style>
    <style:style style:name="T7_27" style:family="text">
      <style:text-properties fo:background-color="#ffffff" fo:color="#0b0c0c" fo:font-size="12pt" style:font-size-asian="12pt" style:font-size-complex="12pt"/>
    </style:style>
    <style:style style:name="T7_28" style:family="text">
      <style:text-properties fo:background-color="#ffffff" fo:color="#0b0c0c" fo:font-size="12pt" style:font-size-asian="12pt" style:font-size-complex="12pt"/>
    </style:style>
    <style:style style:name="T7_29" style:family="text">
      <style:text-properties fo:background-color="#ffffff" fo:color="#0b0c0c" fo:font-size="12pt" style:font-size-asian="12pt" style:font-size-complex="12pt"/>
    </style:style>
    <style:style style:name="T7_30" style:family="text">
      <style:text-properties fo:background-color="#ffffff" fo:color="#0b0c0c" fo:font-size="12pt" style:font-size-asian="12pt" style:font-size-complex="12pt"/>
    </style:style>
    <style:style style:name="T7_31" style:family="text">
      <style:text-properties fo:background-color="#ffffff" fo:color="#0b0c0c" fo:font-size="12pt" style:font-size-asian="12pt" style:font-size-complex="12pt"/>
    </style:style>
    <style:style style:name="T7_32" style:family="text">
      <style:text-properties fo:background-color="#ffffff" fo:color="#0b0c0c" fo:font-size="12pt" style:font-size-asian="12pt" style:font-size-complex="12pt"/>
    </style:style>
    <style:style style:name="T7_33" style:family="text">
      <style:text-properties fo:background-color="#ffffff" fo:color="#0b0c0c" fo:font-size="12pt" style:font-size-asian="12pt" style:font-size-complex="12pt"/>
    </style:style>
    <style:style style:name="T7_34" style:family="text">
      <style:text-properties fo:background-color="#ffffff" fo:color="#0b0c0c" fo:font-size="12pt" style:font-size-asian="12pt" style:font-size-complex="12pt"/>
    </style:style>
    <style:style style:name="T7_35" style:family="text">
      <style:text-properties fo:background-color="#ffffff" fo:color="#0b0c0c" fo:font-size="12pt" style:font-size-asian="12pt" style:font-size-complex="12pt"/>
    </style:style>
    <style:style style:name="T7_36" style:family="text">
      <style:text-properties fo:background-color="#ffffff" fo:color="#0b0c0c" fo:font-size="12pt" style:font-size-asian="12pt" style:font-size-complex="12pt"/>
    </style:style>
    <style:style style:name="T7_37" style:family="text">
      <style:text-properties fo:background-color="#ffffff" fo:color="#0b0c0c" fo:font-size="12pt" style:font-size-asian="12pt" style:font-size-complex="12pt"/>
    </style:style>
    <style:style style:name="T7_38" style:family="text">
      <style:text-properties fo:background-color="#ffffff" fo:color="#0b0c0c" fo:font-size="12pt" style:font-size-asian="12pt" style:font-size-complex="12pt"/>
    </style:style>
    <style:style style:name="T7_39" style:family="text">
      <style:text-properties fo:background-color="#ffffff" fo:color="#0b0c0c" fo:font-size="12pt" style:font-size-asian="12pt" style:font-size-complex="12pt"/>
    </style:style>
    <style:style style:name="T7_40" style:family="text">
      <style:text-properties fo:background-color="#ffffff" fo:color="#0b0c0c" fo:font-size="12pt" style:font-size-asian="12pt" style:font-size-complex="12pt"/>
    </style:style>
    <style:style style:name="T7_41" style:family="text">
      <style:text-properties fo:background-color="#ffffff" fo:color="#0b0c0c" fo:font-size="12pt" style:font-size-asian="12pt" style:font-size-complex="12pt"/>
    </style:style>
    <style:style style:name="T7_42" style:family="text">
      <style:text-properties fo:background-color="#ffffff" fo:color="#0b0c0c" fo:font-size="12pt" style:font-size-asian="12pt" style:font-size-complex="12pt"/>
    </style:style>
    <style:style style:name="T7_43" style:family="text">
      <style:text-properties fo:background-color="#ffffff" fo:color="#0b0c0c" fo:font-size="12pt" style:font-size-asian="12pt" style:font-size-complex="12pt"/>
    </style:style>
    <style:style style:name="T7_44" style:family="text">
      <style:text-properties fo:background-color="#ffffff" fo:color="#0b0c0c" fo:font-size="12pt" style:font-size-asian="12pt" style:font-size-complex="12pt"/>
    </style:style>
    <style:style style:name="T7_45" style:family="text">
      <style:text-properties fo:background-color="#ffffff" fo:color="#0b0c0c" fo:font-size="12pt" style:font-size-asian="12pt" style:font-size-complex="12pt"/>
    </style:style>
    <style:style style:name="T7_46" style:family="text">
      <style:text-properties fo:background-color="#ffffff" fo:color="#0b0c0c" fo:font-size="12pt" style:font-size-asian="12pt" style:font-size-complex="12pt"/>
    </style:style>
    <style:style style:name="T7_47" style:family="text">
      <style:text-properties fo:background-color="#ffffff" fo:color="#0b0c0c" fo:font-size="12pt" style:font-size-asian="12pt" style:font-size-complex="12pt"/>
    </style:style>
    <style:style style:name="T7_48" style:family="text">
      <style:text-properties fo:background-color="#ffffff" fo:color="#0b0c0c" fo:font-size="12pt" style:font-size-asian="12pt" style:font-size-complex="12pt"/>
    </style:style>
    <style:style style:name="T7_49" style:family="text">
      <style:text-properties fo:background-color="#ffffff" fo:color="#0b0c0c" fo:font-size="12pt" style:font-size-asian="12pt" style:font-size-complex="12pt"/>
    </style:style>
    <style:style style:name="T7_50" style:family="text">
      <style:text-properties fo:background-color="#ffffff" fo:color="#0b0c0c" fo:font-size="12pt" style:font-size-asian="12pt" style:font-size-complex="12pt"/>
    </style:style>
    <style:style style:name="T7_51" style:family="text">
      <style:text-properties fo:background-color="#ffffff" fo:color="#0b0c0c" fo:font-size="12pt" style:font-size-asian="12pt" style:font-size-complex="12pt"/>
    </style:style>
    <style:style style:name="T7_52" style:family="text">
      <style:text-properties fo:background-color="#ffffff" fo:color="#0b0c0c" fo:font-size="12pt" style:font-size-asian="12pt" style:font-size-complex="12pt"/>
    </style:style>
    <style:style style:name="T7_53" style:family="text">
      <style:text-properties fo:background-color="#ffffff" fo:color="#0b0c0c" fo:font-size="12pt" style:font-size-asian="12pt" style:font-size-complex="12pt"/>
    </style:style>
    <style:style style:name="T7_54" style:family="text">
      <style:text-properties fo:background-color="#ffffff" fo:color="#0b0c0c" fo:font-size="12pt" style:font-size-asian="12pt" style:font-size-complex="12pt"/>
    </style:style>
    <style:style style:name="T7_55" style:family="text">
      <style:text-properties fo:background-color="#ffffff" fo:color="#0b0c0c" fo:font-size="12pt" style:font-size-asian="12pt" style:font-size-complex="12pt"/>
    </style:style>
    <style:style style:name="T7_56" style:family="text">
      <style:text-properties fo:background-color="#ffffff" fo:color="#0b0c0c" fo:font-size="12pt" style:font-size-asian="12pt" style:font-size-complex="12pt"/>
    </style:style>
    <style:style style:name="T7_57" style:family="text">
      <style:text-properties fo:background-color="#ffffff" fo:color="#0b0c0c" fo:font-size="12pt" style:font-size-asian="12pt" style:font-size-complex="12pt"/>
    </style:style>
    <style:style style:name="T7_58" style:family="text">
      <style:text-properties fo:background-color="#ffffff" fo:color="#0b0c0c" fo:font-size="12pt" style:font-size-asian="12pt" style:font-size-complex="12pt"/>
    </style:style>
    <style:style style:name="T7_59" style:family="text">
      <style:text-properties fo:background-color="#ffffff" fo:color="#0b0c0c" fo:font-size="12pt" style:font-size-asian="12pt" style:font-size-complex="12pt"/>
    </style:style>
    <style:style style:name="T7_60" style:family="text">
      <style:text-properties fo:background-color="#ffffff" fo:color="#0b0c0c" fo:font-size="12pt" style:font-size-asian="12pt" style:font-size-complex="12pt"/>
    </style:style>
    <style:style style:name="T7_61" style:family="text">
      <style:text-properties fo:background-color="#ffffff" fo:color="#0b0c0c" fo:font-size="12pt" style:font-size-asian="12pt" style:font-size-complex="12pt"/>
    </style:style>
    <style:style style:name="T7_62" style:family="text">
      <style:text-properties fo:background-color="#ffffff" fo:color="#0b0c0c" fo:font-size="12pt" style:font-size-asian="12pt" style:font-size-complex="12pt"/>
    </style:style>
    <style:style style:name="T7_63" style:family="text">
      <style:text-properties fo:background-color="#ffffff" fo:color="#0b0c0c" fo:font-size="12pt" style:font-size-asian="12pt" style:font-size-complex="12pt"/>
    </style:style>
    <style:style style:name="T7_64" style:family="text">
      <style:text-properties fo:background-color="#ffffff" fo:color="#0b0c0c" fo:font-size="12pt" style:font-size-asian="12pt" style:font-size-complex="12pt"/>
    </style:style>
    <style:style style:name="T7_65" style:family="text">
      <style:text-properties fo:background-color="#ffffff" fo:color="#0b0c0c" fo:font-size="12pt" style:font-size-asian="12pt" style:font-size-complex="12pt"/>
    </style:style>
    <style:style style:name="T7_66" style:family="text">
      <style:text-properties fo:background-color="#ffffff" fo:color="#0b0c0c" fo:font-size="12pt" style:font-size-asian="12pt" style:font-size-complex="12pt"/>
    </style:style>
    <style:style style:name="T7_67" style:family="text">
      <style:text-properties fo:background-color="#ffffff" fo:color="#0b0c0c" fo:font-size="12pt" style:font-size-asian="12pt" style:font-size-complex="12pt"/>
    </style:style>
    <style:style style:name="T7_68" style:family="text">
      <style:text-properties fo:background-color="#ffffff" fo:color="#0b0c0c" fo:font-size="12pt" style:font-size-asian="12pt" style:font-size-complex="12pt"/>
    </style:style>
    <style:style style:name="T7_69" style:family="text">
      <style:text-properties fo:background-color="#ffffff" fo:color="#0b0c0c" fo:font-size="12pt" style:font-size-asian="12pt" style:font-size-complex="12pt"/>
    </style:style>
    <style:style style:name="T7_70" style:family="text">
      <style:text-properties fo:background-color="#ffffff" fo:color="#0b0c0c" fo:font-size="12pt" style:font-size-asian="12pt" style:font-size-complex="12pt"/>
    </style:style>
    <style:style style:name="T7_71" style:family="text">
      <style:text-properties fo:background-color="#ffffff" fo:color="#0b0c0c" fo:font-size="12pt" style:font-size-asian="12pt" style:font-size-complex="12pt"/>
    </style:style>
    <style:style style:name="T7_72" style:family="text">
      <style:text-properties fo:background-color="#ffffff" fo:color="#0b0c0c" fo:font-size="12pt" style:font-size-asian="12pt" style:font-size-complex="12pt"/>
    </style:style>
    <style:style style:name="T7_73" style:family="text">
      <style:text-properties fo:background-color="#ffffff" fo:color="#0b0c0c" fo:font-size="12pt" style:font-size-asian="12pt" style:font-size-complex="12pt"/>
    </style:style>
    <style:style style:name="T7_74" style:family="text">
      <style:text-properties fo:background-color="#ffffff" fo:color="#0b0c0c" fo:font-size="12pt" style:font-size-asian="12pt" style:font-size-complex="12pt"/>
    </style:style>
    <style:style style:name="T7_75" style:family="text">
      <style:text-properties fo:background-color="#ffffff" fo:color="#0b0c0c" fo:font-size="12pt" style:font-size-asian="12pt" style:font-size-complex="12pt"/>
    </style:style>
    <style:style style:name="T7_76" style:family="text">
      <style:text-properties fo:background-color="#ffffff" fo:color="#0b0c0c" fo:font-size="12pt" style:font-size-asian="12pt" style:font-size-complex="12pt"/>
    </style:style>
    <style:style style:name="T7_77" style:family="text">
      <style:text-properties fo:background-color="#ffffff" fo:color="#0b0c0c" fo:font-size="12pt" style:font-size-asian="12pt" style:font-size-complex="12pt"/>
    </style:style>
    <style:style style:name="T7_78" style:family="text">
      <style:text-properties fo:background-color="#ffffff" fo:color="#0b0c0c" fo:font-size="12pt" style:font-size-asian="12pt" style:font-size-complex="12pt"/>
    </style:style>
    <style:style style:name="P8" style:family="paragraph" style:parent-style-name="Standard">
      <style:paragraph-properties fo:break-before="auto" fo:line-height="132%" fo:margin-top="0cm" style:writing-mode="lr-tb"/>
    </style:style>
    <style:style style:name="T8_1" style:family="text">
      <style:text-properties fo:background-color="#ffffff" fo:color="#0b0c0c" fo:font-size="12pt" style:font-size-asian="12pt" style:font-size-complex="12pt"/>
    </style:style>
    <style:style style:name="T8_2" style:family="text">
      <style:text-properties fo:background-color="#ffffff" fo:color="#0b0c0c" fo:font-size="12pt" style:font-size-asian="12pt" style:font-size-complex="12pt"/>
    </style:style>
    <style:style style:name="T8_3" style:family="text">
      <style:text-properties fo:background-color="#ffffff" fo:color="#0b0c0c" fo:font-size="12pt" style:font-size-asian="12pt" style:font-size-complex="12pt"/>
    </style:style>
    <style:style style:name="T8_4" style:family="text">
      <style:text-properties fo:background-color="#ffffff" fo:color="#0b0c0c" fo:font-size="12pt" style:font-size-asian="12pt" style:font-size-complex="12pt"/>
    </style:style>
    <style:style style:name="T8_5" style:family="text">
      <style:text-properties fo:background-color="#ffffff" fo:color="#0b0c0c" fo:font-size="12pt" style:font-size-asian="12pt" style:font-size-complex="12pt"/>
    </style:style>
    <style:style style:name="T8_6" style:family="text">
      <style:text-properties fo:background-color="#ffffff" fo:color="#0b0c0c" fo:font-size="12pt" style:font-size-asian="12pt" style:font-size-complex="12pt"/>
    </style:style>
    <style:style style:name="T8_7" style:family="text">
      <style:text-properties fo:background-color="#ffffff" fo:color="#0b0c0c" fo:font-size="12pt" style:font-size-asian="12pt" style:font-size-complex="12pt"/>
    </style:style>
    <style:style style:name="T8_8" style:family="text">
      <style:text-properties fo:background-color="#ffffff" fo:color="#0b0c0c" fo:font-size="12pt" style:font-size-asian="12pt" style:font-size-complex="12pt"/>
    </style:style>
    <style:style style:name="T8_9" style:family="text">
      <style:text-properties fo:background-color="#ffffff" fo:color="#0b0c0c" fo:font-size="12pt" style:font-size-asian="12pt" style:font-size-complex="12pt"/>
    </style:style>
    <style:style style:name="T8_10" style:family="text">
      <style:text-properties fo:background-color="#ffffff" fo:color="#0b0c0c" fo:font-size="12pt" style:font-size-asian="12pt" style:font-size-complex="12pt"/>
    </style:style>
    <style:style style:name="T8_11" style:family="text">
      <style:text-properties fo:background-color="#ffffff" fo:color="#0b0c0c" fo:font-size="12pt" style:font-size-asian="12pt" style:font-size-complex="12pt"/>
    </style:style>
    <style:style style:name="T8_12" style:family="text">
      <style:text-properties fo:background-color="#ffffff" fo:color="#0b0c0c" fo:font-size="12pt" style:font-size-asian="12pt" style:font-size-complex="12pt"/>
    </style:style>
    <style:style style:name="T8_13" style:family="text">
      <style:text-properties fo:background-color="#ffffff" fo:color="#0b0c0c" fo:font-size="12pt" style:font-size-asian="12pt" style:font-size-complex="12pt"/>
    </style:style>
    <style:style style:name="T8_14" style:family="text">
      <style:text-properties fo:background-color="#ffffff" fo:color="#0b0c0c" fo:font-size="12pt" style:font-size-asian="12pt" style:font-size-complex="12pt"/>
    </style:style>
    <style:style style:name="T8_15" style:family="text">
      <style:text-properties fo:background-color="#ffffff" fo:color="#0b0c0c" fo:font-size="12pt" style:font-size-asian="12pt" style:font-size-complex="12pt"/>
    </style:style>
    <style:style style:name="T8_16" style:family="text">
      <style:text-properties fo:background-color="#ffffff" fo:color="#0b0c0c" fo:font-size="12pt" style:font-size-asian="12pt" style:font-size-complex="12pt"/>
    </style:style>
    <style:style style:name="T8_17" style:family="text">
      <style:text-properties fo:background-color="#ffffff" fo:color="#0b0c0c" fo:font-size="12pt" style:font-size-asian="12pt" style:font-size-complex="12pt"/>
    </style:style>
    <style:style style:name="T8_18" style:family="text">
      <style:text-properties fo:background-color="#ffffff" fo:color="#0b0c0c" fo:font-size="12pt" style:font-size-asian="12pt" style:font-size-complex="12pt"/>
    </style:style>
    <style:style style:name="T8_19" style:family="text">
      <style:text-properties fo:background-color="#ffffff" fo:color="#0b0c0c" fo:font-size="12pt" style:font-size-asian="12pt" style:font-size-complex="12pt"/>
    </style:style>
    <style:style style:name="T8_20" style:family="text">
      <style:text-properties fo:background-color="#ffffff" fo:color="#0b0c0c" fo:font-size="12pt" style:font-size-asian="12pt" style:font-size-complex="12pt"/>
    </style:style>
    <style:style style:name="T8_21" style:family="text">
      <style:text-properties fo:background-color="#ffffff" fo:color="#0b0c0c" fo:font-size="12pt" style:font-size-asian="12pt" style:font-size-complex="12pt"/>
    </style:style>
    <style:style style:name="T8_22" style:family="text">
      <style:text-properties fo:background-color="#ffffff" fo:color="#0b0c0c" fo:font-size="12pt" style:font-size-asian="12pt" style:font-size-complex="12pt"/>
    </style:style>
    <style:style style:name="T8_23" style:family="text">
      <style:text-properties fo:background-color="#ffffff" fo:color="#0b0c0c" fo:font-size="12pt" style:font-size-asian="12pt" style:font-size-complex="12pt"/>
    </style:style>
    <style:style style:name="T8_24" style:family="text">
      <style:text-properties fo:background-color="#ffffff" fo:color="#0b0c0c" fo:font-size="12pt" style:font-size-asian="12pt" style:font-size-complex="12pt"/>
    </style:style>
    <style:style style:name="T8_25" style:family="text">
      <style:text-properties fo:background-color="#ffffff" fo:color="#0b0c0c" fo:font-size="12pt" style:font-size-asian="12pt" style:font-size-complex="12pt"/>
    </style:style>
    <style:style style:name="T8_26" style:family="text">
      <style:text-properties fo:background-color="#ffffff" fo:color="#0b0c0c" fo:font-size="12pt" style:font-size-asian="12pt" style:font-size-complex="12pt"/>
    </style:style>
    <style:style style:name="T8_27" style:family="text">
      <style:text-properties fo:background-color="#ffffff" fo:color="#0b0c0c" fo:font-size="12pt" style:font-size-asian="12pt" style:font-size-complex="12pt"/>
    </style:style>
    <style:style style:name="T8_28" style:family="text">
      <style:text-properties fo:background-color="#ffffff" fo:color="#0b0c0c" fo:font-size="12pt" style:font-size-asian="12pt" style:font-size-complex="12pt"/>
    </style:style>
    <style:style style:name="T8_29" style:family="text">
      <style:text-properties fo:background-color="#ffffff" fo:color="#0b0c0c" fo:font-size="12pt" style:font-size-asian="12pt" style:font-size-complex="12pt"/>
    </style:style>
    <style:style style:name="T8_30" style:family="text">
      <style:text-properties fo:background-color="#ffffff" fo:color="#0b0c0c" fo:font-size="12pt" style:font-size-asian="12pt" style:font-size-complex="12pt"/>
    </style:style>
    <style:style style:name="T8_31" style:family="text">
      <style:text-properties fo:background-color="#ffffff" fo:color="#0b0c0c" fo:font-size="12pt" style:font-size-asian="12pt" style:font-size-complex="12pt"/>
    </style:style>
    <style:style style:name="T8_32" style:family="text">
      <style:text-properties fo:background-color="#ffffff" fo:color="#0b0c0c" fo:font-size="12pt" style:font-size-asian="12pt" style:font-size-complex="12pt"/>
    </style:style>
    <style:style style:name="T8_33" style:family="text">
      <style:text-properties fo:background-color="#ffffff" fo:color="#0b0c0c" fo:font-size="12pt" style:font-size-asian="12pt" style:font-size-complex="12pt"/>
    </style:style>
    <style:style style:name="T8_34" style:family="text">
      <style:text-properties fo:background-color="#ffffff" fo:color="#0b0c0c" fo:font-size="12pt" style:font-size-asian="12pt" style:font-size-complex="12pt"/>
    </style:style>
    <style:style style:name="T8_35" style:family="text">
      <style:text-properties fo:background-color="#ffffff" fo:color="#0b0c0c" fo:font-size="12pt" style:font-size-asian="12pt" style:font-size-complex="12pt"/>
    </style:style>
    <style:style style:name="T8_36" style:family="text">
      <style:text-properties fo:background-color="#ffffff" fo:color="#0b0c0c" fo:font-size="12pt" style:font-size-asian="12pt" style:font-size-complex="12pt"/>
    </style:style>
    <style:style style:name="T8_37" style:family="text">
      <style:text-properties fo:background-color="#ffffff" fo:color="#0b0c0c" fo:font-size="12pt" style:font-size-asian="12pt" style:font-size-complex="12pt"/>
    </style:style>
    <style:style style:name="T8_38" style:family="text">
      <style:text-properties fo:background-color="#ffffff" fo:color="#0b0c0c" fo:font-size="12pt" style:font-size-asian="12pt" style:font-size-complex="12pt"/>
    </style:style>
    <style:style style:name="T8_39" style:family="text">
      <style:text-properties fo:background-color="#ffffff" fo:color="#0b0c0c" fo:font-size="12pt" style:font-size-asian="12pt" style:font-size-complex="12pt"/>
    </style:style>
    <style:style style:name="T8_40" style:family="text">
      <style:text-properties fo:background-color="#ffffff" fo:color="#0b0c0c" fo:font-size="12pt" style:font-size-asian="12pt" style:font-size-complex="12pt"/>
    </style:style>
    <style:style style:name="T8_41" style:family="text">
      <style:text-properties fo:background-color="#ffffff" fo:color="#0b0c0c" fo:font-size="12pt" style:font-size-asian="12pt" style:font-size-complex="12pt"/>
    </style:style>
    <style:style style:name="T8_42" style:family="text">
      <style:text-properties fo:background-color="#ffffff" fo:color="#0b0c0c" fo:font-size="12pt" style:font-size-asian="12pt" style:font-size-complex="12pt"/>
    </style:style>
    <style:style style:name="T8_43" style:family="text">
      <style:text-properties fo:background-color="#ffffff" fo:color="#0b0c0c" fo:font-size="12pt" style:font-size-asian="12pt" style:font-size-complex="12pt"/>
    </style:style>
    <style:style style:name="P9" style:family="paragraph" style:parent-style-name="Standard">
      <style:paragraph-properties fo:break-before="auto" fo:line-height="132%" fo:margin-top="0cm" style:writing-mode="lr-tb"/>
    </style:style>
    <style:style style:name="T9_1" style:family="text">
      <style:text-properties fo:background-color="#ffffff" fo:color="#0b0c0c" fo:font-size="12pt" style:font-size-asian="12pt" style:font-size-complex="12pt"/>
    </style:style>
    <style:style style:name="T9_2" style:family="text">
      <style:text-properties fo:background-color="#ffffff" fo:color="#0b0c0c" fo:font-size="12pt" style:font-size-asian="12pt" style:font-size-complex="12pt"/>
    </style:style>
    <style:style style:name="T9_3" style:family="text">
      <style:text-properties fo:background-color="#ffffff" fo:color="#0b0c0c" fo:font-size="12pt" style:font-size-asian="12pt" style:font-size-complex="12pt"/>
    </style:style>
    <style:style style:name="T9_4" style:family="text">
      <style:text-properties fo:background-color="#ffffff" fo:color="#0b0c0c" fo:font-size="12pt" style:font-size-asian="12pt" style:font-size-complex="12pt"/>
    </style:style>
    <style:style style:name="T9_5" style:family="text">
      <style:text-properties fo:background-color="#ffffff" fo:color="#0b0c0c" fo:font-size="12pt" style:font-size-asian="12pt" style:font-size-complex="12pt"/>
    </style:style>
    <style:style style:name="T9_6" style:family="text">
      <style:text-properties fo:background-color="#ffffff" fo:color="#0b0c0c" fo:font-size="12pt" style:font-size-asian="12pt" style:font-size-complex="12pt"/>
    </style:style>
    <style:style style:name="T9_7" style:family="text">
      <style:text-properties fo:background-color="#ffffff" fo:color="#0b0c0c" fo:font-size="12pt" style:font-size-asian="12pt" style:font-size-complex="12pt"/>
    </style:style>
    <style:style style:name="T9_8" style:family="text">
      <style:text-properties fo:background-color="#ffffff" fo:color="#0b0c0c" fo:font-size="12pt" style:font-size-asian="12pt" style:font-size-complex="12pt"/>
    </style:style>
    <style:style style:name="T9_9" style:family="text">
      <style:text-properties fo:background-color="#ffffff" fo:color="#0b0c0c" fo:font-size="12pt" style:font-size-asian="12pt" style:font-size-complex="12pt"/>
    </style:style>
    <style:style style:name="T9_10" style:family="text">
      <style:text-properties fo:background-color="#ffffff" fo:color="#0b0c0c" fo:font-size="12pt" style:font-size-asian="12pt" style:font-size-complex="12pt"/>
    </style:style>
    <style:style style:name="T9_11" style:family="text">
      <style:text-properties fo:background-color="#ffffff" fo:color="#0b0c0c" fo:font-size="12pt" style:font-size-asian="12pt" style:font-size-complex="12pt"/>
    </style:style>
    <style:style style:name="T9_12" style:family="text">
      <style:text-properties fo:background-color="#ffffff" fo:color="#0b0c0c" fo:font-size="12pt" style:font-size-asian="12pt" style:font-size-complex="12pt"/>
    </style:style>
    <style:style style:name="T9_13" style:family="text">
      <style:text-properties fo:background-color="#ffffff" fo:color="#0b0c0c" fo:font-size="12pt" style:font-size-asian="12pt" style:font-size-complex="12pt"/>
    </style:style>
    <style:style style:name="T9_14" style:family="text">
      <style:text-properties fo:background-color="#ffffff" fo:color="#0b0c0c" fo:font-size="12pt" style:font-size-asian="12pt" style:font-size-complex="12pt"/>
    </style:style>
    <style:style style:name="T9_15" style:family="text">
      <style:text-properties fo:background-color="#ffffff" fo:color="#0b0c0c" fo:font-size="12pt" style:font-size-asian="12pt" style:font-size-complex="12pt"/>
    </style:style>
    <style:style style:name="T9_16" style:family="text">
      <style:text-properties fo:background-color="#ffffff" fo:color="#0b0c0c" fo:font-size="12pt" style:font-size-asian="12pt" style:font-size-complex="12pt"/>
    </style:style>
    <style:style style:name="T9_17" style:family="text">
      <style:text-properties fo:background-color="#ffffff" fo:color="#0b0c0c" fo:font-size="12pt" style:font-size-asian="12pt" style:font-size-complex="12pt"/>
    </style:style>
    <style:style style:name="T9_18" style:family="text">
      <style:text-properties fo:background-color="#ffffff" fo:color="#0b0c0c" fo:font-size="12pt" style:font-size-asian="12pt" style:font-size-complex="12pt"/>
    </style:style>
    <style:style style:name="T9_19" style:family="text">
      <style:text-properties fo:background-color="#ffffff" fo:color="#0b0c0c" fo:font-size="12pt" style:font-size-asian="12pt" style:font-size-complex="12pt"/>
    </style:style>
    <style:style style:name="T9_20" style:family="text">
      <style:text-properties fo:background-color="#ffffff" fo:color="#0b0c0c" fo:font-size="12pt" style:font-size-asian="12pt" style:font-size-complex="12pt"/>
    </style:style>
    <style:style style:name="T9_21" style:family="text">
      <style:text-properties fo:background-color="#ffffff" fo:color="#0b0c0c" fo:font-size="12pt" style:font-size-asian="12pt" style:font-size-complex="12pt"/>
    </style:style>
    <style:style style:name="T9_22" style:family="text">
      <style:text-properties fo:background-color="#ffffff" fo:color="#0b0c0c" fo:font-size="12pt" style:font-size-asian="12pt" style:font-size-complex="12pt"/>
    </style:style>
    <style:style style:name="T9_23" style:family="text">
      <style:text-properties fo:background-color="#ffffff" fo:color="#0b0c0c" fo:font-size="12pt" style:font-size-asian="12pt" style:font-size-complex="12pt"/>
    </style:style>
    <style:style style:name="T9_24" style:family="text">
      <style:text-properties fo:background-color="#ffffff" fo:color="#0b0c0c" fo:font-size="12pt" style:font-size-asian="12pt" style:font-size-complex="12pt"/>
    </style:style>
    <style:style style:name="T9_25" style:family="text">
      <style:text-properties fo:background-color="#ffffff" fo:color="#0b0c0c" fo:font-size="12pt" style:font-size-asian="12pt" style:font-size-complex="12pt"/>
    </style:style>
    <style:style style:name="T9_26" style:family="text">
      <style:text-properties fo:background-color="#ffffff" fo:color="#0b0c0c" fo:font-size="12pt" style:font-size-asian="12pt" style:font-size-complex="12pt"/>
    </style:style>
    <style:style style:name="T9_27" style:family="text">
      <style:text-properties fo:background-color="#ffffff" fo:color="#0b0c0c" fo:font-size="12pt" style:font-size-asian="12pt" style:font-size-complex="12pt"/>
    </style:style>
    <style:style style:name="T9_28" style:family="text">
      <style:text-properties fo:background-color="#ffffff" fo:color="#0b0c0c" fo:font-size="12pt" style:font-size-asian="12pt" style:font-size-complex="12pt"/>
    </style:style>
    <style:style style:name="T9_29" style:family="text">
      <style:text-properties fo:background-color="#ffffff" fo:color="#0b0c0c" fo:font-size="12pt" style:font-size-asian="12pt" style:font-size-complex="12pt"/>
    </style:style>
    <style:style style:name="T9_30" style:family="text">
      <style:text-properties fo:background-color="#ffffff" fo:color="#0b0c0c" fo:font-size="12pt" style:font-size-asian="12pt" style:font-size-complex="12pt"/>
    </style:style>
    <style:style style:name="T9_31" style:family="text">
      <style:text-properties fo:background-color="#ffffff" fo:color="#0b0c0c" fo:font-size="12pt" style:font-size-asian="12pt" style:font-size-complex="12pt"/>
    </style:style>
    <style:style style:name="T9_32" style:family="text">
      <style:text-properties fo:background-color="#ffffff" fo:color="#0b0c0c" fo:font-size="12pt" style:font-size-asian="12pt" style:font-size-complex="12pt"/>
    </style:style>
    <style:style style:name="T9_33" style:family="text">
      <style:text-properties fo:background-color="#ffffff" fo:color="#0b0c0c" fo:font-size="12pt" style:font-size-asian="12pt" style:font-size-complex="12pt"/>
    </style:style>
    <style:style style:name="T9_34" style:family="text">
      <style:text-properties fo:background-color="#ffffff" fo:color="#0b0c0c" fo:font-size="12pt" style:font-size-asian="12pt" style:font-size-complex="12pt"/>
    </style:style>
    <style:style style:name="T9_35" style:family="text">
      <style:text-properties fo:background-color="#ffffff" fo:color="#0b0c0c" fo:font-size="12pt" style:font-size-asian="12pt" style:font-size-complex="12pt"/>
    </style:style>
    <style:style style:name="T9_36" style:family="text">
      <style:text-properties fo:background-color="#ffffff" fo:color="#0b0c0c" fo:font-size="12pt" style:font-size-asian="12pt" style:font-size-complex="12pt"/>
    </style:style>
    <style:style style:name="T9_37" style:family="text">
      <style:text-properties fo:background-color="#ffffff" fo:color="#0b0c0c" fo:font-size="12pt" style:font-size-asian="12pt" style:font-size-complex="12pt"/>
    </style:style>
    <style:style style:name="T9_38" style:family="text">
      <style:text-properties fo:background-color="#ffffff" fo:color="#0b0c0c" fo:font-size="12pt" style:font-size-asian="12pt" style:font-size-complex="12pt"/>
    </style:style>
    <style:style style:name="T9_39" style:family="text">
      <style:text-properties fo:background-color="#ffffff" fo:color="#0b0c0c" fo:font-size="12pt" style:font-size-asian="12pt" style:font-size-complex="12pt"/>
    </style:style>
    <style:style style:name="T9_40" style:family="text">
      <style:text-properties fo:background-color="#ffffff" fo:color="#0b0c0c" fo:font-size="12pt" style:font-size-asian="12pt" style:font-size-complex="12pt"/>
    </style:style>
    <style:style style:name="T9_41" style:family="text">
      <style:text-properties fo:background-color="#ffffff" fo:color="#0b0c0c" fo:font-size="12pt" style:font-size-asian="12pt" style:font-size-complex="12pt"/>
    </style:style>
    <style:style style:name="T9_42" style:family="text">
      <style:text-properties fo:background-color="#ffffff" fo:color="#0b0c0c" fo:font-size="12pt" style:font-size-asian="12pt" style:font-size-complex="12pt"/>
    </style:style>
    <style:style style:name="T9_43" style:family="text">
      <style:text-properties fo:background-color="#ffffff" fo:color="#0b0c0c" fo:font-size="12pt" style:font-size-asian="12pt" style:font-size-complex="12pt"/>
    </style:style>
    <style:style style:name="T9_44" style:family="text">
      <style:text-properties fo:background-color="#ffffff" fo:color="#0b0c0c" fo:font-size="12pt" style:font-size-asian="12pt" style:font-size-complex="12pt"/>
    </style:style>
    <style:style style:name="T9_45" style:family="text">
      <style:text-properties fo:background-color="#ffffff" fo:color="#0b0c0c" fo:font-size="12pt" style:font-size-asian="12pt" style:font-size-complex="12pt"/>
    </style:style>
    <style:style style:name="T9_46" style:family="text">
      <style:text-properties fo:background-color="#ffffff" fo:color="#0b0c0c" fo:font-size="12pt" style:font-size-asian="12pt" style:font-size-complex="12pt"/>
    </style:style>
    <style:style style:name="T9_47" style:family="text">
      <style:text-properties fo:background-color="#ffffff" fo:color="#0b0c0c" fo:font-size="12pt" style:font-size-asian="12pt" style:font-size-complex="12pt"/>
    </style:style>
    <style:style style:name="P10" style:family="paragraph" style:parent-style-name="Standard">
      <style:paragraph-properties fo:break-before="auto" fo:line-height="132%" fo:margin-top="0cm" style:writing-mode="lr-tb"/>
    </style:style>
    <style:style style:name="T10_1" style:family="text">
      <style:text-properties fo:background-color="#ffffff" fo:color="#0b0c0c" fo:font-size="12pt" style:font-size-asian="12pt" style:font-size-complex="12pt"/>
    </style:style>
    <style:style style:name="T10_2" style:family="text">
      <style:text-properties fo:background-color="#ffffff" fo:color="#0b0c0c" fo:font-size="12pt" style:font-size-asian="12pt" style:font-size-complex="12pt"/>
    </style:style>
    <style:style style:name="T10_3" style:family="text">
      <style:text-properties fo:background-color="#ffffff" fo:color="#0b0c0c" fo:font-size="12pt" style:font-size-asian="12pt" style:font-size-complex="12pt"/>
    </style:style>
    <style:style style:name="T10_4" style:family="text">
      <style:text-properties fo:background-color="#ffffff" fo:color="#0b0c0c" fo:font-size="12pt" style:font-size-asian="12pt" style:font-size-complex="12pt"/>
    </style:style>
    <style:style style:name="T10_5" style:family="text">
      <style:text-properties fo:background-color="#ffffff" fo:color="#0b0c0c" fo:font-size="12pt" style:font-size-asian="12pt" style:font-size-complex="12pt"/>
    </style:style>
    <style:style style:name="T10_6" style:family="text">
      <style:text-properties fo:background-color="#ffffff" fo:color="#0b0c0c" fo:font-size="12pt" style:font-size-asian="12pt" style:font-size-complex="12pt"/>
    </style:style>
    <style:style style:name="T10_7" style:family="text">
      <style:text-properties fo:background-color="#ffffff" fo:color="#0b0c0c" fo:font-size="12pt" style:font-size-asian="12pt" style:font-size-complex="12pt"/>
    </style:style>
    <style:style style:name="T10_8" style:family="text">
      <style:text-properties fo:background-color="#ffffff" fo:color="#0b0c0c" fo:font-size="12pt" style:font-size-asian="12pt" style:font-size-complex="12pt"/>
    </style:style>
    <style:style style:name="T10_9" style:family="text">
      <style:text-properties fo:background-color="#ffffff" fo:color="#0b0c0c" fo:font-size="12pt" style:font-size-asian="12pt" style:font-size-complex="12pt"/>
    </style:style>
    <style:style style:name="T10_10" style:family="text">
      <style:text-properties fo:background-color="#ffffff" fo:color="#0b0c0c" fo:font-size="12pt" style:font-size-asian="12pt" style:font-size-complex="12pt"/>
    </style:style>
    <style:style style:name="T10_11" style:family="text">
      <style:text-properties fo:background-color="#ffffff" fo:color="#0b0c0c" fo:font-size="12pt" style:font-size-asian="12pt" style:font-size-complex="12pt"/>
    </style:style>
    <style:style style:name="T10_12" style:family="text">
      <style:text-properties fo:background-color="#ffffff" fo:color="#0b0c0c" fo:font-size="12pt" style:font-size-asian="12pt" style:font-size-complex="12pt"/>
    </style:style>
    <style:style style:name="T10_13" style:family="text">
      <style:text-properties fo:background-color="#ffffff" fo:color="#0b0c0c" fo:font-size="12pt" style:font-size-asian="12pt" style:font-size-complex="12pt"/>
    </style:style>
    <style:style style:name="T10_14" style:family="text">
      <style:text-properties fo:background-color="#ffffff" fo:color="#0b0c0c" fo:font-size="12pt" style:font-size-asian="12pt" style:font-size-complex="12pt"/>
    </style:style>
    <style:style style:name="T10_15" style:family="text">
      <style:text-properties fo:background-color="#ffffff" fo:color="#0b0c0c" fo:font-size="12pt" style:font-size-asian="12pt" style:font-size-complex="12pt"/>
    </style:style>
    <style:style style:name="T10_16" style:family="text">
      <style:text-properties fo:background-color="#ffffff" fo:color="#0b0c0c" fo:font-size="12pt" style:font-size-asian="12pt" style:font-size-complex="12pt"/>
    </style:style>
    <style:style style:name="T10_17" style:family="text">
      <style:text-properties fo:background-color="#ffffff" fo:color="#0b0c0c" fo:font-size="12pt" style:font-size-asian="12pt" style:font-size-complex="12pt"/>
    </style:style>
    <style:style style:name="T10_18" style:family="text">
      <style:text-properties fo:background-color="#ffffff" fo:color="#0b0c0c" fo:font-size="12pt" style:font-size-asian="12pt" style:font-size-complex="12pt"/>
    </style:style>
    <style:style style:name="T10_19" style:family="text">
      <style:text-properties fo:background-color="#ffffff" fo:color="#0b0c0c" fo:font-size="12pt" style:font-size-asian="12pt" style:font-size-complex="12pt"/>
    </style:style>
    <style:style style:name="T10_20" style:family="text">
      <style:text-properties fo:background-color="#ffffff" fo:color="#0b0c0c" fo:font-size="12pt" style:font-size-asian="12pt" style:font-size-complex="12pt"/>
    </style:style>
    <style:style style:name="T10_21" style:family="text">
      <style:text-properties fo:background-color="#ffffff" fo:color="#0b0c0c" fo:font-size="12pt" style:font-size-asian="12pt" style:font-size-complex="12pt"/>
    </style:style>
    <style:style style:name="T10_22" style:family="text">
      <style:text-properties fo:background-color="#ffffff" fo:color="#0b0c0c" fo:font-size="12pt" style:font-size-asian="12pt" style:font-size-complex="12pt"/>
    </style:style>
    <style:style style:name="T10_23" style:family="text">
      <style:text-properties fo:background-color="#ffffff" fo:color="#0b0c0c" fo:font-size="12pt" style:font-size-asian="12pt" style:font-size-complex="12pt"/>
    </style:style>
    <style:style style:name="T10_24" style:family="text">
      <style:text-properties fo:background-color="#ffffff" fo:color="#0b0c0c" fo:font-size="12pt" style:font-size-asian="12pt" style:font-size-complex="12pt"/>
    </style:style>
    <style:style style:name="T10_25" style:family="text">
      <style:text-properties fo:background-color="#ffffff" fo:color="#0b0c0c" fo:font-size="12pt" style:font-size-asian="12pt" style:font-size-complex="12pt"/>
    </style:style>
    <style:style style:name="P11" style:family="paragraph" style:parent-style-name="Standard">
      <style:paragraph-properties fo:break-before="auto" fo:line-height="132%" fo:margin-top="0cm" style:writing-mode="lr-tb"/>
    </style:style>
    <style:style style:name="T11_1" style:family="text">
      <style:text-properties fo:background-color="#ffffff" fo:color="#0b0c0c" fo:font-size="12pt" style:font-size-asian="12pt" style:font-size-complex="12pt"/>
    </style:style>
    <style:style style:name="T11_2" style:family="text">
      <style:text-properties fo:background-color="#ffffff" fo:color="#0b0c0c" fo:font-size="12pt" style:font-size-asian="12pt" style:font-size-complex="12pt"/>
    </style:style>
    <style:style style:name="T11_3" style:family="text">
      <style:text-properties fo:background-color="#ffffff" fo:color="#0b0c0c" fo:font-size="12pt" style:font-size-asian="12pt" style:font-size-complex="12pt"/>
    </style:style>
    <style:style style:name="T11_4" style:family="text">
      <style:text-properties fo:background-color="#ffffff" fo:color="#0b0c0c" fo:font-size="12pt" style:font-size-asian="12pt" style:font-size-complex="12pt"/>
    </style:style>
    <style:style style:name="T11_5" style:family="text">
      <style:text-properties fo:background-color="#ffffff" fo:color="#0b0c0c" fo:font-size="12pt" style:font-size-asian="12pt" style:font-size-complex="12pt"/>
    </style:style>
    <style:style style:name="T11_6" style:family="text">
      <style:text-properties fo:background-color="#ffffff" fo:color="#0b0c0c" fo:font-size="12pt" style:font-size-asian="12pt" style:font-size-complex="12pt"/>
    </style:style>
    <style:style style:name="T11_7" style:family="text">
      <style:text-properties fo:background-color="#ffffff" fo:color="#0b0c0c" fo:font-size="12pt" style:font-size-asian="12pt" style:font-size-complex="12pt"/>
    </style:style>
    <style:style style:name="T11_8" style:family="text">
      <style:text-properties fo:background-color="#ffffff" fo:color="#0b0c0c" fo:font-size="12pt" style:font-size-asian="12pt" style:font-size-complex="12pt"/>
    </style:style>
    <style:style style:name="T11_9" style:family="text">
      <style:text-properties fo:background-color="#ffffff" fo:color="#0b0c0c" fo:font-size="12pt" style:font-size-asian="12pt" style:font-size-complex="12pt"/>
    </style:style>
    <style:style style:name="T11_10" style:family="text">
      <style:text-properties fo:background-color="#ffffff" fo:color="#0b0c0c" fo:font-size="12pt" style:font-size-asian="12pt" style:font-size-complex="12pt"/>
    </style:style>
    <style:style style:name="T11_11" style:family="text">
      <style:text-properties fo:background-color="#ffffff" fo:color="#0b0c0c" fo:font-size="12pt" style:font-size-asian="12pt" style:font-size-complex="12pt"/>
    </style:style>
    <style:style style:name="T11_12" style:family="text">
      <style:text-properties fo:background-color="#ffffff" fo:color="#0b0c0c" fo:font-size="12pt" style:font-size-asian="12pt" style:font-size-complex="12pt"/>
    </style:style>
    <style:style style:name="T11_13" style:family="text">
      <style:text-properties fo:background-color="#ffffff" fo:color="#0b0c0c" fo:font-size="12pt" style:font-size-asian="12pt" style:font-size-complex="12pt"/>
    </style:style>
    <style:style style:name="T11_14" style:family="text">
      <style:text-properties fo:background-color="#ffffff" fo:color="#0b0c0c" fo:font-size="12pt" style:font-size-asian="12pt" style:font-size-complex="12pt"/>
    </style:style>
    <style:style style:name="T11_15" style:family="text">
      <style:text-properties fo:background-color="#ffffff" fo:color="#0b0c0c" fo:font-size="12pt" style:font-size-asian="12pt" style:font-size-complex="12pt"/>
    </style:style>
    <style:style style:name="T11_16" style:family="text">
      <style:text-properties fo:background-color="#ffffff" fo:color="#0b0c0c" fo:font-size="12pt" style:font-size-asian="12pt" style:font-size-complex="12pt"/>
    </style:style>
    <style:style style:name="T11_17" style:family="text">
      <style:text-properties fo:background-color="#ffffff" fo:color="#0b0c0c" fo:font-size="12pt" style:font-size-asian="12pt" style:font-size-complex="12pt"/>
    </style:style>
    <style:style style:name="T11_18" style:family="text">
      <style:text-properties fo:background-color="#ffffff" fo:color="#0b0c0c" fo:font-size="12pt" style:font-size-asian="12pt" style:font-size-complex="12pt"/>
    </style:style>
    <style:style style:name="T11_19" style:family="text">
      <style:text-properties fo:background-color="#ffffff" fo:color="#0b0c0c" fo:font-size="12pt" style:font-size-asian="12pt" style:font-size-complex="12pt"/>
    </style:style>
    <style:style style:name="T11_20" style:family="text">
      <style:text-properties fo:background-color="#ffffff" fo:color="#0b0c0c" fo:font-size="12pt" style:font-size-asian="12pt" style:font-size-complex="12pt"/>
    </style:style>
    <style:style style:name="T11_21" style:family="text">
      <style:text-properties fo:background-color="#ffffff" fo:color="#0b0c0c" fo:font-size="12pt" style:font-size-asian="12pt" style:font-size-complex="12pt"/>
    </style:style>
    <style:style style:name="T11_22" style:family="text">
      <style:text-properties fo:background-color="#ffffff" fo:color="#0b0c0c" fo:font-size="12pt" style:font-size-asian="12pt" style:font-size-complex="12pt"/>
    </style:style>
    <style:style style:name="T11_23" style:family="text">
      <style:text-properties fo:background-color="#ffffff" fo:color="#0b0c0c" fo:font-size="12pt" style:font-size-asian="12pt" style:font-size-complex="12pt"/>
    </style:style>
    <style:style style:name="T11_24" style:family="text">
      <style:text-properties fo:background-color="#ffffff" fo:color="#0b0c0c" fo:font-size="12pt" style:font-size-asian="12pt" style:font-size-complex="12pt"/>
    </style:style>
    <style:style style:name="T11_25" style:family="text">
      <style:text-properties fo:background-color="#ffffff" fo:color="#0b0c0c" fo:font-size="12pt" style:font-size-asian="12pt" style:font-size-complex="12pt"/>
    </style:style>
    <style:style style:name="T11_26" style:family="text">
      <style:text-properties fo:background-color="#ffffff" fo:color="#0b0c0c" fo:font-size="12pt" style:font-size-asian="12pt" style:font-size-complex="12pt"/>
    </style:style>
    <style:style style:name="T11_27" style:family="text">
      <style:text-properties fo:background-color="#ffffff" fo:color="#0b0c0c" fo:font-size="12pt" style:font-size-asian="12pt" style:font-size-complex="12pt"/>
    </style:style>
    <style:style style:name="T11_28" style:family="text">
      <style:text-properties fo:background-color="#ffffff" fo:color="#0b0c0c" fo:font-size="12pt" style:font-size-asian="12pt" style:font-size-complex="12pt"/>
    </style:style>
    <style:style style:name="T11_29" style:family="text">
      <style:text-properties fo:background-color="#ffffff" fo:color="#0b0c0c" fo:font-size="12pt" style:font-size-asian="12pt" style:font-size-complex="12pt"/>
    </style:style>
    <style:style style:name="T11_30" style:family="text">
      <style:text-properties fo:background-color="#ffffff" fo:color="#0b0c0c" fo:font-size="12pt" style:font-size-asian="12pt" style:font-size-complex="12pt"/>
    </style:style>
    <style:style style:name="T11_31" style:family="text">
      <style:text-properties fo:background-color="#ffffff" fo:color="#0b0c0c" fo:font-size="12pt" style:font-size-asian="12pt" style:font-size-complex="12pt"/>
    </style:style>
    <style:style style:name="T11_32" style:family="text">
      <style:text-properties fo:background-color="#ffffff" fo:color="#0b0c0c" fo:font-size="12pt" style:font-size-asian="12pt" style:font-size-complex="12pt"/>
    </style:style>
    <style:style style:name="T11_33" style:family="text">
      <style:text-properties fo:background-color="#ffffff" fo:color="#0b0c0c" fo:font-size="12pt" style:font-size-asian="12pt" style:font-size-complex="12pt"/>
    </style:style>
    <style:style style:name="P12" style:family="paragraph" style:parent-style-name="Standard">
      <style:paragraph-properties fo:break-before="auto" fo:line-height="132%" fo:margin-top="0cm" style:writing-mode="lr-tb"/>
    </style:style>
    <style:style style:name="T12_1" style:family="text">
      <style:text-properties fo:background-color="#ffffff" fo:color="#0b0c0c" fo:font-size="12pt" style:font-size-asian="12pt" style:font-size-complex="12pt"/>
    </style:style>
    <style:style style:name="T12_2" style:family="text">
      <style:text-properties fo:background-color="#ffffff" fo:color="#0b0c0c" fo:font-size="12pt" style:font-size-asian="12pt" style:font-size-complex="12pt"/>
    </style:style>
    <style:style style:name="T12_3" style:family="text">
      <style:text-properties fo:background-color="#ffffff" fo:color="#0b0c0c" fo:font-size="12pt" style:font-size-asian="12pt" style:font-size-complex="12pt"/>
    </style:style>
    <style:style style:name="T12_4" style:family="text">
      <style:text-properties fo:background-color="#ffffff" fo:color="#0b0c0c" fo:font-size="12pt" style:font-size-asian="12pt" style:font-size-complex="12pt"/>
    </style:style>
    <style:style style:name="T12_5" style:family="text">
      <style:text-properties fo:background-color="#ffffff" fo:color="#0b0c0c" fo:font-size="12pt" style:font-size-asian="12pt" style:font-size-complex="12pt"/>
    </style:style>
    <style:style style:name="T12_6" style:family="text">
      <style:text-properties fo:background-color="#ffffff" fo:color="#0b0c0c" fo:font-size="12pt" style:font-size-asian="12pt" style:font-size-complex="12pt"/>
    </style:style>
    <style:style style:name="T12_7" style:family="text">
      <style:text-properties fo:background-color="#ffffff" fo:color="#0b0c0c" fo:font-size="12pt" style:font-size-asian="12pt" style:font-size-complex="12pt"/>
    </style:style>
    <style:style style:name="T12_8" style:family="text">
      <style:text-properties fo:background-color="#ffffff" fo:color="#0b0c0c" fo:font-size="12pt" style:font-size-asian="12pt" style:font-size-complex="12pt"/>
    </style:style>
    <style:style style:name="T12_9" style:family="text">
      <style:text-properties fo:background-color="#ffffff" fo:color="#0b0c0c" fo:font-size="12pt" style:font-size-asian="12pt" style:font-size-complex="12pt"/>
    </style:style>
    <style:style style:name="T12_10" style:family="text">
      <style:text-properties fo:background-color="#ffffff" fo:color="#0b0c0c" fo:font-size="12pt" style:font-size-asian="12pt" style:font-size-complex="12pt"/>
    </style:style>
    <style:style style:name="T12_11" style:family="text">
      <style:text-properties fo:background-color="#ffffff" fo:color="#0b0c0c" fo:font-size="12pt" style:font-size-asian="12pt" style:font-size-complex="12pt"/>
    </style:style>
    <style:style style:name="T12_12" style:family="text">
      <style:text-properties fo:background-color="#ffffff" fo:color="#0b0c0c" fo:font-size="12pt" style:font-size-asian="12pt" style:font-size-complex="12pt"/>
    </style:style>
    <style:style style:name="T12_13" style:family="text">
      <style:text-properties fo:background-color="#ffffff" fo:color="#0b0c0c" fo:font-size="12pt" style:font-size-asian="12pt" style:font-size-complex="12pt"/>
    </style:style>
    <style:style style:name="T12_14" style:family="text">
      <style:text-properties fo:background-color="#ffffff" fo:color="#0b0c0c" fo:font-size="12pt" style:font-size-asian="12pt" style:font-size-complex="12pt"/>
    </style:style>
    <style:style style:name="T12_15" style:family="text">
      <style:text-properties fo:background-color="#ffffff" fo:color="#0b0c0c" fo:font-size="12pt" style:font-size-asian="12pt" style:font-size-complex="12pt"/>
    </style:style>
    <style:style style:name="T12_16" style:family="text">
      <style:text-properties fo:background-color="#ffffff" fo:color="#0b0c0c" fo:font-size="12pt" style:font-size-asian="12pt" style:font-size-complex="12pt"/>
    </style:style>
    <style:style style:name="T12_17" style:family="text">
      <style:text-properties fo:background-color="#ffffff" fo:color="#0b0c0c" fo:font-size="12pt" style:font-size-asian="12pt" style:font-size-complex="12pt"/>
    </style:style>
    <style:style style:name="T12_18" style:family="text">
      <style:text-properties fo:background-color="#ffffff" fo:color="#0b0c0c" fo:font-size="12pt" style:font-size-asian="12pt" style:font-size-complex="12pt"/>
    </style:style>
    <style:style style:name="T12_19" style:family="text">
      <style:text-properties fo:background-color="#ffffff" fo:color="#0b0c0c" fo:font-size="12pt" style:font-size-asian="12pt" style:font-size-complex="12pt"/>
    </style:style>
    <style:style style:name="T12_20" style:family="text">
      <style:text-properties fo:background-color="#ffffff" fo:color="#0b0c0c" fo:font-size="12pt" style:font-size-asian="12pt" style:font-size-complex="12pt"/>
    </style:style>
    <style:style style:name="T12_21" style:family="text">
      <style:text-properties fo:background-color="#ffffff" fo:color="#0b0c0c" fo:font-size="12pt" style:font-size-asian="12pt" style:font-size-complex="12pt"/>
    </style:style>
    <style:style style:name="T12_22" style:family="text">
      <style:text-properties fo:background-color="#ffffff" fo:color="#0b0c0c" fo:font-size="12pt" style:font-size-asian="12pt" style:font-size-complex="12pt"/>
    </style:style>
    <style:style style:name="T12_23" style:family="text">
      <style:text-properties fo:background-color="#ffffff" fo:color="#0b0c0c" fo:font-size="12pt" style:font-size-asian="12pt" style:font-size-complex="12pt"/>
    </style:style>
    <style:style style:name="T12_24" style:family="text">
      <style:text-properties fo:background-color="#ffffff" fo:color="#0b0c0c" fo:font-size="12pt" style:font-size-asian="12pt" style:font-size-complex="12pt"/>
    </style:style>
    <style:style style:name="T12_25" style:family="text">
      <style:text-properties fo:background-color="#ffffff" fo:color="#0b0c0c" fo:font-size="12pt" style:font-size-asian="12pt" style:font-size-complex="12pt"/>
    </style:style>
    <style:style style:name="T12_26" style:family="text">
      <style:text-properties fo:background-color="#ffffff" fo:color="#0b0c0c" fo:font-size="12pt" style:font-size-asian="12pt" style:font-size-complex="12pt"/>
    </style:style>
    <style:style style:name="T12_27" style:family="text">
      <style:text-properties fo:background-color="#ffffff" fo:color="#0b0c0c" fo:font-size="12pt" style:font-size-asian="12pt" style:font-size-complex="12pt"/>
    </style:style>
    <style:style style:name="T12_28" style:family="text">
      <style:text-properties fo:background-color="#ffffff" fo:color="#0b0c0c" fo:font-size="12pt" style:font-size-asian="12pt" style:font-size-complex="12pt"/>
    </style:style>
    <style:style style:name="T12_29" style:family="text">
      <style:text-properties fo:background-color="#ffffff" fo:color="#0b0c0c" fo:font-size="12pt" style:font-size-asian="12pt" style:font-size-complex="12pt"/>
    </style:style>
    <style:style style:name="T12_30" style:family="text">
      <style:text-properties fo:background-color="#ffffff" fo:color="#0b0c0c" fo:font-size="12pt" style:font-size-asian="12pt" style:font-size-complex="12pt"/>
    </style:style>
    <style:style style:name="T12_31" style:family="text">
      <style:text-properties fo:background-color="#ffffff" fo:color="#0b0c0c" fo:font-size="12pt" style:font-size-asian="12pt" style:font-size-complex="12pt"/>
    </style:style>
    <style:style style:name="T12_32" style:family="text">
      <style:text-properties fo:background-color="#ffffff" fo:color="#0b0c0c" fo:font-size="12pt" style:font-size-asian="12pt" style:font-size-complex="12pt"/>
    </style:style>
    <style:style style:name="T12_33" style:family="text">
      <style:text-properties fo:background-color="#ffffff" fo:color="#0b0c0c" fo:font-size="12pt" style:font-size-asian="12pt" style:font-size-complex="12pt"/>
    </style:style>
    <style:style style:name="T12_34" style:family="text">
      <style:text-properties fo:background-color="#ffffff" fo:color="#0b0c0c" fo:font-size="12pt" style:font-size-asian="12pt" style:font-size-complex="12pt"/>
    </style:style>
    <style:style style:name="T12_35" style:family="text">
      <style:text-properties fo:background-color="#ffffff" fo:color="#0b0c0c" fo:font-size="12pt" style:font-size-asian="12pt" style:font-size-complex="12pt"/>
    </style:style>
    <style:style style:name="T12_36" style:family="text">
      <style:text-properties fo:background-color="#ffffff" fo:color="#0b0c0c" fo:font-size="12pt" style:font-size-asian="12pt" style:font-size-complex="12pt"/>
    </style:style>
    <style:style style:name="T12_37" style:family="text">
      <style:text-properties fo:background-color="#ffffff" fo:color="#0b0c0c" fo:font-size="12pt" style:font-size-asian="12pt" style:font-size-complex="12pt"/>
    </style:style>
    <style:style style:name="T12_38" style:family="text">
      <style:text-properties fo:background-color="#ffffff" fo:color="#0b0c0c" fo:font-size="12pt" style:font-size-asian="12pt" style:font-size-complex="12pt"/>
    </style:style>
    <style:style style:name="T12_39" style:family="text">
      <style:text-properties fo:background-color="#ffffff" fo:color="#0b0c0c" fo:font-size="12pt" style:font-size-asian="12pt" style:font-size-complex="12pt"/>
    </style:style>
    <style:style style:name="T12_40" style:family="text">
      <style:text-properties fo:background-color="#ffffff" fo:color="#0b0c0c" fo:font-size="12pt" style:font-size-asian="12pt" style:font-size-complex="12pt"/>
    </style:style>
    <style:style style:name="T12_41" style:family="text">
      <style:text-properties fo:background-color="#ffffff" fo:color="#0b0c0c" fo:font-size="12pt" style:font-size-asian="12pt" style:font-size-complex="12pt"/>
    </style:style>
    <style:style style:name="T12_42" style:family="text">
      <style:text-properties fo:background-color="#ffffff" fo:color="#0b0c0c" fo:font-size="12pt" style:font-size-asian="12pt" style:font-size-complex="12pt"/>
    </style:style>
    <style:style style:name="T12_43" style:family="text">
      <style:text-properties fo:background-color="#ffffff" fo:color="#0b0c0c" fo:font-size="12pt" style:font-size-asian="12pt" style:font-size-complex="12pt"/>
    </style:style>
    <style:style style:name="P13" style:family="paragraph" style:parent-style-name="Standard">
      <style:paragraph-properties fo:break-before="auto" fo:line-height="132%" fo:margin-top="0cm" style:writing-mode="lr-tb"/>
    </style:style>
    <style:style style:name="T13_1" style:family="text">
      <style:text-properties fo:background-color="#ffffff" fo:color="#0b0c0c" fo:font-size="12pt" style:font-size-asian="12pt" style:font-size-complex="12pt"/>
    </style:style>
    <style:style style:name="T13_2" style:family="text">
      <style:text-properties fo:background-color="#ffffff" fo:color="#0b0c0c" fo:font-size="12pt" style:font-size-asian="12pt" style:font-size-complex="12pt"/>
    </style:style>
    <style:style style:name="T13_3" style:family="text">
      <style:text-properties fo:background-color="#ffffff" fo:color="#0b0c0c" fo:font-size="12pt" style:font-size-asian="12pt" style:font-size-complex="12pt"/>
    </style:style>
    <style:style style:name="T13_4" style:family="text">
      <style:text-properties fo:background-color="#ffffff" fo:color="#0b0c0c" fo:font-size="12pt" style:font-size-asian="12pt" style:font-size-complex="12pt"/>
    </style:style>
    <style:style style:name="T13_5" style:family="text">
      <style:text-properties fo:background-color="#ffffff" fo:color="#0b0c0c" fo:font-size="12pt" style:font-size-asian="12pt" style:font-size-complex="12pt"/>
    </style:style>
    <style:style style:name="T13_6" style:family="text">
      <style:text-properties fo:background-color="#ffffff" fo:color="#0b0c0c" fo:font-size="12pt" style:font-size-asian="12pt" style:font-size-complex="12pt"/>
    </style:style>
    <style:style style:name="T13_7" style:family="text">
      <style:text-properties fo:background-color="#ffffff" fo:color="#0b0c0c" fo:font-size="12pt" style:font-size-asian="12pt" style:font-size-complex="12pt"/>
    </style:style>
    <style:style style:name="T13_8" style:family="text">
      <style:text-properties fo:background-color="#ffffff" fo:color="#0b0c0c" fo:font-size="12pt" style:font-size-asian="12pt" style:font-size-complex="12pt"/>
    </style:style>
    <style:style style:name="T13_9" style:family="text">
      <style:text-properties fo:background-color="#ffffff" fo:color="#0b0c0c" fo:font-size="12pt" style:font-size-asian="12pt" style:font-size-complex="12pt"/>
    </style:style>
    <style:style style:name="T13_10" style:family="text">
      <style:text-properties fo:background-color="#ffffff" fo:color="#0b0c0c" fo:font-size="12pt" style:font-size-asian="12pt" style:font-size-complex="12pt"/>
    </style:style>
    <style:style style:name="T13_11" style:family="text">
      <style:text-properties fo:background-color="#ffffff" fo:color="#0b0c0c" fo:font-size="12pt" style:font-size-asian="12pt" style:font-size-complex="12pt"/>
    </style:style>
    <style:style style:name="T13_12" style:family="text">
      <style:text-properties fo:background-color="#ffffff" fo:color="#0b0c0c" fo:font-size="12pt" style:font-size-asian="12pt" style:font-size-complex="12pt"/>
    </style:style>
    <style:style style:name="T13_13" style:family="text">
      <style:text-properties fo:background-color="#ffffff" fo:color="#0b0c0c" fo:font-size="12pt" style:font-size-asian="12pt" style:font-size-complex="12pt"/>
    </style:style>
    <style:style style:name="T13_14" style:family="text">
      <style:text-properties fo:background-color="#ffffff" fo:color="#0b0c0c" fo:font-size="12pt" style:font-size-asian="12pt" style:font-size-complex="12pt"/>
    </style:style>
    <style:style style:name="T13_15" style:family="text">
      <style:text-properties fo:background-color="#ffffff" fo:color="#0b0c0c" fo:font-size="12pt" style:font-size-asian="12pt" style:font-size-complex="12pt"/>
    </style:style>
    <style:style style:name="T13_16" style:family="text">
      <style:text-properties fo:background-color="#ffffff" fo:color="#0b0c0c" fo:font-size="12pt" style:font-size-asian="12pt" style:font-size-complex="12pt"/>
    </style:style>
    <style:style style:name="T13_17" style:family="text">
      <style:text-properties fo:background-color="#ffffff" fo:color="#0b0c0c" fo:font-size="12pt" style:font-size-asian="12pt" style:font-size-complex="12pt"/>
    </style:style>
    <style:style style:name="T13_18" style:family="text">
      <style:text-properties fo:background-color="#ffffff" fo:color="#0b0c0c" fo:font-size="12pt" style:font-size-asian="12pt" style:font-size-complex="12pt"/>
    </style:style>
    <style:style style:name="T13_19" style:family="text">
      <style:text-properties fo:background-color="#ffffff" fo:color="#0b0c0c" fo:font-size="12pt" style:font-size-asian="12pt" style:font-size-complex="12pt"/>
    </style:style>
    <style:style style:name="T13_20" style:family="text">
      <style:text-properties fo:background-color="#ffffff" fo:color="#0b0c0c" fo:font-size="12pt" style:font-size-asian="12pt" style:font-size-complex="12pt"/>
    </style:style>
    <style:style style:name="T13_21" style:family="text">
      <style:text-properties fo:background-color="#ffffff" fo:color="#0b0c0c" fo:font-size="12pt" style:font-size-asian="12pt" style:font-size-complex="12pt"/>
    </style:style>
    <style:style style:name="T13_22" style:family="text">
      <style:text-properties fo:background-color="#ffffff" fo:color="#0b0c0c" fo:font-size="12pt" style:font-size-asian="12pt" style:font-size-complex="12pt"/>
    </style:style>
    <style:style style:name="T13_23" style:family="text">
      <style:text-properties fo:background-color="#ffffff" fo:color="#0b0c0c" fo:font-size="12pt" style:font-size-asian="12pt" style:font-size-complex="12pt"/>
    </style:style>
    <style:style style:name="T13_24" style:family="text">
      <style:text-properties fo:background-color="#ffffff" fo:color="#0b0c0c" fo:font-size="12pt" style:font-size-asian="12pt" style:font-size-complex="12pt"/>
    </style:style>
    <style:style style:name="T13_25" style:family="text">
      <style:text-properties fo:background-color="#ffffff" fo:color="#0b0c0c" fo:font-size="12pt" style:font-size-asian="12pt" style:font-size-complex="12pt"/>
    </style:style>
    <style:style style:name="T13_26" style:family="text">
      <style:text-properties fo:background-color="#ffffff" fo:color="#0b0c0c" fo:font-size="12pt" style:font-size-asian="12pt" style:font-size-complex="12pt"/>
    </style:style>
    <style:style style:name="T13_27" style:family="text">
      <style:text-properties fo:background-color="#ffffff" fo:color="#0b0c0c" fo:font-size="12pt" style:font-size-asian="12pt" style:font-size-complex="12pt"/>
    </style:style>
    <style:style style:name="P14" style:family="paragraph" style:parent-style-name="Standard">
      <style:paragraph-properties fo:break-before="auto" fo:line-height="132%" fo:margin-top="0cm" style:writing-mode="lr-tb"/>
    </style:style>
    <style:style style:name="T14_1" style:family="text">
      <style:text-properties fo:background-color="#ffffff" fo:color="#0b0c0c" fo:font-size="12pt" style:font-size-asian="12pt" style:font-size-complex="12pt"/>
    </style:style>
    <style:style style:name="T14_2" style:family="text">
      <style:text-properties fo:background-color="#ffffff" fo:color="#0b0c0c" fo:font-size="12pt" style:font-size-asian="12pt" style:font-size-complex="12pt"/>
    </style:style>
    <style:style style:name="T14_3" style:family="text">
      <style:text-properties fo:background-color="#ffffff" fo:color="#0b0c0c" fo:font-size="12pt" style:font-size-asian="12pt" style:font-size-complex="12pt"/>
    </style:style>
    <style:style style:name="T14_4" style:family="text">
      <style:text-properties fo:background-color="#ffffff" fo:color="#0b0c0c" fo:font-size="12pt" style:font-size-asian="12pt" style:font-size-complex="12pt"/>
    </style:style>
    <style:style style:name="T14_5" style:family="text">
      <style:text-properties fo:background-color="#ffffff" fo:color="#0b0c0c" fo:font-size="12pt" style:font-size-asian="12pt" style:font-size-complex="12pt"/>
    </style:style>
    <style:style style:name="T14_6" style:family="text">
      <style:text-properties fo:background-color="#ffffff" fo:color="#0b0c0c" fo:font-size="12pt" style:font-size-asian="12pt" style:font-size-complex="12pt"/>
    </style:style>
    <style:style style:name="T14_7" style:family="text">
      <style:text-properties fo:background-color="#ffffff" fo:color="#0b0c0c" fo:font-size="12pt" style:font-size-asian="12pt" style:font-size-complex="12pt"/>
    </style:style>
    <style:style style:name="T14_8" style:family="text">
      <style:text-properties fo:background-color="#ffffff" fo:color="#0b0c0c" fo:font-size="12pt" style:font-size-asian="12pt" style:font-size-complex="12pt"/>
    </style:style>
    <style:style style:name="T14_9" style:family="text">
      <style:text-properties fo:background-color="#ffffff" fo:color="#0b0c0c" fo:font-size="12pt" style:font-size-asian="12pt" style:font-size-complex="12pt"/>
    </style:style>
    <style:style style:name="T14_10" style:family="text">
      <style:text-properties fo:background-color="#ffffff" fo:color="#0b0c0c" fo:font-size="12pt" style:font-size-asian="12pt" style:font-size-complex="12pt"/>
    </style:style>
    <style:style style:name="T14_11" style:family="text">
      <style:text-properties fo:background-color="#ffffff" fo:color="#0b0c0c" fo:font-size="12pt" style:font-size-asian="12pt" style:font-size-complex="12pt"/>
    </style:style>
    <style:style style:name="T14_12" style:family="text">
      <style:text-properties fo:background-color="#ffffff" fo:color="#0b0c0c" fo:font-size="12pt" style:font-size-asian="12pt" style:font-size-complex="12pt"/>
    </style:style>
    <style:style style:name="T14_13" style:family="text">
      <style:text-properties fo:background-color="#ffffff" fo:color="#0b0c0c" fo:font-size="12pt" style:font-size-asian="12pt" style:font-size-complex="12pt"/>
    </style:style>
    <style:style style:name="T14_14" style:family="text">
      <style:text-properties fo:background-color="#ffffff" fo:color="#0b0c0c" fo:font-size="12pt" style:font-size-asian="12pt" style:font-size-complex="12pt"/>
    </style:style>
    <style:style style:name="T14_15" style:family="text">
      <style:text-properties fo:background-color="#ffffff" fo:color="#0b0c0c" fo:font-size="12pt" style:font-size-asian="12pt" style:font-size-complex="12pt"/>
    </style:style>
    <style:style style:name="T14_16" style:family="text">
      <style:text-properties fo:background-color="#ffffff" fo:color="#0b0c0c" fo:font-size="12pt" style:font-size-asian="12pt" style:font-size-complex="12pt"/>
    </style:style>
    <style:style style:name="T14_17" style:family="text">
      <style:text-properties fo:background-color="#ffffff" fo:color="#0b0c0c" fo:font-size="12pt" style:font-size-asian="12pt" style:font-size-complex="12pt"/>
    </style:style>
    <style:style style:name="T14_18" style:family="text">
      <style:text-properties fo:background-color="#ffffff" fo:color="#0b0c0c" fo:font-size="12pt" style:font-size-asian="12pt" style:font-size-complex="12pt"/>
    </style:style>
    <style:style style:name="T14_19" style:family="text">
      <style:text-properties fo:background-color="#ffffff" fo:color="#0b0c0c" fo:font-size="12pt" style:font-size-asian="12pt" style:font-size-complex="12pt"/>
    </style:style>
    <style:style style:name="T14_20" style:family="text">
      <style:text-properties fo:background-color="#ffffff" fo:color="#0b0c0c" fo:font-size="12pt" style:font-size-asian="12pt" style:font-size-complex="12pt"/>
    </style:style>
    <style:style style:name="T14_21" style:family="text">
      <style:text-properties fo:background-color="#ffffff" fo:color="#0b0c0c" fo:font-size="12pt" style:font-size-asian="12pt" style:font-size-complex="12pt"/>
    </style:style>
    <style:style style:name="T14_22" style:family="text">
      <style:text-properties fo:background-color="#ffffff" fo:color="#0b0c0c" fo:font-size="12pt" style:font-size-asian="12pt" style:font-size-complex="12pt"/>
    </style:style>
    <style:style style:name="T14_23" style:family="text">
      <style:text-properties fo:background-color="#ffffff" fo:color="#0b0c0c" fo:font-size="12pt" style:font-size-asian="12pt" style:font-size-complex="12pt"/>
    </style:style>
    <style:style style:name="T14_24" style:family="text">
      <style:text-properties fo:background-color="#ffffff" fo:color="#0b0c0c" fo:font-size="12pt" style:font-size-asian="12pt" style:font-size-complex="12pt"/>
    </style:style>
    <style:style style:name="T14_25" style:family="text">
      <style:text-properties fo:background-color="#ffffff" fo:color="#0b0c0c" fo:font-size="12pt" style:font-size-asian="12pt" style:font-size-complex="12pt"/>
    </style:style>
    <style:style style:name="T14_26" style:family="text">
      <style:text-properties fo:background-color="#ffffff" fo:color="#0b0c0c" fo:font-size="12pt" style:font-size-asian="12pt" style:font-size-complex="12pt"/>
    </style:style>
    <style:style style:name="T14_27" style:family="text">
      <style:text-properties fo:background-color="#ffffff" fo:color="#0b0c0c" fo:font-size="12pt" style:font-size-asian="12pt" style:font-size-complex="12pt"/>
    </style:style>
    <style:style style:name="T14_28" style:family="text">
      <style:text-properties fo:background-color="#ffffff" fo:color="#0b0c0c" fo:font-size="12pt" style:font-size-asian="12pt" style:font-size-complex="12pt"/>
    </style:style>
    <style:style style:name="T14_29" style:family="text">
      <style:text-properties fo:background-color="#ffffff" fo:color="#0b0c0c" fo:font-size="12pt" style:font-size-asian="12pt" style:font-size-complex="12pt"/>
    </style:style>
    <style:style style:name="T14_30" style:family="text">
      <style:text-properties fo:background-color="#ffffff" fo:color="#0b0c0c" fo:font-size="12pt" style:font-size-asian="12pt" style:font-size-complex="12pt"/>
    </style:style>
    <style:style style:name="T14_31" style:family="text">
      <style:text-properties fo:background-color="#ffffff" fo:color="#0b0c0c" fo:font-size="12pt" style:font-size-asian="12pt" style:font-size-complex="12pt"/>
    </style:style>
    <style:style style:name="T14_32" style:family="text">
      <style:text-properties fo:background-color="#ffffff" fo:color="#0b0c0c" fo:font-size="12pt" style:font-size-asian="12pt" style:font-size-complex="12pt"/>
    </style:style>
    <style:style style:name="T14_33" style:family="text">
      <style:text-properties fo:background-color="#ffffff" fo:color="#0b0c0c" fo:font-size="12pt" style:font-size-asian="12pt" style:font-size-complex="12pt"/>
    </style:style>
    <style:style style:name="T14_34" style:family="text">
      <style:text-properties fo:background-color="#ffffff" fo:color="#0b0c0c" fo:font-size="12pt" style:font-size-asian="12pt" style:font-size-complex="12pt"/>
    </style:style>
    <style:style style:name="T14_35" style:family="text">
      <style:text-properties fo:background-color="#ffffff" fo:color="#0b0c0c" fo:font-size="12pt" style:font-size-asian="12pt" style:font-size-complex="12pt"/>
    </style:style>
    <style:style style:name="T14_36" style:family="text">
      <style:text-properties fo:background-color="#ffffff" fo:color="#0b0c0c" fo:font-size="12pt" style:font-size-asian="12pt" style:font-size-complex="12pt"/>
    </style:style>
    <style:style style:name="T14_37" style:family="text">
      <style:text-properties fo:background-color="#ffffff" fo:color="#0b0c0c" fo:font-size="12pt" style:font-size-asian="12pt" style:font-size-complex="12pt"/>
    </style:style>
    <style:style style:name="T14_38" style:family="text">
      <style:text-properties fo:background-color="#ffffff" fo:color="#0b0c0c" fo:font-size="12pt" style:font-size-asian="12pt" style:font-size-complex="12pt"/>
    </style:style>
    <style:style style:name="T14_39" style:family="text">
      <style:text-properties fo:background-color="#ffffff" fo:color="#0b0c0c" fo:font-size="12pt" style:font-size-asian="12pt" style:font-size-complex="12pt"/>
    </style:style>
    <style:style style:name="T14_40" style:family="text">
      <style:text-properties fo:background-color="#ffffff" fo:color="#0b0c0c" fo:font-size="12pt" style:font-size-asian="12pt" style:font-size-complex="12pt"/>
    </style:style>
    <style:style style:name="T14_41" style:family="text">
      <style:text-properties fo:background-color="#ffffff" fo:color="#0b0c0c" fo:font-size="12pt" style:font-size-asian="12pt" style:font-size-complex="12pt"/>
    </style:style>
    <style:style style:name="T14_42" style:family="text">
      <style:text-properties fo:background-color="#ffffff" fo:color="#0b0c0c" fo:font-size="12pt" style:font-size-asian="12pt" style:font-size-complex="12pt"/>
    </style:style>
    <style:style style:name="T14_43" style:family="text">
      <style:text-properties fo:background-color="#ffffff" fo:color="#0b0c0c" fo:font-size="12pt" style:font-size-asian="12pt" style:font-size-complex="12pt"/>
    </style:style>
    <style:style style:name="T14_44" style:family="text">
      <style:text-properties fo:background-color="#ffffff" fo:color="#0b0c0c" fo:font-size="12pt" style:font-size-asian="12pt" style:font-size-complex="12pt"/>
    </style:style>
    <style:style style:name="T14_45" style:family="text">
      <style:text-properties fo:background-color="#ffffff" fo:color="#0b0c0c" fo:font-size="12pt" style:font-size-asian="12pt" style:font-size-complex="12pt"/>
    </style:style>
    <style:style style:name="P15" style:family="paragraph" style:parent-style-name="Standard">
      <style:paragraph-properties fo:break-before="auto" fo:line-height="132%" fo:margin-top="0cm" style:writing-mode="lr-tb"/>
    </style:style>
    <style:style style:name="T15_1" style:family="text">
      <style:text-properties fo:background-color="#ffffff" fo:color="#0b0c0c" fo:font-size="12pt" style:font-size-asian="12pt" style:font-size-complex="12pt"/>
    </style:style>
    <style:style style:name="T15_2" style:family="text">
      <style:text-properties fo:background-color="#ffffff" fo:color="#0b0c0c" fo:font-size="12pt" style:font-size-asian="12pt" style:font-size-complex="12pt"/>
    </style:style>
    <style:style style:name="T15_3" style:family="text">
      <style:text-properties fo:background-color="#ffffff" fo:color="#0b0c0c" fo:font-size="12pt" style:font-size-asian="12pt" style:font-size-complex="12pt"/>
    </style:style>
    <style:style style:name="T15_4" style:family="text">
      <style:text-properties fo:background-color="#ffffff" fo:color="#0b0c0c" fo:font-size="12pt" style:font-size-asian="12pt" style:font-size-complex="12pt"/>
    </style:style>
    <style:style style:name="T15_5" style:family="text">
      <style:text-properties fo:background-color="#ffffff" fo:color="#0b0c0c" fo:font-size="12pt" style:font-size-asian="12pt" style:font-size-complex="12pt"/>
    </style:style>
    <style:style style:name="T15_6" style:family="text">
      <style:text-properties fo:background-color="#ffffff" fo:color="#0b0c0c" fo:font-size="12pt" style:font-size-asian="12pt" style:font-size-complex="12pt"/>
    </style:style>
    <style:style style:name="T15_7" style:family="text">
      <style:text-properties fo:background-color="#ffffff" fo:color="#0b0c0c" fo:font-size="12pt" style:font-size-asian="12pt" style:font-size-complex="12pt"/>
    </style:style>
    <style:style style:name="T15_8" style:family="text">
      <style:text-properties fo:background-color="#ffffff" fo:color="#0b0c0c" fo:font-size="12pt" style:font-size-asian="12pt" style:font-size-complex="12pt"/>
    </style:style>
    <style:style style:name="T15_9" style:family="text">
      <style:text-properties fo:background-color="#ffffff" fo:color="#0b0c0c" fo:font-size="12pt" style:font-size-asian="12pt" style:font-size-complex="12pt"/>
    </style:style>
    <style:style style:name="T15_10" style:family="text">
      <style:text-properties fo:background-color="#ffffff" fo:color="#0b0c0c" fo:font-size="12pt" style:font-size-asian="12pt" style:font-size-complex="12pt"/>
    </style:style>
    <style:style style:name="T15_11" style:family="text">
      <style:text-properties fo:background-color="#ffffff" fo:color="#0b0c0c" fo:font-size="12pt" style:font-size-asian="12pt" style:font-size-complex="12pt"/>
    </style:style>
    <style:style style:name="T15_12" style:family="text">
      <style:text-properties fo:background-color="#ffffff" fo:color="#0b0c0c" fo:font-size="12pt" style:font-size-asian="12pt" style:font-size-complex="12pt"/>
    </style:style>
    <style:style style:name="T15_13" style:family="text">
      <style:text-properties fo:background-color="#ffffff" fo:color="#0b0c0c" fo:font-size="12pt" style:font-size-asian="12pt" style:font-size-complex="12pt"/>
    </style:style>
    <style:style style:name="T15_14" style:family="text">
      <style:text-properties fo:background-color="#ffffff" fo:color="#0b0c0c" fo:font-size="12pt" style:font-size-asian="12pt" style:font-size-complex="12pt"/>
    </style:style>
    <style:style style:name="T15_15" style:family="text">
      <style:text-properties fo:background-color="#ffffff" fo:color="#0b0c0c" fo:font-size="12pt" style:font-size-asian="12pt" style:font-size-complex="12pt"/>
    </style:style>
    <style:style style:name="T15_16" style:family="text">
      <style:text-properties fo:background-color="#ffffff" fo:color="#0b0c0c" fo:font-size="12pt" style:font-size-asian="12pt" style:font-size-complex="12pt"/>
    </style:style>
    <style:style style:name="T15_17" style:family="text">
      <style:text-properties fo:background-color="#ffffff" fo:color="#0b0c0c" fo:font-size="12pt" style:font-size-asian="12pt" style:font-size-complex="12pt"/>
    </style:style>
    <style:style style:name="T15_18" style:family="text">
      <style:text-properties fo:background-color="#ffffff" fo:color="#0b0c0c" fo:font-size="12pt" style:font-size-asian="12pt" style:font-size-complex="12pt"/>
    </style:style>
    <style:style style:name="T15_19" style:family="text">
      <style:text-properties fo:background-color="#ffffff" fo:color="#0b0c0c" fo:font-size="12pt" style:font-size-asian="12pt" style:font-size-complex="12pt"/>
    </style:style>
    <style:style style:name="T15_20" style:family="text">
      <style:text-properties fo:background-color="#ffffff" fo:color="#0b0c0c" fo:font-size="12pt" style:font-size-asian="12pt" style:font-size-complex="12pt"/>
    </style:style>
    <style:style style:name="T15_21" style:family="text">
      <style:text-properties fo:background-color="#ffffff" fo:color="#0b0c0c" fo:font-size="12pt" style:font-size-asian="12pt" style:font-size-complex="12pt"/>
    </style:style>
    <style:style style:name="T15_22" style:family="text">
      <style:text-properties fo:background-color="#ffffff" fo:color="#0b0c0c" fo:font-size="12pt" style:font-size-asian="12pt" style:font-size-complex="12pt"/>
    </style:style>
    <style:style style:name="T15_23" style:family="text">
      <style:text-properties fo:background-color="#ffffff" fo:color="#0b0c0c" fo:font-size="12pt" style:font-size-asian="12pt" style:font-size-complex="12pt"/>
    </style:style>
    <style:style style:name="T15_24" style:family="text">
      <style:text-properties fo:background-color="#ffffff" fo:color="#0b0c0c" fo:font-size="12pt" style:font-size-asian="12pt" style:font-size-complex="12pt"/>
    </style:style>
    <style:style style:name="T15_25" style:family="text">
      <style:text-properties fo:background-color="#ffffff" fo:color="#0b0c0c" fo:font-size="12pt" style:font-size-asian="12pt" style:font-size-complex="12pt"/>
    </style:style>
    <style:style style:name="T15_26" style:family="text">
      <style:text-properties fo:background-color="#ffffff" fo:color="#0b0c0c" fo:font-size="12pt" style:font-size-asian="12pt" style:font-size-complex="12pt"/>
    </style:style>
    <style:style style:name="T15_27" style:family="text">
      <style:text-properties fo:background-color="#ffffff" fo:color="#0b0c0c" fo:font-size="12pt" style:font-size-asian="12pt" style:font-size-complex="12pt"/>
    </style:style>
    <style:style style:name="T15_28" style:family="text">
      <style:text-properties fo:background-color="#ffffff" fo:color="#0b0c0c" fo:font-size="12pt" style:font-size-asian="12pt" style:font-size-complex="12pt"/>
    </style:style>
    <style:style style:name="T15_29" style:family="text">
      <style:text-properties fo:background-color="#ffffff" fo:color="#0b0c0c" fo:font-size="12pt" style:font-size-asian="12pt" style:font-size-complex="12pt"/>
    </style:style>
    <style:style style:name="T15_30" style:family="text">
      <style:text-properties fo:background-color="#ffffff" fo:color="#0b0c0c" fo:font-size="12pt" style:font-size-asian="12pt" style:font-size-complex="12pt"/>
    </style:style>
    <style:style style:name="T15_31" style:family="text">
      <style:text-properties fo:background-color="#ffffff" fo:color="#0b0c0c" fo:font-size="12pt" style:font-size-asian="12pt" style:font-size-complex="12pt"/>
    </style:style>
    <style:style style:name="T15_32" style:family="text">
      <style:text-properties fo:background-color="#ffffff" fo:color="#0b0c0c" fo:font-size="12pt" style:font-size-asian="12pt" style:font-size-complex="12pt"/>
    </style:style>
    <style:style style:name="T15_33" style:family="text">
      <style:text-properties fo:background-color="#ffffff" fo:color="#0b0c0c" fo:font-size="12pt" style:font-size-asian="12pt" style:font-size-complex="12pt"/>
    </style:style>
    <style:style style:name="P16" style:family="paragraph" style:parent-style-name="Heading_20_2">
      <style:paragraph-properties fo:break-before="auto" fo:line-height="125%" fo:margin-top="0.776cm" fo:margin-bottom="0.247cm" style:writing-mode="lr-tb"/>
    </style:style>
    <style:style style:name="T16_1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6_2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6_3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6_4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6_5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6_6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T16_7" style:family="text">
      <style:text-properties fo:background-color="#ffffff" fo:color="#0b0c0c" style:font-name="Arial" fo:font-size="18pt" style:font-name-asian="Arial" style:font-size-asian="18pt" style:font-name-complex="Arial" style:font-size-complex="18pt"/>
    </style:style>
    <style:style style:name="P17" style:family="paragraph" style:parent-style-name="Standard">
      <style:paragraph-properties fo:break-before="auto" fo:line-height="132%" fo:margin-top="0.071cm" style:writing-mode="lr-tb"/>
    </style:style>
    <style:style style:name="T17_1" style:family="text">
      <style:text-properties fo:background-color="#ffffff" fo:color="#0b0c0c"/>
    </style:style>
    <style:style style:name="T17_2" style:family="text">
      <style:text-properties fo:background-color="#ffffff" fo:color="#0b0c0c"/>
    </style:style>
    <style:style style:name="T17_3" style:family="text">
      <style:text-properties fo:background-color="#ffffff" fo:color="#0b0c0c"/>
    </style:style>
    <style:style style:name="T17_4" style:family="text">
      <style:text-properties fo:background-color="#ffffff" fo:color="#0b0c0c"/>
    </style:style>
    <style:style style:name="T17_5" style:family="text">
      <style:text-properties fo:background-color="#ffffff" fo:color="#0b0c0c"/>
    </style:style>
    <style:style style:name="T17_6" style:family="text">
      <style:text-properties fo:background-color="#ffffff" fo:color="#0b0c0c"/>
    </style:style>
    <style:style style:name="T17_7" style:family="text">
      <style:text-properties fo:background-color="#ffffff" fo:color="#0b0c0c"/>
    </style:style>
    <style:style style:name="P18" style:family="paragraph" style:parent-style-name="Standard">
      <style:paragraph-properties fo:break-before="auto" fo:line-height="132%" fo:margin-top="0.282cm" fo:margin-bottom="0.282cm" style:writing-mode="lr-tb"/>
    </style:style>
    <style:style style:name="T18_1" style:family="text">
      <style:text-properties fo:background-color="#ffffff" fo:color="#0b0c0c"/>
    </style:style>
    <style:style style:name="P19" style:family="paragraph" style:parent-style-name="Standard">
      <style:paragraph-properties fo:break-before="auto" fo:line-height="132%" fo:margin-top="0cm" style:writing-mode="lr-tb"/>
    </style:style>
    <style:style style:name="T19_1" style:family="text">
      <style:text-properties fo:background-color="#ffffff" fo:color="#0b0c0c" fo:font-size="12pt" style:font-size-asian="12pt" style:font-size-complex="12pt"/>
    </style:style>
    <style:style style:name="T19_2" style:family="text">
      <style:text-properties fo:background-color="#ffffff" fo:color="#0b0c0c" fo:font-size="12pt" style:font-size-asian="12pt" style:font-size-complex="12pt"/>
    </style:style>
    <style:style style:name="T19_3" style:family="text">
      <style:text-properties fo:background-color="#ffffff" fo:color="#0b0c0c" fo:font-size="12pt" style:font-size-asian="12pt" style:font-size-complex="12pt"/>
    </style:style>
    <style:style style:name="T19_4" style:family="text">
      <style:text-properties fo:background-color="#ffffff" fo:color="#0b0c0c" fo:font-size="12pt" style:font-size-asian="12pt" style:font-size-complex="12pt"/>
    </style:style>
    <style:style style:name="T19_5" style:family="text">
      <style:text-properties fo:background-color="#ffffff" fo:color="#0b0c0c" fo:font-size="12pt" style:font-size-asian="12pt" style:font-size-complex="12pt"/>
    </style:style>
    <style:style style:name="T19_6" style:family="text">
      <style:text-properties fo:background-color="#ffffff" fo:color="#0b0c0c" fo:font-size="12pt" style:font-size-asian="12pt" style:font-size-complex="12pt"/>
    </style:style>
    <style:style style:name="T19_7" style:family="text">
      <style:text-properties fo:background-color="#ffffff" fo:color="#0b0c0c" fo:font-size="12pt" style:font-size-asian="12pt" style:font-size-complex="12pt"/>
    </style:style>
    <style:style style:name="T19_8" style:family="text">
      <style:text-properties fo:background-color="#ffffff" fo:color="#0b0c0c" fo:font-size="12pt" style:font-size-asian="12pt" style:font-size-complex="12pt"/>
    </style:style>
    <style:style style:name="T19_9" style:family="text">
      <style:text-properties fo:background-color="#ffffff" fo:color="#0b0c0c" fo:font-size="12pt" style:font-size-asian="12pt" style:font-size-complex="12pt"/>
    </style:style>
    <style:style style:name="T19_10" style:family="text">
      <style:text-properties fo:background-color="#ffffff" fo:color="#0b0c0c" fo:font-size="12pt" style:font-size-asian="12pt" style:font-size-complex="12pt"/>
    </style:style>
    <style:style style:name="T19_11" style:family="text">
      <style:text-properties fo:background-color="#ffffff" fo:color="#0b0c0c" fo:font-size="12pt" style:font-size-asian="12pt" style:font-size-complex="12pt"/>
    </style:style>
    <style:style style:name="T19_12" style:family="text">
      <style:text-properties fo:background-color="#ffffff" fo:color="#0b0c0c" fo:font-size="12pt" style:font-size-asian="12pt" style:font-size-complex="12pt"/>
    </style:style>
    <style:style style:name="T19_13" style:family="text">
      <style:text-properties fo:background-color="#ffffff" fo:color="#0b0c0c" fo:font-size="12pt" style:font-size-asian="12pt" style:font-size-complex="12pt"/>
    </style:style>
    <style:style style:name="T19_14" style:family="text">
      <style:text-properties fo:background-color="#ffffff" fo:color="#0b0c0c" fo:font-size="12pt" style:font-size-asian="12pt" style:font-size-complex="12pt"/>
    </style:style>
    <style:style style:name="T19_15" style:family="text">
      <style:text-properties fo:background-color="#ffffff" fo:color="#0b0c0c" fo:font-size="12pt" style:font-size-asian="12pt" style:font-size-complex="12pt"/>
    </style:style>
    <style:style style:name="T19_16" style:family="text">
      <style:text-properties fo:background-color="#ffffff" fo:color="#0b0c0c" fo:font-size="12pt" style:font-size-asian="12pt" style:font-size-complex="12pt"/>
    </style:style>
    <style:style style:name="T19_17" style:family="text">
      <style:text-properties fo:background-color="#ffffff" fo:color="#0b0c0c" fo:font-size="12pt" style:font-size-asian="12pt" style:font-size-complex="12pt"/>
    </style:style>
    <style:style style:name="T19_18" style:family="text">
      <style:text-properties fo:background-color="#ffffff" fo:color="#0b0c0c" fo:font-size="12pt" style:font-size-asian="12pt" style:font-size-complex="12pt"/>
    </style:style>
    <style:style style:name="T19_19" style:family="text">
      <style:text-properties fo:background-color="#ffffff" fo:color="#0b0c0c" fo:font-size="12pt" style:font-size-asian="12pt" style:font-size-complex="12pt"/>
    </style:style>
    <style:style style:name="T19_20" style:family="text">
      <style:text-properties fo:background-color="#ffffff" fo:color="#0b0c0c" fo:font-size="12pt" style:font-size-asian="12pt" style:font-size-complex="12pt"/>
    </style:style>
    <style:style style:name="T19_21" style:family="text">
      <style:text-properties fo:background-color="#ffffff" fo:color="#0b0c0c" fo:font-size="12pt" style:font-size-asian="12pt" style:font-size-complex="12pt"/>
    </style:style>
    <style:style style:name="T19_22" style:family="text">
      <style:text-properties fo:background-color="#ffffff" fo:color="#0b0c0c" fo:font-size="12pt" style:font-size-asian="12pt" style:font-size-complex="12pt"/>
    </style:style>
    <style:style style:name="T19_23" style:family="text">
      <style:text-properties fo:background-color="#ffffff" fo:color="#0b0c0c" fo:font-size="12pt" style:font-size-asian="12pt" style:font-size-complex="12pt"/>
    </style:style>
    <style:style style:name="T19_24" style:family="text">
      <style:text-properties fo:background-color="#ffffff" fo:color="#0b0c0c" fo:font-size="12pt" style:font-size-asian="12pt" style:font-size-complex="12pt"/>
    </style:style>
    <style:style style:name="T19_25" style:family="text">
      <style:text-properties fo:background-color="#ffffff" fo:color="#0b0c0c" fo:font-size="12pt" style:font-size-asian="12pt" style:font-size-complex="12pt"/>
    </style:style>
    <style:style style:name="T19_26" style:family="text">
      <style:text-properties fo:background-color="#ffffff" fo:color="#0b0c0c" fo:font-size="12pt" style:font-size-asian="12pt" style:font-size-complex="12pt"/>
    </style:style>
    <style:style style:name="T19_27" style:family="text">
      <style:text-properties fo:background-color="#ffffff" fo:color="#0b0c0c" fo:font-size="12pt" style:font-size-asian="12pt" style:font-size-complex="12pt"/>
    </style:style>
    <style:style style:name="P20" style:family="paragraph" style:parent-style-name="Standard">
      <style:paragraph-properties fo:break-before="auto" fo:line-height="132%" fo:margin-top="0cm" style:writing-mode="lr-tb"/>
    </style:style>
    <style:style style:name="T20_1" style:family="text">
      <style:text-properties fo:background-color="#ffffff" fo:color="#0b0c0c" fo:font-size="12pt" style:font-size-asian="12pt" style:font-size-complex="12pt"/>
    </style:style>
    <style:style style:name="T20_2" style:family="text">
      <style:text-properties fo:background-color="#ffffff" fo:color="#0b0c0c" fo:font-size="12pt" style:font-size-asian="12pt" style:font-size-complex="12pt"/>
    </style:style>
    <style:style style:name="T20_3" style:family="text">
      <style:text-properties fo:background-color="#ffffff" fo:color="#0b0c0c" fo:font-size="12pt" style:font-size-asian="12pt" style:font-size-complex="12pt"/>
    </style:style>
    <style:style style:name="T20_4" style:family="text">
      <style:text-properties fo:background-color="#ffffff" fo:color="#0b0c0c" fo:font-size="12pt" style:font-size-asian="12pt" style:font-size-complex="12pt"/>
    </style:style>
    <style:style style:name="T20_5" style:family="text">
      <style:text-properties fo:background-color="#ffffff" fo:color="#0b0c0c" fo:font-size="12pt" style:font-size-asian="12pt" style:font-size-complex="12pt"/>
    </style:style>
    <style:style style:name="T20_6" style:family="text">
      <style:text-properties fo:background-color="#ffffff" fo:color="#0b0c0c" fo:font-size="12pt" style:font-size-asian="12pt" style:font-size-complex="12pt"/>
    </style:style>
    <style:style style:name="T20_7" style:family="text">
      <style:text-properties fo:background-color="#ffffff" fo:color="#0b0c0c" fo:font-size="12pt" style:font-size-asian="12pt" style:font-size-complex="12pt"/>
    </style:style>
    <style:style style:name="T20_8" style:family="text">
      <style:text-properties fo:background-color="#ffffff" fo:color="#0b0c0c" fo:font-size="12pt" style:font-size-asian="12pt" style:font-size-complex="12pt"/>
    </style:style>
    <style:style style:name="T20_9" style:family="text">
      <style:text-properties fo:background-color="#ffffff" fo:color="#0b0c0c" fo:font-size="12pt" style:font-size-asian="12pt" style:font-size-complex="12pt"/>
    </style:style>
    <style:style style:name="T20_10" style:family="text">
      <style:text-properties fo:background-color="#ffffff" fo:color="#0b0c0c" fo:font-size="12pt" style:font-size-asian="12pt" style:font-size-complex="12pt"/>
    </style:style>
    <style:style style:name="T20_11" style:family="text">
      <style:text-properties fo:background-color="#ffffff" fo:color="#0b0c0c" fo:font-size="12pt" style:font-size-asian="12pt" style:font-size-complex="12pt"/>
    </style:style>
    <style:style style:name="T20_12" style:family="text">
      <style:text-properties fo:background-color="#ffffff" fo:color="#0b0c0c" fo:font-size="12pt" style:font-size-asian="12pt" style:font-size-complex="12pt"/>
    </style:style>
    <style:style style:name="T20_13" style:family="text">
      <style:text-properties fo:background-color="#ffffff" fo:color="#0b0c0c" fo:font-size="12pt" style:font-size-asian="12pt" style:font-size-complex="12pt"/>
    </style:style>
    <style:style style:name="T20_14" style:family="text">
      <style:text-properties fo:background-color="#ffffff" fo:color="#0b0c0c" fo:font-size="12pt" style:font-size-asian="12pt" style:font-size-complex="12pt"/>
    </style:style>
    <style:style style:name="T20_15" style:family="text">
      <style:text-properties fo:background-color="#ffffff" fo:color="#0b0c0c" fo:font-size="12pt" style:font-size-asian="12pt" style:font-size-complex="12pt"/>
    </style:style>
    <style:style style:name="T20_16" style:family="text">
      <style:text-properties fo:background-color="#ffffff" fo:color="#0b0c0c" fo:font-size="12pt" style:font-size-asian="12pt" style:font-size-complex="12pt"/>
    </style:style>
    <style:style style:name="T20_17" style:family="text">
      <style:text-properties fo:background-color="#ffffff" fo:color="#0b0c0c" fo:font-size="12pt" style:font-size-asian="12pt" style:font-size-complex="12pt"/>
    </style:style>
    <style:style style:name="T20_18" style:family="text">
      <style:text-properties fo:background-color="#ffffff" fo:color="#0b0c0c" fo:font-size="12pt" style:font-size-asian="12pt" style:font-size-complex="12pt"/>
    </style:style>
    <style:style style:name="T20_19" style:family="text">
      <style:text-properties fo:background-color="#ffffff" fo:color="#0b0c0c" fo:font-size="12pt" style:font-size-asian="12pt" style:font-size-complex="12pt"/>
    </style:style>
    <style:style style:name="T20_20" style:family="text">
      <style:text-properties fo:background-color="#ffffff" fo:color="#0b0c0c" fo:font-size="12pt" style:font-size-asian="12pt" style:font-size-complex="12pt"/>
    </style:style>
    <style:style style:name="T20_21" style:family="text">
      <style:text-properties fo:background-color="#ffffff" fo:color="#0b0c0c" fo:font-size="12pt" style:font-size-asian="12pt" style:font-size-complex="12pt"/>
    </style:style>
    <style:style style:name="T20_22" style:family="text">
      <style:text-properties fo:background-color="#ffffff" fo:color="#0b0c0c" fo:font-size="12pt" style:font-size-asian="12pt" style:font-size-complex="12pt"/>
    </style:style>
    <style:style style:name="T20_23" style:family="text">
      <style:text-properties fo:background-color="#ffffff" fo:color="#0b0c0c" fo:font-size="12pt" style:font-size-asian="12pt" style:font-size-complex="12pt"/>
    </style:style>
    <style:style style:name="T20_24" style:family="text">
      <style:text-properties fo:background-color="#ffffff" fo:color="#0b0c0c" fo:font-size="12pt" style:font-size-asian="12pt" style:font-size-complex="12pt"/>
    </style:style>
    <style:style style:name="T20_25" style:family="text">
      <style:text-properties fo:background-color="#ffffff" fo:color="#0b0c0c" fo:font-size="12pt" style:font-size-asian="12pt" style:font-size-complex="12pt"/>
    </style:style>
    <style:style style:name="T20_26" style:family="text">
      <style:text-properties fo:background-color="#ffffff" fo:color="#0b0c0c" fo:font-size="12pt" style:font-size-asian="12pt" style:font-size-complex="12pt"/>
    </style:style>
    <style:style style:name="T20_27" style:family="text">
      <style:text-properties fo:background-color="#ffffff" fo:color="#0b0c0c" fo:font-size="12pt" style:font-size-asian="12pt" style:font-size-complex="12pt"/>
    </style:style>
    <style:style style:name="T20_28" style:family="text">
      <style:text-properties fo:background-color="#ffffff" fo:color="#0b0c0c" fo:font-size="12pt" style:font-size-asian="12pt" style:font-size-complex="12pt"/>
    </style:style>
    <style:style style:name="T20_29" style:family="text">
      <style:text-properties fo:background-color="#ffffff" fo:color="#0b0c0c" fo:font-size="12pt" style:font-size-asian="12pt" style:font-size-complex="12pt"/>
    </style:style>
    <style:style style:name="T20_30" style:family="text">
      <style:text-properties fo:background-color="#ffffff" fo:color="#0b0c0c" fo:font-size="12pt" style:font-size-asian="12pt" style:font-size-complex="12pt"/>
    </style:style>
    <style:style style:name="T20_31" style:family="text">
      <style:text-properties fo:background-color="#ffffff" fo:color="#0b0c0c" fo:font-size="12pt" style:font-size-asian="12pt" style:font-size-complex="12pt"/>
    </style:style>
    <style:style style:name="T20_32" style:family="text">
      <style:text-properties fo:background-color="#ffffff" fo:color="#0b0c0c" fo:font-size="12pt" style:font-size-asian="12pt" style:font-size-complex="12pt"/>
    </style:style>
    <style:style style:name="T20_33" style:family="text">
      <style:text-properties fo:background-color="#ffffff" fo:color="#0b0c0c" fo:font-size="12pt" style:font-size-asian="12pt" style:font-size-complex="12pt"/>
    </style:style>
    <style:style style:name="T20_34" style:family="text">
      <style:text-properties fo:background-color="#ffffff" fo:color="#0b0c0c" fo:font-size="12pt" style:font-size-asian="12pt" style:font-size-complex="12pt"/>
    </style:style>
    <style:style style:name="T20_35" style:family="text">
      <style:text-properties fo:background-color="#ffffff" fo:color="#0b0c0c" fo:font-size="12pt" style:font-size-asian="12pt" style:font-size-complex="12pt"/>
    </style:style>
    <style:style style:name="T20_36" style:family="text">
      <style:text-properties fo:background-color="#ffffff" fo:color="#0b0c0c" fo:font-size="12pt" style:font-size-asian="12pt" style:font-size-complex="12pt"/>
    </style:style>
    <style:style style:name="T20_37" style:family="text">
      <style:text-properties fo:background-color="#ffffff" fo:color="#0b0c0c" fo:font-size="12pt" style:font-size-asian="12pt" style:font-size-complex="12pt"/>
    </style:style>
    <style:style style:name="T20_38" style:family="text">
      <style:text-properties fo:background-color="#ffffff" fo:color="#0b0c0c" fo:font-size="12pt" style:font-size-asian="12pt" style:font-size-complex="12pt"/>
    </style:style>
    <style:style style:name="T20_39" style:family="text">
      <style:text-properties fo:background-color="#ffffff" fo:color="#0b0c0c" fo:font-size="12pt" style:font-size-asian="12pt" style:font-size-complex="12pt"/>
    </style:style>
    <style:style style:name="T20_40" style:family="text">
      <style:text-properties fo:background-color="#ffffff" fo:color="#0b0c0c" fo:font-size="12pt" style:font-size-asian="12pt" style:font-size-complex="12pt"/>
    </style:style>
    <style:style style:name="T20_41" style:family="text">
      <style:text-properties fo:background-color="#ffffff" fo:color="#0b0c0c" fo:font-size="12pt" style:font-size-asian="12pt" style:font-size-complex="12pt"/>
    </style:style>
    <style:style style:name="P21" style:family="paragraph" style:parent-style-name="Standard">
      <style:paragraph-properties fo:break-before="auto" fo:line-height="132%" fo:margin-top="0cm" style:writing-mode="lr-tb"/>
    </style:style>
    <style:style style:name="T21_1" style:family="text">
      <style:text-properties fo:background-color="#ffffff" fo:color="#0b0c0c" fo:font-size="12pt" style:font-size-asian="12pt" style:font-size-complex="12pt"/>
    </style:style>
    <style:style style:name="T21_2" style:family="text">
      <style:text-properties fo:background-color="#ffffff" fo:color="#0b0c0c" fo:font-size="12pt" style:font-size-asian="12pt" style:font-size-complex="12pt"/>
    </style:style>
    <style:style style:name="T21_3" style:family="text">
      <style:text-properties fo:background-color="#ffffff" fo:color="#0b0c0c" fo:font-size="12pt" style:font-size-asian="12pt" style:font-size-complex="12pt"/>
    </style:style>
    <style:style style:name="T21_4" style:family="text">
      <style:text-properties fo:background-color="#ffffff" fo:color="#0b0c0c" fo:font-size="12pt" style:font-size-asian="12pt" style:font-size-complex="12pt"/>
    </style:style>
    <style:style style:name="T21_5" style:family="text">
      <style:text-properties fo:background-color="#ffffff" fo:color="#0b0c0c" fo:font-size="12pt" style:font-size-asian="12pt" style:font-size-complex="12pt"/>
    </style:style>
    <style:style style:name="T21_6" style:family="text">
      <style:text-properties fo:background-color="#ffffff" fo:color="#0b0c0c" fo:font-size="12pt" style:font-size-asian="12pt" style:font-size-complex="12pt"/>
    </style:style>
    <style:style style:name="T21_7" style:family="text">
      <style:text-properties fo:background-color="#ffffff" fo:color="#0b0c0c" fo:font-size="12pt" style:font-size-asian="12pt" style:font-size-complex="12pt"/>
    </style:style>
    <style:style style:name="T21_8" style:family="text">
      <style:text-properties fo:background-color="#ffffff" fo:color="#0b0c0c" fo:font-size="12pt" style:font-size-asian="12pt" style:font-size-complex="12pt"/>
    </style:style>
    <style:style style:name="T21_9" style:family="text">
      <style:text-properties fo:background-color="#ffffff" fo:color="#0b0c0c" fo:font-size="12pt" style:font-size-asian="12pt" style:font-size-complex="12pt"/>
    </style:style>
    <style:style style:name="T21_10" style:family="text">
      <style:text-properties fo:background-color="#ffffff" fo:color="#0b0c0c" fo:font-size="12pt" style:font-size-asian="12pt" style:font-size-complex="12pt"/>
    </style:style>
    <style:style style:name="T21_11" style:family="text">
      <style:text-properties fo:background-color="#ffffff" fo:color="#0b0c0c" fo:font-size="12pt" style:font-size-asian="12pt" style:font-size-complex="12pt"/>
    </style:style>
    <style:style style:name="T21_12" style:family="text">
      <style:text-properties fo:background-color="#ffffff" fo:color="#0b0c0c" fo:font-size="12pt" style:font-size-asian="12pt" style:font-size-complex="12pt"/>
    </style:style>
    <style:style style:name="T21_13" style:family="text">
      <style:text-properties fo:background-color="#ffffff" fo:color="#0b0c0c" fo:font-size="12pt" style:font-size-asian="12pt" style:font-size-complex="12pt"/>
    </style:style>
    <style:style style:name="T21_14" style:family="text">
      <style:text-properties fo:background-color="#ffffff" fo:color="#0b0c0c" fo:font-size="12pt" style:font-size-asian="12pt" style:font-size-complex="12pt"/>
    </style:style>
    <style:style style:name="T21_15" style:family="text">
      <style:text-properties fo:background-color="#ffffff" fo:color="#0b0c0c" fo:font-size="12pt" style:font-size-asian="12pt" style:font-size-complex="12pt"/>
    </style:style>
    <style:style style:name="T21_16" style:family="text">
      <style:text-properties fo:background-color="#ffffff" fo:color="#0b0c0c" fo:font-size="12pt" style:font-size-asian="12pt" style:font-size-complex="12pt"/>
    </style:style>
    <style:style style:name="T21_17" style:family="text">
      <style:text-properties fo:background-color="#ffffff" fo:color="#0b0c0c" fo:font-size="12pt" style:font-size-asian="12pt" style:font-size-complex="12pt"/>
    </style:style>
    <style:style style:name="T21_18" style:family="text">
      <style:text-properties fo:background-color="#ffffff" fo:color="#0b0c0c" fo:font-size="12pt" style:font-size-asian="12pt" style:font-size-complex="12pt"/>
    </style:style>
    <style:style style:name="T21_19" style:family="text">
      <style:text-properties fo:background-color="#ffffff" fo:color="#0b0c0c" fo:font-size="12pt" style:font-size-asian="12pt" style:font-size-complex="12pt"/>
    </style:style>
    <style:style style:name="T21_20" style:family="text">
      <style:text-properties fo:background-color="#ffffff" fo:color="#0b0c0c" fo:font-size="12pt" style:font-size-asian="12pt" style:font-size-complex="12pt"/>
    </style:style>
    <style:style style:name="T21_21" style:family="text">
      <style:text-properties fo:background-color="#ffffff" fo:color="#0b0c0c" fo:font-size="12pt" style:font-size-asian="12pt" style:font-size-complex="12pt"/>
    </style:style>
    <style:style style:name="T21_22" style:family="text">
      <style:text-properties fo:background-color="#ffffff" fo:color="#0b0c0c" fo:font-size="12pt" style:font-size-asian="12pt" style:font-size-complex="12pt"/>
    </style:style>
    <style:style style:name="T21_23" style:family="text">
      <style:text-properties fo:background-color="#ffffff" fo:color="#0b0c0c" fo:font-size="12pt" style:font-size-asian="12pt" style:font-size-complex="12pt"/>
    </style:style>
    <style:style style:name="P22" style:family="paragraph" style:parent-style-name="Standard">
      <style:paragraph-properties fo:break-before="auto" fo:line-height="132%" fo:margin-top="0.282cm" fo:margin-bottom="0.282cm" style:writing-mode="lr-tb"/>
    </style:style>
    <style:style style:name="T22_1" style:family="text">
      <style:text-properties fo:background-color="#ffffff" fo:color="#0b0c0c"/>
    </style:style>
    <style:style style:name="P23" style:family="paragraph" style:parent-style-name="Standard">
      <style:paragraph-properties fo:break-before="auto" fo:line-height="132%" fo:margin-top="0cm" style:writing-mode="lr-tb"/>
    </style:style>
    <style:style style:name="T23_1" style:family="text">
      <style:text-properties fo:background-color="#ffffff" fo:color="#0b0c0c" fo:font-size="12pt" style:font-size-asian="12pt" style:font-size-complex="12pt"/>
    </style:style>
    <style:style style:name="T23_2" style:family="text">
      <style:text-properties fo:background-color="#ffffff" fo:color="#0b0c0c" fo:font-size="12pt" style:font-size-asian="12pt" style:font-size-complex="12pt"/>
    </style:style>
    <style:style style:name="T23_3" style:family="text">
      <style:text-properties fo:background-color="#ffffff" fo:color="#0b0c0c" fo:font-size="12pt" style:font-size-asian="12pt" style:font-size-complex="12pt"/>
    </style:style>
    <style:style style:name="T23_4" style:family="text">
      <style:text-properties fo:background-color="#ffffff" fo:color="#0b0c0c" fo:font-size="12pt" style:font-size-asian="12pt" style:font-size-complex="12pt"/>
    </style:style>
    <style:style style:name="T23_5" style:family="text">
      <style:text-properties fo:background-color="#ffffff" fo:color="#0b0c0c" fo:font-size="12pt" style:font-size-asian="12pt" style:font-size-complex="12pt"/>
    </style:style>
    <style:style style:name="T23_6" style:family="text">
      <style:text-properties fo:background-color="#ffffff" fo:color="#0b0c0c" fo:font-size="12pt" style:font-size-asian="12pt" style:font-size-complex="12pt"/>
    </style:style>
    <style:style style:name="T23_7" style:family="text">
      <style:text-properties fo:background-color="#ffffff" fo:color="#0b0c0c" fo:font-size="12pt" style:font-size-asian="12pt" style:font-size-complex="12pt"/>
    </style:style>
    <style:style style:name="T23_8" style:family="text">
      <style:text-properties fo:background-color="#ffffff" fo:color="#0b0c0c" fo:font-size="12pt" style:font-size-asian="12pt" style:font-size-complex="12pt"/>
    </style:style>
    <style:style style:name="T23_9" style:family="text">
      <style:text-properties fo:background-color="#ffffff" fo:color="#0b0c0c" fo:font-size="12pt" style:font-size-asian="12pt" style:font-size-complex="12pt"/>
    </style:style>
    <style:style style:name="T23_10" style:family="text">
      <style:text-properties fo:background-color="#ffffff" fo:color="#0b0c0c" fo:font-size="12pt" style:font-size-asian="12pt" style:font-size-complex="12pt"/>
    </style:style>
    <style:style style:name="T23_11" style:family="text">
      <style:text-properties fo:background-color="#ffffff" fo:color="#0b0c0c" fo:font-size="12pt" style:font-size-asian="12pt" style:font-size-complex="12pt"/>
    </style:style>
    <style:style style:name="T23_12" style:family="text">
      <style:text-properties fo:background-color="#ffffff" fo:color="#0b0c0c" fo:font-size="12pt" style:font-size-asian="12pt" style:font-size-complex="12pt"/>
    </style:style>
    <style:style style:name="T23_13" style:family="text">
      <style:text-properties fo:background-color="#ffffff" fo:color="#0b0c0c" fo:font-size="12pt" style:font-size-asian="12pt" style:font-size-complex="12pt"/>
    </style:style>
    <style:style style:name="T23_14" style:family="text">
      <style:text-properties fo:background-color="#ffffff" fo:color="#0b0c0c" fo:font-size="12pt" style:font-size-asian="12pt" style:font-size-complex="12pt"/>
    </style:style>
    <style:style style:name="T23_15" style:family="text">
      <style:text-properties fo:background-color="#ffffff" fo:color="#0b0c0c" fo:font-size="12pt" style:font-size-asian="12pt" style:font-size-complex="12pt"/>
    </style:style>
    <style:style style:name="P24" style:family="paragraph" style:parent-style-name="Standard">
      <style:paragraph-properties fo:break-before="auto" fo:line-height="132%" fo:margin-top="0.282cm" style:writing-mode="lr-tb"/>
    </style:style>
    <style:style style:name="T24_1" style:family="text">
      <style:text-properties fo:background-color="#ffffff" fo:color="#0b0c0c"/>
    </style:style>
    <style:style style:name="T24_2" style:family="text">
      <style:text-properties fo:background-color="#ffffff" fo:color="#0b0c0c"/>
    </style:style>
    <style:style style:name="T24_3" style:family="text">
      <style:text-properties fo:background-color="#ffffff" fo:color="#0b0c0c"/>
    </style:style>
    <style:style style:name="T24_4" style:family="text">
      <style:text-properties fo:background-color="#ffffff" fo:color="#0b0c0c"/>
    </style:style>
    <style:style style:name="T24_5" style:family="text">
      <style:text-properties fo:background-color="#ffffff" fo:color="#0b0c0c"/>
    </style:style>
    <style:style style:name="T24_6" style:family="text">
      <style:text-properties fo:background-color="#ffffff" fo:color="#0b0c0c"/>
    </style:style>
    <style:style style:name="T24_7" style:family="text">
      <style:text-properties fo:background-color="#ffffff" fo:color="#0b0c0c"/>
    </style:style>
    <style:style style:name="P25" style:family="paragraph" style:parent-style-name="Standard">
      <style:paragraph-properties fo:break-before="auto" fo:line-height="132%" fo:margin-top="0.282cm" fo:margin-bottom="0.282cm" style:writing-mode="lr-tb"/>
    </style:style>
    <style:style style:name="T25_1" style:family="text">
      <style:text-properties fo:background-color="#ffffff" fo:color="#0b0c0c"/>
    </style:style>
    <style:style style:name="P26" style:family="paragraph" style:parent-style-name="Standard">
      <style:paragraph-properties fo:break-before="auto" fo:line-height="132%" fo:margin-top="0cm" style:writing-mode="lr-tb"/>
    </style:style>
    <style:style style:name="T26_1" style:family="text">
      <style:text-properties fo:background-color="#ffffff" fo:color="#0b0c0c" fo:font-size="12pt" style:font-size-asian="12pt" style:font-size-complex="12pt"/>
    </style:style>
    <style:style style:name="T26_2" style:family="text">
      <style:text-properties fo:background-color="#ffffff" fo:color="#0b0c0c" fo:font-size="12pt" style:font-size-asian="12pt" style:font-size-complex="12pt"/>
    </style:style>
    <style:style style:name="T26_3" style:family="text">
      <style:text-properties fo:background-color="#ffffff" fo:color="#0b0c0c" fo:font-size="12pt" style:font-size-asian="12pt" style:font-size-complex="12pt"/>
    </style:style>
    <style:style style:name="T26_4" style:family="text">
      <style:text-properties fo:background-color="#ffffff" fo:color="#0b0c0c" fo:font-size="12pt" style:font-size-asian="12pt" style:font-size-complex="12pt"/>
    </style:style>
    <style:style style:name="T26_5" style:family="text">
      <style:text-properties fo:background-color="#ffffff" fo:color="#0b0c0c" fo:font-size="12pt" style:font-size-asian="12pt" style:font-size-complex="12pt"/>
    </style:style>
    <style:style style:name="T26_6" style:family="text">
      <style:text-properties fo:background-color="#ffffff" fo:color="#0b0c0c" fo:font-size="12pt" style:font-size-asian="12pt" style:font-size-complex="12pt"/>
    </style:style>
    <style:style style:name="T26_7" style:family="text">
      <style:text-properties fo:background-color="#ffffff" fo:color="#0b0c0c" fo:font-size="12pt" style:font-size-asian="12pt" style:font-size-complex="12pt"/>
    </style:style>
    <style:style style:name="T26_8" style:family="text">
      <style:text-properties fo:background-color="#ffffff" fo:color="#0b0c0c" fo:font-size="12pt" style:font-size-asian="12pt" style:font-size-complex="12pt"/>
    </style:style>
    <style:style style:name="T26_9" style:family="text">
      <style:text-properties fo:background-color="#ffffff" fo:color="#0b0c0c" fo:font-size="12pt" style:font-size-asian="12pt" style:font-size-complex="12pt"/>
    </style:style>
    <style:style style:name="T26_10" style:family="text">
      <style:text-properties fo:background-color="#ffffff" fo:color="#0b0c0c" fo:font-size="12pt" style:font-size-asian="12pt" style:font-size-complex="12pt"/>
    </style:style>
    <style:style style:name="T26_11" style:family="text">
      <style:text-properties fo:background-color="#ffffff" fo:color="#0b0c0c" fo:font-size="12pt" style:font-size-asian="12pt" style:font-size-complex="12pt"/>
    </style:style>
    <style:style style:name="T26_12" style:family="text">
      <style:text-properties fo:background-color="#ffffff" fo:color="#0b0c0c" fo:font-size="12pt" style:font-size-asian="12pt" style:font-size-complex="12pt"/>
    </style:style>
    <style:style style:name="T26_13" style:family="text">
      <style:text-properties fo:background-color="#ffffff" fo:color="#0b0c0c" fo:font-size="12pt" style:font-size-asian="12pt" style:font-size-complex="12pt"/>
    </style:style>
    <style:style style:name="T26_14" style:family="text">
      <style:text-properties fo:background-color="#ffffff" fo:color="#0b0c0c" fo:font-size="12pt" style:font-size-asian="12pt" style:font-size-complex="12pt"/>
    </style:style>
    <style:style style:name="T26_15" style:family="text">
      <style:text-properties fo:background-color="#ffffff" fo:color="#0b0c0c" fo:font-size="12pt" style:font-size-asian="12pt" style:font-size-complex="12pt"/>
    </style:style>
    <style:style style:name="T26_16" style:family="text">
      <style:text-properties fo:background-color="#ffffff" fo:color="#0b0c0c" fo:font-size="12pt" style:font-size-asian="12pt" style:font-size-complex="12pt"/>
    </style:style>
    <style:style style:name="T26_17" style:family="text">
      <style:text-properties fo:background-color="#ffffff" fo:color="#0b0c0c" fo:font-size="12pt" style:font-size-asian="12pt" style:font-size-complex="12pt"/>
    </style:style>
    <style:style style:name="T26_18" style:family="text">
      <style:text-properties fo:background-color="#ffffff" fo:color="#0b0c0c" fo:font-size="12pt" style:font-size-asian="12pt" style:font-size-complex="12pt"/>
    </style:style>
    <style:style style:name="T26_19" style:family="text">
      <style:text-properties fo:background-color="#ffffff" fo:color="#0b0c0c" fo:font-size="12pt" style:font-size-asian="12pt" style:font-size-complex="12pt"/>
    </style:style>
    <style:style style:name="T26_20" style:family="text">
      <style:text-properties fo:background-color="#ffffff" fo:color="#0b0c0c" fo:font-size="12pt" style:font-size-asian="12pt" style:font-size-complex="12pt"/>
    </style:style>
    <style:style style:name="T26_21" style:family="text">
      <style:text-properties fo:background-color="#ffffff" fo:color="#0b0c0c" fo:font-size="12pt" style:font-size-asian="12pt" style:font-size-complex="12pt"/>
    </style:style>
    <style:style style:name="T26_22" style:family="text">
      <style:text-properties fo:background-color="#ffffff" fo:color="#0b0c0c" fo:font-size="12pt" style:font-size-asian="12pt" style:font-size-complex="12pt"/>
    </style:style>
    <style:style style:name="T26_23" style:family="text">
      <style:text-properties fo:background-color="#ffffff" fo:color="#0b0c0c" fo:font-size="12pt" style:font-size-asian="12pt" style:font-size-complex="12pt"/>
    </style:style>
    <style:style style:name="T26_24" style:family="text">
      <style:text-properties fo:background-color="#ffffff" fo:color="#0b0c0c" fo:font-size="12pt" style:font-size-asian="12pt" style:font-size-complex="12pt"/>
    </style:style>
    <style:style style:name="T26_25" style:family="text">
      <style:text-properties fo:background-color="#ffffff" fo:color="#0b0c0c" fo:font-size="12pt" style:font-size-asian="12pt" style:font-size-complex="12pt"/>
    </style:style>
    <style:style style:name="P27" style:family="paragraph" style:parent-style-name="Standard">
      <style:paragraph-properties fo:break-before="auto" fo:line-height="132%" fo:margin-top="0cm" style:writing-mode="lr-tb"/>
    </style:style>
    <style:style style:name="T27_1" style:family="text">
      <style:text-properties fo:background-color="#ffffff" fo:color="#0b0c0c" fo:font-size="12pt" style:font-size-asian="12pt" style:font-size-complex="12pt"/>
    </style:style>
    <style:style style:name="T27_2" style:family="text">
      <style:text-properties fo:background-color="#ffffff" fo:color="#0b0c0c" fo:font-size="12pt" style:font-size-asian="12pt" style:font-size-complex="12pt"/>
    </style:style>
    <style:style style:name="T27_3" style:family="text">
      <style:text-properties fo:background-color="#ffffff" fo:color="#0b0c0c" fo:font-size="12pt" style:font-size-asian="12pt" style:font-size-complex="12pt"/>
    </style:style>
    <style:style style:name="T27_4" style:family="text">
      <style:text-properties fo:background-color="#ffffff" fo:color="#0b0c0c" fo:font-size="12pt" style:font-size-asian="12pt" style:font-size-complex="12pt"/>
    </style:style>
    <style:style style:name="T27_5" style:family="text">
      <style:text-properties fo:background-color="#ffffff" fo:color="#0b0c0c" fo:font-size="12pt" style:font-size-asian="12pt" style:font-size-complex="12pt"/>
    </style:style>
    <style:style style:name="T27_6" style:family="text">
      <style:text-properties fo:background-color="#ffffff" fo:color="#0b0c0c" fo:font-size="12pt" style:font-size-asian="12pt" style:font-size-complex="12pt"/>
    </style:style>
    <style:style style:name="T27_7" style:family="text">
      <style:text-properties fo:background-color="#ffffff" fo:color="#0b0c0c" fo:font-size="12pt" style:font-size-asian="12pt" style:font-size-complex="12pt"/>
    </style:style>
    <style:style style:name="T27_8" style:family="text">
      <style:text-properties fo:background-color="#ffffff" fo:color="#0b0c0c" fo:font-size="12pt" style:font-size-asian="12pt" style:font-size-complex="12pt"/>
    </style:style>
    <style:style style:name="T27_9" style:family="text">
      <style:text-properties fo:background-color="#ffffff" fo:color="#0b0c0c" fo:font-size="12pt" style:font-size-asian="12pt" style:font-size-complex="12pt"/>
    </style:style>
    <style:style style:name="T27_10" style:family="text">
      <style:text-properties fo:background-color="#ffffff" fo:color="#0b0c0c" fo:font-size="12pt" style:font-size-asian="12pt" style:font-size-complex="12pt"/>
    </style:style>
    <style:style style:name="T27_11" style:family="text">
      <style:text-properties fo:background-color="#ffffff" fo:color="#0b0c0c" fo:font-size="12pt" style:font-size-asian="12pt" style:font-size-complex="12pt"/>
    </style:style>
    <style:style style:name="T27_12" style:family="text">
      <style:text-properties fo:background-color="#ffffff" fo:color="#0b0c0c" fo:font-size="12pt" style:font-size-asian="12pt" style:font-size-complex="12pt"/>
    </style:style>
    <style:style style:name="T27_13" style:family="text">
      <style:text-properties fo:background-color="#ffffff" fo:color="#0b0c0c" fo:font-size="12pt" style:font-size-asian="12pt" style:font-size-complex="12pt"/>
    </style:style>
    <style:style style:name="T27_14" style:family="text">
      <style:text-properties fo:background-color="#ffffff" fo:color="#0b0c0c" fo:font-size="12pt" style:font-size-asian="12pt" style:font-size-complex="12pt"/>
    </style:style>
    <style:style style:name="T27_15" style:family="text">
      <style:text-properties fo:background-color="#ffffff" fo:color="#0b0c0c" fo:font-size="12pt" style:font-size-asian="12pt" style:font-size-complex="12pt"/>
    </style:style>
    <style:style style:name="T27_16" style:family="text">
      <style:text-properties fo:background-color="#ffffff" fo:color="#0b0c0c" fo:font-size="12pt" style:font-size-asian="12pt" style:font-size-complex="12pt"/>
    </style:style>
    <style:style style:name="T27_17" style:family="text">
      <style:text-properties fo:background-color="#ffffff" fo:color="#0b0c0c" fo:font-size="12pt" style:font-size-asian="12pt" style:font-size-complex="12pt"/>
    </style:style>
    <style:style style:name="T27_18" style:family="text">
      <style:text-properties fo:background-color="#ffffff" fo:color="#0b0c0c" fo:font-size="12pt" style:font-size-asian="12pt" style:font-size-complex="12pt"/>
    </style:style>
    <style:style style:name="T27_19" style:family="text">
      <style:text-properties fo:background-color="#ffffff" fo:color="#0b0c0c" fo:font-size="12pt" style:font-size-asian="12pt" style:font-size-complex="12pt"/>
    </style:style>
    <style:style style:name="T27_20" style:family="text">
      <style:text-properties fo:background-color="#ffffff" fo:color="#0b0c0c" fo:font-size="12pt" style:font-size-asian="12pt" style:font-size-complex="12pt"/>
    </style:style>
    <style:style style:name="T27_21" style:family="text">
      <style:text-properties fo:background-color="#ffffff" fo:color="#0b0c0c" fo:font-size="12pt" style:font-size-asian="12pt" style:font-size-complex="12pt"/>
    </style:style>
    <style:style style:name="T27_22" style:family="text">
      <style:text-properties fo:background-color="#ffffff" fo:color="#0b0c0c" fo:font-size="12pt" style:font-size-asian="12pt" style:font-size-complex="12pt"/>
    </style:style>
    <style:style style:name="T27_23" style:family="text">
      <style:text-properties fo:background-color="#ffffff" fo:color="#0b0c0c" fo:font-size="12pt" style:font-size-asian="12pt" style:font-size-complex="12pt"/>
    </style:style>
    <style:style style:name="T27_24" style:family="text">
      <style:text-properties fo:background-color="#ffffff" fo:color="#0b0c0c" fo:font-size="12pt" style:font-size-asian="12pt" style:font-size-complex="12pt"/>
    </style:style>
    <style:style style:name="T27_25" style:family="text">
      <style:text-properties fo:background-color="#ffffff" fo:color="#0b0c0c" fo:font-size="12pt" style:font-size-asian="12pt" style:font-size-complex="12pt"/>
    </style:style>
    <style:style style:name="T27_26" style:family="text">
      <style:text-properties fo:background-color="#ffffff" fo:color="#0b0c0c" fo:font-size="12pt" style:font-size-asian="12pt" style:font-size-complex="12pt"/>
    </style:style>
    <style:style style:name="T27_27" style:family="text">
      <style:text-properties fo:background-color="#ffffff" fo:color="#0b0c0c" fo:font-size="12pt" style:font-size-asian="12pt" style:font-size-complex="12pt"/>
    </style:style>
    <style:style style:name="T27_28" style:family="text">
      <style:text-properties fo:background-color="#ffffff" fo:color="#0b0c0c" fo:font-size="12pt" style:font-size-asian="12pt" style:font-size-complex="12pt"/>
    </style:style>
    <style:style style:name="T27_29" style:family="text">
      <style:text-properties fo:background-color="#ffffff" fo:color="#0b0c0c" fo:font-size="12pt" style:font-size-asian="12pt" style:font-size-complex="12pt"/>
    </style:style>
    <style:style style:name="T27_30" style:family="text">
      <style:text-properties fo:background-color="#ffffff" fo:color="#0b0c0c" fo:font-size="12pt" style:font-size-asian="12pt" style:font-size-complex="12pt"/>
    </style:style>
    <style:style style:name="T27_31" style:family="text">
      <style:text-properties fo:background-color="#ffffff" fo:color="#0b0c0c" fo:font-size="12pt" style:font-size-asian="12pt" style:font-size-complex="12pt"/>
    </style:style>
    <style:style style:name="T27_32" style:family="text">
      <style:text-properties fo:background-color="#ffffff" fo:color="#0b0c0c" fo:font-size="12pt" style:font-size-asian="12pt" style:font-size-complex="12pt"/>
    </style:style>
    <style:style style:name="P28" style:family="paragraph" style:parent-style-name="Standard">
      <style:paragraph-properties fo:break-before="auto" fo:line-height="132%" fo:margin-top="0cm" style:writing-mode="lr-tb"/>
    </style:style>
    <style:style style:name="T28_1" style:family="text">
      <style:text-properties fo:background-color="#ffffff" fo:color="#0b0c0c" fo:font-size="12pt" style:font-size-asian="12pt" style:font-size-complex="12pt"/>
    </style:style>
    <style:style style:name="T28_2" style:family="text">
      <style:text-properties fo:background-color="#ffffff" fo:color="#0b0c0c" fo:font-size="12pt" style:font-size-asian="12pt" style:font-size-complex="12pt"/>
    </style:style>
    <style:style style:name="T28_3" style:family="text">
      <style:text-properties fo:background-color="#ffffff" fo:color="#0b0c0c" fo:font-size="12pt" style:font-size-asian="12pt" style:font-size-complex="12pt"/>
    </style:style>
    <style:style style:name="T28_4" style:family="text">
      <style:text-properties fo:background-color="#ffffff" fo:color="#0b0c0c" fo:font-size="12pt" style:font-size-asian="12pt" style:font-size-complex="12pt"/>
    </style:style>
    <style:style style:name="T28_5" style:family="text">
      <style:text-properties fo:background-color="#ffffff" fo:color="#0b0c0c" fo:font-size="12pt" style:font-size-asian="12pt" style:font-size-complex="12pt"/>
    </style:style>
    <style:style style:name="T28_6" style:family="text">
      <style:text-properties fo:background-color="#ffffff" fo:color="#0b0c0c" fo:font-size="12pt" style:font-size-asian="12pt" style:font-size-complex="12pt"/>
    </style:style>
    <style:style style:name="T28_7" style:family="text">
      <style:text-properties fo:background-color="#ffffff" fo:color="#0b0c0c" fo:font-size="12pt" style:font-size-asian="12pt" style:font-size-complex="12pt"/>
    </style:style>
    <style:style style:name="T28_8" style:family="text">
      <style:text-properties fo:background-color="#ffffff" fo:color="#0b0c0c" fo:font-size="12pt" style:font-size-asian="12pt" style:font-size-complex="12pt"/>
    </style:style>
    <style:style style:name="T28_9" style:family="text">
      <style:text-properties fo:background-color="#ffffff" fo:color="#0b0c0c" fo:font-size="12pt" style:font-size-asian="12pt" style:font-size-complex="12pt"/>
    </style:style>
    <style:style style:name="T28_10" style:family="text">
      <style:text-properties fo:background-color="#ffffff" fo:color="#0b0c0c" fo:font-size="12pt" style:font-size-asian="12pt" style:font-size-complex="12pt"/>
    </style:style>
    <style:style style:name="T28_11" style:family="text">
      <style:text-properties fo:background-color="#ffffff" fo:color="#0b0c0c" fo:font-size="12pt" style:font-size-asian="12pt" style:font-size-complex="12pt"/>
    </style:style>
    <style:style style:name="T28_12" style:family="text">
      <style:text-properties fo:background-color="#ffffff" fo:color="#0b0c0c" fo:font-size="12pt" style:font-size-asian="12pt" style:font-size-complex="12pt"/>
    </style:style>
    <style:style style:name="T28_13" style:family="text">
      <style:text-properties fo:background-color="#ffffff" fo:color="#0b0c0c" fo:font-size="12pt" style:font-size-asian="12pt" style:font-size-complex="12pt"/>
    </style:style>
    <style:style style:name="T28_14" style:family="text">
      <style:text-properties fo:background-color="#ffffff" fo:color="#0b0c0c" fo:font-size="12pt" style:font-size-asian="12pt" style:font-size-complex="12pt"/>
    </style:style>
    <style:style style:name="T28_15" style:family="text">
      <style:text-properties fo:background-color="#ffffff" fo:color="#0b0c0c" fo:font-size="12pt" style:font-size-asian="12pt" style:font-size-complex="12pt"/>
    </style:style>
    <style:style style:name="T28_16" style:family="text">
      <style:text-properties fo:background-color="#ffffff" fo:color="#0b0c0c" fo:font-size="12pt" style:font-size-asian="12pt" style:font-size-complex="12pt"/>
    </style:style>
    <style:style style:name="T28_17" style:family="text">
      <style:text-properties fo:background-color="#ffffff" fo:color="#0b0c0c" fo:font-size="12pt" style:font-size-asian="12pt" style:font-size-complex="12pt"/>
    </style:style>
    <style:style style:name="T28_18" style:family="text">
      <style:text-properties fo:background-color="#ffffff" fo:color="#0b0c0c" fo:font-size="12pt" style:font-size-asian="12pt" style:font-size-complex="12pt"/>
    </style:style>
    <style:style style:name="T28_19" style:family="text">
      <style:text-properties fo:background-color="#ffffff" fo:color="#0b0c0c" fo:font-size="12pt" style:font-size-asian="12pt" style:font-size-complex="12pt"/>
    </style:style>
    <style:style style:name="T28_20" style:family="text">
      <style:text-properties fo:background-color="#ffffff" fo:color="#0b0c0c" fo:font-size="12pt" style:font-size-asian="12pt" style:font-size-complex="12pt"/>
    </style:style>
    <style:style style:name="T28_21" style:family="text">
      <style:text-properties fo:background-color="#ffffff" fo:color="#0b0c0c" fo:font-size="12pt" style:font-size-asian="12pt" style:font-size-complex="12pt"/>
    </style:style>
    <style:style style:name="T28_22" style:family="text">
      <style:text-properties fo:background-color="#ffffff" fo:color="#0b0c0c" fo:font-size="12pt" style:font-size-asian="12pt" style:font-size-complex="12pt"/>
    </style:style>
    <style:style style:name="T28_23" style:family="text">
      <style:text-properties fo:background-color="#ffffff" fo:color="#0b0c0c" fo:font-size="12pt" style:font-size-asian="12pt" style:font-size-complex="12pt"/>
    </style:style>
    <style:style style:name="T28_24" style:family="text">
      <style:text-properties fo:background-color="#ffffff" fo:color="#0b0c0c" fo:font-size="12pt" style:font-size-asian="12pt" style:font-size-complex="12pt"/>
    </style:style>
    <style:style style:name="T28_25" style:family="text">
      <style:text-properties fo:background-color="#ffffff" fo:color="#0b0c0c" fo:font-size="12pt" style:font-size-asian="12pt" style:font-size-complex="12pt"/>
    </style:style>
    <style:style style:name="T28_26" style:family="text">
      <style:text-properties fo:background-color="#ffffff" fo:color="#0b0c0c" fo:font-size="12pt" style:font-size-asian="12pt" style:font-size-complex="12pt"/>
    </style:style>
    <style:style style:name="T28_27" style:family="text">
      <style:text-properties fo:background-color="#ffffff" fo:color="#0b0c0c" fo:font-size="12pt" style:font-size-asian="12pt" style:font-size-complex="12pt"/>
    </style:style>
    <style:style style:name="T28_28" style:family="text">
      <style:text-properties fo:background-color="#ffffff" fo:color="#0b0c0c" fo:font-size="12pt" style:font-size-asian="12pt" style:font-size-complex="12pt"/>
    </style:style>
    <style:style style:name="T28_29" style:family="text">
      <style:text-properties fo:background-color="#ffffff" fo:color="#0b0c0c" fo:font-size="12pt" style:font-size-asian="12pt" style:font-size-complex="12pt"/>
    </style:style>
    <style:style style:name="T28_30" style:family="text">
      <style:text-properties fo:background-color="#ffffff" fo:color="#0b0c0c" fo:font-size="12pt" style:font-size-asian="12pt" style:font-size-complex="12pt"/>
    </style:style>
    <style:style style:name="T28_31" style:family="text">
      <style:text-properties fo:background-color="#ffffff" fo:color="#0b0c0c" fo:font-size="12pt" style:font-size-asian="12pt" style:font-size-complex="12pt"/>
    </style:style>
    <style:style style:name="T28_32" style:family="text">
      <style:text-properties fo:background-color="#ffffff" fo:color="#0b0c0c" fo:font-size="12pt" style:font-size-asian="12pt" style:font-size-complex="12pt"/>
    </style:style>
    <style:style style:name="T28_33" style:family="text">
      <style:text-properties fo:background-color="#ffffff" fo:color="#0b0c0c" fo:font-size="12pt" style:font-size-asian="12pt" style:font-size-complex="12pt"/>
    </style:style>
    <style:style style:name="T28_34" style:family="text">
      <style:text-properties fo:background-color="#ffffff" fo:color="#0b0c0c" fo:font-size="12pt" style:font-size-asian="12pt" style:font-size-complex="12pt"/>
    </style:style>
    <style:style style:name="T28_35" style:family="text">
      <style:text-properties fo:background-color="#ffffff" fo:color="#0b0c0c" fo:font-size="12pt" style:font-size-asian="12pt" style:font-size-complex="12pt"/>
    </style:style>
    <style:style style:name="T28_36" style:family="text">
      <style:text-properties fo:background-color="#ffffff" fo:color="#0b0c0c" fo:font-size="12pt" style:font-size-asian="12pt" style:font-size-complex="12pt"/>
    </style:style>
    <style:style style:name="T28_37" style:family="text">
      <style:text-properties fo:background-color="#ffffff" fo:color="#0b0c0c" fo:font-size="12pt" style:font-size-asian="12pt" style:font-size-complex="12pt"/>
    </style:style>
    <style:style style:name="T28_38" style:family="text">
      <style:text-properties fo:background-color="#ffffff" fo:color="#0b0c0c" fo:font-size="12pt" style:font-size-asian="12pt" style:font-size-complex="12pt"/>
    </style:style>
    <style:style style:name="T28_39" style:family="text">
      <style:text-properties fo:background-color="#ffffff" fo:color="#0b0c0c" fo:font-size="12pt" style:font-size-asian="12pt" style:font-size-complex="12pt"/>
    </style:style>
    <style:style style:name="T28_40" style:family="text">
      <style:text-properties fo:background-color="#ffffff" fo:color="#0b0c0c" fo:font-size="12pt" style:font-size-asian="12pt" style:font-size-complex="12pt"/>
    </style:style>
    <style:style style:name="T28_41" style:family="text">
      <style:text-properties fo:background-color="#ffffff" fo:color="#0b0c0c" fo:font-size="12pt" style:font-size-asian="12pt" style:font-size-complex="12pt"/>
    </style:style>
    <style:style style:name="T28_42" style:family="text">
      <style:text-properties fo:background-color="#ffffff" fo:color="#0b0c0c" fo:font-size="12pt" style:font-size-asian="12pt" style:font-size-complex="12pt"/>
    </style:style>
    <style:style style:name="T28_43" style:family="text">
      <style:text-properties fo:background-color="#ffffff" fo:color="#0b0c0c" fo:font-size="12pt" style:font-size-asian="12pt" style:font-size-complex="12pt"/>
    </style:style>
    <style:style style:name="T28_44" style:family="text">
      <style:text-properties fo:background-color="#ffffff" fo:color="#0b0c0c" fo:font-size="12pt" style:font-size-asian="12pt" style:font-size-complex="12pt"/>
    </style:style>
    <style:style style:name="T28_45" style:family="text">
      <style:text-properties fo:background-color="#ffffff" fo:color="#0b0c0c" fo:font-size="12pt" style:font-size-asian="12pt" style:font-size-complex="12pt"/>
    </style:style>
    <style:style style:name="P29" style:family="paragraph" style:parent-style-name="Standard">
      <style:paragraph-properties fo:break-before="auto" fo:line-height="132%" fo:margin-top="0cm" style:writing-mode="lr-tb"/>
    </style:style>
    <style:style style:name="T29_1" style:family="text">
      <style:text-properties fo:background-color="#ffffff" fo:color="#0b0c0c" fo:font-size="12pt" style:font-size-asian="12pt" style:font-size-complex="12pt"/>
    </style:style>
    <style:style style:name="T29_2" style:family="text">
      <style:text-properties fo:background-color="#ffffff" fo:color="#0b0c0c" fo:font-size="12pt" style:font-size-asian="12pt" style:font-size-complex="12pt"/>
    </style:style>
    <style:style style:name="T29_3" style:family="text">
      <style:text-properties fo:background-color="#ffffff" fo:color="#0b0c0c" fo:font-size="12pt" style:font-size-asian="12pt" style:font-size-complex="12pt"/>
    </style:style>
    <style:style style:name="T29_4" style:family="text">
      <style:text-properties fo:background-color="#ffffff" fo:color="#0b0c0c" fo:font-size="12pt" style:font-size-asian="12pt" style:font-size-complex="12pt"/>
    </style:style>
    <style:style style:name="T29_5" style:family="text">
      <style:text-properties fo:background-color="#ffffff" fo:color="#0b0c0c" fo:font-size="12pt" style:font-size-asian="12pt" style:font-size-complex="12pt"/>
    </style:style>
    <style:style style:name="T29_6" style:family="text">
      <style:text-properties fo:background-color="#ffffff" fo:color="#0b0c0c" fo:font-size="12pt" style:font-size-asian="12pt" style:font-size-complex="12pt"/>
    </style:style>
    <style:style style:name="T29_7" style:family="text">
      <style:text-properties fo:background-color="#ffffff" fo:color="#0b0c0c" fo:font-size="12pt" style:font-size-asian="12pt" style:font-size-complex="12pt"/>
    </style:style>
    <style:style style:name="T29_8" style:family="text">
      <style:text-properties fo:background-color="#ffffff" fo:color="#0b0c0c" fo:font-size="12pt" style:font-size-asian="12pt" style:font-size-complex="12pt"/>
    </style:style>
    <style:style style:name="T29_9" style:family="text">
      <style:text-properties fo:background-color="#ffffff" fo:color="#0b0c0c" fo:font-size="12pt" style:font-size-asian="12pt" style:font-size-complex="12pt"/>
    </style:style>
    <style:style style:name="T29_10" style:family="text">
      <style:text-properties fo:background-color="#ffffff" fo:color="#0b0c0c" fo:font-size="12pt" style:font-size-asian="12pt" style:font-size-complex="12pt"/>
    </style:style>
    <style:style style:name="T29_11" style:family="text">
      <style:text-properties fo:background-color="#ffffff" fo:color="#0b0c0c" fo:font-size="12pt" style:font-size-asian="12pt" style:font-size-complex="12pt"/>
    </style:style>
    <style:style style:name="T29_12" style:family="text">
      <style:text-properties fo:background-color="#ffffff" fo:color="#0b0c0c" fo:font-size="12pt" style:font-size-asian="12pt" style:font-size-complex="12pt"/>
    </style:style>
    <style:style style:name="T29_13" style:family="text">
      <style:text-properties fo:background-color="#ffffff" fo:color="#0b0c0c" fo:font-size="12pt" style:font-size-asian="12pt" style:font-size-complex="12pt"/>
    </style:style>
    <style:style style:name="T29_14" style:family="text">
      <style:text-properties fo:background-color="#ffffff" fo:color="#0b0c0c" fo:font-size="12pt" style:font-size-asian="12pt" style:font-size-complex="12pt"/>
    </style:style>
    <style:style style:name="T29_15" style:family="text">
      <style:text-properties fo:background-color="#ffffff" fo:color="#0b0c0c" fo:font-size="12pt" style:font-size-asian="12pt" style:font-size-complex="12pt"/>
    </style:style>
    <style:style style:name="T29_16" style:family="text">
      <style:text-properties fo:background-color="#ffffff" fo:color="#0b0c0c" fo:font-size="12pt" style:font-size-asian="12pt" style:font-size-complex="12pt"/>
    </style:style>
    <style:style style:name="T29_17" style:family="text">
      <style:text-properties fo:background-color="#ffffff" fo:color="#0b0c0c" fo:font-size="12pt" style:font-size-asian="12pt" style:font-size-complex="12pt"/>
    </style:style>
    <style:style style:name="T29_18" style:family="text">
      <style:text-properties fo:background-color="#ffffff" fo:color="#0b0c0c" fo:font-size="12pt" style:font-size-asian="12pt" style:font-size-complex="12pt"/>
    </style:style>
    <style:style style:name="T29_19" style:family="text">
      <style:text-properties fo:background-color="#ffffff" fo:color="#0b0c0c" fo:font-size="12pt" style:font-size-asian="12pt" style:font-size-complex="12pt"/>
    </style:style>
    <style:style style:name="T29_20" style:family="text">
      <style:text-properties fo:background-color="#ffffff" fo:color="#0b0c0c" fo:font-size="12pt" style:font-size-asian="12pt" style:font-size-complex="12pt"/>
    </style:style>
    <style:style style:name="T29_21" style:family="text">
      <style:text-properties fo:background-color="#ffffff" fo:color="#0b0c0c" fo:font-size="12pt" style:font-size-asian="12pt" style:font-size-complex="12pt"/>
    </style:style>
    <style:style style:name="T29_22" style:family="text">
      <style:text-properties fo:background-color="#ffffff" fo:color="#0b0c0c" fo:font-size="12pt" style:font-size-asian="12pt" style:font-size-complex="12pt"/>
    </style:style>
    <style:style style:name="T29_23" style:family="text">
      <style:text-properties fo:background-color="#ffffff" fo:color="#0b0c0c" fo:font-size="12pt" style:font-size-asian="12pt" style:font-size-complex="12pt"/>
    </style:style>
    <style:style style:name="T29_24" style:family="text">
      <style:text-properties fo:background-color="#ffffff" fo:color="#0b0c0c" fo:font-size="12pt" style:font-size-asian="12pt" style:font-size-complex="12pt"/>
    </style:style>
    <style:style style:name="T29_25" style:family="text">
      <style:text-properties fo:background-color="#ffffff" fo:color="#0b0c0c" fo:font-size="12pt" style:font-size-asian="12pt" style:font-size-complex="12pt"/>
    </style:style>
    <style:style style:name="T29_26" style:family="text">
      <style:text-properties fo:background-color="#ffffff" fo:color="#0b0c0c" fo:font-size="12pt" style:font-size-asian="12pt" style:font-size-complex="12pt"/>
    </style:style>
    <style:style style:name="T29_27" style:family="text">
      <style:text-properties fo:background-color="#ffffff" fo:color="#0b0c0c" fo:font-size="12pt" style:font-size-asian="12pt" style:font-size-complex="12pt"/>
    </style:style>
    <style:style style:name="T29_28" style:family="text">
      <style:text-properties fo:background-color="#ffffff" fo:color="#0b0c0c" fo:font-size="12pt" style:font-size-asian="12pt" style:font-size-complex="12pt"/>
    </style:style>
    <style:style style:name="T29_29" style:family="text">
      <style:text-properties fo:background-color="#ffffff" fo:color="#0b0c0c" fo:font-size="12pt" style:font-size-asian="12pt" style:font-size-complex="12pt"/>
    </style:style>
    <style:style style:name="T29_30" style:family="text">
      <style:text-properties fo:background-color="#ffffff" fo:color="#0b0c0c" fo:font-size="12pt" style:font-size-asian="12pt" style:font-size-complex="12pt"/>
    </style:style>
    <style:style style:name="T29_31" style:family="text">
      <style:text-properties fo:background-color="#ffffff" fo:color="#0b0c0c" fo:font-size="12pt" style:font-size-asian="12pt" style:font-size-complex="12pt"/>
    </style:style>
    <style:style style:name="T29_32" style:family="text">
      <style:text-properties fo:background-color="#ffffff" fo:color="#0b0c0c" fo:font-size="12pt" style:font-size-asian="12pt" style:font-size-complex="12pt"/>
    </style:style>
    <style:style style:name="T29_33" style:family="text">
      <style:text-properties fo:background-color="#ffffff" fo:color="#0b0c0c" fo:font-size="12pt" style:font-size-asian="12pt" style:font-size-complex="12pt"/>
    </style:style>
    <style:style style:name="P30" style:family="paragraph" style:parent-style-name="Standard">
      <style:paragraph-properties fo:break-before="auto" fo:line-height="132%" fo:margin-top="0.282cm" style:writing-mode="lr-tb"/>
    </style:style>
    <style:style style:name="T30_1" style:family="text">
      <style:text-properties fo:background-color="#ffffff" fo:color="#0b0c0c"/>
    </style:style>
    <style:style style:name="T30_2" style:family="text">
      <style:text-properties fo:background-color="#ffffff" fo:color="#0b0c0c"/>
    </style:style>
    <style:style style:name="T30_3" style:family="text">
      <style:text-properties fo:background-color="#ffffff" fo:color="#0b0c0c"/>
    </style:style>
    <style:style style:name="T30_4" style:family="text">
      <style:text-properties fo:background-color="#ffffff" fo:color="#0b0c0c"/>
    </style:style>
    <style:style style:name="T30_5" style:family="text">
      <style:text-properties fo:background-color="#ffffff" fo:color="#0b0c0c"/>
    </style:style>
    <style:style style:name="P31" style:family="paragraph" style:parent-style-name="Standard">
      <style:paragraph-properties fo:break-before="auto" fo:line-height="132%" fo:margin-top="0.282cm" fo:margin-bottom="0.282cm" style:writing-mode="lr-tb"/>
    </style:style>
    <style:style style:name="T31_1" style:family="text">
      <style:text-properties fo:background-color="#ffffff" fo:color="#0b0c0c"/>
    </style:style>
    <style:style style:name="P32" style:family="paragraph" style:parent-style-name="Standard">
      <style:paragraph-properties fo:break-before="auto" fo:line-height="132%" fo:margin-top="0cm" style:writing-mode="lr-tb"/>
    </style:style>
    <style:style style:name="T32_1" style:family="text">
      <style:text-properties fo:background-color="#ffffff" fo:color="#0b0c0c" fo:font-size="12pt" style:font-size-asian="12pt" style:font-size-complex="12pt"/>
    </style:style>
    <style:style style:name="T32_2" style:family="text">
      <style:text-properties fo:background-color="#ffffff" fo:color="#0b0c0c" fo:font-size="12pt" style:font-size-asian="12pt" style:font-size-complex="12pt"/>
    </style:style>
    <style:style style:name="T32_3" style:family="text">
      <style:text-properties fo:background-color="#ffffff" fo:color="#0b0c0c" fo:font-size="12pt" style:font-size-asian="12pt" style:font-size-complex="12pt"/>
    </style:style>
    <style:style style:name="T32_4" style:family="text">
      <style:text-properties fo:background-color="#ffffff" fo:color="#0b0c0c" fo:font-size="12pt" style:font-size-asian="12pt" style:font-size-complex="12pt"/>
    </style:style>
    <style:style style:name="T32_5" style:family="text">
      <style:text-properties fo:background-color="#ffffff" fo:color="#0b0c0c" fo:font-size="12pt" style:font-size-asian="12pt" style:font-size-complex="12pt"/>
    </style:style>
    <style:style style:name="T32_6" style:family="text">
      <style:text-properties fo:background-color="#ffffff" fo:color="#0b0c0c" fo:font-size="12pt" style:font-size-asian="12pt" style:font-size-complex="12pt"/>
    </style:style>
    <style:style style:name="T32_7" style:family="text">
      <style:text-properties fo:background-color="#ffffff" fo:color="#0b0c0c" fo:font-size="12pt" style:font-size-asian="12pt" style:font-size-complex="12pt"/>
    </style:style>
    <style:style style:name="T32_8" style:family="text">
      <style:text-properties fo:background-color="#ffffff" fo:color="#0b0c0c" fo:font-size="12pt" style:font-size-asian="12pt" style:font-size-complex="12pt"/>
    </style:style>
    <style:style style:name="T32_9" style:family="text">
      <style:text-properties fo:background-color="#ffffff" fo:color="#0b0c0c" fo:font-size="12pt" style:font-size-asian="12pt" style:font-size-complex="12pt"/>
    </style:style>
    <style:style style:name="T32_10" style:family="text">
      <style:text-properties fo:background-color="#ffffff" fo:color="#0b0c0c" fo:font-size="12pt" style:font-size-asian="12pt" style:font-size-complex="12pt"/>
    </style:style>
    <style:style style:name="T32_11" style:family="text">
      <style:text-properties fo:background-color="#ffffff" fo:color="#0b0c0c" fo:font-size="12pt" style:font-size-asian="12pt" style:font-size-complex="12pt"/>
    </style:style>
    <style:style style:name="T32_12" style:family="text">
      <style:text-properties fo:background-color="#ffffff" fo:color="#0b0c0c" fo:font-size="12pt" style:font-size-asian="12pt" style:font-size-complex="12pt"/>
    </style:style>
    <style:style style:name="T32_13" style:family="text">
      <style:text-properties fo:background-color="#ffffff" fo:color="#0b0c0c" fo:font-size="12pt" style:font-size-asian="12pt" style:font-size-complex="12pt"/>
    </style:style>
    <style:style style:name="T32_14" style:family="text">
      <style:text-properties fo:background-color="#ffffff" fo:color="#0b0c0c" fo:font-size="12pt" style:font-size-asian="12pt" style:font-size-complex="12pt"/>
    </style:style>
    <style:style style:name="T32_15" style:family="text">
      <style:text-properties fo:background-color="#ffffff" fo:color="#0b0c0c" fo:font-size="12pt" style:font-size-asian="12pt" style:font-size-complex="12pt"/>
    </style:style>
    <style:style style:name="T32_16" style:family="text">
      <style:text-properties fo:background-color="#ffffff" fo:color="#0b0c0c" fo:font-size="12pt" style:font-size-asian="12pt" style:font-size-complex="12pt"/>
    </style:style>
    <style:style style:name="T32_17" style:family="text">
      <style:text-properties fo:background-color="#ffffff" fo:color="#0b0c0c" fo:font-size="12pt" style:font-size-asian="12pt" style:font-size-complex="12pt"/>
    </style:style>
    <style:style style:name="T32_18" style:family="text">
      <style:text-properties fo:background-color="#ffffff" fo:color="#0b0c0c" fo:font-size="12pt" style:font-size-asian="12pt" style:font-size-complex="12pt"/>
    </style:style>
    <style:style style:name="T32_19" style:family="text">
      <style:text-properties fo:background-color="#ffffff" fo:color="#0b0c0c" fo:font-size="12pt" style:font-size-asian="12pt" style:font-size-complex="12pt"/>
    </style:style>
    <style:style style:name="T32_20" style:family="text">
      <style:text-properties fo:background-color="#ffffff" fo:color="#0b0c0c" fo:font-size="12pt" style:font-size-asian="12pt" style:font-size-complex="12pt"/>
    </style:style>
    <style:style style:name="T32_21" style:family="text">
      <style:text-properties fo:background-color="#ffffff" fo:color="#0b0c0c" fo:font-size="12pt" style:font-size-asian="12pt" style:font-size-complex="12pt"/>
    </style:style>
    <style:style style:name="T32_22" style:family="text">
      <style:text-properties fo:background-color="#ffffff" fo:color="#0b0c0c" fo:font-size="12pt" style:font-size-asian="12pt" style:font-size-complex="12pt"/>
    </style:style>
    <style:style style:name="T32_23" style:family="text">
      <style:text-properties fo:background-color="#ffffff" fo:color="#0b0c0c" fo:font-size="12pt" style:font-size-asian="12pt" style:font-size-complex="12pt"/>
    </style:style>
    <style:style style:name="T32_24" style:family="text">
      <style:text-properties fo:background-color="#ffffff" fo:color="#0b0c0c" fo:font-size="12pt" style:font-size-asian="12pt" style:font-size-complex="12pt"/>
    </style:style>
    <style:style style:name="T32_25" style:family="text">
      <style:text-properties fo:background-color="#ffffff" fo:color="#0b0c0c" fo:font-size="12pt" style:font-size-asian="12pt" style:font-size-complex="12pt"/>
    </style:style>
    <style:style style:name="T32_26" style:family="text">
      <style:text-properties fo:background-color="#ffffff" fo:color="#0b0c0c" fo:font-size="12pt" style:font-size-asian="12pt" style:font-size-complex="12pt"/>
    </style:style>
    <style:style style:name="T32_27" style:family="text">
      <style:text-properties fo:background-color="#ffffff" fo:color="#0b0c0c" fo:font-size="12pt" style:font-size-asian="12pt" style:font-size-complex="12pt"/>
    </style:style>
    <style:style style:name="T32_28" style:family="text">
      <style:text-properties fo:background-color="#ffffff" fo:color="#0b0c0c" fo:font-size="12pt" style:font-size-asian="12pt" style:font-size-complex="12pt"/>
    </style:style>
    <style:style style:name="T32_29" style:family="text">
      <style:text-properties fo:background-color="#ffffff" fo:color="#0b0c0c" fo:font-size="12pt" style:font-size-asian="12pt" style:font-size-complex="12pt"/>
    </style:style>
    <style:style style:name="T32_30" style:family="text">
      <style:text-properties fo:background-color="#ffffff" fo:color="#0b0c0c" fo:font-size="12pt" style:font-size-asian="12pt" style:font-size-complex="12pt"/>
    </style:style>
    <style:style style:name="P33" style:family="paragraph" style:parent-style-name="Standard">
      <style:paragraph-properties fo:break-before="auto" fo:line-height="132%" fo:margin-top="0cm" style:writing-mode="lr-tb"/>
    </style:style>
    <style:style style:name="T33_1" style:family="text">
      <style:text-properties fo:background-color="#ffffff" fo:color="#0b0c0c" fo:font-size="12pt" style:font-size-asian="12pt" style:font-size-complex="12pt"/>
    </style:style>
    <style:style style:name="T33_2" style:family="text">
      <style:text-properties fo:background-color="#ffffff" fo:color="#0b0c0c" fo:font-size="12pt" style:font-size-asian="12pt" style:font-size-complex="12pt"/>
    </style:style>
    <style:style style:name="T33_3" style:family="text">
      <style:text-properties fo:background-color="#ffffff" fo:color="#0b0c0c" fo:font-size="12pt" style:font-size-asian="12pt" style:font-size-complex="12pt"/>
    </style:style>
    <style:style style:name="T33_4" style:family="text">
      <style:text-properties fo:background-color="#ffffff" fo:color="#0b0c0c" fo:font-size="12pt" style:font-size-asian="12pt" style:font-size-complex="12pt"/>
    </style:style>
    <style:style style:name="T33_5" style:family="text">
      <style:text-properties fo:background-color="#ffffff" fo:color="#0b0c0c" fo:font-size="12pt" style:font-size-asian="12pt" style:font-size-complex="12pt"/>
    </style:style>
    <style:style style:name="T33_6" style:family="text">
      <style:text-properties fo:background-color="#ffffff" fo:color="#0b0c0c" fo:font-size="12pt" style:font-size-asian="12pt" style:font-size-complex="12pt"/>
    </style:style>
    <style:style style:name="T33_7" style:family="text">
      <style:text-properties fo:background-color="#ffffff" fo:color="#0b0c0c" fo:font-size="12pt" style:font-size-asian="12pt" style:font-size-complex="12pt"/>
    </style:style>
    <style:style style:name="T33_8" style:family="text">
      <style:text-properties fo:background-color="#ffffff" fo:color="#0b0c0c" fo:font-size="12pt" style:font-size-asian="12pt" style:font-size-complex="12pt"/>
    </style:style>
    <style:style style:name="T33_9" style:family="text">
      <style:text-properties fo:background-color="#ffffff" fo:color="#0b0c0c" fo:font-size="12pt" style:font-size-asian="12pt" style:font-size-complex="12pt"/>
    </style:style>
    <style:style style:name="T33_10" style:family="text">
      <style:text-properties fo:background-color="#ffffff" fo:color="#0b0c0c" fo:font-size="12pt" style:font-size-asian="12pt" style:font-size-complex="12pt"/>
    </style:style>
    <style:style style:name="T33_11" style:family="text">
      <style:text-properties fo:background-color="#ffffff" fo:color="#0b0c0c" fo:font-size="12pt" style:font-size-asian="12pt" style:font-size-complex="12pt"/>
    </style:style>
    <style:style style:name="T33_12" style:family="text">
      <style:text-properties fo:background-color="#ffffff" fo:color="#0b0c0c" fo:font-size="12pt" style:font-size-asian="12pt" style:font-size-complex="12pt"/>
    </style:style>
    <style:style style:name="T33_13" style:family="text">
      <style:text-properties fo:background-color="#ffffff" fo:color="#0b0c0c" fo:font-size="12pt" style:font-size-asian="12pt" style:font-size-complex="12pt"/>
    </style:style>
    <style:style style:name="T33_14" style:family="text">
      <style:text-properties fo:background-color="#ffffff" fo:color="#0b0c0c" fo:font-size="12pt" style:font-size-asian="12pt" style:font-size-complex="12pt"/>
    </style:style>
    <style:style style:name="T33_15" style:family="text">
      <style:text-properties fo:background-color="#ffffff" fo:color="#0b0c0c" fo:font-size="12pt" style:font-size-asian="12pt" style:font-size-complex="12pt"/>
    </style:style>
    <style:style style:name="T33_16" style:family="text">
      <style:text-properties fo:background-color="#ffffff" fo:color="#0b0c0c" fo:font-size="12pt" style:font-size-asian="12pt" style:font-size-complex="12pt"/>
    </style:style>
    <style:style style:name="T33_17" style:family="text">
      <style:text-properties fo:background-color="#ffffff" fo:color="#0b0c0c" fo:font-size="12pt" style:font-size-asian="12pt" style:font-size-complex="12pt"/>
    </style:style>
    <style:style style:name="T33_18" style:family="text">
      <style:text-properties fo:background-color="#ffffff" fo:color="#0b0c0c" fo:font-size="12pt" style:font-size-asian="12pt" style:font-size-complex="12pt"/>
    </style:style>
    <style:style style:name="T33_19" style:family="text">
      <style:text-properties fo:background-color="#ffffff" fo:color="#0b0c0c" fo:font-size="12pt" style:font-size-asian="12pt" style:font-size-complex="12pt"/>
    </style:style>
    <style:style style:name="T33_20" style:family="text">
      <style:text-properties fo:background-color="#ffffff" fo:color="#0b0c0c" fo:font-size="12pt" style:font-size-asian="12pt" style:font-size-complex="12pt"/>
    </style:style>
    <style:style style:name="T33_21" style:family="text">
      <style:text-properties fo:background-color="#ffffff" fo:color="#0b0c0c" fo:font-size="12pt" style:font-size-asian="12pt" style:font-size-complex="12pt"/>
    </style:style>
    <style:style style:name="T33_22" style:family="text">
      <style:text-properties fo:background-color="#ffffff" fo:color="#0b0c0c" fo:font-size="12pt" style:font-size-asian="12pt" style:font-size-complex="12pt"/>
    </style:style>
    <style:style style:name="T33_23" style:family="text">
      <style:text-properties fo:background-color="#ffffff" fo:color="#0b0c0c" fo:font-size="12pt" style:font-size-asian="12pt" style:font-size-complex="12pt"/>
    </style:style>
    <style:style style:name="T33_24" style:family="text">
      <style:text-properties fo:background-color="#ffffff" fo:color="#0b0c0c" fo:font-size="12pt" style:font-size-asian="12pt" style:font-size-complex="12pt"/>
    </style:style>
    <style:style style:name="P34" style:family="paragraph" style:parent-style-name="Standard">
      <style:paragraph-properties fo:break-before="auto" fo:line-height="132%" fo:margin-top="0cm" style:writing-mode="lr-tb"/>
    </style:style>
    <style:style style:name="T34_1" style:family="text">
      <style:text-properties fo:background-color="#ffffff" fo:color="#0b0c0c" fo:font-size="12pt" style:font-size-asian="12pt" style:font-size-complex="12pt"/>
    </style:style>
    <style:style style:name="T34_2" style:family="text">
      <style:text-properties fo:background-color="#ffffff" fo:color="#0b0c0c" fo:font-size="12pt" style:font-size-asian="12pt" style:font-size-complex="12pt"/>
    </style:style>
    <style:style style:name="T34_3" style:family="text">
      <style:text-properties fo:background-color="#ffffff" fo:color="#0b0c0c" fo:font-size="12pt" style:font-size-asian="12pt" style:font-size-complex="12pt"/>
    </style:style>
    <style:style style:name="T34_4" style:family="text">
      <style:text-properties fo:background-color="#ffffff" fo:color="#0b0c0c" fo:font-size="12pt" style:font-size-asian="12pt" style:font-size-complex="12pt"/>
    </style:style>
    <style:style style:name="T34_5" style:family="text">
      <style:text-properties fo:background-color="#ffffff" fo:color="#0b0c0c" fo:font-size="12pt" style:font-size-asian="12pt" style:font-size-complex="12pt"/>
    </style:style>
    <style:style style:name="T34_6" style:family="text">
      <style:text-properties fo:background-color="#ffffff" fo:color="#0b0c0c" fo:font-size="12pt" style:font-size-asian="12pt" style:font-size-complex="12pt"/>
    </style:style>
    <style:style style:name="T34_7" style:family="text">
      <style:text-properties fo:background-color="#ffffff" fo:color="#0b0c0c" fo:font-size="12pt" style:font-size-asian="12pt" style:font-size-complex="12pt"/>
    </style:style>
    <style:style style:name="T34_8" style:family="text">
      <style:text-properties fo:background-color="#ffffff" fo:color="#0b0c0c" fo:font-size="12pt" style:font-size-asian="12pt" style:font-size-complex="12pt"/>
    </style:style>
    <style:style style:name="T34_9" style:family="text">
      <style:text-properties fo:background-color="#ffffff" fo:color="#0b0c0c" fo:font-size="12pt" style:font-size-asian="12pt" style:font-size-complex="12pt"/>
    </style:style>
    <style:style style:name="T34_10" style:family="text">
      <style:text-properties fo:background-color="#ffffff" fo:color="#0b0c0c" fo:font-size="12pt" style:font-size-asian="12pt" style:font-size-complex="12pt"/>
    </style:style>
    <style:style style:name="T34_11" style:family="text">
      <style:text-properties fo:background-color="#ffffff" fo:color="#0b0c0c" fo:font-size="12pt" style:font-size-asian="12pt" style:font-size-complex="12pt"/>
    </style:style>
    <style:style style:name="T34_12" style:family="text">
      <style:text-properties fo:background-color="#ffffff" fo:color="#0b0c0c" fo:font-size="12pt" style:font-size-asian="12pt" style:font-size-complex="12pt"/>
    </style:style>
    <style:style style:name="T34_13" style:family="text">
      <style:text-properties fo:background-color="#ffffff" fo:color="#0b0c0c" fo:font-size="12pt" style:font-size-asian="12pt" style:font-size-complex="12pt"/>
    </style:style>
    <style:style style:name="T34_14" style:family="text">
      <style:text-properties fo:background-color="#ffffff" fo:color="#0b0c0c" fo:font-size="12pt" style:font-size-asian="12pt" style:font-size-complex="12pt"/>
    </style:style>
    <style:style style:name="T34_15" style:family="text">
      <style:text-properties fo:background-color="#ffffff" fo:color="#0b0c0c" fo:font-size="12pt" style:font-size-asian="12pt" style:font-size-complex="12pt"/>
    </style:style>
    <style:style style:name="T34_16" style:family="text">
      <style:text-properties fo:background-color="#ffffff" fo:color="#0b0c0c" fo:font-size="12pt" style:font-size-asian="12pt" style:font-size-complex="12pt"/>
    </style:style>
    <style:style style:name="T34_17" style:family="text">
      <style:text-properties fo:background-color="#ffffff" fo:color="#0b0c0c" fo:font-size="12pt" style:font-size-asian="12pt" style:font-size-complex="12pt"/>
    </style:style>
    <style:style style:name="T34_18" style:family="text">
      <style:text-properties fo:background-color="#ffffff" fo:color="#0b0c0c" fo:font-size="12pt" style:font-size-asian="12pt" style:font-size-complex="12pt"/>
    </style:style>
    <style:style style:name="T34_19" style:family="text">
      <style:text-properties fo:background-color="#ffffff" fo:color="#0b0c0c" fo:font-size="12pt" style:font-size-asian="12pt" style:font-size-complex="12pt"/>
    </style:style>
    <style:style style:name="T34_20" style:family="text">
      <style:text-properties fo:background-color="#ffffff" fo:color="#0b0c0c" fo:font-size="12pt" style:font-size-asian="12pt" style:font-size-complex="12pt"/>
    </style:style>
    <style:style style:name="T34_21" style:family="text">
      <style:text-properties fo:background-color="#ffffff" fo:color="#0b0c0c" fo:font-size="12pt" style:font-size-asian="12pt" style:font-size-complex="12pt"/>
    </style:style>
    <style:style style:name="T34_22" style:family="text">
      <style:text-properties fo:background-color="#ffffff" fo:color="#0b0c0c" fo:font-size="12pt" style:font-size-asian="12pt" style:font-size-complex="12pt"/>
    </style:style>
    <style:style style:name="T34_23" style:family="text">
      <style:text-properties fo:background-color="#ffffff" fo:color="#0b0c0c" fo:font-size="12pt" style:font-size-asian="12pt" style:font-size-complex="12pt"/>
    </style:style>
    <style:style style:name="T34_24" style:family="text">
      <style:text-properties fo:background-color="#ffffff" fo:color="#0b0c0c" fo:font-size="12pt" style:font-size-asian="12pt" style:font-size-complex="12pt"/>
    </style:style>
    <style:style style:name="T34_25" style:family="text">
      <style:text-properties fo:background-color="#ffffff" fo:color="#0b0c0c" fo:font-size="12pt" style:font-size-asian="12pt" style:font-size-complex="12pt"/>
    </style:style>
    <style:style style:name="P35" style:family="paragraph" style:parent-style-name="Standard">
      <style:paragraph-properties fo:break-before="auto" fo:line-height="132%" fo:margin-top="0.282cm" style:writing-mode="lr-tb"/>
    </style:style>
    <style:style style:name="T35_1" style:family="text">
      <style:text-properties fo:background-color="#ffffff" fo:color="#0b0c0c"/>
    </style:style>
    <style:style style:name="T35_2" style:family="text">
      <style:text-properties fo:background-color="#ffffff" fo:color="#0b0c0c"/>
    </style:style>
    <style:style style:name="T35_3" style:family="text">
      <style:text-properties fo:background-color="#ffffff" fo:color="#0b0c0c"/>
    </style:style>
    <style:style style:name="T35_4" style:family="text">
      <style:text-properties fo:background-color="#ffffff" fo:color="#0b0c0c"/>
    </style:style>
    <style:style style:name="T35_5" style:family="text">
      <style:text-properties fo:background-color="#ffffff" fo:color="#0b0c0c"/>
    </style:style>
    <style:style style:name="P36" style:family="paragraph" style:parent-style-name="Standard">
      <style:paragraph-properties fo:break-before="auto" fo:line-height="132%" fo:margin-top="0.282cm" fo:margin-bottom="0.282cm" style:writing-mode="lr-tb"/>
    </style:style>
    <style:style style:name="T36_1" style:family="text">
      <style:text-properties fo:background-color="#ffffff" fo:color="#0b0c0c"/>
    </style:style>
    <style:style style:name="P37" style:family="paragraph" style:parent-style-name="Standard">
      <style:paragraph-properties fo:break-before="auto" fo:line-height="132%" fo:margin-top="0cm" style:writing-mode="lr-tb"/>
    </style:style>
    <style:style style:name="T37_1" style:family="text">
      <style:text-properties fo:background-color="#ffffff" fo:color="#0b0c0c" fo:font-size="12pt" style:font-size-asian="12pt" style:font-size-complex="12pt"/>
    </style:style>
    <style:style style:name="T37_2" style:family="text">
      <style:text-properties fo:background-color="#ffffff" fo:color="#0b0c0c" fo:font-size="12pt" style:font-size-asian="12pt" style:font-size-complex="12pt"/>
    </style:style>
    <style:style style:name="T37_3" style:family="text">
      <style:text-properties fo:background-color="#ffffff" fo:color="#0b0c0c" fo:font-size="12pt" style:font-size-asian="12pt" style:font-size-complex="12pt"/>
    </style:style>
    <style:style style:name="T37_4" style:family="text">
      <style:text-properties fo:background-color="#ffffff" fo:color="#0b0c0c" fo:font-size="12pt" style:font-size-asian="12pt" style:font-size-complex="12pt"/>
    </style:style>
    <style:style style:name="T37_5" style:family="text">
      <style:text-properties fo:background-color="#ffffff" fo:color="#0b0c0c" fo:font-size="12pt" style:font-size-asian="12pt" style:font-size-complex="12pt"/>
    </style:style>
    <style:style style:name="T37_6" style:family="text">
      <style:text-properties fo:background-color="#ffffff" fo:color="#0b0c0c" fo:font-size="12pt" style:font-size-asian="12pt" style:font-size-complex="12pt"/>
    </style:style>
    <style:style style:name="T37_7" style:family="text">
      <style:text-properties fo:background-color="#ffffff" fo:color="#0b0c0c" fo:font-size="12pt" style:font-size-asian="12pt" style:font-size-complex="12pt"/>
    </style:style>
    <style:style style:name="T37_8" style:family="text">
      <style:text-properties fo:background-color="#ffffff" fo:color="#0b0c0c" fo:font-size="12pt" style:font-size-asian="12pt" style:font-size-complex="12pt"/>
    </style:style>
    <style:style style:name="T37_9" style:family="text">
      <style:text-properties fo:background-color="#ffffff" fo:color="#0b0c0c" fo:font-size="12pt" style:font-size-asian="12pt" style:font-size-complex="12pt"/>
    </style:style>
    <style:style style:name="T37_10" style:family="text">
      <style:text-properties fo:background-color="#ffffff" fo:color="#0b0c0c" fo:font-size="12pt" style:font-size-asian="12pt" style:font-size-complex="12pt"/>
    </style:style>
    <style:style style:name="T37_11" style:family="text">
      <style:text-properties fo:background-color="#ffffff" fo:color="#0b0c0c" fo:font-size="12pt" style:font-size-asian="12pt" style:font-size-complex="12pt"/>
    </style:style>
    <style:style style:name="T37_12" style:family="text">
      <style:text-properties fo:background-color="#ffffff" fo:color="#0b0c0c" fo:font-size="12pt" style:font-size-asian="12pt" style:font-size-complex="12pt"/>
    </style:style>
    <style:style style:name="T37_13" style:family="text">
      <style:text-properties fo:background-color="#ffffff" fo:color="#0b0c0c" fo:font-size="12pt" style:font-size-asian="12pt" style:font-size-complex="12pt"/>
    </style:style>
    <style:style style:name="T37_14" style:family="text">
      <style:text-properties fo:background-color="#ffffff" fo:color="#0b0c0c" fo:font-size="12pt" style:font-size-asian="12pt" style:font-size-complex="12pt"/>
    </style:style>
    <style:style style:name="T37_15" style:family="text">
      <style:text-properties fo:background-color="#ffffff" fo:color="#0b0c0c" fo:font-size="12pt" style:font-size-asian="12pt" style:font-size-complex="12pt"/>
    </style:style>
    <style:style style:name="T37_16" style:family="text">
      <style:text-properties fo:background-color="#ffffff" fo:color="#0b0c0c" fo:font-size="12pt" style:font-size-asian="12pt" style:font-size-complex="12pt"/>
    </style:style>
    <style:style style:name="T37_17" style:family="text">
      <style:text-properties fo:background-color="#ffffff" fo:color="#0b0c0c" fo:font-size="12pt" style:font-size-asian="12pt" style:font-size-complex="12pt"/>
    </style:style>
    <style:style style:name="T37_18" style:family="text">
      <style:text-properties fo:background-color="#ffffff" fo:color="#0b0c0c" fo:font-size="12pt" style:font-size-asian="12pt" style:font-size-complex="12pt"/>
    </style:style>
    <style:style style:name="T37_19" style:family="text">
      <style:text-properties fo:background-color="#ffffff" fo:color="#0b0c0c" fo:font-size="12pt" style:font-size-asian="12pt" style:font-size-complex="12pt"/>
    </style:style>
    <style:style style:name="T37_20" style:family="text">
      <style:text-properties fo:background-color="#ffffff" fo:color="#0b0c0c" fo:font-size="12pt" style:font-size-asian="12pt" style:font-size-complex="12pt"/>
    </style:style>
    <style:style style:name="T37_21" style:family="text">
      <style:text-properties fo:background-color="#ffffff" fo:color="#0b0c0c" fo:font-size="12pt" style:font-size-asian="12pt" style:font-size-complex="12pt"/>
    </style:style>
    <style:style style:name="P38" style:family="paragraph" style:parent-style-name="Standard">
      <style:paragraph-properties fo:break-before="auto" fo:line-height="132%" fo:margin-top="0cm" style:writing-mode="lr-tb"/>
    </style:style>
    <style:style style:name="T38_1" style:family="text">
      <style:text-properties fo:background-color="#ffffff" fo:color="#0b0c0c" fo:font-size="12pt" style:font-size-asian="12pt" style:font-size-complex="12pt"/>
    </style:style>
    <style:style style:name="T38_2" style:family="text">
      <style:text-properties fo:background-color="#ffffff" fo:color="#0b0c0c" fo:font-size="12pt" style:font-size-asian="12pt" style:font-size-complex="12pt"/>
    </style:style>
    <style:style style:name="T38_3" style:family="text">
      <style:text-properties fo:background-color="#ffffff" fo:color="#0b0c0c" fo:font-size="12pt" style:font-size-asian="12pt" style:font-size-complex="12pt"/>
    </style:style>
    <style:style style:name="T38_4" style:family="text">
      <style:text-properties fo:background-color="#ffffff" fo:color="#0b0c0c" fo:font-size="12pt" style:font-size-asian="12pt" style:font-size-complex="12pt"/>
    </style:style>
    <style:style style:name="T38_5" style:family="text">
      <style:text-properties fo:background-color="#ffffff" fo:color="#0b0c0c" fo:font-size="12pt" style:font-size-asian="12pt" style:font-size-complex="12pt"/>
    </style:style>
    <style:style style:name="T38_6" style:family="text">
      <style:text-properties fo:background-color="#ffffff" fo:color="#0b0c0c" fo:font-size="12pt" style:font-size-asian="12pt" style:font-size-complex="12pt"/>
    </style:style>
    <style:style style:name="T38_7" style:family="text">
      <style:text-properties fo:background-color="#ffffff" fo:color="#0b0c0c" fo:font-size="12pt" style:font-size-asian="12pt" style:font-size-complex="12pt"/>
    </style:style>
    <style:style style:name="T38_8" style:family="text">
      <style:text-properties fo:background-color="#ffffff" fo:color="#0b0c0c" fo:font-size="12pt" style:font-size-asian="12pt" style:font-size-complex="12pt"/>
    </style:style>
    <style:style style:name="T38_9" style:family="text">
      <style:text-properties fo:background-color="#ffffff" fo:color="#0b0c0c" fo:font-size="12pt" style:font-size-asian="12pt" style:font-size-complex="12pt"/>
    </style:style>
    <style:style style:name="T38_10" style:family="text">
      <style:text-properties fo:background-color="#ffffff" fo:color="#0b0c0c" fo:font-size="12pt" style:font-size-asian="12pt" style:font-size-complex="12pt"/>
    </style:style>
    <style:style style:name="T38_11" style:family="text">
      <style:text-properties fo:background-color="#ffffff" fo:color="#0b0c0c" fo:font-size="12pt" style:font-size-asian="12pt" style:font-size-complex="12pt"/>
    </style:style>
    <style:style style:name="T38_12" style:family="text">
      <style:text-properties fo:background-color="#ffffff" fo:color="#0b0c0c" fo:font-size="12pt" style:font-size-asian="12pt" style:font-size-complex="12pt"/>
    </style:style>
    <style:style style:name="T38_13" style:family="text">
      <style:text-properties fo:background-color="#ffffff" fo:color="#0b0c0c" fo:font-size="12pt" style:font-size-asian="12pt" style:font-size-complex="12pt"/>
    </style:style>
    <style:style style:name="T38_14" style:family="text">
      <style:text-properties fo:background-color="#ffffff" fo:color="#0b0c0c" fo:font-size="12pt" style:font-size-asian="12pt" style:font-size-complex="12pt"/>
    </style:style>
    <style:style style:name="T38_15" style:family="text">
      <style:text-properties fo:background-color="#ffffff" fo:color="#0b0c0c" fo:font-size="12pt" style:font-size-asian="12pt" style:font-size-complex="12pt"/>
    </style:style>
    <style:style style:name="T38_16" style:family="text">
      <style:text-properties fo:background-color="#ffffff" fo:color="#0b0c0c" fo:font-size="12pt" style:font-size-asian="12pt" style:font-size-complex="12pt"/>
    </style:style>
    <style:style style:name="T38_17" style:family="text">
      <style:text-properties fo:background-color="#ffffff" fo:color="#0b0c0c" fo:font-size="12pt" style:font-size-asian="12pt" style:font-size-complex="12pt"/>
    </style:style>
    <style:style style:name="T38_18" style:family="text">
      <style:text-properties fo:background-color="#ffffff" fo:color="#0b0c0c" fo:font-size="12pt" style:font-size-asian="12pt" style:font-size-complex="12pt"/>
    </style:style>
    <style:style style:name="T38_19" style:family="text">
      <style:text-properties fo:background-color="#ffffff" fo:color="#0b0c0c" fo:font-size="12pt" style:font-size-asian="12pt" style:font-size-complex="12pt"/>
    </style:style>
    <style:style style:name="T38_20" style:family="text">
      <style:text-properties fo:background-color="#ffffff" fo:color="#0b0c0c" fo:font-size="12pt" style:font-size-asian="12pt" style:font-size-complex="12pt"/>
    </style:style>
    <style:style style:name="T38_21" style:family="text">
      <style:text-properties fo:background-color="#ffffff" fo:color="#0b0c0c" fo:font-size="12pt" style:font-size-asian="12pt" style:font-size-complex="12pt"/>
    </style:style>
    <style:style style:name="T38_22" style:family="text">
      <style:text-properties fo:background-color="#ffffff" fo:color="#0b0c0c" fo:font-size="12pt" style:font-size-asian="12pt" style:font-size-complex="12pt"/>
    </style:style>
    <style:style style:name="T38_23" style:family="text">
      <style:text-properties fo:background-color="#ffffff" fo:color="#0b0c0c" fo:font-size="12pt" style:font-size-asian="12pt" style:font-size-complex="12pt"/>
    </style:style>
    <style:style style:name="P39" style:family="paragraph" style:parent-style-name="Standard">
      <style:paragraph-properties fo:break-before="auto" fo:line-height="132%" fo:margin-top="0cm" style:writing-mode="lr-tb"/>
    </style:style>
    <style:style style:name="T39_1" style:family="text">
      <style:text-properties fo:background-color="#ffffff" fo:color="#0b0c0c" fo:font-size="12pt" style:font-size-asian="12pt" style:font-size-complex="12pt"/>
    </style:style>
    <style:style style:name="T39_2" style:family="text">
      <style:text-properties fo:background-color="#ffffff" fo:color="#0b0c0c" fo:font-size="12pt" style:font-size-asian="12pt" style:font-size-complex="12pt"/>
    </style:style>
    <style:style style:name="T39_3" style:family="text">
      <style:text-properties fo:background-color="#ffffff" fo:color="#0b0c0c" fo:font-size="12pt" style:font-size-asian="12pt" style:font-size-complex="12pt"/>
    </style:style>
    <style:style style:name="T39_4" style:family="text">
      <style:text-properties fo:background-color="#ffffff" fo:color="#0b0c0c" fo:font-size="12pt" style:font-size-asian="12pt" style:font-size-complex="12pt"/>
    </style:style>
    <style:style style:name="T39_5" style:family="text">
      <style:text-properties fo:background-color="#ffffff" fo:color="#0b0c0c" fo:font-size="12pt" style:font-size-asian="12pt" style:font-size-complex="12pt"/>
    </style:style>
    <style:style style:name="T39_6" style:family="text">
      <style:text-properties fo:background-color="#ffffff" fo:color="#0b0c0c" fo:font-size="12pt" style:font-size-asian="12pt" style:font-size-complex="12pt"/>
    </style:style>
    <style:style style:name="T39_7" style:family="text">
      <style:text-properties fo:background-color="#ffffff" fo:color="#0b0c0c" fo:font-size="12pt" style:font-size-asian="12pt" style:font-size-complex="12pt"/>
    </style:style>
    <style:style style:name="T39_8" style:family="text">
      <style:text-properties fo:background-color="#ffffff" fo:color="#0b0c0c" fo:font-size="12pt" style:font-size-asian="12pt" style:font-size-complex="12pt"/>
    </style:style>
    <style:style style:name="T39_9" style:family="text">
      <style:text-properties fo:background-color="#ffffff" fo:color="#0b0c0c" fo:font-size="12pt" style:font-size-asian="12pt" style:font-size-complex="12pt"/>
    </style:style>
    <style:style style:name="T39_10" style:family="text">
      <style:text-properties fo:background-color="#ffffff" fo:color="#0b0c0c" fo:font-size="12pt" style:font-size-asian="12pt" style:font-size-complex="12pt"/>
    </style:style>
    <style:style style:name="T39_11" style:family="text">
      <style:text-properties fo:background-color="#ffffff" fo:color="#0b0c0c" fo:font-size="12pt" style:font-size-asian="12pt" style:font-size-complex="12pt"/>
    </style:style>
    <style:style style:name="T39_12" style:family="text">
      <style:text-properties fo:background-color="#ffffff" fo:color="#0b0c0c" fo:font-size="12pt" style:font-size-asian="12pt" style:font-size-complex="12pt"/>
    </style:style>
    <style:style style:name="T39_13" style:family="text">
      <style:text-properties fo:background-color="#ffffff" fo:color="#0b0c0c" fo:font-size="12pt" style:font-size-asian="12pt" style:font-size-complex="12pt"/>
    </style:style>
    <style:style style:name="T39_14" style:family="text">
      <style:text-properties fo:background-color="#ffffff" fo:color="#0b0c0c" fo:font-size="12pt" style:font-size-asian="12pt" style:font-size-complex="12pt"/>
    </style:style>
    <style:style style:name="T39_15" style:family="text">
      <style:text-properties fo:background-color="#ffffff" fo:color="#0b0c0c" fo:font-size="12pt" style:font-size-asian="12pt" style:font-size-complex="12pt"/>
    </style:style>
    <style:style style:name="T39_16" style:family="text">
      <style:text-properties fo:background-color="#ffffff" fo:color="#0b0c0c" fo:font-size="12pt" style:font-size-asian="12pt" style:font-size-complex="12pt"/>
    </style:style>
    <style:style style:name="T39_17" style:family="text">
      <style:text-properties fo:background-color="#ffffff" fo:color="#0b0c0c" fo:font-size="12pt" style:font-size-asian="12pt" style:font-size-complex="12pt"/>
    </style:style>
    <style:style style:name="T39_18" style:family="text">
      <style:text-properties fo:background-color="#ffffff" fo:color="#0b0c0c" fo:font-size="12pt" style:font-size-asian="12pt" style:font-size-complex="12pt"/>
    </style:style>
    <style:style style:name="T39_19" style:family="text">
      <style:text-properties fo:background-color="#ffffff" fo:color="#0b0c0c" fo:font-size="12pt" style:font-size-asian="12pt" style:font-size-complex="12pt"/>
    </style:style>
    <style:style style:name="T39_20" style:family="text">
      <style:text-properties fo:background-color="#ffffff" fo:color="#0b0c0c" fo:font-size="12pt" style:font-size-asian="12pt" style:font-size-complex="12pt"/>
    </style:style>
    <style:style style:name="T39_21" style:family="text">
      <style:text-properties fo:background-color="#ffffff" fo:color="#0b0c0c" fo:font-size="12pt" style:font-size-asian="12pt" style:font-size-complex="12pt"/>
    </style:style>
    <style:style style:name="T39_22" style:family="text">
      <style:text-properties fo:background-color="#ffffff" fo:color="#0b0c0c" fo:font-size="12pt" style:font-size-asian="12pt" style:font-size-complex="12pt"/>
    </style:style>
    <style:style style:name="T39_23" style:family="text">
      <style:text-properties fo:background-color="#ffffff" fo:color="#0b0c0c" fo:font-size="12pt" style:font-size-asian="12pt" style:font-size-complex="12pt"/>
    </style:style>
    <style:style style:name="T39_24" style:family="text">
      <style:text-properties fo:background-color="#ffffff" fo:color="#0b0c0c" fo:font-size="12pt" style:font-size-asian="12pt" style:font-size-complex="12pt"/>
    </style:style>
    <style:style style:name="T39_25" style:family="text">
      <style:text-properties fo:background-color="#ffffff" fo:color="#0b0c0c" fo:font-size="12pt" style:font-size-asian="12pt" style:font-size-complex="12pt"/>
    </style:style>
    <style:style style:name="P40" style:family="paragraph" style:parent-style-name="Standard">
      <style:paragraph-properties fo:break-before="auto" fo:line-height="132%" fo:margin-top="0cm" style:writing-mode="lr-tb"/>
    </style:style>
    <style:style style:name="T40_1" style:family="text">
      <style:text-properties fo:background-color="#ffffff" fo:color="#0b0c0c" fo:font-size="12pt" style:font-size-asian="12pt" style:font-size-complex="12pt"/>
    </style:style>
    <style:style style:name="T40_2" style:family="text">
      <style:text-properties fo:background-color="#ffffff" fo:color="#0b0c0c" fo:font-size="12pt" style:font-size-asian="12pt" style:font-size-complex="12pt"/>
    </style:style>
    <style:style style:name="T40_3" style:family="text">
      <style:text-properties fo:background-color="#ffffff" fo:color="#0b0c0c" fo:font-size="12pt" style:font-size-asian="12pt" style:font-size-complex="12pt"/>
    </style:style>
    <style:style style:name="T40_4" style:family="text">
      <style:text-properties fo:background-color="#ffffff" fo:color="#0b0c0c" fo:font-size="12pt" style:font-size-asian="12pt" style:font-size-complex="12pt"/>
    </style:style>
    <style:style style:name="T40_5" style:family="text">
      <style:text-properties fo:background-color="#ffffff" fo:color="#0b0c0c" fo:font-size="12pt" style:font-size-asian="12pt" style:font-size-complex="12pt"/>
    </style:style>
    <style:style style:name="T40_6" style:family="text">
      <style:text-properties fo:background-color="#ffffff" fo:color="#0b0c0c" fo:font-size="12pt" style:font-size-asian="12pt" style:font-size-complex="12pt"/>
    </style:style>
    <style:style style:name="T40_7" style:family="text">
      <style:text-properties fo:background-color="#ffffff" fo:color="#0b0c0c" fo:font-size="12pt" style:font-size-asian="12pt" style:font-size-complex="12pt"/>
    </style:style>
    <style:style style:name="T40_8" style:family="text">
      <style:text-properties fo:background-color="#ffffff" fo:color="#0b0c0c" fo:font-size="12pt" style:font-size-asian="12pt" style:font-size-complex="12pt"/>
    </style:style>
    <style:style style:name="T40_9" style:family="text">
      <style:text-properties fo:background-color="#ffffff" fo:color="#0b0c0c" fo:font-size="12pt" style:font-size-asian="12pt" style:font-size-complex="12pt"/>
    </style:style>
    <style:style style:name="T40_10" style:family="text">
      <style:text-properties fo:background-color="#ffffff" fo:color="#0b0c0c" fo:font-size="12pt" style:font-size-asian="12pt" style:font-size-complex="12pt"/>
    </style:style>
    <style:style style:name="T40_11" style:family="text">
      <style:text-properties fo:background-color="#ffffff" fo:color="#0b0c0c" fo:font-size="12pt" style:font-size-asian="12pt" style:font-size-complex="12pt"/>
    </style:style>
    <style:style style:name="T40_12" style:family="text">
      <style:text-properties fo:background-color="#ffffff" fo:color="#0b0c0c" fo:font-size="12pt" style:font-size-asian="12pt" style:font-size-complex="12pt"/>
    </style:style>
    <style:style style:name="T40_13" style:family="text">
      <style:text-properties fo:background-color="#ffffff" fo:color="#0b0c0c" fo:font-size="12pt" style:font-size-asian="12pt" style:font-size-complex="12pt"/>
    </style:style>
    <style:style style:name="T40_14" style:family="text">
      <style:text-properties fo:background-color="#ffffff" fo:color="#0b0c0c" fo:font-size="12pt" style:font-size-asian="12pt" style:font-size-complex="12pt"/>
    </style:style>
    <style:style style:name="T40_15" style:family="text">
      <style:text-properties fo:background-color="#ffffff" fo:color="#0b0c0c" fo:font-size="12pt" style:font-size-asian="12pt" style:font-size-complex="12pt"/>
    </style:style>
    <style:style style:name="T40_16" style:family="text">
      <style:text-properties fo:background-color="#ffffff" fo:color="#0b0c0c" fo:font-size="12pt" style:font-size-asian="12pt" style:font-size-complex="12pt"/>
    </style:style>
    <style:style style:name="T40_17" style:family="text">
      <style:text-properties fo:background-color="#ffffff" fo:color="#0b0c0c" fo:font-size="12pt" style:font-size-asian="12pt" style:font-size-complex="12pt"/>
    </style:style>
    <style:style style:name="T40_18" style:family="text">
      <style:text-properties fo:background-color="#ffffff" fo:color="#0b0c0c" fo:font-size="12pt" style:font-size-asian="12pt" style:font-size-complex="12pt"/>
    </style:style>
    <style:style style:name="T40_19" style:family="text">
      <style:text-properties fo:background-color="#ffffff" fo:color="#0b0c0c" fo:font-size="12pt" style:font-size-asian="12pt" style:font-size-complex="12pt"/>
    </style:style>
    <style:style style:name="T40_20" style:family="text">
      <style:text-properties fo:background-color="#ffffff" fo:color="#0b0c0c" fo:font-size="12pt" style:font-size-asian="12pt" style:font-size-complex="12pt"/>
    </style:style>
    <style:style style:name="T40_21" style:family="text">
      <style:text-properties fo:background-color="#ffffff" fo:color="#0b0c0c" fo:font-size="12pt" style:font-size-asian="12pt" style:font-size-complex="12pt"/>
    </style:style>
    <style:style style:name="T40_22" style:family="text">
      <style:text-properties fo:background-color="#ffffff" fo:color="#0b0c0c" fo:font-size="12pt" style:font-size-asian="12pt" style:font-size-complex="12pt"/>
    </style:style>
    <style:style style:name="P41" style:family="paragraph" style:parent-style-name="Standard">
      <style:paragraph-properties fo:break-before="auto" fo:line-height="132%" fo:margin-top="0.282cm" style:writing-mode="lr-tb"/>
    </style:style>
    <style:style style:name="T41_1" style:family="text">
      <style:text-properties fo:background-color="#ffffff" fo:color="#0b0c0c"/>
    </style:style>
    <style:style style:name="T41_2" style:family="text">
      <style:text-properties fo:background-color="#ffffff" fo:color="#0b0c0c"/>
    </style:style>
    <style:style style:name="T41_3" style:family="text">
      <style:text-properties fo:background-color="#ffffff" fo:color="#0b0c0c"/>
    </style:style>
    <style:style style:name="T41_4" style:family="text">
      <style:text-properties fo:background-color="#ffffff" fo:color="#0b0c0c"/>
    </style:style>
    <style:style style:name="T41_5" style:family="text">
      <style:text-properties fo:background-color="#ffffff" fo:color="#0b0c0c"/>
    </style:style>
    <style:style style:name="P42" style:family="paragraph" style:parent-style-name="Standard">
      <style:paragraph-properties fo:break-before="auto" fo:line-height="132%" fo:margin-top="0.282cm" fo:margin-bottom="0.282cm" style:writing-mode="lr-tb"/>
    </style:style>
    <style:style style:name="T42_1" style:family="text">
      <style:text-properties fo:background-color="#ffffff" fo:color="#0b0c0c"/>
    </style:style>
    <style:style style:name="P43" style:family="paragraph" style:parent-style-name="Standard">
      <style:paragraph-properties fo:break-before="auto" fo:line-height="132%" fo:margin-top="0cm" style:writing-mode="lr-tb"/>
    </style:style>
    <style:style style:name="T43_1" style:family="text">
      <style:text-properties fo:background-color="#ffffff" fo:color="#0b0c0c" fo:font-size="12pt" style:font-size-asian="12pt" style:font-size-complex="12pt"/>
    </style:style>
    <style:style style:name="T43_2" style:family="text">
      <style:text-properties fo:background-color="#ffffff" fo:color="#0b0c0c" fo:font-size="12pt" style:font-size-asian="12pt" style:font-size-complex="12pt"/>
    </style:style>
    <style:style style:name="T43_3" style:family="text">
      <style:text-properties fo:background-color="#ffffff" fo:color="#0b0c0c" fo:font-size="12pt" style:font-size-asian="12pt" style:font-size-complex="12pt"/>
    </style:style>
    <style:style style:name="T43_4" style:family="text">
      <style:text-properties fo:background-color="#ffffff" fo:color="#0b0c0c" fo:font-size="12pt" style:font-size-asian="12pt" style:font-size-complex="12pt"/>
    </style:style>
    <style:style style:name="T43_5" style:family="text">
      <style:text-properties fo:background-color="#ffffff" fo:color="#0b0c0c" fo:font-size="12pt" style:font-size-asian="12pt" style:font-size-complex="12pt"/>
    </style:style>
    <style:style style:name="T43_6" style:family="text">
      <style:text-properties fo:background-color="#ffffff" fo:color="#0b0c0c" fo:font-size="12pt" style:font-size-asian="12pt" style:font-size-complex="12pt"/>
    </style:style>
    <style:style style:name="T43_7" style:family="text">
      <style:text-properties fo:background-color="#ffffff" fo:color="#0b0c0c" fo:font-size="12pt" style:font-size-asian="12pt" style:font-size-complex="12pt"/>
    </style:style>
    <style:style style:name="T43_8" style:family="text">
      <style:text-properties fo:background-color="#ffffff" fo:color="#0b0c0c" fo:font-size="12pt" style:font-size-asian="12pt" style:font-size-complex="12pt"/>
    </style:style>
    <style:style style:name="T43_9" style:family="text">
      <style:text-properties fo:background-color="#ffffff" fo:color="#0b0c0c" fo:font-size="12pt" style:font-size-asian="12pt" style:font-size-complex="12pt"/>
    </style:style>
    <style:style style:name="T43_10" style:family="text">
      <style:text-properties fo:background-color="#ffffff" fo:color="#0b0c0c" fo:font-size="12pt" style:font-size-asian="12pt" style:font-size-complex="12pt"/>
    </style:style>
    <style:style style:name="T43_11" style:family="text">
      <style:text-properties fo:background-color="#ffffff" fo:color="#0b0c0c" fo:font-size="12pt" style:font-size-asian="12pt" style:font-size-complex="12pt"/>
    </style:style>
    <style:style style:name="T43_12" style:family="text">
      <style:text-properties fo:background-color="#ffffff" fo:color="#0b0c0c" fo:font-size="12pt" style:font-size-asian="12pt" style:font-size-complex="12pt"/>
    </style:style>
    <style:style style:name="T43_13" style:family="text">
      <style:text-properties fo:background-color="#ffffff" fo:color="#0b0c0c" fo:font-size="12pt" style:font-size-asian="12pt" style:font-size-complex="12pt"/>
    </style:style>
    <style:style style:name="T43_14" style:family="text">
      <style:text-properties fo:background-color="#ffffff" fo:color="#0b0c0c" fo:font-size="12pt" style:font-size-asian="12pt" style:font-size-complex="12pt"/>
    </style:style>
    <style:style style:name="T43_15" style:family="text">
      <style:text-properties fo:background-color="#ffffff" fo:color="#0b0c0c" fo:font-size="12pt" style:font-size-asian="12pt" style:font-size-complex="12pt"/>
    </style:style>
    <style:style style:name="T43_16" style:family="text">
      <style:text-properties fo:background-color="#ffffff" fo:color="#0b0c0c" fo:font-size="12pt" style:font-size-asian="12pt" style:font-size-complex="12pt"/>
    </style:style>
    <style:style style:name="T43_17" style:family="text">
      <style:text-properties fo:background-color="#ffffff" fo:color="#0b0c0c" fo:font-size="12pt" style:font-size-asian="12pt" style:font-size-complex="12pt"/>
    </style:style>
    <style:style style:name="T43_18" style:family="text">
      <style:text-properties fo:background-color="#ffffff" fo:color="#0b0c0c" fo:font-size="12pt" style:font-size-asian="12pt" style:font-size-complex="12pt"/>
    </style:style>
    <style:style style:name="T43_19" style:family="text">
      <style:text-properties fo:background-color="#ffffff" fo:color="#0b0c0c" fo:font-size="12pt" style:font-size-asian="12pt" style:font-size-complex="12pt"/>
    </style:style>
    <style:style style:name="T43_20" style:family="text">
      <style:text-properties fo:background-color="#ffffff" fo:color="#0b0c0c" fo:font-size="12pt" style:font-size-asian="12pt" style:font-size-complex="12pt"/>
    </style:style>
    <style:style style:name="T43_21" style:family="text">
      <style:text-properties fo:background-color="#ffffff" fo:color="#0b0c0c" fo:font-size="12pt" style:font-size-asian="12pt" style:font-size-complex="12pt"/>
    </style:style>
    <style:style style:name="T43_22" style:family="text">
      <style:text-properties fo:background-color="#ffffff" fo:color="#0b0c0c" fo:font-size="12pt" style:font-size-asian="12pt" style:font-size-complex="12pt"/>
    </style:style>
    <style:style style:name="T43_23" style:family="text">
      <style:text-properties fo:background-color="#ffffff" fo:color="#0b0c0c" fo:font-size="12pt" style:font-size-asian="12pt" style:font-size-complex="12pt"/>
    </style:style>
    <style:style style:name="T43_24" style:family="text">
      <style:text-properties fo:background-color="#ffffff" fo:color="#0b0c0c" fo:font-size="12pt" style:font-size-asian="12pt" style:font-size-complex="12pt"/>
    </style:style>
    <style:style style:name="T43_25" style:family="text">
      <style:text-properties fo:background-color="#ffffff" fo:color="#0b0c0c" fo:font-size="12pt" style:font-size-asian="12pt" style:font-size-complex="12pt"/>
    </style:style>
    <style:style style:name="T43_26" style:family="text">
      <style:text-properties fo:background-color="#ffffff" fo:color="#0b0c0c" fo:font-size="12pt" style:font-size-asian="12pt" style:font-size-complex="12pt"/>
    </style:style>
    <style:style style:name="T43_27" style:family="text">
      <style:text-properties fo:background-color="#ffffff" fo:color="#0b0c0c" fo:font-size="12pt" style:font-size-asian="12pt" style:font-size-complex="12pt"/>
    </style:style>
    <style:style style:name="T43_28" style:family="text">
      <style:text-properties fo:background-color="#ffffff" fo:color="#0b0c0c" fo:font-size="12pt" style:font-size-asian="12pt" style:font-size-complex="12pt"/>
    </style:style>
    <style:style style:name="T43_29" style:family="text">
      <style:text-properties fo:background-color="#ffffff" fo:color="#0b0c0c" fo:font-size="12pt" style:font-size-asian="12pt" style:font-size-complex="12pt"/>
    </style:style>
    <style:style style:name="T43_30" style:family="text">
      <style:text-properties fo:background-color="#ffffff" fo:color="#0b0c0c" fo:font-size="12pt" style:font-size-asian="12pt" style:font-size-complex="12pt"/>
    </style:style>
    <style:style style:name="T43_31" style:family="text">
      <style:text-properties fo:background-color="#ffffff" fo:color="#0b0c0c" fo:font-size="12pt" style:font-size-asian="12pt" style:font-size-complex="12pt"/>
    </style:style>
    <style:style style:name="T43_32" style:family="text">
      <style:text-properties fo:background-color="#ffffff" fo:color="#0b0c0c" fo:font-size="12pt" style:font-size-asian="12pt" style:font-size-complex="12pt"/>
    </style:style>
    <style:style style:name="T43_33" style:family="text">
      <style:text-properties fo:background-color="#ffffff" fo:color="#0b0c0c" fo:font-size="12pt" style:font-size-asian="12pt" style:font-size-complex="12pt"/>
    </style:style>
    <style:style style:name="T43_34" style:family="text">
      <style:text-properties fo:background-color="#ffffff" fo:color="#0b0c0c" fo:font-size="12pt" style:font-size-asian="12pt" style:font-size-complex="12pt"/>
    </style:style>
    <style:style style:name="T43_35" style:family="text">
      <style:text-properties fo:background-color="#ffffff" fo:color="#0b0c0c" fo:font-size="12pt" style:font-size-asian="12pt" style:font-size-complex="12pt"/>
    </style:style>
    <style:style style:name="T43_36" style:family="text">
      <style:text-properties fo:background-color="#ffffff" fo:color="#0b0c0c" fo:font-size="12pt" style:font-size-asian="12pt" style:font-size-complex="12pt"/>
    </style:style>
    <style:style style:name="T43_37" style:family="text">
      <style:text-properties fo:background-color="#ffffff" fo:color="#0b0c0c" fo:font-size="12pt" style:font-size-asian="12pt" style:font-size-complex="12pt"/>
    </style:style>
    <style:style style:name="T43_38" style:family="text">
      <style:text-properties fo:background-color="#ffffff" fo:color="#0b0c0c" fo:font-size="12pt" style:font-size-asian="12pt" style:font-size-complex="12pt"/>
    </style:style>
    <style:style style:name="T43_39" style:family="text">
      <style:text-properties fo:background-color="#ffffff" fo:color="#0b0c0c" fo:font-size="12pt" style:font-size-asian="12pt" style:font-size-complex="12pt"/>
    </style:style>
    <style:style style:name="T43_40" style:family="text">
      <style:text-properties fo:background-color="#ffffff" fo:color="#0b0c0c" fo:font-size="12pt" style:font-size-asian="12pt" style:font-size-complex="12pt"/>
    </style:style>
    <style:style style:name="T43_41" style:family="text">
      <style:text-properties fo:background-color="#ffffff" fo:color="#0b0c0c" fo:font-size="12pt" style:font-size-asian="12pt" style:font-size-complex="12pt"/>
    </style:style>
    <style:style style:name="P44" style:family="paragraph" style:parent-style-name="Standard">
      <style:paragraph-properties fo:break-before="auto" fo:line-height="132%" fo:margin-top="0cm" style:writing-mode="lr-tb"/>
    </style:style>
    <style:style style:name="T44_1" style:family="text">
      <style:text-properties fo:background-color="#ffffff" fo:color="#0b0c0c" fo:font-size="12pt" style:font-size-asian="12pt" style:font-size-complex="12pt"/>
    </style:style>
    <style:style style:name="T44_2" style:family="text">
      <style:text-properties fo:background-color="#ffffff" fo:color="#0b0c0c" fo:font-size="12pt" style:font-size-asian="12pt" style:font-size-complex="12pt"/>
    </style:style>
    <style:style style:name="T44_3" style:family="text">
      <style:text-properties fo:background-color="#ffffff" fo:color="#0b0c0c" fo:font-size="12pt" style:font-size-asian="12pt" style:font-size-complex="12pt"/>
    </style:style>
    <style:style style:name="T44_4" style:family="text">
      <style:text-properties fo:background-color="#ffffff" fo:color="#0b0c0c" fo:font-size="12pt" style:font-size-asian="12pt" style:font-size-complex="12pt"/>
    </style:style>
    <style:style style:name="T44_5" style:family="text">
      <style:text-properties fo:background-color="#ffffff" fo:color="#0b0c0c" fo:font-size="12pt" style:font-size-asian="12pt" style:font-size-complex="12pt"/>
    </style:style>
    <style:style style:name="T44_6" style:family="text">
      <style:text-properties fo:background-color="#ffffff" fo:color="#0b0c0c" fo:font-size="12pt" style:font-size-asian="12pt" style:font-size-complex="12pt"/>
    </style:style>
    <style:style style:name="T44_7" style:family="text">
      <style:text-properties fo:background-color="#ffffff" fo:color="#0b0c0c" fo:font-size="12pt" style:font-size-asian="12pt" style:font-size-complex="12pt"/>
    </style:style>
    <style:style style:name="T44_8" style:family="text">
      <style:text-properties fo:background-color="#ffffff" fo:color="#0b0c0c" fo:font-size="12pt" style:font-size-asian="12pt" style:font-size-complex="12pt"/>
    </style:style>
    <style:style style:name="T44_9" style:family="text">
      <style:text-properties fo:background-color="#ffffff" fo:color="#0b0c0c" fo:font-size="12pt" style:font-size-asian="12pt" style:font-size-complex="12pt"/>
    </style:style>
    <style:style style:name="T44_10" style:family="text">
      <style:text-properties fo:background-color="#ffffff" fo:color="#0b0c0c" fo:font-size="12pt" style:font-size-asian="12pt" style:font-size-complex="12pt"/>
    </style:style>
    <style:style style:name="T44_11" style:family="text">
      <style:text-properties fo:background-color="#ffffff" fo:color="#0b0c0c" fo:font-size="12pt" style:font-size-asian="12pt" style:font-size-complex="12pt"/>
    </style:style>
    <style:style style:name="T44_12" style:family="text">
      <style:text-properties fo:background-color="#ffffff" fo:color="#0b0c0c" fo:font-size="12pt" style:font-size-asian="12pt" style:font-size-complex="12pt"/>
    </style:style>
    <style:style style:name="T44_13" style:family="text">
      <style:text-properties fo:background-color="#ffffff" fo:color="#0b0c0c" fo:font-size="12pt" style:font-size-asian="12pt" style:font-size-complex="12pt"/>
    </style:style>
    <style:style style:name="T44_14" style:family="text">
      <style:text-properties fo:background-color="#ffffff" fo:color="#0b0c0c" fo:font-size="12pt" style:font-size-asian="12pt" style:font-size-complex="12pt"/>
    </style:style>
    <style:style style:name="T44_15" style:family="text">
      <style:text-properties fo:background-color="#ffffff" fo:color="#0b0c0c" fo:font-size="12pt" style:font-size-asian="12pt" style:font-size-complex="12pt"/>
    </style:style>
    <style:style style:name="T44_16" style:family="text">
      <style:text-properties fo:background-color="#ffffff" fo:color="#0b0c0c" fo:font-size="12pt" style:font-size-asian="12pt" style:font-size-complex="12pt"/>
    </style:style>
    <style:style style:name="T44_17" style:family="text">
      <style:text-properties fo:background-color="#ffffff" fo:color="#0b0c0c" fo:font-size="12pt" style:font-size-asian="12pt" style:font-size-complex="12pt"/>
    </style:style>
    <style:style style:name="T44_18" style:family="text">
      <style:text-properties fo:background-color="#ffffff" fo:color="#0b0c0c" fo:font-size="12pt" style:font-size-asian="12pt" style:font-size-complex="12pt"/>
    </style:style>
    <style:style style:name="T44_19" style:family="text">
      <style:text-properties fo:background-color="#ffffff" fo:color="#0b0c0c" fo:font-size="12pt" style:font-size-asian="12pt" style:font-size-complex="12pt"/>
    </style:style>
    <style:style style:name="T44_20" style:family="text">
      <style:text-properties fo:background-color="#ffffff" fo:color="#0b0c0c" fo:font-size="12pt" style:font-size-asian="12pt" style:font-size-complex="12pt"/>
    </style:style>
    <style:style style:name="T44_21" style:family="text">
      <style:text-properties fo:background-color="#ffffff" fo:color="#0b0c0c" fo:font-size="12pt" style:font-size-asian="12pt" style:font-size-complex="12pt"/>
    </style:style>
    <style:style style:name="T44_22" style:family="text">
      <style:text-properties fo:background-color="#ffffff" fo:color="#0b0c0c" fo:font-size="12pt" style:font-size-asian="12pt" style:font-size-complex="12pt"/>
    </style:style>
    <style:style style:name="T44_23" style:family="text">
      <style:text-properties fo:background-color="#ffffff" fo:color="#0b0c0c" fo:font-size="12pt" style:font-size-asian="12pt" style:font-size-complex="12pt"/>
    </style:style>
    <style:style style:name="P45" style:family="paragraph" style:parent-style-name="Standard">
      <style:paragraph-properties fo:break-before="auto" fo:line-height="132%" fo:margin-top="0.282cm" style:writing-mode="lr-tb"/>
    </style:style>
    <style:style style:name="T45_1" style:family="text">
      <style:text-properties fo:background-color="#ffffff" fo:color="#0b0c0c"/>
    </style:style>
    <style:style style:name="T45_2" style:family="text">
      <style:text-properties fo:background-color="#ffffff" fo:color="#0b0c0c"/>
    </style:style>
    <style:style style:name="T45_3" style:family="text">
      <style:text-properties fo:background-color="#ffffff" fo:color="#0b0c0c"/>
    </style:style>
    <style:style style:name="T45_4" style:family="text">
      <style:text-properties fo:background-color="#ffffff" fo:color="#0b0c0c"/>
    </style:style>
    <style:style style:name="T45_5" style:family="text">
      <style:text-properties fo:background-color="#ffffff" fo:color="#0b0c0c"/>
    </style:style>
    <style:style style:name="T45_6" style:family="text">
      <style:text-properties fo:background-color="#ffffff" fo:color="#0b0c0c"/>
    </style:style>
    <style:style style:name="T45_7" style:family="text">
      <style:text-properties fo:background-color="#ffffff" fo:color="#0b0c0c"/>
    </style:style>
    <style:style style:name="P46" style:family="paragraph" style:parent-style-name="Standard">
      <style:paragraph-properties fo:break-before="auto" fo:line-height="132%" fo:margin-top="0.282cm" fo:margin-bottom="0.282cm" style:writing-mode="lr-tb"/>
    </style:style>
    <style:style style:name="T46_1" style:family="text">
      <style:text-properties fo:background-color="#ffffff" fo:color="#0b0c0c"/>
    </style:style>
    <style:style style:name="P47" style:family="paragraph" style:parent-style-name="Standard">
      <style:paragraph-properties fo:break-before="auto" fo:line-height="132%" fo:margin-top="0cm" style:writing-mode="lr-tb"/>
    </style:style>
    <style:style style:name="T47_1" style:family="text">
      <style:text-properties fo:background-color="#ffffff" fo:color="#0b0c0c" fo:font-size="12pt" style:font-size-asian="12pt" style:font-size-complex="12pt"/>
    </style:style>
    <style:style style:name="T47_2" style:family="text">
      <style:text-properties fo:background-color="#ffffff" fo:color="#0b0c0c" fo:font-size="12pt" style:font-size-asian="12pt" style:font-size-complex="12pt"/>
    </style:style>
    <style:style style:name="T47_3" style:family="text">
      <style:text-properties fo:background-color="#ffffff" fo:color="#0b0c0c" fo:font-size="12pt" style:font-size-asian="12pt" style:font-size-complex="12pt"/>
    </style:style>
    <style:style style:name="T47_4" style:family="text">
      <style:text-properties fo:background-color="#ffffff" fo:color="#0b0c0c" fo:font-size="12pt" style:font-size-asian="12pt" style:font-size-complex="12pt"/>
    </style:style>
    <style:style style:name="T47_5" style:family="text">
      <style:text-properties fo:background-color="#ffffff" fo:color="#0b0c0c" fo:font-size="12pt" style:font-size-asian="12pt" style:font-size-complex="12pt"/>
    </style:style>
    <style:style style:name="T47_6" style:family="text">
      <style:text-properties fo:background-color="#ffffff" fo:color="#0b0c0c" fo:font-size="12pt" style:font-size-asian="12pt" style:font-size-complex="12pt"/>
    </style:style>
    <style:style style:name="T47_7" style:family="text">
      <style:text-properties fo:background-color="#ffffff" fo:color="#0b0c0c" fo:font-size="12pt" style:font-size-asian="12pt" style:font-size-complex="12pt"/>
    </style:style>
    <style:style style:name="T47_8" style:family="text">
      <style:text-properties fo:background-color="#ffffff" fo:color="#0b0c0c" fo:font-size="12pt" style:font-size-asian="12pt" style:font-size-complex="12pt"/>
    </style:style>
    <style:style style:name="T47_9" style:family="text">
      <style:text-properties fo:background-color="#ffffff" fo:color="#0b0c0c" fo:font-size="12pt" style:font-size-asian="12pt" style:font-size-complex="12pt"/>
    </style:style>
    <style:style style:name="T47_10" style:family="text">
      <style:text-properties fo:background-color="#ffffff" fo:color="#0b0c0c" fo:font-size="12pt" style:font-size-asian="12pt" style:font-size-complex="12pt"/>
    </style:style>
    <style:style style:name="T47_11" style:family="text">
      <style:text-properties fo:background-color="#ffffff" fo:color="#0b0c0c" fo:font-size="12pt" style:font-size-asian="12pt" style:font-size-complex="12pt"/>
    </style:style>
    <style:style style:name="T47_12" style:family="text">
      <style:text-properties fo:background-color="#ffffff" fo:color="#0b0c0c" fo:font-size="12pt" style:font-size-asian="12pt" style:font-size-complex="12pt"/>
    </style:style>
    <style:style style:name="T47_13" style:family="text">
      <style:text-properties fo:background-color="#ffffff" fo:color="#0b0c0c" fo:font-size="12pt" style:font-size-asian="12pt" style:font-size-complex="12pt"/>
    </style:style>
    <style:style style:name="T47_14" style:family="text">
      <style:text-properties fo:background-color="#ffffff" fo:color="#0b0c0c" fo:font-size="12pt" style:font-size-asian="12pt" style:font-size-complex="12pt"/>
    </style:style>
    <style:style style:name="T47_15" style:family="text">
      <style:text-properties fo:background-color="#ffffff" fo:color="#0b0c0c" fo:font-size="12pt" style:font-size-asian="12pt" style:font-size-complex="12pt"/>
    </style:style>
    <style:style style:name="T47_16" style:family="text">
      <style:text-properties fo:background-color="#ffffff" fo:color="#0b0c0c" fo:font-size="12pt" style:font-size-asian="12pt" style:font-size-complex="12pt"/>
    </style:style>
    <style:style style:name="T47_17" style:family="text">
      <style:text-properties fo:background-color="#ffffff" fo:color="#0b0c0c" fo:font-size="12pt" style:font-size-asian="12pt" style:font-size-complex="12pt"/>
    </style:style>
    <style:style style:name="T47_18" style:family="text">
      <style:text-properties fo:background-color="#ffffff" fo:color="#0b0c0c" fo:font-size="12pt" style:font-size-asian="12pt" style:font-size-complex="12pt"/>
    </style:style>
    <style:style style:name="T47_19" style:family="text">
      <style:text-properties fo:background-color="#ffffff" fo:color="#0b0c0c" fo:font-size="12pt" style:font-size-asian="12pt" style:font-size-complex="12pt"/>
    </style:style>
    <style:style style:name="T47_20" style:family="text">
      <style:text-properties fo:background-color="#ffffff" fo:color="#0b0c0c" fo:font-size="12pt" style:font-size-asian="12pt" style:font-size-complex="12pt"/>
    </style:style>
    <style:style style:name="T47_21" style:family="text">
      <style:text-properties fo:background-color="#ffffff" fo:color="#0b0c0c" fo:font-size="12pt" style:font-size-asian="12pt" style:font-size-complex="12pt"/>
    </style:style>
    <style:style style:name="T47_22" style:family="text">
      <style:text-properties fo:background-color="#ffffff" fo:color="#0b0c0c" fo:font-size="12pt" style:font-size-asian="12pt" style:font-size-complex="12pt"/>
    </style:style>
    <style:style style:name="T47_23" style:family="text">
      <style:text-properties fo:background-color="#ffffff" fo:color="#0b0c0c" fo:font-size="12pt" style:font-size-asian="12pt" style:font-size-complex="12pt"/>
    </style:style>
    <style:style style:name="T47_24" style:family="text">
      <style:text-properties fo:background-color="#ffffff" fo:color="#0b0c0c" fo:font-size="12pt" style:font-size-asian="12pt" style:font-size-complex="12pt"/>
    </style:style>
    <style:style style:name="T47_25" style:family="text">
      <style:text-properties fo:background-color="#ffffff" fo:color="#0b0c0c" fo:font-size="12pt" style:font-size-asian="12pt" style:font-size-complex="12pt"/>
    </style:style>
    <style:style style:name="T47_26" style:family="text">
      <style:text-properties fo:background-color="#ffffff" fo:color="#0b0c0c" fo:font-size="12pt" style:font-size-asian="12pt" style:font-size-complex="12pt"/>
    </style:style>
    <style:style style:name="T47_27" style:family="text">
      <style:text-properties fo:background-color="#ffffff" fo:color="#0b0c0c" fo:font-size="12pt" style:font-size-asian="12pt" style:font-size-complex="12pt"/>
    </style:style>
    <style:style style:name="T47_28" style:family="text">
      <style:text-properties fo:background-color="#ffffff" fo:color="#0b0c0c" fo:font-size="12pt" style:font-size-asian="12pt" style:font-size-complex="12pt"/>
    </style:style>
    <style:style style:name="T47_29" style:family="text">
      <style:text-properties fo:background-color="#ffffff" fo:color="#0b0c0c" fo:font-size="12pt" style:font-size-asian="12pt" style:font-size-complex="12pt"/>
    </style:style>
    <style:style style:name="P48" style:family="paragraph" style:parent-style-name="Standard">
      <style:paragraph-properties fo:break-before="auto" fo:line-height="132%" fo:margin-top="0cm" style:writing-mode="lr-tb"/>
    </style:style>
    <style:style style:name="T48_1" style:family="text">
      <style:text-properties fo:background-color="#ffffff" fo:color="#0b0c0c" fo:font-size="12pt" style:font-size-asian="12pt" style:font-size-complex="12pt"/>
    </style:style>
    <style:style style:name="T48_2" style:family="text">
      <style:text-properties fo:background-color="#ffffff" fo:color="#0b0c0c" fo:font-size="12pt" style:font-size-asian="12pt" style:font-size-complex="12pt"/>
    </style:style>
    <style:style style:name="T48_3" style:family="text">
      <style:text-properties fo:background-color="#ffffff" fo:color="#0b0c0c" fo:font-size="12pt" style:font-size-asian="12pt" style:font-size-complex="12pt"/>
    </style:style>
    <style:style style:name="T48_4" style:family="text">
      <style:text-properties fo:background-color="#ffffff" fo:color="#0b0c0c" fo:font-size="12pt" style:font-size-asian="12pt" style:font-size-complex="12pt"/>
    </style:style>
    <style:style style:name="T48_5" style:family="text">
      <style:text-properties fo:background-color="#ffffff" fo:color="#0b0c0c" fo:font-size="12pt" style:font-size-asian="12pt" style:font-size-complex="12pt"/>
    </style:style>
    <style:style style:name="T48_6" style:family="text">
      <style:text-properties fo:background-color="#ffffff" fo:color="#0b0c0c" fo:font-size="12pt" style:font-size-asian="12pt" style:font-size-complex="12pt"/>
    </style:style>
    <style:style style:name="T48_7" style:family="text">
      <style:text-properties fo:background-color="#ffffff" fo:color="#0b0c0c" fo:font-size="12pt" style:font-size-asian="12pt" style:font-size-complex="12pt"/>
    </style:style>
    <style:style style:name="T48_8" style:family="text">
      <style:text-properties fo:background-color="#ffffff" fo:color="#0b0c0c" fo:font-size="12pt" style:font-size-asian="12pt" style:font-size-complex="12pt"/>
    </style:style>
    <style:style style:name="T48_9" style:family="text">
      <style:text-properties fo:background-color="#ffffff" fo:color="#0b0c0c" fo:font-size="12pt" style:font-size-asian="12pt" style:font-size-complex="12pt"/>
    </style:style>
    <style:style style:name="T48_10" style:family="text">
      <style:text-properties fo:background-color="#ffffff" fo:color="#0b0c0c" fo:font-size="12pt" style:font-size-asian="12pt" style:font-size-complex="12pt"/>
    </style:style>
    <style:style style:name="T48_11" style:family="text">
      <style:text-properties fo:background-color="#ffffff" fo:color="#0b0c0c" fo:font-size="12pt" style:font-size-asian="12pt" style:font-size-complex="12pt"/>
    </style:style>
    <style:style style:name="T48_12" style:family="text">
      <style:text-properties fo:background-color="#ffffff" fo:color="#0b0c0c" fo:font-size="12pt" style:font-size-asian="12pt" style:font-size-complex="12pt"/>
    </style:style>
    <style:style style:name="T48_13" style:family="text">
      <style:text-properties fo:background-color="#ffffff" fo:color="#0b0c0c" fo:font-size="12pt" style:font-size-asian="12pt" style:font-size-complex="12pt"/>
    </style:style>
    <style:style style:name="T48_14" style:family="text">
      <style:text-properties fo:background-color="#ffffff" fo:color="#0b0c0c" fo:font-size="12pt" style:font-size-asian="12pt" style:font-size-complex="12pt"/>
    </style:style>
    <style:style style:name="T48_15" style:family="text">
      <style:text-properties fo:background-color="#ffffff" fo:color="#0b0c0c" fo:font-size="12pt" style:font-size-asian="12pt" style:font-size-complex="12pt"/>
    </style:style>
    <style:style style:name="T48_16" style:family="text">
      <style:text-properties fo:background-color="#ffffff" fo:color="#0b0c0c" fo:font-size="12pt" style:font-size-asian="12pt" style:font-size-complex="12pt"/>
    </style:style>
    <style:style style:name="T48_17" style:family="text">
      <style:text-properties fo:background-color="#ffffff" fo:color="#0b0c0c" fo:font-size="12pt" style:font-size-asian="12pt" style:font-size-complex="12pt"/>
    </style:style>
    <style:style style:name="T48_18" style:family="text">
      <style:text-properties fo:background-color="#ffffff" fo:color="#0b0c0c" fo:font-size="12pt" style:font-size-asian="12pt" style:font-size-complex="12pt"/>
    </style:style>
    <style:style style:name="T48_19" style:family="text">
      <style:text-properties fo:background-color="#ffffff" fo:color="#0b0c0c" fo:font-size="12pt" style:font-size-asian="12pt" style:font-size-complex="12pt"/>
    </style:style>
    <style:style style:name="T48_20" style:family="text">
      <style:text-properties fo:background-color="#ffffff" fo:color="#0b0c0c" fo:font-size="12pt" style:font-size-asian="12pt" style:font-size-complex="12pt"/>
    </style:style>
    <style:style style:name="T48_21" style:family="text">
      <style:text-properties fo:background-color="#ffffff" fo:color="#0b0c0c" fo:font-size="12pt" style:font-size-asian="12pt" style:font-size-complex="12pt"/>
    </style:style>
    <style:style style:name="T48_22" style:family="text">
      <style:text-properties fo:background-color="#ffffff" fo:color="#0b0c0c" fo:font-size="12pt" style:font-size-asian="12pt" style:font-size-complex="12pt"/>
    </style:style>
    <style:style style:name="T48_23" style:family="text">
      <style:text-properties fo:background-color="#ffffff" fo:color="#0b0c0c" fo:font-size="12pt" style:font-size-asian="12pt" style:font-size-complex="12pt"/>
    </style:style>
    <style:style style:name="P49" style:family="paragraph" style:parent-style-name="Standard">
      <style:paragraph-properties fo:break-before="auto" fo:line-height="132%" fo:margin-top="0.282cm" style:writing-mode="lr-tb"/>
    </style:style>
    <style:style style:name="T49_1" style:family="text">
      <style:text-properties fo:background-color="#ffffff" fo:color="#0b0c0c"/>
    </style:style>
    <style:style style:name="T49_2" style:family="text">
      <style:text-properties fo:background-color="#ffffff" fo:color="#0b0c0c"/>
    </style:style>
    <style:style style:name="T49_3" style:family="text">
      <style:text-properties fo:background-color="#ffffff" fo:color="#0b0c0c"/>
    </style:style>
    <style:style style:name="T49_4" style:family="text">
      <style:text-properties fo:background-color="#ffffff" fo:color="#0b0c0c"/>
    </style:style>
    <style:style style:name="T49_5" style:family="text">
      <style:text-properties fo:background-color="#ffffff" fo:color="#0b0c0c"/>
    </style:style>
    <style:style style:name="T49_6" style:family="text">
      <style:text-properties fo:background-color="#ffffff" fo:color="#0b0c0c"/>
    </style:style>
    <style:style style:name="T49_7" style:family="text">
      <style:text-properties fo:background-color="#ffffff" fo:color="#0b0c0c"/>
    </style:style>
    <style:style style:name="P50" style:family="paragraph" style:parent-style-name="Standard">
      <style:paragraph-properties fo:break-before="auto" fo:line-height="132%" fo:margin-top="0.282cm" fo:margin-bottom="0.282cm" style:writing-mode="lr-tb"/>
    </style:style>
    <style:style style:name="T50_1" style:family="text">
      <style:text-properties fo:background-color="#ffffff" fo:color="#0b0c0c"/>
    </style:style>
    <style:style style:name="P51" style:family="paragraph" style:parent-style-name="Standard">
      <style:paragraph-properties fo:break-before="auto" fo:line-height="132%" fo:margin-top="0cm" style:writing-mode="lr-tb"/>
    </style:style>
    <style:style style:name="T51_1" style:family="text">
      <style:text-properties fo:background-color="#ffffff" fo:color="#0b0c0c" fo:font-size="12pt" style:font-size-asian="12pt" style:font-size-complex="12pt"/>
    </style:style>
    <style:style style:name="T51_2" style:family="text">
      <style:text-properties fo:background-color="#ffffff" fo:color="#0b0c0c" fo:font-size="12pt" style:font-size-asian="12pt" style:font-size-complex="12pt"/>
    </style:style>
    <style:style style:name="T51_3" style:family="text">
      <style:text-properties fo:background-color="#ffffff" fo:color="#0b0c0c" fo:font-size="12pt" style:font-size-asian="12pt" style:font-size-complex="12pt"/>
    </style:style>
    <style:style style:name="T51_4" style:family="text">
      <style:text-properties fo:background-color="#ffffff" fo:color="#0b0c0c" fo:font-size="12pt" style:font-size-asian="12pt" style:font-size-complex="12pt"/>
    </style:style>
    <style:style style:name="T51_5" style:family="text">
      <style:text-properties fo:background-color="#ffffff" fo:color="#0b0c0c" fo:font-size="12pt" style:font-size-asian="12pt" style:font-size-complex="12pt"/>
    </style:style>
    <style:style style:name="T51_6" style:family="text">
      <style:text-properties fo:background-color="#ffffff" fo:color="#0b0c0c" fo:font-size="12pt" style:font-size-asian="12pt" style:font-size-complex="12pt"/>
    </style:style>
    <style:style style:name="T51_7" style:family="text">
      <style:text-properties fo:background-color="#ffffff" fo:color="#0b0c0c" fo:font-size="12pt" style:font-size-asian="12pt" style:font-size-complex="12pt"/>
    </style:style>
    <style:style style:name="T51_8" style:family="text">
      <style:text-properties fo:background-color="#ffffff" fo:color="#0b0c0c" fo:font-size="12pt" style:font-size-asian="12pt" style:font-size-complex="12pt"/>
    </style:style>
    <style:style style:name="T51_9" style:family="text">
      <style:text-properties fo:background-color="#ffffff" fo:color="#0b0c0c" fo:font-size="12pt" style:font-size-asian="12pt" style:font-size-complex="12pt"/>
    </style:style>
    <style:style style:name="T51_10" style:family="text">
      <style:text-properties fo:background-color="#ffffff" fo:color="#0b0c0c" fo:font-size="12pt" style:font-size-asian="12pt" style:font-size-complex="12pt"/>
    </style:style>
    <style:style style:name="T51_11" style:family="text">
      <style:text-properties fo:background-color="#ffffff" fo:color="#0b0c0c" fo:font-size="12pt" style:font-size-asian="12pt" style:font-size-complex="12pt"/>
    </style:style>
    <style:style style:name="T51_12" style:family="text">
      <style:text-properties fo:background-color="#ffffff" fo:color="#0b0c0c" fo:font-size="12pt" style:font-size-asian="12pt" style:font-size-complex="12pt"/>
    </style:style>
    <style:style style:name="T51_13" style:family="text">
      <style:text-properties fo:background-color="#ffffff" fo:color="#0b0c0c" fo:font-size="12pt" style:font-size-asian="12pt" style:font-size-complex="12pt"/>
    </style:style>
    <style:style style:name="T51_14" style:family="text">
      <style:text-properties fo:background-color="#ffffff" fo:color="#0b0c0c" fo:font-size="12pt" style:font-size-asian="12pt" style:font-size-complex="12pt"/>
    </style:style>
    <style:style style:name="T51_15" style:family="text">
      <style:text-properties fo:background-color="#ffffff" fo:color="#0b0c0c" fo:font-size="12pt" style:font-size-asian="12pt" style:font-size-complex="12pt"/>
    </style:style>
    <style:style style:name="T51_16" style:family="text">
      <style:text-properties fo:background-color="#ffffff" fo:color="#0b0c0c" fo:font-size="12pt" style:font-size-asian="12pt" style:font-size-complex="12pt"/>
    </style:style>
    <style:style style:name="T51_17" style:family="text">
      <style:text-properties fo:background-color="#ffffff" fo:color="#0b0c0c" fo:font-size="12pt" style:font-size-asian="12pt" style:font-size-complex="12pt"/>
    </style:style>
    <style:style style:name="T51_18" style:family="text">
      <style:text-properties fo:background-color="#ffffff" fo:color="#0b0c0c" fo:font-size="12pt" style:font-size-asian="12pt" style:font-size-complex="12pt"/>
    </style:style>
    <style:style style:name="T51_19" style:family="text">
      <style:text-properties fo:background-color="#ffffff" fo:color="#0b0c0c" fo:font-size="12pt" style:font-size-asian="12pt" style:font-size-complex="12pt"/>
    </style:style>
    <style:style style:name="T51_20" style:family="text">
      <style:text-properties fo:background-color="#ffffff" fo:color="#0b0c0c" fo:font-size="12pt" style:font-size-asian="12pt" style:font-size-complex="12pt"/>
    </style:style>
    <style:style style:name="T51_21" style:family="text">
      <style:text-properties fo:background-color="#ffffff" fo:color="#0b0c0c" fo:font-size="12pt" style:font-size-asian="12pt" style:font-size-complex="12pt"/>
    </style:style>
    <style:style style:name="T51_22" style:family="text">
      <style:text-properties fo:background-color="#ffffff" fo:color="#0b0c0c" fo:font-size="12pt" style:font-size-asian="12pt" style:font-size-complex="12pt"/>
    </style:style>
    <style:style style:name="T51_23" style:family="text">
      <style:text-properties fo:background-color="#ffffff" fo:color="#0b0c0c" fo:font-size="12pt" style:font-size-asian="12pt" style:font-size-complex="12pt"/>
    </style:style>
    <style:style style:name="T51_24" style:family="text">
      <style:text-properties fo:background-color="#ffffff" fo:color="#0b0c0c" fo:font-size="12pt" style:font-size-asian="12pt" style:font-size-complex="12pt"/>
    </style:style>
    <style:style style:name="T51_25" style:family="text">
      <style:text-properties fo:background-color="#ffffff" fo:color="#0b0c0c" fo:font-size="12pt" style:font-size-asian="12pt" style:font-size-complex="12pt"/>
    </style:style>
    <style:style style:name="T51_26" style:family="text">
      <style:text-properties fo:background-color="#ffffff" fo:color="#0b0c0c" fo:font-size="12pt" style:font-size-asian="12pt" style:font-size-complex="12pt"/>
    </style:style>
    <style:style style:name="T51_27" style:family="text">
      <style:text-properties fo:background-color="#ffffff" fo:color="#0b0c0c" fo:font-size="12pt" style:font-size-asian="12pt" style:font-size-complex="12pt"/>
    </style:style>
    <style:style style:name="T51_28" style:family="text">
      <style:text-properties fo:background-color="#ffffff" fo:color="#0b0c0c" fo:font-size="12pt" style:font-size-asian="12pt" style:font-size-complex="12pt"/>
    </style:style>
    <style:style style:name="T51_29" style:family="text">
      <style:text-properties fo:background-color="#ffffff" fo:color="#0b0c0c" fo:font-size="12pt" style:font-size-asian="12pt" style:font-size-complex="12pt"/>
    </style:style>
    <style:style style:name="T51_30" style:family="text">
      <style:text-properties fo:background-color="#ffffff" fo:color="#0b0c0c" fo:font-size="12pt" style:font-size-asian="12pt" style:font-size-complex="12pt"/>
    </style:style>
    <style:style style:name="T51_31" style:family="text">
      <style:text-properties fo:background-color="#ffffff" fo:color="#0b0c0c" fo:font-size="12pt" style:font-size-asian="12pt" style:font-size-complex="12pt"/>
    </style:style>
    <style:style style:name="T51_32" style:family="text">
      <style:text-properties fo:background-color="#ffffff" fo:color="#0b0c0c" fo:font-size="12pt" style:font-size-asian="12pt" style:font-size-complex="12pt"/>
    </style:style>
    <style:style style:name="T51_33" style:family="text">
      <style:text-properties fo:background-color="#ffffff" fo:color="#0b0c0c" fo:font-size="12pt" style:font-size-asian="12pt" style:font-size-complex="12pt"/>
    </style:style>
    <style:style style:name="T51_34" style:family="text">
      <style:text-properties fo:background-color="#ffffff" fo:color="#0b0c0c" fo:font-size="12pt" style:font-size-asian="12pt" style:font-size-complex="12pt"/>
    </style:style>
    <style:style style:name="T51_35" style:family="text">
      <style:text-properties fo:background-color="#ffffff" fo:color="#0b0c0c" fo:font-size="12pt" style:font-size-asian="12pt" style:font-size-complex="12pt"/>
    </style:style>
    <style:style style:name="T51_36" style:family="text">
      <style:text-properties fo:background-color="#ffffff" fo:color="#0b0c0c" fo:font-size="12pt" style:font-size-asian="12pt" style:font-size-complex="12pt"/>
    </style:style>
    <style:style style:name="T51_37" style:family="text">
      <style:text-properties fo:background-color="#ffffff" fo:color="#0b0c0c" fo:font-size="12pt" style:font-size-asian="12pt" style:font-size-complex="12pt"/>
    </style:style>
    <style:style style:name="T51_38" style:family="text">
      <style:text-properties fo:background-color="#ffffff" fo:color="#0b0c0c" fo:font-size="12pt" style:font-size-asian="12pt" style:font-size-complex="12pt"/>
    </style:style>
    <style:style style:name="T51_39" style:family="text">
      <style:text-properties fo:background-color="#ffffff" fo:color="#0b0c0c" fo:font-size="12pt" style:font-size-asian="12pt" style:font-size-complex="12pt"/>
    </style:style>
    <style:style style:name="P52" style:family="paragraph" style:parent-style-name="Standard">
      <style:paragraph-properties fo:break-before="auto" fo:line-height="132%" fo:margin-top="0cm" style:writing-mode="lr-tb"/>
    </style:style>
    <style:style style:name="T52_1" style:family="text">
      <style:text-properties fo:background-color="#ffffff" fo:color="#0b0c0c" fo:font-size="12pt" style:font-size-asian="12pt" style:font-size-complex="12pt"/>
    </style:style>
    <style:style style:name="T52_2" style:family="text">
      <style:text-properties fo:background-color="#ffffff" fo:color="#0b0c0c" fo:font-size="12pt" style:font-size-asian="12pt" style:font-size-complex="12pt"/>
    </style:style>
    <style:style style:name="T52_3" style:family="text">
      <style:text-properties fo:background-color="#ffffff" fo:color="#0b0c0c" fo:font-size="12pt" style:font-size-asian="12pt" style:font-size-complex="12pt"/>
    </style:style>
    <style:style style:name="T52_4" style:family="text">
      <style:text-properties fo:background-color="#ffffff" fo:color="#0b0c0c" fo:font-size="12pt" style:font-size-asian="12pt" style:font-size-complex="12pt"/>
    </style:style>
    <style:style style:name="T52_5" style:family="text">
      <style:text-properties fo:background-color="#ffffff" fo:color="#0b0c0c" fo:font-size="12pt" style:font-size-asian="12pt" style:font-size-complex="12pt"/>
    </style:style>
    <style:style style:name="T52_6" style:family="text">
      <style:text-properties fo:background-color="#ffffff" fo:color="#0b0c0c" fo:font-size="12pt" style:font-size-asian="12pt" style:font-size-complex="12pt"/>
    </style:style>
    <style:style style:name="T52_7" style:family="text">
      <style:text-properties fo:background-color="#ffffff" fo:color="#0b0c0c" fo:font-size="12pt" style:font-size-asian="12pt" style:font-size-complex="12pt"/>
    </style:style>
    <style:style style:name="T52_8" style:family="text">
      <style:text-properties fo:background-color="#ffffff" fo:color="#0b0c0c" fo:font-size="12pt" style:font-size-asian="12pt" style:font-size-complex="12pt"/>
    </style:style>
    <style:style style:name="T52_9" style:family="text">
      <style:text-properties fo:background-color="#ffffff" fo:color="#0b0c0c" fo:font-size="12pt" style:font-size-asian="12pt" style:font-size-complex="12pt"/>
    </style:style>
    <style:style style:name="T52_10" style:family="text">
      <style:text-properties fo:background-color="#ffffff" fo:color="#0b0c0c" fo:font-size="12pt" style:font-size-asian="12pt" style:font-size-complex="12pt"/>
    </style:style>
    <style:style style:name="T52_11" style:family="text">
      <style:text-properties fo:background-color="#ffffff" fo:color="#0b0c0c" fo:font-size="12pt" style:font-size-asian="12pt" style:font-size-complex="12pt"/>
    </style:style>
    <style:style style:name="T52_12" style:family="text">
      <style:text-properties fo:background-color="#ffffff" fo:color="#0b0c0c" fo:font-size="12pt" style:font-size-asian="12pt" style:font-size-complex="12pt"/>
    </style:style>
    <style:style style:name="T52_13" style:family="text">
      <style:text-properties fo:background-color="#ffffff" fo:color="#0b0c0c" fo:font-size="12pt" style:font-size-asian="12pt" style:font-size-complex="12pt"/>
    </style:style>
    <style:style style:name="T52_14" style:family="text">
      <style:text-properties fo:background-color="#ffffff" fo:color="#0b0c0c" fo:font-size="12pt" style:font-size-asian="12pt" style:font-size-complex="12pt"/>
    </style:style>
    <style:style style:name="T52_15" style:family="text">
      <style:text-properties fo:background-color="#ffffff" fo:color="#0b0c0c" fo:font-size="12pt" style:font-size-asian="12pt" style:font-size-complex="12pt"/>
    </style:style>
    <style:style style:name="T52_16" style:family="text">
      <style:text-properties fo:background-color="#ffffff" fo:color="#0b0c0c" fo:font-size="12pt" style:font-size-asian="12pt" style:font-size-complex="12pt"/>
    </style:style>
    <style:style style:name="T52_17" style:family="text">
      <style:text-properties fo:background-color="#ffffff" fo:color="#0b0c0c" fo:font-size="12pt" style:font-size-asian="12pt" style:font-size-complex="12pt"/>
    </style:style>
    <style:style style:name="T52_18" style:family="text">
      <style:text-properties fo:background-color="#ffffff" fo:color="#0b0c0c" fo:font-size="12pt" style:font-size-asian="12pt" style:font-size-complex="12pt"/>
    </style:style>
    <style:style style:name="T52_19" style:family="text">
      <style:text-properties fo:background-color="#ffffff" fo:color="#0b0c0c" fo:font-size="12pt" style:font-size-asian="12pt" style:font-size-complex="12pt"/>
    </style:style>
    <style:style style:name="T52_20" style:family="text">
      <style:text-properties fo:background-color="#ffffff" fo:color="#0b0c0c" fo:font-size="12pt" style:font-size-asian="12pt" style:font-size-complex="12pt"/>
    </style:style>
    <style:style style:name="T52_21" style:family="text">
      <style:text-properties fo:background-color="#ffffff" fo:color="#0b0c0c" fo:font-size="12pt" style:font-size-asian="12pt" style:font-size-complex="12pt"/>
    </style:style>
    <style:style style:name="T52_22" style:family="text">
      <style:text-properties fo:background-color="#ffffff" fo:color="#0b0c0c" fo:font-size="12pt" style:font-size-asian="12pt" style:font-size-complex="12pt"/>
    </style:style>
    <style:style style:name="T52_23" style:family="text">
      <style:text-properties fo:background-color="#ffffff" fo:color="#0b0c0c" fo:font-size="12pt" style:font-size-asian="12pt" style:font-size-complex="12pt"/>
    </style:style>
    <style:style style:name="T52_24" style:family="text">
      <style:text-properties fo:background-color="#ffffff" fo:color="#0b0c0c" fo:font-size="12pt" style:font-size-asian="12pt" style:font-size-complex="12pt"/>
    </style:style>
    <style:style style:name="T52_25" style:family="text">
      <style:text-properties fo:background-color="#ffffff" fo:color="#0b0c0c" fo:font-size="12pt" style:font-size-asian="12pt" style:font-size-complex="12pt"/>
    </style:style>
    <style:style style:name="T52_26" style:family="text">
      <style:text-properties fo:background-color="#ffffff" fo:color="#0b0c0c" fo:font-size="12pt" style:font-size-asian="12pt" style:font-size-complex="12pt"/>
    </style:style>
    <style:style style:name="T52_27" style:family="text">
      <style:text-properties fo:background-color="#ffffff" fo:color="#0b0c0c" fo:font-size="12pt" style:font-size-asian="12pt" style:font-size-complex="12pt"/>
    </style:style>
    <style:style style:name="T52_28" style:family="text">
      <style:text-properties fo:background-color="#ffffff" fo:color="#0b0c0c" fo:font-size="12pt" style:font-size-asian="12pt" style:font-size-complex="12pt"/>
    </style:style>
    <style:style style:name="T52_29" style:family="text">
      <style:text-properties fo:background-color="#ffffff" fo:color="#0b0c0c" fo:font-size="12pt" style:font-size-asian="12pt" style:font-size-complex="12pt"/>
    </style:style>
    <style:style style:name="T52_30" style:family="text">
      <style:text-properties fo:background-color="#ffffff" fo:color="#0b0c0c" fo:font-size="12pt" style:font-size-asian="12pt" style:font-size-complex="12pt"/>
    </style:style>
    <style:style style:name="T52_31" style:family="text">
      <style:text-properties fo:background-color="#ffffff" fo:color="#0b0c0c" fo:font-size="12pt" style:font-size-asian="12pt" style:font-size-complex="12pt"/>
    </style:style>
    <style:style style:name="P53" style:family="paragraph" style:parent-style-name="Standard">
      <style:paragraph-properties fo:break-before="auto" fo:line-height="132%" fo:margin-top="0cm" style:writing-mode="lr-tb"/>
    </style:style>
    <style:style style:name="T53_1" style:family="text">
      <style:text-properties fo:background-color="#ffffff" fo:color="#0b0c0c" fo:font-size="12pt" style:font-size-asian="12pt" style:font-size-complex="12pt"/>
    </style:style>
    <style:style style:name="T53_2" style:family="text">
      <style:text-properties fo:background-color="#ffffff" fo:color="#0b0c0c" fo:font-size="12pt" style:font-size-asian="12pt" style:font-size-complex="12pt"/>
    </style:style>
    <style:style style:name="T53_3" style:family="text">
      <style:text-properties fo:background-color="#ffffff" fo:color="#0b0c0c" fo:font-size="12pt" style:font-size-asian="12pt" style:font-size-complex="12pt"/>
    </style:style>
    <style:style style:name="T53_4" style:family="text">
      <style:text-properties fo:background-color="#ffffff" fo:color="#0b0c0c" fo:font-size="12pt" style:font-size-asian="12pt" style:font-size-complex="12pt"/>
    </style:style>
    <style:style style:name="T53_5" style:family="text">
      <style:text-properties fo:background-color="#ffffff" fo:color="#0b0c0c" fo:font-size="12pt" style:font-size-asian="12pt" style:font-size-complex="12pt"/>
    </style:style>
    <style:style style:name="T53_6" style:family="text">
      <style:text-properties fo:background-color="#ffffff" fo:color="#0b0c0c" fo:font-size="12pt" style:font-size-asian="12pt" style:font-size-complex="12pt"/>
    </style:style>
    <style:style style:name="T53_7" style:family="text">
      <style:text-properties fo:background-color="#ffffff" fo:color="#0b0c0c" fo:font-size="12pt" style:font-size-asian="12pt" style:font-size-complex="12pt"/>
    </style:style>
    <style:style style:name="T53_8" style:family="text">
      <style:text-properties fo:background-color="#ffffff" fo:color="#0b0c0c" fo:font-size="12pt" style:font-size-asian="12pt" style:font-size-complex="12pt"/>
    </style:style>
    <style:style style:name="T53_9" style:family="text">
      <style:text-properties fo:background-color="#ffffff" fo:color="#0b0c0c" fo:font-size="12pt" style:font-size-asian="12pt" style:font-size-complex="12pt"/>
    </style:style>
    <style:style style:name="T53_10" style:family="text">
      <style:text-properties fo:background-color="#ffffff" fo:color="#0b0c0c" fo:font-size="12pt" style:font-size-asian="12pt" style:font-size-complex="12pt"/>
    </style:style>
    <style:style style:name="T53_11" style:family="text">
      <style:text-properties fo:background-color="#ffffff" fo:color="#0b0c0c" fo:font-size="12pt" style:font-size-asian="12pt" style:font-size-complex="12pt"/>
    </style:style>
    <style:style style:name="T53_12" style:family="text">
      <style:text-properties fo:background-color="#ffffff" fo:color="#0b0c0c" fo:font-size="12pt" style:font-size-asian="12pt" style:font-size-complex="12pt"/>
    </style:style>
    <style:style style:name="T53_13" style:family="text">
      <style:text-properties fo:background-color="#ffffff" fo:color="#0b0c0c" fo:font-size="12pt" style:font-size-asian="12pt" style:font-size-complex="12pt"/>
    </style:style>
    <style:style style:name="T53_14" style:family="text">
      <style:text-properties fo:background-color="#ffffff" fo:color="#0b0c0c" fo:font-size="12pt" style:font-size-asian="12pt" style:font-size-complex="12pt"/>
    </style:style>
    <style:style style:name="T53_15" style:family="text">
      <style:text-properties fo:background-color="#ffffff" fo:color="#0b0c0c" fo:font-size="12pt" style:font-size-asian="12pt" style:font-size-complex="12pt"/>
    </style:style>
    <style:style style:name="T53_16" style:family="text">
      <style:text-properties fo:background-color="#ffffff" fo:color="#0b0c0c" fo:font-size="12pt" style:font-size-asian="12pt" style:font-size-complex="12pt"/>
    </style:style>
    <style:style style:name="T53_17" style:family="text">
      <style:text-properties fo:background-color="#ffffff" fo:color="#0b0c0c" fo:font-size="12pt" style:font-size-asian="12pt" style:font-size-complex="12pt"/>
    </style:style>
    <style:style style:name="T53_18" style:family="text">
      <style:text-properties fo:background-color="#ffffff" fo:color="#0b0c0c" fo:font-size="12pt" style:font-size-asian="12pt" style:font-size-complex="12pt"/>
    </style:style>
    <style:style style:name="T53_19" style:family="text">
      <style:text-properties fo:background-color="#ffffff" fo:color="#0b0c0c" fo:font-size="12pt" style:font-size-asian="12pt" style:font-size-complex="12pt"/>
    </style:style>
    <style:style style:name="T53_20" style:family="text">
      <style:text-properties fo:background-color="#ffffff" fo:color="#0b0c0c" fo:font-size="12pt" style:font-size-asian="12pt" style:font-size-complex="12pt"/>
    </style:style>
    <style:style style:name="T53_21" style:family="text">
      <style:text-properties fo:background-color="#ffffff" fo:color="#0b0c0c" fo:font-size="12pt" style:font-size-asian="12pt" style:font-size-complex="12pt"/>
    </style:style>
    <style:style style:name="T53_22" style:family="text">
      <style:text-properties fo:background-color="#ffffff" fo:color="#0b0c0c" fo:font-size="12pt" style:font-size-asian="12pt" style:font-size-complex="12pt"/>
    </style:style>
    <style:style style:name="P54" style:family="paragraph" style:parent-style-name="Standard">
      <style:paragraph-properties fo:break-before="auto" fo:line-height="132%" fo:margin-top="0.282cm" style:writing-mode="lr-tb"/>
    </style:style>
    <style:style style:name="T54_1" style:family="text">
      <style:text-properties fo:background-color="#ffffff" fo:color="#0b0c0c"/>
    </style:style>
    <style:style style:name="T54_2" style:family="text">
      <style:text-properties fo:background-color="#ffffff" fo:color="#0b0c0c"/>
    </style:style>
    <style:style style:name="T54_3" style:family="text">
      <style:text-properties fo:background-color="#ffffff" fo:color="#0b0c0c"/>
    </style:style>
    <style:style style:name="P55" style:family="paragraph" style:parent-style-name="Standard">
      <style:paragraph-properties fo:break-before="auto" fo:line-height="132%" fo:margin-top="0.282cm" fo:margin-bottom="0.282cm" style:writing-mode="lr-tb"/>
    </style:style>
    <style:style style:name="T55_1" style:family="text">
      <style:text-properties fo:background-color="#ffffff" fo:color="#0b0c0c"/>
    </style:style>
    <style:style style:name="P56" style:family="paragraph" style:parent-style-name="Standard">
      <style:paragraph-properties fo:break-before="auto" fo:line-height="132%" fo:margin-top="0cm" style:writing-mode="lr-tb"/>
    </style:style>
    <style:style style:name="T56_1" style:family="text">
      <style:text-properties fo:background-color="#ffffff" fo:color="#0b0c0c" fo:font-size="12pt" style:font-size-asian="12pt" style:font-size-complex="12pt"/>
    </style:style>
    <style:style style:name="T56_2" style:family="text">
      <style:text-properties fo:background-color="#ffffff" fo:color="#0b0c0c" fo:font-size="12pt" style:font-size-asian="12pt" style:font-size-complex="12pt"/>
    </style:style>
    <style:style style:name="T56_3" style:family="text">
      <style:text-properties fo:background-color="#ffffff" fo:color="#0b0c0c" fo:font-size="12pt" style:font-size-asian="12pt" style:font-size-complex="12pt"/>
    </style:style>
    <style:style style:name="T56_4" style:family="text">
      <style:text-properties fo:background-color="#ffffff" fo:color="#0b0c0c" fo:font-size="12pt" style:font-size-asian="12pt" style:font-size-complex="12pt"/>
    </style:style>
    <style:style style:name="T56_5" style:family="text">
      <style:text-properties fo:background-color="#ffffff" fo:color="#0b0c0c" fo:font-size="12pt" style:font-size-asian="12pt" style:font-size-complex="12pt"/>
    </style:style>
    <style:style style:name="T56_6" style:family="text">
      <style:text-properties fo:background-color="#ffffff" fo:color="#0b0c0c" fo:font-size="12pt" style:font-size-asian="12pt" style:font-size-complex="12pt"/>
    </style:style>
    <style:style style:name="T56_7" style:family="text">
      <style:text-properties fo:background-color="#ffffff" fo:color="#0b0c0c" fo:font-size="12pt" style:font-size-asian="12pt" style:font-size-complex="12pt"/>
    </style:style>
    <style:style style:name="T56_8" style:family="text">
      <style:text-properties fo:background-color="#ffffff" fo:color="#0b0c0c" fo:font-size="12pt" style:font-size-asian="12pt" style:font-size-complex="12pt"/>
    </style:style>
    <style:style style:name="T56_9" style:family="text">
      <style:text-properties fo:background-color="#ffffff" fo:color="#0b0c0c" fo:font-size="12pt" style:font-size-asian="12pt" style:font-size-complex="12pt"/>
    </style:style>
    <style:style style:name="T56_10" style:family="text">
      <style:text-properties fo:background-color="#ffffff" fo:color="#0b0c0c" fo:font-size="12pt" style:font-size-asian="12pt" style:font-size-complex="12pt"/>
    </style:style>
    <style:style style:name="T56_11" style:family="text">
      <style:text-properties fo:background-color="#ffffff" fo:color="#0b0c0c" fo:font-size="12pt" style:font-size-asian="12pt" style:font-size-complex="12pt"/>
    </style:style>
    <style:style style:name="T56_12" style:family="text">
      <style:text-properties fo:background-color="#ffffff" fo:color="#0b0c0c" fo:font-size="12pt" style:font-size-asian="12pt" style:font-size-complex="12pt"/>
    </style:style>
    <style:style style:name="T56_13" style:family="text">
      <style:text-properties fo:background-color="#ffffff" fo:color="#0b0c0c" fo:font-size="12pt" style:font-size-asian="12pt" style:font-size-complex="12pt"/>
    </style:style>
    <style:style style:name="T56_14" style:family="text">
      <style:text-properties fo:background-color="#ffffff" fo:color="#0b0c0c" fo:font-size="12pt" style:font-size-asian="12pt" style:font-size-complex="12pt"/>
    </style:style>
    <style:style style:name="T56_15" style:family="text">
      <style:text-properties fo:background-color="#ffffff" fo:color="#0b0c0c" fo:font-size="12pt" style:font-size-asian="12pt" style:font-size-complex="12pt"/>
    </style:style>
    <style:style style:name="T56_16" style:family="text">
      <style:text-properties fo:background-color="#ffffff" fo:color="#0b0c0c" fo:font-size="12pt" style:font-size-asian="12pt" style:font-size-complex="12pt"/>
    </style:style>
    <style:style style:name="T56_17" style:family="text">
      <style:text-properties fo:background-color="#ffffff" fo:color="#0b0c0c" fo:font-size="12pt" style:font-size-asian="12pt" style:font-size-complex="12pt"/>
    </style:style>
    <style:style style:name="T56_18" style:family="text">
      <style:text-properties fo:background-color="#ffffff" fo:color="#0b0c0c" fo:font-size="12pt" style:font-size-asian="12pt" style:font-size-complex="12pt"/>
    </style:style>
    <style:style style:name="T56_19" style:family="text">
      <style:text-properties fo:background-color="#ffffff" fo:color="#0b0c0c" fo:font-size="12pt" style:font-size-asian="12pt" style:font-size-complex="12pt"/>
    </style:style>
    <style:style style:name="T56_20" style:family="text">
      <style:text-properties fo:background-color="#ffffff" fo:color="#0b0c0c" fo:font-size="12pt" style:font-size-asian="12pt" style:font-size-complex="12pt"/>
    </style:style>
    <style:style style:name="T56_21" style:family="text">
      <style:text-properties fo:background-color="#ffffff" fo:color="#0b0c0c" fo:font-size="12pt" style:font-size-asian="12pt" style:font-size-complex="12pt"/>
    </style:style>
    <style:style style:name="T56_22" style:family="text">
      <style:text-properties fo:background-color="#ffffff" fo:color="#0b0c0c" fo:font-size="12pt" style:font-size-asian="12pt" style:font-size-complex="12pt"/>
    </style:style>
    <style:style style:name="T56_23" style:family="text">
      <style:text-properties fo:background-color="#ffffff" fo:color="#0b0c0c" fo:font-size="12pt" style:font-size-asian="12pt" style:font-size-complex="12pt"/>
    </style:style>
    <style:style style:name="T56_24" style:family="text">
      <style:text-properties fo:background-color="#ffffff" fo:color="#0b0c0c" fo:font-size="12pt" style:font-size-asian="12pt" style:font-size-complex="12pt"/>
    </style:style>
    <style:style style:name="P57" style:family="paragraph" style:parent-style-name="Standard">
      <style:paragraph-properties fo:break-before="auto" fo:line-height="132%" fo:margin-top="0cm" style:writing-mode="lr-tb"/>
    </style:style>
    <style:style style:name="T57_1" style:family="text">
      <style:text-properties fo:background-color="#ffffff" fo:color="#0b0c0c" fo:font-size="12pt" style:font-size-asian="12pt" style:font-size-complex="12pt"/>
    </style:style>
    <style:style style:name="T57_2" style:family="text">
      <style:text-properties fo:background-color="#ffffff" fo:color="#0b0c0c" fo:font-size="12pt" style:font-size-asian="12pt" style:font-size-complex="12pt"/>
    </style:style>
    <style:style style:name="T57_3" style:family="text">
      <style:text-properties fo:background-color="#ffffff" fo:color="#0b0c0c" fo:font-size="12pt" style:font-size-asian="12pt" style:font-size-complex="12pt"/>
    </style:style>
    <style:style style:name="T57_4" style:family="text">
      <style:text-properties fo:background-color="#ffffff" fo:color="#0b0c0c" fo:font-size="12pt" style:font-size-asian="12pt" style:font-size-complex="12pt"/>
    </style:style>
    <style:style style:name="T57_5" style:family="text">
      <style:text-properties fo:background-color="#ffffff" fo:color="#0b0c0c" fo:font-size="12pt" style:font-size-asian="12pt" style:font-size-complex="12pt"/>
    </style:style>
    <style:style style:name="T57_6" style:family="text">
      <style:text-properties fo:background-color="#ffffff" fo:color="#0b0c0c" fo:font-size="12pt" style:font-size-asian="12pt" style:font-size-complex="12pt"/>
    </style:style>
    <style:style style:name="T57_7" style:family="text">
      <style:text-properties fo:background-color="#ffffff" fo:color="#0b0c0c" fo:font-size="12pt" style:font-size-asian="12pt" style:font-size-complex="12pt"/>
    </style:style>
    <style:style style:name="T57_8" style:family="text">
      <style:text-properties fo:background-color="#ffffff" fo:color="#0b0c0c" fo:font-size="12pt" style:font-size-asian="12pt" style:font-size-complex="12pt"/>
    </style:style>
    <style:style style:name="T57_9" style:family="text">
      <style:text-properties fo:background-color="#ffffff" fo:color="#0b0c0c" fo:font-size="12pt" style:font-size-asian="12pt" style:font-size-complex="12pt"/>
    </style:style>
    <style:style style:name="T57_10" style:family="text">
      <style:text-properties fo:background-color="#ffffff" fo:color="#0b0c0c" fo:font-size="12pt" style:font-size-asian="12pt" style:font-size-complex="12pt"/>
    </style:style>
    <style:style style:name="T57_11" style:family="text">
      <style:text-properties fo:background-color="#ffffff" fo:color="#0b0c0c" fo:font-size="12pt" style:font-size-asian="12pt" style:font-size-complex="12pt"/>
    </style:style>
    <style:style style:name="T57_12" style:family="text">
      <style:text-properties fo:background-color="#ffffff" fo:color="#0b0c0c" fo:font-size="12pt" style:font-size-asian="12pt" style:font-size-complex="12pt"/>
    </style:style>
    <style:style style:name="T57_13" style:family="text">
      <style:text-properties fo:background-color="#ffffff" fo:color="#0b0c0c" fo:font-size="12pt" style:font-size-asian="12pt" style:font-size-complex="12pt"/>
    </style:style>
    <style:style style:name="T57_14" style:family="text">
      <style:text-properties fo:background-color="#ffffff" fo:color="#0b0c0c" fo:font-size="12pt" style:font-size-asian="12pt" style:font-size-complex="12pt"/>
    </style:style>
    <style:style style:name="T57_15" style:family="text">
      <style:text-properties fo:background-color="#ffffff" fo:color="#0b0c0c" fo:font-size="12pt" style:font-size-asian="12pt" style:font-size-complex="12pt"/>
    </style:style>
    <style:style style:name="T57_16" style:family="text">
      <style:text-properties fo:background-color="#ffffff" fo:color="#0b0c0c" fo:font-size="12pt" style:font-size-asian="12pt" style:font-size-complex="12pt"/>
    </style:style>
    <style:style style:name="T57_17" style:family="text">
      <style:text-properties fo:background-color="#ffffff" fo:color="#0b0c0c" fo:font-size="12pt" style:font-size-asian="12pt" style:font-size-complex="12pt"/>
    </style:style>
    <style:style style:name="T57_18" style:family="text">
      <style:text-properties fo:background-color="#ffffff" fo:color="#0b0c0c" fo:font-size="12pt" style:font-size-asian="12pt" style:font-size-complex="12pt"/>
    </style:style>
    <style:style style:name="T57_19" style:family="text">
      <style:text-properties fo:background-color="#ffffff" fo:color="#0b0c0c" fo:font-size="12pt" style:font-size-asian="12pt" style:font-size-complex="12pt"/>
    </style:style>
    <style:style style:name="T57_20" style:family="text">
      <style:text-properties fo:background-color="#ffffff" fo:color="#0b0c0c" fo:font-size="12pt" style:font-size-asian="12pt" style:font-size-complex="12pt"/>
    </style:style>
    <style:style style:name="P58" style:family="paragraph" style:parent-style-name="Standard">
      <style:paragraph-properties fo:break-before="auto" fo:line-height="132%" fo:margin-top="0cm" style:writing-mode="lr-tb"/>
    </style:style>
    <style:style style:name="T58_1" style:family="text">
      <style:text-properties fo:background-color="#ffffff" fo:color="#0b0c0c" fo:font-size="12pt" style:font-size-asian="12pt" style:font-size-complex="12pt"/>
    </style:style>
    <style:style style:name="T58_2" style:family="text">
      <style:text-properties fo:background-color="#ffffff" fo:color="#0b0c0c" fo:font-size="12pt" style:font-size-asian="12pt" style:font-size-complex="12pt"/>
    </style:style>
    <style:style style:name="T58_3" style:family="text">
      <style:text-properties fo:background-color="#ffffff" fo:color="#0b0c0c" fo:font-size="12pt" style:font-size-asian="12pt" style:font-size-complex="12pt"/>
    </style:style>
    <style:style style:name="T58_4" style:family="text">
      <style:text-properties fo:background-color="#ffffff" fo:color="#0b0c0c" fo:font-size="12pt" style:font-size-asian="12pt" style:font-size-complex="12pt"/>
    </style:style>
    <style:style style:name="T58_5" style:family="text">
      <style:text-properties fo:background-color="#ffffff" fo:color="#0b0c0c" fo:font-size="12pt" style:font-size-asian="12pt" style:font-size-complex="12pt"/>
    </style:style>
    <style:style style:name="T58_6" style:family="text">
      <style:text-properties fo:background-color="#ffffff" fo:color="#0b0c0c" fo:font-size="12pt" style:font-size-asian="12pt" style:font-size-complex="12pt"/>
    </style:style>
    <style:style style:name="T58_7" style:family="text">
      <style:text-properties fo:background-color="#ffffff" fo:color="#0b0c0c" fo:font-size="12pt" style:font-size-asian="12pt" style:font-size-complex="12pt"/>
    </style:style>
    <style:style style:name="T58_8" style:family="text">
      <style:text-properties fo:background-color="#ffffff" fo:color="#0b0c0c" fo:font-size="12pt" style:font-size-asian="12pt" style:font-size-complex="12pt"/>
    </style:style>
    <style:style style:name="T58_9" style:family="text">
      <style:text-properties fo:background-color="#ffffff" fo:color="#0b0c0c" fo:font-size="12pt" style:font-size-asian="12pt" style:font-size-complex="12pt"/>
    </style:style>
    <style:style style:name="T58_10" style:family="text">
      <style:text-properties fo:background-color="#ffffff" fo:color="#0b0c0c" fo:font-size="12pt" style:font-size-asian="12pt" style:font-size-complex="12pt"/>
    </style:style>
    <style:style style:name="T58_11" style:family="text">
      <style:text-properties fo:background-color="#ffffff" fo:color="#0b0c0c" fo:font-size="12pt" style:font-size-asian="12pt" style:font-size-complex="12pt"/>
    </style:style>
    <style:style style:name="T58_12" style:family="text">
      <style:text-properties fo:background-color="#ffffff" fo:color="#0b0c0c" fo:font-size="12pt" style:font-size-asian="12pt" style:font-size-complex="12pt"/>
    </style:style>
    <style:style style:name="T58_13" style:family="text">
      <style:text-properties fo:background-color="#ffffff" fo:color="#0b0c0c" fo:font-size="12pt" style:font-size-asian="12pt" style:font-size-complex="12pt"/>
    </style:style>
    <style:style style:name="T58_14" style:family="text">
      <style:text-properties fo:background-color="#ffffff" fo:color="#0b0c0c" fo:font-size="12pt" style:font-size-asian="12pt" style:font-size-complex="12pt"/>
    </style:style>
    <style:style style:name="T58_15" style:family="text">
      <style:text-properties fo:background-color="#ffffff" fo:color="#0b0c0c" fo:font-size="12pt" style:font-size-asian="12pt" style:font-size-complex="12pt"/>
    </style:style>
    <style:style style:name="T58_16" style:family="text">
      <style:text-properties fo:background-color="#ffffff" fo:color="#0b0c0c" fo:font-size="12pt" style:font-size-asian="12pt" style:font-size-complex="12pt"/>
    </style:style>
    <style:style style:name="T58_17" style:family="text">
      <style:text-properties fo:background-color="#ffffff" fo:color="#0b0c0c" fo:font-size="12pt" style:font-size-asian="12pt" style:font-size-complex="12pt"/>
    </style:style>
    <style:style style:name="T58_18" style:family="text">
      <style:text-properties fo:background-color="#ffffff" fo:color="#0b0c0c" fo:font-size="12pt" style:font-size-asian="12pt" style:font-size-complex="12pt"/>
    </style:style>
    <style:style style:name="T58_19" style:family="text">
      <style:text-properties fo:background-color="#ffffff" fo:color="#0b0c0c" fo:font-size="12pt" style:font-size-asian="12pt" style:font-size-complex="12pt"/>
    </style:style>
    <style:style style:name="P59" style:family="paragraph" style:parent-style-name="Standard">
      <style:paragraph-properties fo:break-before="auto" fo:line-height="132%" fo:margin-top="0cm" style:writing-mode="lr-tb"/>
    </style:style>
    <style:style style:name="T59_1" style:family="text">
      <style:text-properties fo:background-color="#ffffff" fo:color="#0b0c0c" fo:font-size="12pt" style:font-size-asian="12pt" style:font-size-complex="12pt"/>
    </style:style>
    <style:style style:name="T59_2" style:family="text">
      <style:text-properties fo:background-color="#ffffff" fo:color="#0b0c0c" fo:font-size="12pt" style:font-size-asian="12pt" style:font-size-complex="12pt"/>
    </style:style>
    <style:style style:name="T59_3" style:family="text">
      <style:text-properties fo:background-color="#ffffff" fo:color="#0b0c0c" fo:font-size="12pt" style:font-size-asian="12pt" style:font-size-complex="12pt"/>
    </style:style>
    <style:style style:name="T59_4" style:family="text">
      <style:text-properties fo:background-color="#ffffff" fo:color="#0b0c0c" fo:font-size="12pt" style:font-size-asian="12pt" style:font-size-complex="12pt"/>
    </style:style>
    <style:style style:name="T59_5" style:family="text">
      <style:text-properties fo:background-color="#ffffff" fo:color="#0b0c0c" fo:font-size="12pt" style:font-size-asian="12pt" style:font-size-complex="12pt"/>
    </style:style>
    <style:style style:name="T59_6" style:family="text">
      <style:text-properties fo:background-color="#ffffff" fo:color="#0b0c0c" fo:font-size="12pt" style:font-size-asian="12pt" style:font-size-complex="12pt"/>
    </style:style>
    <style:style style:name="T59_7" style:family="text">
      <style:text-properties fo:background-color="#ffffff" fo:color="#0b0c0c" fo:font-size="12pt" style:font-size-asian="12pt" style:font-size-complex="12pt"/>
    </style:style>
    <style:style style:name="T59_8" style:family="text">
      <style:text-properties fo:background-color="#ffffff" fo:color="#0b0c0c" fo:font-size="12pt" style:font-size-asian="12pt" style:font-size-complex="12pt"/>
    </style:style>
    <style:style style:name="T59_9" style:family="text">
      <style:text-properties fo:background-color="#ffffff" fo:color="#0b0c0c" fo:font-size="12pt" style:font-size-asian="12pt" style:font-size-complex="12pt"/>
    </style:style>
    <style:style style:name="T59_10" style:family="text">
      <style:text-properties fo:background-color="#ffffff" fo:color="#0b0c0c" fo:font-size="12pt" style:font-size-asian="12pt" style:font-size-complex="12pt"/>
    </style:style>
    <style:style style:name="T59_11" style:family="text">
      <style:text-properties fo:background-color="#ffffff" fo:color="#0b0c0c" fo:font-size="12pt" style:font-size-asian="12pt" style:font-size-complex="12pt"/>
    </style:style>
    <style:style style:name="T59_12" style:family="text">
      <style:text-properties fo:background-color="#ffffff" fo:color="#0b0c0c" fo:font-size="12pt" style:font-size-asian="12pt" style:font-size-complex="12pt"/>
    </style:style>
    <style:style style:name="T59_13" style:family="text">
      <style:text-properties fo:background-color="#ffffff" fo:color="#0b0c0c" fo:font-size="12pt" style:font-size-asian="12pt" style:font-size-complex="12pt"/>
    </style:style>
    <style:style style:name="T59_14" style:family="text">
      <style:text-properties fo:background-color="#ffffff" fo:color="#0b0c0c" fo:font-size="12pt" style:font-size-asian="12pt" style:font-size-complex="12pt"/>
    </style:style>
    <style:style style:name="T59_15" style:family="text">
      <style:text-properties fo:background-color="#ffffff" fo:color="#0b0c0c" fo:font-size="12pt" style:font-size-asian="12pt" style:font-size-complex="12pt"/>
    </style:style>
    <style:style style:name="T59_16" style:family="text">
      <style:text-properties fo:background-color="#ffffff" fo:color="#0b0c0c" fo:font-size="12pt" style:font-size-asian="12pt" style:font-size-complex="12pt"/>
    </style:style>
    <style:style style:name="T59_17" style:family="text">
      <style:text-properties fo:background-color="#ffffff" fo:color="#0b0c0c" fo:font-size="12pt" style:font-size-asian="12pt" style:font-size-complex="12pt"/>
    </style:style>
    <style:style style:name="T59_18" style:family="text">
      <style:text-properties fo:background-color="#ffffff" fo:color="#0b0c0c" fo:font-size="12pt" style:font-size-asian="12pt" style:font-size-complex="12pt"/>
    </style:style>
    <style:style style:name="T59_19" style:family="text">
      <style:text-properties fo:background-color="#ffffff" fo:color="#0b0c0c" fo:font-size="12pt" style:font-size-asian="12pt" style:font-size-complex="12pt"/>
    </style:style>
    <style:style style:name="T59_20" style:family="text">
      <style:text-properties fo:background-color="#ffffff" fo:color="#0b0c0c" fo:font-size="12pt" style:font-size-asian="12pt" style:font-size-complex="12pt"/>
    </style:style>
    <style:style style:name="T59_21" style:family="text">
      <style:text-properties fo:background-color="#ffffff" fo:color="#0b0c0c" fo:font-size="12pt" style:font-size-asian="12pt" style:font-size-complex="12pt"/>
    </style:style>
    <style:style style:name="T59_22" style:family="text">
      <style:text-properties fo:background-color="#ffffff" fo:color="#0b0c0c" fo:font-size="12pt" style:font-size-asian="12pt" style:font-size-complex="12pt"/>
    </style:style>
    <style:style style:name="T59_23" style:family="text">
      <style:text-properties fo:background-color="#ffffff" fo:color="#0b0c0c" fo:font-size="12pt" style:font-size-asian="12pt" style:font-size-complex="12pt"/>
    </style:style>
    <style:style style:name="T59_24" style:family="text">
      <style:text-properties fo:background-color="#ffffff" fo:color="#0b0c0c" fo:font-size="12pt" style:font-size-asian="12pt" style:font-size-complex="12pt"/>
    </style:style>
    <style:style style:name="T59_25" style:family="text">
      <style:text-properties fo:background-color="#ffffff" fo:color="#0b0c0c" fo:font-size="12pt" style:font-size-asian="12pt" style:font-size-complex="12pt"/>
    </style:style>
    <style:style style:name="T59_26" style:family="text">
      <style:text-properties fo:background-color="#ffffff" fo:color="#0b0c0c" fo:font-size="12pt" style:font-size-asian="12pt" style:font-size-complex="12pt"/>
    </style:style>
    <style:style style:name="T59_27" style:family="text">
      <style:text-properties fo:background-color="#ffffff" fo:color="#0b0c0c" fo:font-size="12pt" style:font-size-asian="12pt" style:font-size-complex="12pt"/>
    </style:style>
    <style:style style:name="T59_28" style:family="text">
      <style:text-properties fo:background-color="#ffffff" fo:color="#0b0c0c" fo:font-size="12pt" style:font-size-asian="12pt" style:font-size-complex="12pt"/>
    </style:style>
    <style:style style:name="T59_29" style:family="text">
      <style:text-properties fo:background-color="#ffffff" fo:color="#0b0c0c" fo:font-size="12pt" style:font-size-asian="12pt" style:font-size-complex="12pt"/>
    </style:style>
    <style:style style:name="T59_30" style:family="text">
      <style:text-properties fo:background-color="#ffffff" fo:color="#0b0c0c" fo:font-size="12pt" style:font-size-asian="12pt" style:font-size-complex="12pt"/>
    </style:style>
    <style:style style:name="T59_31" style:family="text">
      <style:text-properties fo:background-color="#ffffff" fo:color="#0b0c0c" fo:font-size="12pt" style:font-size-asian="12pt" style:font-size-complex="12pt"/>
    </style:style>
    <style:style style:name="T59_32" style:family="text">
      <style:text-properties fo:background-color="#ffffff" fo:color="#0b0c0c" fo:font-size="12pt" style:font-size-asian="12pt" style:font-size-complex="12pt"/>
    </style:style>
    <style:style style:name="T59_33" style:family="text">
      <style:text-properties fo:background-color="#ffffff" fo:color="#0b0c0c" fo:font-size="12pt" style:font-size-asian="12pt" style:font-size-complex="12pt"/>
    </style:style>
    <style:style style:name="T59_34" style:family="text">
      <style:text-properties fo:background-color="#ffffff" fo:color="#0b0c0c" fo:font-size="12pt" style:font-size-asian="12pt" style:font-size-complex="12pt"/>
    </style:style>
    <style:style style:name="T59_35" style:family="text">
      <style:text-properties fo:background-color="#ffffff" fo:color="#0b0c0c" fo:font-size="12pt" style:font-size-asian="12pt" style:font-size-complex="12pt"/>
    </style:style>
    <style:style style:name="T59_36" style:family="text">
      <style:text-properties fo:background-color="#ffffff" fo:color="#0b0c0c" fo:font-size="12pt" style:font-size-asian="12pt" style:font-size-complex="12pt"/>
    </style:style>
    <style:style style:name="T59_37" style:family="text">
      <style:text-properties fo:background-color="#ffffff" fo:color="#0b0c0c" fo:font-size="12pt" style:font-size-asian="12pt" style:font-size-complex="12pt"/>
    </style:style>
    <style:style style:name="T59_38" style:family="text">
      <style:text-properties fo:background-color="#ffffff" fo:color="#0b0c0c" fo:font-size="12pt" style:font-size-asian="12pt" style:font-size-complex="12pt"/>
    </style:style>
    <style:style style:name="T59_39" style:family="text">
      <style:text-properties fo:background-color="#ffffff" fo:color="#0b0c0c" fo:font-size="12pt" style:font-size-asian="12pt" style:font-size-complex="12pt"/>
    </style:style>
    <style:style style:name="T59_40" style:family="text">
      <style:text-properties fo:background-color="#ffffff" fo:color="#0b0c0c" fo:font-size="12pt" style:font-size-asian="12pt" style:font-size-complex="12pt"/>
    </style:style>
    <style:style style:name="T59_41" style:family="text">
      <style:text-properties fo:background-color="#ffffff" fo:color="#0b0c0c" fo:font-size="12pt" style:font-size-asian="12pt" style:font-size-complex="12pt"/>
    </style:style>
    <style:style style:name="T59_42" style:family="text">
      <style:text-properties fo:background-color="#ffffff" fo:color="#0b0c0c" fo:font-size="12pt" style:font-size-asian="12pt" style:font-size-complex="12pt"/>
    </style:style>
    <style:style style:name="T59_43" style:family="text">
      <style:text-properties fo:background-color="#ffffff" fo:color="#0b0c0c" fo:font-size="12pt" style:font-size-asian="12pt" style:font-size-complex="12pt"/>
    </style:style>
    <style:style style:name="T59_44" style:family="text">
      <style:text-properties fo:background-color="#ffffff" fo:color="#0b0c0c" fo:font-size="12pt" style:font-size-asian="12pt" style:font-size-complex="12pt"/>
    </style:style>
    <style:style style:name="T59_45" style:family="text">
      <style:text-properties fo:background-color="#ffffff" fo:color="#0b0c0c" fo:font-size="12pt" style:font-size-asian="12pt" style:font-size-complex="12pt"/>
    </style:style>
    <style:style style:name="P60" style:family="paragraph" style:parent-style-name="Standard">
      <style:paragraph-properties fo:break-before="auto" fo:line-height="132%" fo:margin-top="0cm" style:writing-mode="lr-tb"/>
    </style:style>
    <style:style style:name="T60_1" style:family="text">
      <style:text-properties fo:background-color="#ffffff" fo:color="#0b0c0c" fo:font-size="12pt" style:font-size-asian="12pt" style:font-size-complex="12pt"/>
    </style:style>
    <style:style style:name="T60_2" style:family="text">
      <style:text-properties fo:background-color="#ffffff" fo:color="#0b0c0c" fo:font-size="12pt" style:font-size-asian="12pt" style:font-size-complex="12pt"/>
    </style:style>
    <style:style style:name="T60_3" style:family="text">
      <style:text-properties fo:background-color="#ffffff" fo:color="#0b0c0c" fo:font-size="12pt" style:font-size-asian="12pt" style:font-size-complex="12pt"/>
    </style:style>
    <style:style style:name="T60_4" style:family="text">
      <style:text-properties fo:background-color="#ffffff" fo:color="#0b0c0c" fo:font-size="12pt" style:font-size-asian="12pt" style:font-size-complex="12pt"/>
    </style:style>
    <style:style style:name="T60_5" style:family="text">
      <style:text-properties fo:background-color="#ffffff" fo:color="#0b0c0c" fo:font-size="12pt" style:font-size-asian="12pt" style:font-size-complex="12pt"/>
    </style:style>
    <style:style style:name="T60_6" style:family="text">
      <style:text-properties fo:background-color="#ffffff" fo:color="#0b0c0c" fo:font-size="12pt" style:font-size-asian="12pt" style:font-size-complex="12pt"/>
    </style:style>
    <style:style style:name="T60_7" style:family="text">
      <style:text-properties fo:background-color="#ffffff" fo:color="#0b0c0c" fo:font-size="12pt" style:font-size-asian="12pt" style:font-size-complex="12pt"/>
    </style:style>
    <style:style style:name="T60_8" style:family="text">
      <style:text-properties fo:background-color="#ffffff" fo:color="#0b0c0c" fo:font-size="12pt" style:font-size-asian="12pt" style:font-size-complex="12pt"/>
    </style:style>
    <style:style style:name="T60_9" style:family="text">
      <style:text-properties fo:background-color="#ffffff" fo:color="#0b0c0c" fo:font-size="12pt" style:font-size-asian="12pt" style:font-size-complex="12pt"/>
    </style:style>
    <style:style style:name="T60_10" style:family="text">
      <style:text-properties fo:background-color="#ffffff" fo:color="#0b0c0c" fo:font-size="12pt" style:font-size-asian="12pt" style:font-size-complex="12pt"/>
    </style:style>
    <style:style style:name="T60_11" style:family="text">
      <style:text-properties fo:background-color="#ffffff" fo:color="#0b0c0c" fo:font-size="12pt" style:font-size-asian="12pt" style:font-size-complex="12pt"/>
    </style:style>
    <style:style style:name="T60_12" style:family="text">
      <style:text-properties fo:background-color="#ffffff" fo:color="#0b0c0c" fo:font-size="12pt" style:font-size-asian="12pt" style:font-size-complex="12pt"/>
    </style:style>
    <style:style style:name="T60_13" style:family="text">
      <style:text-properties fo:background-color="#ffffff" fo:color="#0b0c0c" fo:font-size="12pt" style:font-size-asian="12pt" style:font-size-complex="12pt"/>
    </style:style>
    <style:style style:name="T60_14" style:family="text">
      <style:text-properties fo:background-color="#ffffff" fo:color="#0b0c0c" fo:font-size="12pt" style:font-size-asian="12pt" style:font-size-complex="12pt"/>
    </style:style>
    <style:style style:name="T60_15" style:family="text">
      <style:text-properties fo:background-color="#ffffff" fo:color="#0b0c0c" fo:font-size="12pt" style:font-size-asian="12pt" style:font-size-complex="12pt"/>
    </style:style>
    <style:style style:name="T60_16" style:family="text">
      <style:text-properties fo:background-color="#ffffff" fo:color="#0b0c0c" fo:font-size="12pt" style:font-size-asian="12pt" style:font-size-complex="12pt"/>
    </style:style>
    <style:style style:name="P61" style:family="paragraph" style:parent-style-name="Standard">
      <style:paragraph-properties fo:break-before="auto" fo:line-height="132%" fo:margin-top="0.282cm" fo:margin-bottom="0.282cm" style:writing-mode="lr-tb"/>
    </style:style>
    <style:style style:name="T61_1" style:family="text">
      <style:text-properties fo:background-color="#ffffff" fo:color="#0b0c0c"/>
    </style:style>
    <style:style style:name="P62" style:family="paragraph" style:parent-style-name="Standard">
      <style:paragraph-properties fo:break-before="auto" fo:line-height="132%" fo:margin-top="0cm" style:writing-mode="lr-tb"/>
    </style:style>
    <style:style style:name="T62_1" style:family="text">
      <style:text-properties fo:background-color="#ffffff" fo:color="#0b0c0c" fo:font-size="12pt" style:font-size-asian="12pt" style:font-size-complex="12pt"/>
    </style:style>
    <style:style style:name="T62_2" style:family="text">
      <style:text-properties fo:background-color="#ffffff" fo:color="#0b0c0c" fo:font-size="12pt" style:font-size-asian="12pt" style:font-size-complex="12pt"/>
    </style:style>
    <style:style style:name="T62_3" style:family="text">
      <style:text-properties fo:background-color="#ffffff" fo:color="#0b0c0c" fo:font-size="12pt" style:font-size-asian="12pt" style:font-size-complex="12pt"/>
    </style:style>
    <style:style style:name="T62_4" style:family="text">
      <style:text-properties fo:background-color="#ffffff" fo:color="#0b0c0c" fo:font-size="12pt" style:font-size-asian="12pt" style:font-size-complex="12pt"/>
    </style:style>
    <style:style style:name="T62_5" style:family="text">
      <style:text-properties fo:background-color="#ffffff" fo:color="#0b0c0c" fo:font-size="12pt" style:font-size-asian="12pt" style:font-size-complex="12pt"/>
    </style:style>
    <style:style style:name="T62_6" style:family="text">
      <style:text-properties fo:background-color="#ffffff" fo:color="#0b0c0c" fo:font-size="12pt" style:font-size-asian="12pt" style:font-size-complex="12pt"/>
    </style:style>
    <style:style style:name="T62_7" style:family="text">
      <style:text-properties fo:background-color="#ffffff" fo:color="#0b0c0c" fo:font-size="12pt" style:font-size-asian="12pt" style:font-size-complex="12pt"/>
    </style:style>
    <style:style style:name="T62_8" style:family="text">
      <style:text-properties fo:background-color="#ffffff" fo:color="#0b0c0c" fo:font-size="12pt" style:font-size-asian="12pt" style:font-size-complex="12pt"/>
    </style:style>
    <style:style style:name="T62_9" style:family="text">
      <style:text-properties fo:background-color="#ffffff" fo:color="#0b0c0c" fo:font-size="12pt" style:font-size-asian="12pt" style:font-size-complex="12pt"/>
    </style:style>
    <style:style style:name="T62_10" style:family="text">
      <style:text-properties fo:background-color="#ffffff" fo:color="#0b0c0c" fo:font-size="12pt" style:font-size-asian="12pt" style:font-size-complex="12pt"/>
    </style:style>
    <style:style style:name="T62_11" style:family="text">
      <style:text-properties fo:background-color="#ffffff" fo:color="#0b0c0c" fo:font-size="12pt" style:font-size-asian="12pt" style:font-size-complex="12pt"/>
    </style:style>
    <style:style style:name="T62_12" style:family="text">
      <style:text-properties fo:background-color="#ffffff" fo:color="#0b0c0c" fo:font-size="12pt" style:font-size-asian="12pt" style:font-size-complex="12pt"/>
    </style:style>
    <style:style style:name="T62_13" style:family="text">
      <style:text-properties fo:background-color="#ffffff" fo:color="#0b0c0c" fo:font-size="12pt" style:font-size-asian="12pt" style:font-size-complex="12pt"/>
    </style:style>
    <style:style style:name="T62_14" style:family="text">
      <style:text-properties fo:background-color="#ffffff" fo:color="#0b0c0c" fo:font-size="12pt" style:font-size-asian="12pt" style:font-size-complex="12pt"/>
    </style:style>
    <style:style style:name="T62_15" style:family="text">
      <style:text-properties fo:background-color="#ffffff" fo:color="#0b0c0c" fo:font-size="12pt" style:font-size-asian="12pt" style:font-size-complex="12pt"/>
    </style:style>
    <style:style style:name="T62_16" style:family="text">
      <style:text-properties fo:background-color="#ffffff" fo:color="#0b0c0c" fo:font-size="12pt" style:font-size-asian="12pt" style:font-size-complex="12pt"/>
    </style:style>
    <style:style style:name="T62_17" style:family="text">
      <style:text-properties fo:background-color="#ffffff" fo:color="#0b0c0c" fo:font-size="12pt" style:font-size-asian="12pt" style:font-size-complex="12pt"/>
    </style:style>
    <style:style style:name="T62_18" style:family="text">
      <style:text-properties fo:background-color="#ffffff" fo:color="#0b0c0c" fo:font-size="12pt" style:font-size-asian="12pt" style:font-size-complex="12pt"/>
    </style:style>
    <style:style style:name="T62_19" style:family="text">
      <style:text-properties fo:background-color="#ffffff" fo:color="#0b0c0c" fo:font-size="12pt" style:font-size-asian="12pt" style:font-size-complex="12pt"/>
    </style:style>
    <style:style style:name="T62_20" style:family="text">
      <style:text-properties fo:background-color="#ffffff" fo:color="#0b0c0c" fo:font-size="12pt" style:font-size-asian="12pt" style:font-size-complex="12pt"/>
    </style:style>
    <style:style style:name="T62_21" style:family="text">
      <style:text-properties fo:background-color="#ffffff" fo:color="#0b0c0c" fo:font-size="12pt" style:font-size-asian="12pt" style:font-size-complex="12pt"/>
    </style:style>
    <style:style style:name="T62_22" style:family="text">
      <style:text-properties fo:background-color="#ffffff" fo:color="#0b0c0c" fo:font-size="12pt" style:font-size-asian="12pt" style:font-size-complex="12pt"/>
    </style:style>
    <style:style style:name="P63" style:family="paragraph" style:parent-style-name="Standard">
      <style:paragraph-properties fo:break-before="auto" fo:line-height="132%" fo:margin-top="0cm" style:writing-mode="lr-tb"/>
    </style:style>
    <style:style style:name="T63_1" style:family="text">
      <style:text-properties fo:background-color="#ffffff" fo:color="#0b0c0c" fo:font-size="12pt" style:font-size-asian="12pt" style:font-size-complex="12pt"/>
    </style:style>
    <style:style style:name="T63_2" style:family="text">
      <style:text-properties fo:background-color="#ffffff" fo:color="#0b0c0c" fo:font-size="12pt" style:font-size-asian="12pt" style:font-size-complex="12pt"/>
    </style:style>
    <style:style style:name="T63_3" style:family="text">
      <style:text-properties fo:background-color="#ffffff" fo:color="#0b0c0c" fo:font-size="12pt" style:font-size-asian="12pt" style:font-size-complex="12pt"/>
    </style:style>
    <style:style style:name="T63_4" style:family="text">
      <style:text-properties fo:background-color="#ffffff" fo:color="#0b0c0c" fo:font-size="12pt" style:font-size-asian="12pt" style:font-size-complex="12pt"/>
    </style:style>
    <style:style style:name="T63_5" style:family="text">
      <style:text-properties fo:background-color="#ffffff" fo:color="#0b0c0c" fo:font-size="12pt" style:font-size-asian="12pt" style:font-size-complex="12pt"/>
    </style:style>
    <style:style style:name="T63_6" style:family="text">
      <style:text-properties fo:background-color="#ffffff" fo:color="#0b0c0c" fo:font-size="12pt" style:font-size-asian="12pt" style:font-size-complex="12pt"/>
    </style:style>
    <style:style style:name="T63_7" style:family="text">
      <style:text-properties fo:background-color="#ffffff" fo:color="#0b0c0c" fo:font-size="12pt" style:font-size-asian="12pt" style:font-size-complex="12pt"/>
    </style:style>
    <style:style style:name="T63_8" style:family="text">
      <style:text-properties fo:background-color="#ffffff" fo:color="#0b0c0c" fo:font-size="12pt" style:font-size-asian="12pt" style:font-size-complex="12pt"/>
    </style:style>
    <style:style style:name="T63_9" style:family="text">
      <style:text-properties fo:background-color="#ffffff" fo:color="#0b0c0c" fo:font-size="12pt" style:font-size-asian="12pt" style:font-size-complex="12pt"/>
    </style:style>
    <style:style style:name="T63_10" style:family="text">
      <style:text-properties fo:background-color="#ffffff" fo:color="#0b0c0c" fo:font-size="12pt" style:font-size-asian="12pt" style:font-size-complex="12pt"/>
    </style:style>
    <style:style style:name="T63_11" style:family="text">
      <style:text-properties fo:background-color="#ffffff" fo:color="#0b0c0c" fo:font-size="12pt" style:font-size-asian="12pt" style:font-size-complex="12pt"/>
    </style:style>
    <style:style style:name="T63_12" style:family="text">
      <style:text-properties fo:background-color="#ffffff" fo:color="#0b0c0c" fo:font-size="12pt" style:font-size-asian="12pt" style:font-size-complex="12pt"/>
    </style:style>
    <style:style style:name="T63_13" style:family="text">
      <style:text-properties fo:background-color="#ffffff" fo:color="#0b0c0c" fo:font-size="12pt" style:font-size-asian="12pt" style:font-size-complex="12pt"/>
    </style:style>
    <style:style style:name="T63_14" style:family="text">
      <style:text-properties fo:background-color="#ffffff" fo:color="#0b0c0c" fo:font-size="12pt" style:font-size-asian="12pt" style:font-size-complex="12pt"/>
    </style:style>
    <style:style style:name="T63_15" style:family="text">
      <style:text-properties fo:background-color="#ffffff" fo:color="#0b0c0c" fo:font-size="12pt" style:font-size-asian="12pt" style:font-size-complex="12pt"/>
    </style:style>
    <style:style style:name="T63_16" style:family="text">
      <style:text-properties fo:background-color="#ffffff" fo:color="#0b0c0c" fo:font-size="12pt" style:font-size-asian="12pt" style:font-size-complex="12pt"/>
    </style:style>
    <style:style style:name="T63_17" style:family="text">
      <style:text-properties fo:background-color="#ffffff" fo:color="#0b0c0c" fo:font-size="12pt" style:font-size-asian="12pt" style:font-size-complex="12pt"/>
    </style:style>
    <style:style style:name="T63_18" style:family="text">
      <style:text-properties fo:background-color="#ffffff" fo:color="#0b0c0c" fo:font-size="12pt" style:font-size-asian="12pt" style:font-size-complex="12pt"/>
    </style:style>
    <style:style style:name="T63_19" style:family="text">
      <style:text-properties fo:background-color="#ffffff" fo:color="#0b0c0c" fo:font-size="12pt" style:font-size-asian="12pt" style:font-size-complex="12pt"/>
    </style:style>
    <style:style style:name="T63_20" style:family="text">
      <style:text-properties fo:background-color="#ffffff" fo:color="#0b0c0c" fo:font-size="12pt" style:font-size-asian="12pt" style:font-size-complex="12pt"/>
    </style:style>
    <style:style style:name="T63_21" style:family="text">
      <style:text-properties fo:background-color="#ffffff" fo:color="#0b0c0c" fo:font-size="12pt" style:font-size-asian="12pt" style:font-size-complex="12pt"/>
    </style:style>
    <style:style style:name="T63_22" style:family="text">
      <style:text-properties fo:background-color="#ffffff" fo:color="#0b0c0c" fo:font-size="12pt" style:font-size-asian="12pt" style:font-size-complex="12pt"/>
    </style:style>
    <style:style style:name="T63_23" style:family="text">
      <style:text-properties fo:background-color="#ffffff" fo:color="#0b0c0c" fo:font-size="12pt" style:font-size-asian="12pt" style:font-size-complex="12pt"/>
    </style:style>
    <style:style style:name="T63_24" style:family="text">
      <style:text-properties fo:background-color="#ffffff" fo:color="#0b0c0c" fo:font-size="12pt" style:font-size-asian="12pt" style:font-size-complex="12pt"/>
    </style:style>
    <style:style style:name="T63_25" style:family="text">
      <style:text-properties fo:background-color="#ffffff" fo:color="#0b0c0c" fo:font-size="12pt" style:font-size-asian="12pt" style:font-size-complex="12pt"/>
    </style:style>
    <style:style style:name="T63_26" style:family="text">
      <style:text-properties fo:background-color="#ffffff" fo:color="#0b0c0c" fo:font-size="12pt" style:font-size-asian="12pt" style:font-size-complex="12pt"/>
    </style:style>
    <style:style style:name="T63_27" style:family="text">
      <style:text-properties fo:background-color="#ffffff" fo:color="#0b0c0c" fo:font-size="12pt" style:font-size-asian="12pt" style:font-size-complex="12pt"/>
    </style:style>
    <style:style style:name="T63_28" style:family="text">
      <style:text-properties fo:background-color="#ffffff" fo:color="#0b0c0c" fo:font-size="12pt" style:font-size-asian="12pt" style:font-size-complex="12pt"/>
    </style:style>
    <style:style style:name="P64" style:family="paragraph" style:parent-style-name="Standard">
      <style:paragraph-properties fo:break-before="auto" fo:line-height="132%" fo:margin-top="0cm" fo:margin-bottom="0cm" style:writing-mode="lr-tb"/>
    </style:style>
    <style:style style:name="T64_1" style:family="text">
      <style:text-properties fo:background-color="#ffffff" fo:color="#0b0c0c" fo:font-size="12pt" style:font-size-asian="12pt" style:font-size-complex="12pt"/>
    </style:style>
    <style:style style:name="T64_2" style:family="text">
      <style:text-properties fo:background-color="#ffffff" fo:color="#0b0c0c" fo:font-size="12pt" style:font-size-asian="12pt" style:font-size-complex="12pt"/>
    </style:style>
    <style:style style:name="T64_3" style:family="text">
      <style:text-properties fo:background-color="#ffffff" fo:color="#0b0c0c" fo:font-size="12pt" style:font-size-asian="12pt" style:font-size-complex="12pt"/>
    </style:style>
    <style:style style:name="T64_4" style:family="text">
      <style:text-properties fo:background-color="#ffffff" fo:color="#0b0c0c" fo:font-size="12pt" style:font-size-asian="12pt" style:font-size-complex="12pt"/>
    </style:style>
    <style:style style:name="T64_5" style:family="text">
      <style:text-properties fo:background-color="#ffffff" fo:color="#0b0c0c" fo:font-size="12pt" style:font-size-asian="12pt" style:font-size-complex="12pt"/>
    </style:style>
    <style:style style:name="T64_6" style:family="text">
      <style:text-properties fo:background-color="#ffffff" fo:color="#0b0c0c" fo:font-size="12pt" style:font-size-asian="12pt" style:font-size-complex="12pt"/>
    </style:style>
    <style:style style:name="T64_7" style:family="text">
      <style:text-properties fo:background-color="#ffffff" fo:color="#0b0c0c" fo:font-size="12pt" style:font-size-asian="12pt" style:font-size-complex="12pt"/>
    </style:style>
    <style:style style:name="T64_8" style:family="text">
      <style:text-properties fo:background-color="#ffffff" fo:color="#0b0c0c" fo:font-size="12pt" style:font-size-asian="12pt" style:font-size-complex="12pt"/>
    </style:style>
    <style:style style:name="T64_9" style:family="text">
      <style:text-properties fo:background-color="#ffffff" fo:color="#0b0c0c" fo:font-size="12pt" style:font-size-asian="12pt" style:font-size-complex="12pt"/>
    </style:style>
    <style:style style:name="T64_10" style:family="text">
      <style:text-properties fo:background-color="#ffffff" fo:color="#0b0c0c" fo:font-size="12pt" style:font-size-asian="12pt" style:font-size-complex="12pt"/>
    </style:style>
    <style:style style:name="T64_11" style:family="text">
      <style:text-properties fo:background-color="#ffffff" fo:color="#0b0c0c" fo:font-size="12pt" style:font-size-asian="12pt" style:font-size-complex="12pt"/>
    </style:style>
    <style:style style:name="T64_12" style:family="text">
      <style:text-properties fo:background-color="#ffffff" fo:color="#0b0c0c" fo:font-size="12pt" style:font-size-asian="12pt" style:font-size-complex="12pt"/>
    </style:style>
    <style:style style:name="T64_13" style:family="text">
      <style:text-properties fo:background-color="#ffffff" fo:color="#0b0c0c" fo:font-size="12pt" style:font-size-asian="12pt" style:font-size-complex="12pt"/>
    </style:style>
    <style:style style:name="T64_14" style:family="text">
      <style:text-properties fo:background-color="#ffffff" fo:color="#0b0c0c" fo:font-size="12pt" style:font-size-asian="12pt" style:font-size-complex="12pt"/>
    </style:style>
  </office:automatic-styles>
  <office:body>
    <office:text>
      <text:h text:style-name="P1" text:outline-level="10"><text:span text:style-name="T1_1">User</text:span><text:span text:style-name="T1_2"><text:s/></text:span><text:span text:style-name="T1_3">Researcher</text:span></text:h>
      <text:p text:style-name="P2"><text:span text:style-name="T2_1">The</text:span><text:span text:style-name="T2_2"><text:s/></text:span><text:span text:style-name="T2_3">government</text:span><text:span text:style-name="T2_4">’</text:span><text:span text:style-name="T2_5">s</text:span><text:span text:style-name="T2_6"><text:s/></text:span><text:span text:style-name="T2_7">approach</text:span><text:span text:style-name="T2_8"><text:s/></text:span><text:span text:style-name="T2_9">to</text:span><text:span text:style-name="T2_10"><text:s/></text:span><text:span text:style-name="T2_11">digital</text:span><text:span text:style-name="T2_12"><text:s/></text:span><text:span text:style-name="T2_13">and</text:span><text:span text:style-name="T2_14"><text:s/></text:span><text:span text:style-name="T2_15">IT</text:span><text:span text:style-name="T2_16"><text:s/></text:span><text:span text:style-name="T2_17">puts</text:span><text:span text:style-name="T2_18"><text:s/></text:span><text:span text:style-name="T2_19">user</text:span><text:span text:style-name="T2_20"><text:s/></text:span><text:span text:style-name="T2_21">needs</text:span><text:span text:style-name="T2_22"><text:s/></text:span><text:span text:style-name="T2_23">at</text:span><text:span text:style-name="T2_24"><text:s/></text:span><text:span text:style-name="T2_25">the</text:span><text:span text:style-name="T2_26"><text:s/></text:span><text:span text:style-name="T2_27">heart</text:span><text:span text:style-name="T2_28"><text:s/></text:span><text:span text:style-name="T2_29">of</text:span><text:span text:style-name="T2_30"><text:s/></text:span><text:span text:style-name="T2_31">decision</text:span><text:span text:style-name="T2_32"><text:s/></text:span><text:span text:style-name="T2_33">making</text:span><text:span text:style-name="T2_34">.<text:s/></text:span><text:span text:style-name="T2_35">User</text:span><text:span text:style-name="T2_36"><text:s/></text:span><text:span text:style-name="T2_37">Researchers</text:span><text:span text:style-name="T2_38"><text:s/></text:span><text:span text:style-name="T2_39">are</text:span><text:span text:style-name="T2_40"><text:s/></text:span><text:span text:style-name="T2_41">therefore</text:span><text:span text:style-name="T2_42"><text:s/></text:span><text:span text:style-name="T2_43">key</text:span><text:span text:style-name="T2_44"><text:s/></text:span><text:span text:style-name="T2_45">figures</text:span><text:span text:style-name="T2_46"><text:s/></text:span><text:span text:style-name="T2_47">in</text:span><text:span text:style-name="T2_48"><text:s/></text:span><text:span text:style-name="T2_49"><text:a xlink:type="simple" xlink:href="https://www.gov.uk/service-manual/the-team"><text:span text:style-name="T2_50">service</text:span></text:a></text:span><text:span text:style-name="T2_51"><text:a xlink:type="simple" xlink:href="https://www.gov.uk/service-manual/the-team"><text:span text:style-name="T2_52"><text:s/></text:span></text:a></text:span><text:span text:style-name="T2_53"><text:a xlink:type="simple" xlink:href="https://www.gov.uk/service-manual/the-team"><text:span text:style-name="T2_54">teams</text:span></text:a></text:span><text:span text:style-name="T2_55">,<text:s/></text:span><text:span text:style-name="T2_56">working</text:span><text:span text:style-name="T2_57"><text:s/></text:span><text:span text:style-name="T2_58">to</text:span><text:span text:style-name="T2_59"><text:s/></text:span><text:span text:style-name="T2_60">generate</text:span><text:span text:style-name="T2_61"><text:s/></text:span><text:span text:style-name="T2_62">the</text:span><text:span text:style-name="T2_63"><text:s/></text:span><text:span text:style-name="T2_64">feedback</text:span><text:span text:style-name="T2_65"><text:s/></text:span><text:span text:style-name="T2_66">and</text:span><text:span text:style-name="T2_67"><text:s/></text:span><text:span text:style-name="T2_68">insight</text:span><text:span text:style-name="T2_69"><text:s/></text:span><text:span text:style-name="T2_70">service</text:span><text:span text:style-name="T2_71"><text:s/></text:span><text:span text:style-name="T2_72">teams</text:span><text:span text:style-name="T2_73"><text:s/></text:span><text:span text:style-name="T2_74">need</text:span><text:span text:style-name="T2_75"><text:s/></text:span><text:span text:style-name="T2_76">to</text:span><text:span text:style-name="T2_77"><text:s/></text:span><text:span text:style-name="T2_78">build</text:span><text:span text:style-name="T2_79"><text:s/></text:span><text:span text:style-name="T2_80">a</text:span><text:span text:style-name="T2_81"><text:s/></text:span><text:span text:style-name="T2_82">clear</text:span><text:span text:style-name="T2_83"><text:s/></text:span><text:span text:style-name="T2_84">picture</text:span><text:span text:style-name="T2_85"><text:s/></text:span><text:span text:style-name="T2_86">of</text:span><text:span text:style-name="T2_87"><text:s/></text:span><text:span text:style-name="T2_88">their</text:span><text:span text:style-name="T2_89"><text:s/></text:span><text:span text:style-name="T2_90">users</text:span><text:span text:style-name="T2_91"><text:s/></text:span><text:span text:style-name="T2_92">and</text:span><text:span text:style-name="T2_93"><text:s/></text:span><text:span text:style-name="T2_94">deliver</text:span><text:span text:style-name="T2_95"><text:s/></text:span><text:span text:style-name="T2_96">solutions</text:span><text:span text:style-name="T2_97"><text:s/></text:span><text:span text:style-name="T2_98">that</text:span><text:span text:style-name="T2_99"><text:s/></text:span><text:span text:style-name="T2_100">they</text:span><text:span text:style-name="T2_101"><text:s/></text:span><text:span text:style-name="T2_102">need</text:span><text:span text:style-name="T2_103">.<text:s/></text:span><text:span text:style-name="T2_104">They</text:span><text:span text:style-name="T2_105"><text:s/></text:span><text:span text:style-name="T2_106">will</text:span><text:span text:style-name="T2_107"><text:s/></text:span><text:span text:style-name="T2_108">support</text:span><text:span text:style-name="T2_109"><text:s/></text:span><text:span text:style-name="T2_110"><text:a xlink:type="simple" xlink:href="https://www.gov.uk/service-manual/the-team/service-manager.html"><text:span text:style-name="T2_111">service</text:span></text:a></text:span><text:span text:style-name="T2_112"><text:a xlink:type="simple" xlink:href="https://www.gov.uk/service-manual/the-team/service-manager.html"><text:span text:style-name="T2_113"><text:s/></text:span></text:a></text:span><text:span text:style-name="T2_114"><text:a xlink:type="simple" xlink:href="https://www.gov.uk/service-manual/the-team/service-manager.html"><text:span text:style-name="T2_115">managers</text:span></text:a></text:span><text:span text:style-name="T2_116"><text:s/></text:span><text:span text:style-name="T2_117">by</text:span><text:span text:style-name="T2_118"><text:s/></text:span><text:span text:style-name="T2_119">generating</text:span><text:span text:style-name="T2_120"><text:s/></text:span><text:span text:style-name="T2_121">new</text:span><text:span text:style-name="T2_122"><text:s/></text:span><text:span text:style-name="T2_123">and</text:span><text:span text:style-name="T2_124"><text:s/></text:span><text:span text:style-name="T2_125">useful</text:span><text:span text:style-name="T2_126"><text:s/></text:span><text:span text:style-name="T2_127">user</text:span><text:span text:style-name="T2_128"><text:s/></text:span><text:span text:style-name="T2_129">insights</text:span><text:span text:style-name="T2_130"><text:s/></text:span><text:span text:style-name="T2_131">and</text:span><text:span text:style-name="T2_132"><text:s/></text:span><text:span text:style-name="T2_133">translating</text:span><text:span text:style-name="T2_134"><text:s/></text:span><text:span text:style-name="T2_135">it</text:span><text:span text:style-name="T2_136"><text:s/></text:span><text:span text:style-name="T2_137">into</text:span><text:span text:style-name="T2_138"><text:s/></text:span><text:span text:style-name="T2_139">features</text:span><text:span text:style-name="T2_140"><text:s/></text:span><text:span text:style-name="T2_141">and</text:span><text:span text:style-name="T2_142"><text:s/></text:span><text:span text:style-name="T2_143">actions</text:span><text:span text:style-name="T2_144"><text:s/></text:span><text:span text:style-name="T2_145">that</text:span><text:span text:style-name="T2_146"><text:s/></text:span><text:span text:style-name="T2_147">will</text:span><text:span text:style-name="T2_148"><text:s/></text:span><text:span text:style-name="T2_149">allow</text:span><text:span text:style-name="T2_150"><text:s/></text:span><text:span text:style-name="T2_151">them</text:span><text:span text:style-name="T2_152"><text:s/></text:span><text:span text:style-name="T2_153">to</text:span><text:span text:style-name="T2_154"><text:s/></text:span><text:span text:style-name="T2_155">iteratively</text:span><text:span text:style-name="T2_156"><text:s/></text:span><text:span text:style-name="T2_157">improve</text:span><text:span text:style-name="T2_158"><text:s/></text:span><text:span text:style-name="T2_159">their</text:span><text:span text:style-name="T2_160"><text:s/></text:span><text:span text:style-name="T2_161">service</text:span><text:span text:style-name="T2_162"><text:s/></text:span><text:span text:style-name="T2_163">for</text:span><text:span text:style-name="T2_164"><text:s/></text:span><text:span text:style-name="T2_165">users</text:span><text:span text:style-name="T2_166">.</text:span></text:p>
      <text:p text:style-name="P3"><text:span text:style-name="T3_1">You</text:span><text:span text:style-name="T3_2"><text:s/></text:span><text:span text:style-name="T3_3">will</text:span><text:span text:style-name="T3_4"><text:s/></text:span><text:span text:style-name="T3_5">be</text:span><text:span text:style-name="T3_6"><text:s/></text:span><text:span text:style-name="T3_7">experienced</text:span><text:span text:style-name="T3_8"><text:s/></text:span><text:span text:style-name="T3_9">in</text:span><text:span text:style-name="T3_10"><text:s/></text:span><text:span text:style-name="T3_11">using</text:span><text:span text:style-name="T3_12"><text:s/></text:span><text:span text:style-name="T3_13">a</text:span><text:span text:style-name="T3_14"><text:s/></text:span><text:span text:style-name="T3_15">variety</text:span><text:span text:style-name="T3_16"><text:s/></text:span><text:span text:style-name="T3_17">of</text:span><text:span text:style-name="T3_18"><text:s/></text:span><text:span text:style-name="T3_19"><text:a xlink:type="simple" xlink:href="https://www.gov.uk/service-manual/users/introduction-to-user-research.html"><text:span text:style-name="T3_20">user</text:span></text:a></text:span><text:span text:style-name="T3_21"><text:a xlink:type="simple" xlink:href="https://www.gov.uk/service-manual/users/introduction-to-user-research.html"><text:span text:style-name="T3_22"><text:s/></text:span></text:a></text:span><text:span text:style-name="T3_23"><text:a xlink:type="simple" xlink:href="https://www.gov.uk/service-manual/users/introduction-to-user-research.html"><text:span text:style-name="T3_24">testing</text:span></text:a></text:span><text:span text:style-name="T3_25"><text:s/></text:span><text:span text:style-name="T3_26">methodologies</text:span><text:span text:style-name="T3_27"><text:s/></text:span><text:span text:style-name="T3_28">to</text:span><text:span text:style-name="T3_29"><text:s/></text:span><text:span text:style-name="T3_30">reveal</text:span><text:span text:style-name="T3_31"><text:s/></text:span><text:span text:style-name="T3_32">actionable</text:span><text:span text:style-name="T3_33"><text:s/></text:span><text:span text:style-name="T3_34">customer</text:span><text:span text:style-name="T3_35"><text:s/></text:span><text:span text:style-name="T3_36">insights</text:span><text:span text:style-name="T3_37">.<text:s/></text:span><text:span text:style-name="T3_38">You</text:span><text:span text:style-name="T3_39"><text:s/></text:span><text:span text:style-name="T3_40">will</text:span><text:span text:style-name="T3_41"><text:s/></text:span><text:span text:style-name="T3_42">have</text:span><text:span text:style-name="T3_43"><text:s/></text:span><text:span text:style-name="T3_44">excellent</text:span><text:span text:style-name="T3_45"><text:s/></text:span><text:span text:style-name="T3_46">analytical</text:span><text:span text:style-name="T3_47"><text:s/></text:span><text:span text:style-name="T3_48">and</text:span><text:span text:style-name="T3_49"><text:s/></text:span><text:span text:style-name="T3_50">problem</text:span><text:span text:style-name="T3_51"><text:s/></text:span><text:span text:style-name="T3_52">solving</text:span><text:span text:style-name="T3_53"><text:s/></text:span><text:span text:style-name="T3_54">skills</text:span><text:span text:style-name="T3_55">,<text:s/></text:span><text:span text:style-name="T3_56">and</text:span><text:span text:style-name="T3_57"><text:s/></text:span><text:span text:style-name="T3_58">the</text:span><text:span text:style-name="T3_59"><text:s/></text:span><text:span text:style-name="T3_60">ability</text:span><text:span text:style-name="T3_61"><text:s/></text:span><text:span text:style-name="T3_62">to</text:span><text:span text:style-name="T3_63"><text:s/></text:span><text:span text:style-name="T3_64">quickly</text:span><text:span text:style-name="T3_65"><text:s/></text:span><text:span text:style-name="T3_66">develop</text:span><text:span text:style-name="T3_67"><text:s/></text:span><text:span text:style-name="T3_68">recommendations</text:span><text:span text:style-name="T3_69"><text:s/></text:span><text:span text:style-name="T3_70">based</text:span><text:span text:style-name="T3_71"><text:s/></text:span><text:span text:style-name="T3_72">on</text:span><text:span text:style-name="T3_73"><text:s/></text:span><text:span text:style-name="T3_74">quantitative</text:span><text:span text:style-name="T3_75"><text:s/></text:span><text:span text:style-name="T3_76">and</text:span><text:span text:style-name="T3_77"><text:s/></text:span><text:span text:style-name="T3_78">qualitative</text:span><text:span text:style-name="T3_79"><text:s/></text:span><text:span text:style-name="T3_80">evidence</text:span><text:span text:style-name="T3_81">.<text:s/></text:span><text:span text:style-name="T3_82">You</text:span><text:span text:style-name="T3_83"><text:s/></text:span><text:span text:style-name="T3_84">will</text:span><text:span text:style-name="T3_85"><text:s/></text:span><text:span text:style-name="T3_86">need</text:span><text:span text:style-name="T3_87"><text:s/></text:span><text:span text:style-name="T3_88">to</text:span><text:span text:style-name="T3_89"><text:s/></text:span><text:span text:style-name="T3_90">be</text:span><text:span text:style-name="T3_91"><text:s/></text:span><text:span text:style-name="T3_92">confident</text:span><text:span text:style-name="T3_93"><text:s/></text:span><text:span text:style-name="T3_94">in</text:span><text:span text:style-name="T3_95"><text:s/></text:span><text:span text:style-name="T3_96">explaining</text:span><text:span text:style-name="T3_97"><text:s/></text:span><text:span text:style-name="T3_98">user</text:span><text:span text:style-name="T3_99"><text:s/></text:span><text:span text:style-name="T3_100">needs</text:span><text:span text:style-name="T3_101"><text:s/></text:span><text:span text:style-name="T3_102">to</text:span><text:span text:style-name="T3_103"><text:s/></text:span><text:span text:style-name="T3_104">senior</text:span><text:span text:style-name="T3_105"><text:s/></text:span><text:span text:style-name="T3_106">civil</text:span><text:span text:style-name="T3_107"><text:s/></text:span><text:span text:style-name="T3_108">servants</text:span><text:span text:style-name="T3_109">,<text:s/></text:span><text:span text:style-name="T3_110">and</text:span><text:span text:style-name="T3_111"><text:s/></text:span><text:span text:style-name="T3_112">for</text:span><text:span text:style-name="T3_113"><text:s/></text:span><text:span text:style-name="T3_114">acting</text:span><text:span text:style-name="T3_115"><text:s/></text:span><text:span text:style-name="T3_116">as</text:span><text:span text:style-name="T3_117"><text:s/></text:span><text:span text:style-name="T3_118">a</text:span><text:span text:style-name="T3_119"><text:s/></text:span><text:span text:style-name="T3_120">persuasive</text:span><text:span text:style-name="T3_121"><text:s/></text:span><text:span text:style-name="T3_122">advocate</text:span><text:span text:style-name="T3_123"><text:s/></text:span><text:span text:style-name="T3_124">for</text:span><text:span text:style-name="T3_125"><text:s/></text:span><text:span text:style-name="T3_126">those</text:span><text:span text:style-name="T3_127"><text:s/></text:span><text:span text:style-name="T3_128">needs</text:span><text:span text:style-name="T3_129"><text:s/></text:span><text:span text:style-name="T3_130">both</text:span><text:span text:style-name="T3_131"><text:s/></text:span><text:span text:style-name="T3_132">within</text:span><text:span text:style-name="T3_133"><text:s/></text:span><text:span text:style-name="T3_134">the</text:span><text:span text:style-name="T3_135"><text:s/></text:span><text:span text:style-name="T3_136">team</text:span><text:span text:style-name="T3_137"><text:s/></text:span><text:span text:style-name="T3_138">and</text:span><text:span text:style-name="T3_139"><text:s/></text:span><text:span text:style-name="T3_140">the</text:span><text:span text:style-name="T3_141"><text:s/></text:span><text:span text:style-name="T3_142">department</text:span><text:span text:style-name="T3_143"><text:s/></text:span><text:span text:style-name="T3_144">at</text:span><text:span text:style-name="T3_145"><text:s/></text:span><text:span text:style-name="T3_146">large</text:span><text:span text:style-name="T3_147">.<text:s/></text:span><text:span text:style-name="T3_148">You</text:span><text:span text:style-name="T3_149"><text:s/></text:span><text:span text:style-name="T3_150">will</text:span><text:span text:style-name="T3_151"><text:s/></text:span><text:span text:style-name="T3_152">also</text:span><text:span text:style-name="T3_153"><text:s/></text:span><text:span text:style-name="T3_154">be</text:span><text:span text:style-name="T3_155"><text:s/></text:span><text:span text:style-name="T3_156">comfortable</text:span><text:span text:style-name="T3_157"><text:s/></text:span><text:span text:style-name="T3_158">working</text:span><text:span text:style-name="T3_159"><text:s/></text:span><text:span text:style-name="T3_160">with</text:span><text:span text:style-name="T3_161"><text:s/></text:span><text:span text:style-name="T3_162">data</text:span><text:span text:style-name="T3_163">,<text:s/></text:span><text:span text:style-name="T3_164">from</text:span><text:span text:style-name="T3_165"><text:s/></text:span><text:span text:style-name="T3_166">gathering</text:span><text:span text:style-name="T3_167"><text:s/></text:span><text:span text:style-name="T3_168">and</text:span><text:span text:style-name="T3_169"><text:s/></text:span><text:span text:style-name="T3_170">analysis</text:span><text:span text:style-name="T3_171"><text:s/></text:span><text:span text:style-name="T3_172">through</text:span><text:span text:style-name="T3_173"><text:s/></text:span><text:span text:style-name="T3_174">to</text:span><text:span text:style-name="T3_175"><text:s/></text:span><text:span text:style-name="T3_176">design</text:span><text:span text:style-name="T3_177"><text:s/></text:span><text:span text:style-name="T3_178">and</text:span><text:span text:style-name="T3_179"><text:s/></text:span><text:span text:style-name="T3_180">presentation</text:span><text:span text:style-name="T3_181">.</text:span></text:p>
      <text:p text:style-name="P4"><text:span text:style-name="T4_1">The</text:span><text:span text:style-name="T4_2"><text:s/></text:span><text:span text:style-name="T4_3">main</text:span><text:span text:style-name="T4_4"><text:s/></text:span><text:span text:style-name="T4_5">responsibilities</text:span><text:span text:style-name="T4_6"><text:s/></text:span><text:span text:style-name="T4_7">of</text:span><text:span text:style-name="T4_8"><text:s/></text:span><text:span text:style-name="T4_9">the</text:span><text:span text:style-name="T4_10"><text:s/></text:span><text:span text:style-name="T4_11">post</text:span><text:span text:style-name="T4_12"><text:s/></text:span><text:span text:style-name="T4_13">are</text:span><text:span text:style-name="T4_14">:</text:span></text:p>
      <text:list text:style-name="LS1" xml:id="list0">
        <text:list-item>
          <text:p text:style-name="P5"><text:span text:style-name="T5_1">planning</text:span><text:span text:style-name="T5_2">,<text:s/></text:span><text:span text:style-name="T5_3">designing</text:span><text:span text:style-name="T5_4"><text:s/></text:span><text:span text:style-name="T5_5">and</text:span><text:span text:style-name="T5_6"><text:s/></text:span><text:span text:style-name="T5_7">conducting</text:span><text:span text:style-name="T5_8"><text:s/></text:span><text:span text:style-name="T5_9">in</text:span><text:span text:style-name="T5_10">-</text:span><text:span text:style-name="T5_11">house</text:span><text:span text:style-name="T5_12"><text:s/></text:span><text:span text:style-name="T5_13">usability</text:span><text:span text:style-name="T5_14"><text:s/></text:span><text:span text:style-name="T5_15">testing</text:span><text:span text:style-name="T5_16"><text:s/></text:span><text:span text:style-name="T5_17">sessions</text:span><text:span text:style-name="T5_18"><text:s/></text:span><text:span text:style-name="T5_19">to</text:span><text:span text:style-name="T5_20"><text:s/></text:span><text:span text:style-name="T5_21">support</text:span><text:span text:style-name="T5_22"><text:s/></text:span><text:span text:style-name="T5_23">the</text:span><text:span text:style-name="T5_24"><text:s/></text:span><text:span text:style-name="T5_25">design</text:span><text:span text:style-name="T5_26"><text:s/></text:span><text:span text:style-name="T5_27">and</text:span><text:span text:style-name="T5_28"><text:s/></text:span><text:span text:style-name="T5_29">development</text:span><text:span text:style-name="T5_30"><text:s/></text:span><text:span text:style-name="T5_31">of</text:span><text:span text:style-name="T5_32"><text:s/></text:span><text:span text:style-name="T5_33">digital</text:span><text:span text:style-name="T5_34"><text:s/></text:span><text:span text:style-name="T5_35">government</text:span><text:span text:style-name="T5_36"><text:s/></text:span><text:span text:style-name="T5_37">services</text:span></text:p>
        </text:list-item>
        <text:list-item>
          <text:p text:style-name="P6"><text:span text:style-name="T6_1">leading</text:span><text:span text:style-name="T6_2"><text:s/></text:span><text:span text:style-name="T6_3">the</text:span><text:span text:style-name="T6_4"><text:s/></text:span><text:span text:style-name="T6_5">usability</text:span><text:span text:style-name="T6_6"><text:s/></text:span><text:span text:style-name="T6_7">testing</text:span><text:span text:style-name="T6_8"><text:s/></text:span><text:span text:style-name="T6_9">process</text:span><text:span text:style-name="T6_10"><text:s/></text:span><text:span text:style-name="T6_11">from</text:span><text:span text:style-name="T6_12"><text:s/></text:span><text:span text:style-name="T6_13">developing</text:span><text:span text:style-name="T6_14"><text:s/></text:span><text:span text:style-name="T6_15">user</text:span><text:span text:style-name="T6_16"><text:s/></text:span><text:span text:style-name="T6_17">recruitment</text:span><text:span text:style-name="T6_18"><text:s/></text:span><text:span text:style-name="T6_19">briefs</text:span><text:span text:style-name="T6_20"><text:s/></text:span><text:span text:style-name="T6_21">through</text:span><text:span text:style-name="T6_22"><text:s/></text:span><text:span text:style-name="T6_23">to</text:span><text:span text:style-name="T6_24"><text:s/></text:span><text:span text:style-name="T6_25">test</text:span><text:span text:style-name="T6_26"><text:s/></text:span><text:span text:style-name="T6_27">moderation</text:span><text:span text:style-name="T6_28">,<text:s/></text:span><text:span text:style-name="T6_29">analysis</text:span><text:span text:style-name="T6_30"><text:s/></text:span><text:span text:style-name="T6_31">and</text:span><text:span text:style-name="T6_32"><text:s/></text:span><text:span text:style-name="T6_33">report</text:span><text:span text:style-name="T6_34"><text:s/></text:span><text:span text:style-name="T6_35">writing</text:span></text:p>
        </text:list-item>
        <text:list-item>
          <text:p text:style-name="P7"><text:span text:style-name="T7_1">conducting</text:span><text:span text:style-name="T7_2"><text:s/></text:span><text:span text:style-name="T7_3">in</text:span><text:span text:style-name="T7_4">-</text:span><text:span text:style-name="T7_5">house</text:span><text:span text:style-name="T7_6"><text:s/></text:span><text:span text:style-name="T7_7">research</text:span><text:span text:style-name="T7_8"><text:s/></text:span><text:span text:style-name="T7_9">to</text:span><text:span text:style-name="T7_10"><text:s/></text:span><text:span text:style-name="T7_11">test</text:span><text:span text:style-name="T7_12"><text:s/></text:span><text:span text:style-name="T7_13">new</text:span><text:span text:style-name="T7_14"><text:s/></text:span><text:span text:style-name="T7_15">product</text:span><text:span text:style-name="T7_16"><text:s/></text:span><text:span text:style-name="T7_17">and</text:span><text:span text:style-name="T7_18"><text:s/></text:span><text:span text:style-name="T7_19">concept</text:span><text:span text:style-name="T7_20"><text:s/></text:span><text:span text:style-name="T7_21">developments</text:span><text:span text:style-name="T7_22"><text:s/>(</text:span><text:span text:style-name="T7_23">including</text:span><text:span text:style-name="T7_24"><text:s/></text:span><text:span text:style-name="T7_25">user</text:span><text:span text:style-name="T7_26"><text:s/></text:span><text:span text:style-name="T7_27">requirements</text:span><text:span text:style-name="T7_28"><text:s/></text:span><text:span text:style-name="T7_29">gathering</text:span><text:span text:style-name="T7_30"><text:s/></text:span><text:span text:style-name="T7_31">and</text:span><text:span text:style-name="T7_32"><text:s/></text:span><text:span text:style-name="T7_33">early</text:span><text:span text:style-name="T7_34"><text:s/></text:span><text:span text:style-name="T7_35">stage</text:span><text:span text:style-name="T7_36"><text:s/></text:span><text:span text:style-name="T7_37">concept</text:span><text:span text:style-name="T7_38"><text:s/></text:span><text:span text:style-name="T7_39">and</text:span><text:span text:style-name="T7_40"><text:s/></text:span><text:span text:style-name="T7_41">prototype</text:span><text:span text:style-name="T7_42"><text:s/></text:span><text:span text:style-name="T7_43">testing</text:span><text:span text:style-name="T7_44">,<text:s/></text:span><text:span text:style-name="T7_45">guerrilla</text:span><text:span text:style-name="T7_46"><text:s/></text:span><text:span text:style-name="T7_47">research</text:span><text:span text:style-name="T7_48">,<text:s/></text:span><text:span text:style-name="T7_49">and</text:span><text:span text:style-name="T7_50"><text:s/></text:span><text:span text:style-name="T7_51">other</text:span><text:span text:style-name="T7_52"><text:s/></text:span><text:span text:style-name="T7_53">approaches</text:span><text:span text:style-name="T7_54"><text:s/></text:span><text:span text:style-name="T7_55">to</text:span><text:span text:style-name="T7_56"><text:s/></text:span><text:span text:style-name="T7_57">ensuring</text:span><text:span text:style-name="T7_58"><text:s/></text:span><text:span text:style-name="T7_59">the</text:span><text:span text:style-name="T7_60"><text:s/></text:span><text:span text:style-name="T7_61">user</text:span><text:span text:style-name="T7_62"><text:s/></text:span><text:span text:style-name="T7_63">need</text:span><text:span text:style-name="T7_64"><text:s/></text:span><text:span text:style-name="T7_65">is</text:span><text:span text:style-name="T7_66"><text:s/></text:span><text:span text:style-name="T7_67">fully</text:span><text:span text:style-name="T7_68"><text:s/></text:span><text:span text:style-name="T7_69">understood</text:span><text:span text:style-name="T7_70"><text:s/></text:span><text:span text:style-name="T7_71">in</text:span><text:span text:style-name="T7_72"><text:s/></text:span><text:span text:style-name="T7_73">the</text:span><text:span text:style-name="T7_74"><text:s/></text:span><text:span text:style-name="T7_75">service</text:span><text:span text:style-name="T7_76"><text:s/></text:span><text:span text:style-name="T7_77">design</text:span><text:span text:style-name="T7_78">)</text:span></text:p>
        </text:list-item>
        <text:list-item>
          <text:p text:style-name="P8"><text:span text:style-name="T8_1">working</text:span><text:span text:style-name="T8_2"><text:s/></text:span><text:span text:style-name="T8_3">with</text:span><text:span text:style-name="T8_4"><text:s/></text:span><text:span text:style-name="T8_5">Service</text:span><text:span text:style-name="T8_6"><text:s/></text:span><text:span text:style-name="T8_7">Managers</text:span><text:span text:style-name="T8_8"><text:s/></text:span><text:span text:style-name="T8_9">to</text:span><text:span text:style-name="T8_10"><text:s/></text:span><text:span text:style-name="T8_11">devise</text:span><text:span text:style-name="T8_12"><text:s/></text:span><text:span text:style-name="T8_13">appropriate</text:span><text:span text:style-name="T8_14"><text:s/></text:span><text:span text:style-name="T8_15">research</text:span><text:span text:style-name="T8_16"><text:s/></text:span><text:span text:style-name="T8_17">strategies</text:span><text:span text:style-name="T8_18"><text:s/></text:span><text:span text:style-name="T8_19">to</text:span><text:span text:style-name="T8_20"><text:s/></text:span><text:span text:style-name="T8_21">generate</text:span><text:span text:style-name="T8_22"><text:s/></text:span><text:span text:style-name="T8_23">focused</text:span><text:span text:style-name="T8_24"><text:s/></text:span><text:span text:style-name="T8_25">insights</text:span><text:span text:style-name="T8_26"><text:s/></text:span><text:span text:style-name="T8_27">and</text:span><text:span text:style-name="T8_28"><text:s/></text:span><text:span text:style-name="T8_29">to</text:span><text:span text:style-name="T8_30"><text:s/></text:span><text:span text:style-name="T8_31">convert</text:span><text:span text:style-name="T8_32"><text:s/></text:span><text:span text:style-name="T8_33">concepts</text:span><text:span text:style-name="T8_34"><text:s/></text:span><text:span text:style-name="T8_35">into</text:span><text:span text:style-name="T8_36"><text:s/></text:span><text:span text:style-name="T8_37">high</text:span><text:span text:style-name="T8_38"><text:s/></text:span><text:span text:style-name="T8_39">quality</text:span><text:span text:style-name="T8_40"><text:s/></text:span><text:span text:style-name="T8_41">stimulus</text:span><text:span text:style-name="T8_42"><text:s/></text:span><text:span text:style-name="T8_43">material</text:span></text:p>
        </text:list-item>
        <text:list-item>
          <text:p text:style-name="P9"><text:span text:style-name="T9_1">working</text:span><text:span text:style-name="T9_2"><text:s/></text:span><text:span text:style-name="T9_3">closely</text:span><text:span text:style-name="T9_4"><text:s/></text:span><text:span text:style-name="T9_5">with</text:span><text:span text:style-name="T9_6"><text:s/></text:span><text:span text:style-name="T9_7">designers</text:span><text:span text:style-name="T9_8"><text:s/></text:span><text:span text:style-name="T9_9">and</text:span><text:span text:style-name="T9_10"><text:s/></text:span><text:span text:style-name="T9_11">developers</text:span><text:span text:style-name="T9_12"><text:s/></text:span><text:span text:style-name="T9_13">to</text:span><text:span text:style-name="T9_14"><text:s/></text:span><text:span text:style-name="T9_15">turn</text:span><text:span text:style-name="T9_16"><text:s/></text:span><text:span text:style-name="T9_17">user</text:span><text:span text:style-name="T9_18"><text:s/></text:span><text:span text:style-name="T9_19">data</text:span><text:span text:style-name="T9_20"><text:s/></text:span><text:span text:style-name="T9_21">into</text:span><text:span text:style-name="T9_22"><text:s/></text:span><text:span text:style-name="T9_23">actionable</text:span><text:span text:style-name="T9_24"><text:s/></text:span><text:span text:style-name="T9_25">product</text:span><text:span text:style-name="T9_26">/</text:span><text:span text:style-name="T9_27">service</text:span><text:span text:style-name="T9_28"><text:s/></text:span><text:span text:style-name="T9_29">requirements</text:span><text:span text:style-name="T9_30"><text:s/></text:span><text:span text:style-name="T9_31">that</text:span><text:span text:style-name="T9_32"><text:s/></text:span><text:span text:style-name="T9_33">feed</text:span><text:span text:style-name="T9_34"><text:s/></text:span><text:span text:style-name="T9_35">into</text:span><text:span text:style-name="T9_36"><text:s/></text:span><text:span text:style-name="T9_37">prototype</text:span><text:span text:style-name="T9_38"><text:s/></text:span><text:span text:style-name="T9_39">development</text:span><text:span text:style-name="T9_40">,<text:s/></text:span><text:span text:style-name="T9_41">and</text:span><text:span text:style-name="T9_42"><text:s/></text:span><text:span text:style-name="T9_43">influence</text:span><text:span text:style-name="T9_44"><text:s/></text:span><text:span text:style-name="T9_45">product</text:span><text:span text:style-name="T9_46"><text:s/></text:span><text:span text:style-name="T9_47">direction</text:span></text:p>
        </text:list-item>
        <text:list-item>
          <text:p text:style-name="P10"><text:span text:style-name="T10_1">Designing</text:span><text:span text:style-name="T10_2">,<text:s/></text:span><text:span text:style-name="T10_3">scripting</text:span><text:span text:style-name="T10_4"><text:s/></text:span><text:span text:style-name="T10_5">and</text:span><text:span text:style-name="T10_6"><text:s/></text:span><text:span text:style-name="T10_7">analysing</text:span><text:span text:style-name="T10_8"><text:s/></text:span><text:span text:style-name="T10_9">ad</text:span><text:span text:style-name="T10_10">-</text:span><text:span text:style-name="T10_11">hoc</text:span><text:span text:style-name="T10_12"><text:s/></text:span><text:span text:style-name="T10_13">quantitative</text:span><text:span text:style-name="T10_14"><text:s/></text:span><text:span text:style-name="T10_15">surveys</text:span><text:span text:style-name="T10_16"><text:s/></text:span><text:span text:style-name="T10_17">using</text:span><text:span text:style-name="T10_18"><text:s/></text:span><text:span text:style-name="T10_19">in</text:span><text:span text:style-name="T10_20">-</text:span><text:span text:style-name="T10_21">house</text:span><text:span text:style-name="T10_22"><text:s/></text:span><text:span text:style-name="T10_23">software</text:span><text:span text:style-name="T10_24"><text:s/></text:span><text:span text:style-name="T10_25">licences</text:span></text:p>
        </text:list-item>
        <text:list-item>
          <text:p text:style-name="P11"><text:span text:style-name="T11_1">Managing</text:span><text:span text:style-name="T11_2"><text:s/></text:span><text:span text:style-name="T11_3">ad</text:span><text:span text:style-name="T11_4">-</text:span><text:span text:style-name="T11_5">hoc</text:span><text:span text:style-name="T11_6"><text:s/></text:span><text:span text:style-name="T11_7">qualitative</text:span><text:span text:style-name="T11_8">/</text:span><text:span text:style-name="T11_9">quantitative</text:span><text:span text:style-name="T11_10"><text:s/></text:span><text:span text:style-name="T11_11">research</text:span><text:span text:style-name="T11_12"><text:s/></text:span><text:span text:style-name="T11_13">projects</text:span><text:span text:style-name="T11_14"><text:s/></text:span><text:span text:style-name="T11_15">such</text:span><text:span text:style-name="T11_16"><text:s/></text:span><text:span text:style-name="T11_17">as</text:span><text:span text:style-name="T11_18"><text:s/></text:span><text:span text:style-name="T11_19">proposition</text:span><text:span text:style-name="T11_20"><text:s/></text:span><text:span text:style-name="T11_21">development</text:span><text:span text:style-name="T11_22">,<text:s/></text:span><text:span text:style-name="T11_23">visual</text:span><text:span text:style-name="T11_24"><text:s/></text:span><text:span text:style-name="T11_25">identity</text:span><text:span text:style-name="T11_26"><text:s/></text:span><text:span text:style-name="T11_27">and</text:span><text:span text:style-name="T11_28"><text:s/></text:span><text:span text:style-name="T11_29">customer</text:span><text:span text:style-name="T11_30"><text:s/></text:span><text:span text:style-name="T11_31">experience</text:span><text:span text:style-name="T11_32"><text:s/></text:span><text:span text:style-name="T11_33">mapping</text:span></text:p>
        </text:list-item>
        <text:list-item>
          <text:p text:style-name="P12"><text:span text:style-name="T12_1">applying</text:span><text:span text:style-name="T12_2"><text:s/></text:span><text:span text:style-name="T12_3">knowledge</text:span><text:span text:style-name="T12_4"><text:s/></text:span><text:span text:style-name="T12_5">in</text:span><text:span text:style-name="T12_6"><text:s/></text:span><text:span text:style-name="T12_7">human</text:span><text:span text:style-name="T12_8"><text:s/></text:span><text:span text:style-name="T12_9">factors</text:span><text:span text:style-name="T12_10">,<text:s/></text:span><text:span text:style-name="T12_11">ethnography</text:span><text:span text:style-name="T12_12">,<text:s/></text:span><text:span text:style-name="T12_13">and</text:span><text:span text:style-name="T12_14"><text:s/></text:span><text:span text:style-name="T12_15">the</text:span><text:span text:style-name="T12_16"><text:s/></text:span><text:span text:style-name="T12_17">user</text:span><text:span text:style-name="T12_18">-</text:span><text:span text:style-name="T12_19">centered</text:span><text:span text:style-name="T12_20"><text:s/></text:span><text:span text:style-name="T12_21">design</text:span><text:span text:style-name="T12_22"><text:s/></text:span><text:span text:style-name="T12_23">process</text:span><text:span text:style-name="T12_24"><text:s/></text:span><text:span text:style-name="T12_25">to</text:span><text:span text:style-name="T12_26"><text:s/></text:span><text:span text:style-name="T12_27">product</text:span><text:span text:style-name="T12_28"><text:s/></text:span><text:span text:style-name="T12_29">and</text:span><text:span text:style-name="T12_30"><text:s/></text:span><text:span text:style-name="T12_31">service</text:span><text:span text:style-name="T12_32"><text:s/></text:span><text:span text:style-name="T12_33">design</text:span><text:span text:style-name="T12_34"><text:s/></text:span><text:span text:style-name="T12_35">in</text:span><text:span text:style-name="T12_36"><text:s/></text:span><text:span text:style-name="T12_37">an</text:span><text:span text:style-name="T12_38"><text:s/></text:span><text:span text:style-name="T12_39">iterative</text:span><text:span text:style-name="T12_40"><text:s/></text:span><text:span text:style-name="T12_41">development</text:span><text:span text:style-name="T12_42"><text:s/></text:span><text:span text:style-name="T12_43">environment</text:span></text:p>
        </text:list-item>
        <text:list-item>
          <text:p text:style-name="P13"><text:span text:style-name="T13_1">presenting</text:span><text:span text:style-name="T13_2"><text:s/></text:span><text:span text:style-name="T13_3">findings</text:span><text:span text:style-name="T13_4"><text:s/></text:span><text:span text:style-name="T13_5">and</text:span><text:span text:style-name="T13_6"><text:s/></text:span><text:span text:style-name="T13_7">related</text:span><text:span text:style-name="T13_8"><text:s/></text:span><text:span text:style-name="T13_9">design</text:span><text:span text:style-name="T13_10">/</text:span><text:span text:style-name="T13_11">business</text:span><text:span text:style-name="T13_12"><text:s/></text:span><text:span text:style-name="T13_13">recommendations</text:span><text:span text:style-name="T13_14"><text:s/></text:span><text:span text:style-name="T13_15">and</text:span><text:span text:style-name="T13_16"><text:s/></text:span><text:span text:style-name="T13_17">customer</text:span><text:span text:style-name="T13_18"><text:s/></text:span><text:span text:style-name="T13_19">insights</text:span><text:span text:style-name="T13_20"><text:s/></text:span><text:span text:style-name="T13_21">to</text:span><text:span text:style-name="T13_22"><text:s/></text:span><text:span text:style-name="T13_23">senior</text:span><text:span text:style-name="T13_24"><text:s/></text:span><text:span text:style-name="T13_25">decision</text:span><text:span text:style-name="T13_26"><text:s/></text:span><text:span text:style-name="T13_27">makers</text:span></text:p>
        </text:list-item>
        <text:list-item>
          <text:p text:style-name="P14"><text:span text:style-name="T14_1">managing</text:span><text:span text:style-name="T14_2"><text:s/></text:span><text:span text:style-name="T14_3">day</text:span><text:span text:style-name="T14_4">-</text:span><text:span text:style-name="T14_5">to</text:span><text:span text:style-name="T14_6">-</text:span><text:span text:style-name="T14_7">day</text:span><text:span text:style-name="T14_8"><text:s/></text:span><text:span text:style-name="T14_9">operations</text:span><text:span text:style-name="T14_10"><text:s/></text:span><text:span text:style-name="T14_11">with</text:span><text:span text:style-name="T14_12"><text:s/></text:span><text:span text:style-name="T14_13">a</text:span><text:span text:style-name="T14_14"><text:s/></text:span><text:span text:style-name="T14_15">range</text:span><text:span text:style-name="T14_16"><text:s/></text:span><text:span text:style-name="T14_17">of</text:span><text:span text:style-name="T14_18"><text:s/></text:span><text:span text:style-name="T14_19">usability</text:span><text:span text:style-name="T14_20"><text:s/></text:span><text:span text:style-name="T14_21">and</text:span><text:span text:style-name="T14_22"><text:s/></text:span><text:span text:style-name="T14_23">market</text:span><text:span text:style-name="T14_24"><text:s/></text:span><text:span text:style-name="T14_25">research</text:span><text:span text:style-name="T14_26"><text:s/></text:span><text:span text:style-name="T14_27">agencies</text:span><text:span text:style-name="T14_28"><text:s/></text:span><text:span text:style-name="T14_29">with</text:span><text:span text:style-name="T14_30"><text:s/></text:span><text:span text:style-name="T14_31">accountability</text:span><text:span text:style-name="T14_32"><text:s/></text:span><text:span text:style-name="T14_33">for</text:span><text:span text:style-name="T14_34"><text:s/></text:span><text:span text:style-name="T14_35">schedules</text:span><text:span text:style-name="T14_36">,<text:s/></text:span><text:span text:style-name="T14_37">value</text:span><text:span text:style-name="T14_38"><text:s/></text:span><text:span text:style-name="T14_39">for</text:span><text:span text:style-name="T14_40"><text:s/></text:span><text:span text:style-name="T14_41">money</text:span><text:span text:style-name="T14_42"><text:s/></text:span><text:span text:style-name="T14_43">and</text:span><text:span text:style-name="T14_44"><text:s/></text:span><text:span text:style-name="T14_45">deliverables</text:span></text:p>
        </text:list-item>
        <text:list-item>
          <text:p text:style-name="P15"><text:span text:style-name="T15_1">promoting</text:span><text:span text:style-name="T15_2"><text:s/></text:span><text:span text:style-name="T15_3">user</text:span><text:span text:style-name="T15_4"><text:s/></text:span><text:span text:style-name="T15_5">centred</text:span><text:span text:style-name="T15_6"><text:s/></text:span><text:span text:style-name="T15_7">design</text:span><text:span text:style-name="T15_8"><text:s/></text:span><text:span text:style-name="T15_9">principles</text:span><text:span text:style-name="T15_10"><text:s/></text:span><text:span text:style-name="T15_11">and</text:span><text:span text:style-name="T15_12"><text:s/></text:span><text:span text:style-name="T15_13">best</text:span><text:span text:style-name="T15_14"><text:s/></text:span><text:span text:style-name="T15_15">practice</text:span><text:span text:style-name="T15_16"><text:s/></text:span><text:span text:style-name="T15_17">within</text:span><text:span text:style-name="T15_18"><text:s/></text:span><text:span text:style-name="T15_19">government</text:span><text:span text:style-name="T15_20">,<text:s/></text:span><text:span text:style-name="T15_21">contributing</text:span><text:span text:style-name="T15_22"><text:s/></text:span><text:span text:style-name="T15_23">to</text:span><text:span text:style-name="T15_24"><text:s/></text:span><text:span text:style-name="T15_25">the</text:span><text:span text:style-name="T15_26"><text:s/></text:span><text:span text:style-name="T15_27">Government</text:span><text:span text:style-name="T15_28"><text:s/></text:span><text:span text:style-name="T15_29">Service</text:span><text:span text:style-name="T15_30"><text:s/></text:span><text:span text:style-name="T15_31">Design</text:span><text:span text:style-name="T15_32"><text:s/></text:span><text:span text:style-name="T15_33">Manual</text:span></text:p>
        </text:list-item>
      </text:list>
      <text:h text:style-name="P16" text:outline-level="10"><text:span text:style-name="T16_1">Personal</text:span><text:span text:style-name="T16_2"><text:s/></text:span><text:span text:style-name="T16_3">Specification</text:span><text:span text:style-name="T16_4"><text:s/>-<text:s/></text:span><text:span text:style-name="T16_5">Competencies</text:span><text:span text:style-name="T16_6"><text:s/>/<text:s/></text:span><text:span text:style-name="T16_7">Skills</text:span></text:h>
      <text:p text:style-name="P17"><text:span text:style-name="T17_1">SEEING</text:span><text:span text:style-name="T17_2"><text:s/></text:span><text:span text:style-name="T17_3">THE</text:span><text:span text:style-name="T17_4"><text:s/></text:span><text:span text:style-name="T17_5">BIG</text:span><text:span text:style-name="T17_6"><text:s/></text:span><text:span text:style-name="T17_7">PICTURE</text:span></text:p>
      <text:p text:style-name="P18"><text:span text:style-name="T18_1">Essential</text:span></text:p>
      <text:list text:style-name="LS2" xml:id="list11">
        <text:list-item>
          <text:p text:style-name="P19"><text:span text:style-name="T19_1">Building</text:span><text:span text:style-name="T19_2"><text:s/></text:span><text:span text:style-name="T19_3">on</text:span><text:span text:style-name="T19_4"><text:s/></text:span><text:span text:style-name="T19_5">the</text:span><text:span text:style-name="T19_6"><text:s/></text:span><text:span text:style-name="T19_7">inter</text:span><text:span text:style-name="T19_8">-</text:span><text:span text:style-name="T19_9">dependencies</text:span><text:span text:style-name="T19_10"><text:s/></text:span><text:span text:style-name="T19_11">and</text:span><text:span text:style-name="T19_12"><text:s/></text:span><text:span text:style-name="T19_13">relationships</text:span><text:span text:style-name="T19_14"><text:s/></text:span><text:span text:style-name="T19_15">between</text:span><text:span text:style-name="T19_16"><text:s/></text:span><text:span text:style-name="T19_17">teams</text:span><text:span text:style-name="T19_18"><text:s/></text:span><text:span text:style-name="T19_19">to</text:span><text:span text:style-name="T19_20"><text:s/></text:span><text:span text:style-name="T19_21">create</text:span><text:span text:style-name="T19_22"><text:s/></text:span><text:span text:style-name="T19_23">a</text:span><text:span text:style-name="T19_24"><text:s/></text:span><text:span text:style-name="T19_25">common</text:span><text:span text:style-name="T19_26"><text:s/></text:span><text:span text:style-name="T19_27">purpose</text:span></text:p>
        </text:list-item>
        <text:list-item>
          <text:p text:style-name="P20"><text:span text:style-name="T20_1">Clarifying</text:span><text:span text:style-name="T20_2"><text:s/></text:span><text:span text:style-name="T20_3">and</text:span><text:span text:style-name="T20_4"><text:s/></text:span><text:span text:style-name="T20_5">communicating</text:span><text:span text:style-name="T20_6"><text:s/></text:span><text:span text:style-name="T20_7">team</text:span><text:span text:style-name="T20_8"><text:s/></text:span><text:span text:style-name="T20_9">objectives</text:span><text:span text:style-name="T20_10">,<text:s/></text:span><text:span text:style-name="T20_11">bringing</text:span><text:span text:style-name="T20_12"><text:s/></text:span><text:span text:style-name="T20_13">a</text:span><text:span text:style-name="T20_14"><text:s/></text:span><text:span text:style-name="T20_15">broader</text:span><text:span text:style-name="T20_16"><text:s/></text:span><text:span text:style-name="T20_17">perspective</text:span><text:span text:style-name="T20_18"><text:s/></text:span><text:span text:style-name="T20_19">to</text:span><text:span text:style-name="T20_20"><text:s/></text:span><text:span text:style-name="T20_21">a</text:span><text:span text:style-name="T20_22"><text:s/></text:span><text:span text:style-name="T20_23">team</text:span><text:span text:style-name="T20_24"><text:s/></text:span><text:span text:style-name="T20_25">so</text:span><text:span text:style-name="T20_26"><text:s/></text:span><text:span text:style-name="T20_27">that</text:span><text:span text:style-name="T20_28"><text:s/></text:span><text:span text:style-name="T20_29">it</text:span><text:span text:style-name="T20_30"><text:s/></text:span><text:span text:style-name="T20_31">can</text:span><text:span text:style-name="T20_32"><text:s/></text:span><text:span text:style-name="T20_33">focus</text:span><text:span text:style-name="T20_34"><text:s/></text:span><text:span text:style-name="T20_35">on</text:span><text:span text:style-name="T20_36"><text:s/></text:span><text:span text:style-name="T20_37">different</text:span><text:span text:style-name="T20_38"><text:s/></text:span><text:span text:style-name="T20_39">delivery</text:span><text:span text:style-name="T20_40"><text:s/></text:span><text:span text:style-name="T20_41">approaches</text:span></text:p>
        </text:list-item>
        <text:list-item>
          <text:p text:style-name="P21"><text:span text:style-name="T21_1">Co</text:span><text:span text:style-name="T21_2">-</text:span><text:span text:style-name="T21_3">ordinating</text:span><text:span text:style-name="T21_4"><text:s/></text:span><text:span text:style-name="T21_5">and</text:span><text:span text:style-name="T21_6"><text:s/></text:span><text:span text:style-name="T21_7">monitoring</text:span><text:span text:style-name="T21_8"><text:s/></text:span><text:span text:style-name="T21_9">team</text:span><text:span text:style-name="T21_10"><text:s/></text:span><text:span text:style-name="T21_11">performance</text:span><text:span text:style-name="T21_12">,<text:s/></text:span><text:span text:style-name="T21_13">utilising</text:span><text:span text:style-name="T21_14"><text:s/></text:span><text:span text:style-name="T21_15">team</text:span><text:span text:style-name="T21_16"><text:s/></text:span><text:span text:style-name="T21_17">diversity</text:span><text:span text:style-name="T21_18"><text:s/></text:span><text:span text:style-name="T21_19">to</text:span><text:span text:style-name="T21_20"><text:s/></text:span><text:span text:style-name="T21_21">maximise</text:span><text:span text:style-name="T21_22"><text:s/></text:span><text:span text:style-name="T21_23">effectiveness</text:span></text:p>
        </text:list-item>
      </text:list>
      <text:p text:style-name="P22"><text:span text:style-name="T22_1">Desirable</text:span></text:p>
      <text:list text:style-name="LS3" xml:id="list14">
        <text:list-item>
          <text:p text:style-name="P23"><text:span text:style-name="T23_1">Familiarity</text:span><text:span text:style-name="T23_2"><text:s/></text:span><text:span text:style-name="T23_3">with</text:span><text:span text:style-name="T23_4"><text:s/></text:span><text:span text:style-name="T23_5">the</text:span><text:span text:style-name="T23_6"><text:s/></text:span><text:span text:style-name="T23_7">public</text:span><text:span text:style-name="T23_8"><text:s/></text:span><text:span text:style-name="T23_9">sector</text:span><text:span text:style-name="T23_10"><text:s/></text:span><text:span text:style-name="T23_11">and</text:span><text:span text:style-name="T23_12"><text:s/></text:span><text:span text:style-name="T23_13">government</text:span><text:span text:style-name="T23_14"><text:s/></text:span><text:span text:style-name="T23_15">processes</text:span></text:p>
        </text:list-item>
      </text:list>
      <text:p text:style-name="P24"><text:span text:style-name="T24_1">BUILDING</text:span><text:span text:style-name="T24_2"><text:s/></text:span><text:span text:style-name="T24_3">CAPABILITY</text:span><text:span text:style-name="T24_4"><text:s/></text:span><text:span text:style-name="T24_5">FOR</text:span><text:span text:style-name="T24_6"><text:s/></text:span><text:span text:style-name="T24_7">ALL</text:span></text:p>
      <text:p text:style-name="P25"><text:span text:style-name="T25_1">Essential</text:span></text:p>
      <text:list text:style-name="LS4" xml:id="list15">
        <text:list-item>
          <text:p text:style-name="P26"><text:span text:style-name="T26_1">Valuing</text:span><text:span text:style-name="T26_2"><text:s/></text:span><text:span text:style-name="T26_3">contributions</text:span><text:span text:style-name="T26_4"><text:s/></text:span><text:span text:style-name="T26_5">from</text:span><text:span text:style-name="T26_6"><text:s/></text:span><text:span text:style-name="T26_7">everyone</text:span><text:span text:style-name="T26_8">,<text:s/></text:span><text:span text:style-name="T26_9">rewarding</text:span><text:span text:style-name="T26_10"><text:s/></text:span><text:span text:style-name="T26_11">productive</text:span><text:span text:style-name="T26_12"><text:s/></text:span><text:span text:style-name="T26_13">behaviour</text:span><text:span text:style-name="T26_14"><text:s/></text:span><text:span text:style-name="T26_15">and</text:span><text:span text:style-name="T26_16"><text:s/></text:span><text:span text:style-name="T26_17">promptly</text:span><text:span text:style-name="T26_18"><text:s/></text:span><text:span text:style-name="T26_19">addressing</text:span><text:span text:style-name="T26_20"><text:s/></text:span><text:span text:style-name="T26_21">any</text:span><text:span text:style-name="T26_22"><text:s/></text:span><text:span text:style-name="T26_23">poor</text:span><text:span text:style-name="T26_24"><text:s/></text:span><text:span text:style-name="T26_25">performance</text:span></text:p>
        </text:list-item>
        <text:list-item>
          <text:p text:style-name="P27"><text:span text:style-name="T27_1">Ability</text:span><text:span text:style-name="T27_2"><text:s/></text:span><text:span text:style-name="T27_3">to</text:span><text:span text:style-name="T27_4"><text:s/></text:span><text:span text:style-name="T27_5">work</text:span><text:span text:style-name="T27_6"><text:s/></text:span><text:span text:style-name="T27_7">in</text:span><text:span text:style-name="T27_8"><text:s/></text:span><text:span text:style-name="T27_9">a</text:span><text:span text:style-name="T27_10"><text:s/></text:span><text:span text:style-name="T27_11">diverse</text:span><text:span text:style-name="T27_12"><text:s/></text:span><text:span text:style-name="T27_13">team</text:span><text:span text:style-name="T27_14"><text:s/></text:span><text:span text:style-name="T27_15">of</text:span><text:span text:style-name="T27_16"><text:s/></text:span><text:span text:style-name="T27_17">highly</text:span><text:span text:style-name="T27_18"><text:s/></text:span><text:span text:style-name="T27_19">talented</text:span><text:span text:style-name="T27_20"><text:s/></text:span><text:span text:style-name="T27_21">staff</text:span><text:span text:style-name="T27_22">,<text:s/></text:span><text:span text:style-name="T27_23">from</text:span><text:span text:style-name="T27_24"><text:s/></text:span><text:span text:style-name="T27_25">different</text:span><text:span text:style-name="T27_26"><text:s/></text:span><text:span text:style-name="T27_27">disciplines</text:span><text:span text:style-name="T27_28"><text:s/></text:span><text:span text:style-name="T27_29">and</text:span><text:span text:style-name="T27_30"><text:s/></text:span><text:span text:style-name="T27_31">backgrounds</text:span><text:span text:style-name="T27_32">.</text:span></text:p>
        </text:list-item>
        <text:list-item>
          <text:p text:style-name="P28"><text:span text:style-name="T28_1">Using</text:span><text:span text:style-name="T28_2"><text:s/></text:span><text:span text:style-name="T28_3">regular</text:span><text:span text:style-name="T28_4"><text:s/></text:span><text:span text:style-name="T28_5">performance</text:span><text:span text:style-name="T28_6"><text:s/></text:span><text:span text:style-name="T28_7">assessment</text:span><text:span text:style-name="T28_8"><text:s/></text:span><text:span text:style-name="T28_9">to</text:span><text:span text:style-name="T28_10"><text:s/></text:span><text:span text:style-name="T28_11">focus</text:span><text:span text:style-name="T28_12"><text:s/></text:span><text:span text:style-name="T28_13">on</text:span><text:span text:style-name="T28_14"><text:s/></text:span><text:span text:style-name="T28_15">the</text:span><text:span text:style-name="T28_16"><text:s/></text:span><text:span text:style-name="T28_17">delivery</text:span><text:span text:style-name="T28_18"><text:s/></text:span><text:span text:style-name="T28_19">of</text:span><text:span text:style-name="T28_20"><text:s/></text:span><text:span text:style-name="T28_21">objectives</text:span><text:span text:style-name="T28_22"><text:s/></text:span><text:span text:style-name="T28_23">and</text:span><text:span text:style-name="T28_24"><text:s/></text:span><text:span text:style-name="T28_25">provide</text:span><text:span text:style-name="T28_26"><text:s/></text:span><text:span text:style-name="T28_27">or</text:span><text:span text:style-name="T28_28"><text:s/></text:span><text:span text:style-name="T28_29">gain</text:span><text:span text:style-name="T28_30"><text:s/></text:span><text:span text:style-name="T28_31">timely</text:span><text:span text:style-name="T28_32"><text:s/></text:span><text:span text:style-name="T28_33">and</text:span><text:span text:style-name="T28_34"><text:s/></text:span><text:span text:style-name="T28_35">constructive</text:span><text:span text:style-name="T28_36"><text:s/></text:span><text:span text:style-name="T28_37">feedback</text:span><text:span text:style-name="T28_38"><text:s/></text:span><text:span text:style-name="T28_39">to</text:span><text:span text:style-name="T28_40"><text:s/></text:span><text:span text:style-name="T28_41">agree</text:span><text:span text:style-name="T28_42"><text:s/></text:span><text:span text:style-name="T28_43">development</text:span><text:span text:style-name="T28_44"><text:s/></text:span><text:span text:style-name="T28_45">plans</text:span></text:p>
        </text:list-item>
        <text:list-item>
          <text:p text:style-name="P29"><text:span text:style-name="T29_1">Ensuring</text:span><text:span text:style-name="T29_2"><text:s/></text:span><text:span text:style-name="T29_3">equal</text:span><text:span text:style-name="T29_4"><text:s/></text:span><text:span text:style-name="T29_5">access</text:span><text:span text:style-name="T29_6"><text:s/></text:span><text:span text:style-name="T29_7">to</text:span><text:span text:style-name="T29_8"><text:s/></text:span><text:span text:style-name="T29_9">learning</text:span><text:span text:style-name="T29_10"><text:s/></text:span><text:span text:style-name="T29_11">and</text:span><text:span text:style-name="T29_12"><text:s/></text:span><text:span text:style-name="T29_13">development</text:span><text:span text:style-name="T29_14"><text:s/></text:span><text:span text:style-name="T29_15">opportunities</text:span><text:span text:style-name="T29_16"><text:s/></text:span><text:span text:style-name="T29_17">to</text:span><text:span text:style-name="T29_18"><text:s/></text:span><text:span text:style-name="T29_19">enable</text:span><text:span text:style-name="T29_20"><text:s/></text:span><text:span text:style-name="T29_21">all</text:span><text:span text:style-name="T29_22"><text:s/></text:span><text:span text:style-name="T29_23">people</text:span><text:span text:style-name="T29_24"><text:s/></text:span><text:span text:style-name="T29_25">to</text:span><text:span text:style-name="T29_26"><text:s/></text:span><text:span text:style-name="T29_27">realise</text:span><text:span text:style-name="T29_28"><text:s/></text:span><text:span text:style-name="T29_29">their</text:span><text:span text:style-name="T29_30"><text:s/></text:span><text:span text:style-name="T29_31">full</text:span><text:span text:style-name="T29_32"><text:s/></text:span><text:span text:style-name="T29_33">potential</text:span></text:p>
        </text:list-item>
      </text:list>
      <text:p text:style-name="P30"><text:span text:style-name="T30_1">LEADING</text:span><text:span text:style-name="T30_2"><text:s/></text:span><text:span text:style-name="T30_3">AND</text:span><text:span text:style-name="T30_4"><text:s/></text:span><text:span text:style-name="T30_5">COMMUNICATING</text:span></text:p>
      <text:p text:style-name="P31"><text:span text:style-name="T31_1">Essential</text:span></text:p>
      <text:list text:style-name="LS5" xml:id="list19">
        <text:list-item>
          <text:p text:style-name="P32"><text:span text:style-name="T32_1">Strong</text:span><text:span text:style-name="T32_2"><text:s/></text:span><text:span text:style-name="T32_3">communication</text:span><text:span text:style-name="T32_4"><text:s/></text:span><text:span text:style-name="T32_5">skills</text:span><text:span text:style-name="T32_6">;<text:s/></text:span><text:span text:style-name="T32_7">the</text:span><text:span text:style-name="T32_8"><text:s/></text:span><text:span text:style-name="T32_9">ability</text:span><text:span text:style-name="T32_10"><text:s/></text:span><text:span text:style-name="T32_11">to</text:span><text:span text:style-name="T32_12"><text:s/></text:span><text:span text:style-name="T32_13">make</text:span><text:span text:style-name="T32_14"><text:s/></text:span><text:span text:style-name="T32_15">extremely</text:span><text:span text:style-name="T32_16"><text:s/></text:span><text:span text:style-name="T32_17">complex</text:span><text:span text:style-name="T32_18"><text:s/></text:span><text:span text:style-name="T32_19">subjects</text:span><text:span text:style-name="T32_20"><text:s/></text:span><text:span text:style-name="T32_21">clear</text:span><text:span text:style-name="T32_22"><text:s/></text:span><text:span text:style-name="T32_23">and</text:span><text:span text:style-name="T32_24"><text:s/></text:span><text:span text:style-name="T32_25">easy</text:span><text:span text:style-name="T32_26"><text:s/></text:span><text:span text:style-name="T32_27">to</text:span><text:span text:style-name="T32_28"><text:s/></text:span><text:span text:style-name="T32_29">comprehend</text:span><text:span text:style-name="T32_30">.</text:span></text:p>
        </text:list-item>
        <text:list-item>
          <text:p text:style-name="P33"><text:span text:style-name="T33_1">Excellent</text:span><text:span text:style-name="T33_2"><text:s/></text:span><text:span text:style-name="T33_3">stakeholder</text:span><text:span text:style-name="T33_4"><text:s/></text:span><text:span text:style-name="T33_5">management</text:span><text:span text:style-name="T33_6"><text:s/></text:span><text:span text:style-name="T33_7">skills</text:span><text:span text:style-name="T33_8">,<text:s/></text:span><text:span text:style-name="T33_9">and</text:span><text:span text:style-name="T33_10"><text:s/></text:span><text:span text:style-name="T33_11">the</text:span><text:span text:style-name="T33_12"><text:s/></text:span><text:span text:style-name="T33_13">ability</text:span><text:span text:style-name="T33_14"><text:s/></text:span><text:span text:style-name="T33_15">to</text:span><text:span text:style-name="T33_16"><text:s/></text:span><text:span text:style-name="T33_17">form</text:span><text:span text:style-name="T33_18"><text:s/></text:span><text:span text:style-name="T33_19">strong</text:span><text:span text:style-name="T33_20"><text:s/></text:span><text:span text:style-name="T33_21">collaborative</text:span><text:span text:style-name="T33_22"><text:s/></text:span><text:span text:style-name="T33_23">relationships</text:span><text:span text:style-name="T33_24">.</text:span></text:p>
        </text:list-item>
        <text:list-item>
          <text:p text:style-name="P34"><text:span text:style-name="T34_1">Proposing</text:span><text:span text:style-name="T34_2"><text:s/></text:span><text:span text:style-name="T34_3">ways</text:span><text:span text:style-name="T34_4"><text:s/></text:span><text:span text:style-name="T34_5">in</text:span><text:span text:style-name="T34_6"><text:s/></text:span><text:span text:style-name="T34_7">which</text:span><text:span text:style-name="T34_8"><text:s/></text:span><text:span text:style-name="T34_9">communication</text:span><text:span text:style-name="T34_10"><text:s/></text:span><text:span text:style-name="T34_11">and</text:span><text:span text:style-name="T34_12"><text:s/></text:span><text:span text:style-name="T34_13">marketing</text:span><text:span text:style-name="T34_14"><text:s/></text:span><text:span text:style-name="T34_15">can</text:span><text:span text:style-name="T34_16"><text:s/></text:span><text:span text:style-name="T34_17">add</text:span><text:span text:style-name="T34_18"><text:s/></text:span><text:span text:style-name="T34_19">creative</text:span><text:span text:style-name="T34_20"><text:s/></text:span><text:span text:style-name="T34_21">and</text:span><text:span text:style-name="T34_22"><text:s/></text:span><text:span text:style-name="T34_23">innovative</text:span><text:span text:style-name="T34_24"><text:s/></text:span><text:span text:style-name="T34_25">impact</text:span></text:p>
        </text:list-item>
      </text:list>
      <text:p text:style-name="P35"><text:span text:style-name="T35_1">MAKING</text:span><text:span text:style-name="T35_2"><text:s/></text:span><text:span text:style-name="T35_3">EFFECTIVE</text:span><text:span text:style-name="T35_4"><text:s/></text:span><text:span text:style-name="T35_5">DECISIONS</text:span></text:p>
      <text:p text:style-name="P36"><text:span text:style-name="T36_1">Essential</text:span></text:p>
      <text:list text:style-name="LS6" xml:id="list22">
        <text:list-item>
          <text:p text:style-name="P37"><text:span text:style-name="T37_1">Identifying</text:span><text:span text:style-name="T37_2"><text:s/></text:span><text:span text:style-name="T37_3">emerging</text:span><text:span text:style-name="T37_4"><text:s/></text:span><text:span text:style-name="T37_5">performance</text:span><text:span text:style-name="T37_6"><text:s/></text:span><text:span text:style-name="T37_7">issues</text:span><text:span text:style-name="T37_8"><text:s/></text:span><text:span text:style-name="T37_9">or</text:span><text:span text:style-name="T37_10"><text:s/></text:span><text:span text:style-name="T37_11">trends</text:span><text:span text:style-name="T37_12"><text:s/></text:span><text:span text:style-name="T37_13">and</text:span><text:span text:style-name="T37_14"><text:s/></text:span><text:span text:style-name="T37_15">proposing</text:span><text:span text:style-name="T37_16"><text:s/></text:span><text:span text:style-name="T37_17">decisive</text:span><text:span text:style-name="T37_18"><text:s/></text:span><text:span text:style-name="T37_19">strategic</text:span><text:span text:style-name="T37_20"><text:s/></text:span><text:span text:style-name="T37_21">action</text:span></text:p>
        </text:list-item>
        <text:list-item>
          <text:p text:style-name="P38"><text:span text:style-name="T38_1">Probing</text:span><text:span text:style-name="T38_2"><text:s/></text:span><text:span text:style-name="T38_3">evidence</text:span><text:span text:style-name="T38_4"><text:s/></text:span><text:span text:style-name="T38_5">to</text:span><text:span text:style-name="T38_6"><text:s/></text:span><text:span text:style-name="T38_7">identify</text:span><text:span text:style-name="T38_8"><text:s/></text:span><text:span text:style-name="T38_9">quick</text:span><text:span text:style-name="T38_10"><text:s/></text:span><text:span text:style-name="T38_11">fixes</text:span><text:span text:style-name="T38_12"><text:s/></text:span><text:span text:style-name="T38_13">and</text:span><text:span text:style-name="T38_14"><text:s/></text:span><text:span text:style-name="T38_15">user</text:span><text:span text:style-name="T38_16"><text:s/></text:span><text:span text:style-name="T38_17">needs</text:span><text:span text:style-name="T38_18"><text:s/></text:span><text:span text:style-name="T38_19">for</text:span><text:span text:style-name="T38_20"><text:s/></text:span><text:span text:style-name="T38_21">service</text:span><text:span text:style-name="T38_22"><text:s/></text:span><text:span text:style-name="T38_23">improvements</text:span></text:p>
        </text:list-item>
        <text:list-item>
          <text:p text:style-name="P39"><text:span text:style-name="T39_1">Analysing</text:span><text:span text:style-name="T39_2"><text:s/></text:span><text:span text:style-name="T39_3">evidence</text:span><text:span text:style-name="T39_4"><text:s/></text:span><text:span text:style-name="T39_5">from</text:span><text:span text:style-name="T39_6"><text:s/></text:span><text:span text:style-name="T39_7">diverse</text:span><text:span text:style-name="T39_8"><text:s/></text:span><text:span text:style-name="T39_9">sources</text:span><text:span text:style-name="T39_10"><text:s/></text:span><text:span text:style-name="T39_11">to</text:span><text:span text:style-name="T39_12"><text:s/></text:span><text:span text:style-name="T39_13">generate</text:span><text:span text:style-name="T39_14"><text:s/></text:span><text:span text:style-name="T39_15">robust</text:span><text:span text:style-name="T39_16"><text:s/></text:span><text:span text:style-name="T39_17">solutions</text:span><text:span text:style-name="T39_18"><text:s/></text:span><text:span text:style-name="T39_19">and</text:span><text:span text:style-name="T39_20"><text:s/></text:span><text:span text:style-name="T39_21">make</text:span><text:span text:style-name="T39_22"><text:s/></text:span><text:span text:style-name="T39_23">timely</text:span><text:span text:style-name="T39_24"><text:s/></text:span><text:span text:style-name="T39_25">decisions</text:span></text:p>
        </text:list-item>
        <text:list-item>
          <text:p text:style-name="P40"><text:span text:style-name="T40_1">The</text:span><text:span text:style-name="T40_2"><text:s/></text:span><text:span text:style-name="T40_3">ability</text:span><text:span text:style-name="T40_4"><text:s/></text:span><text:span text:style-name="T40_5">to</text:span><text:span text:style-name="T40_6"><text:s/></text:span><text:span text:style-name="T40_7">make</text:span><text:span text:style-name="T40_8"><text:s/></text:span><text:span text:style-name="T40_9">sound</text:span><text:span text:style-name="T40_10"><text:s/></text:span><text:span text:style-name="T40_11">judgements</text:span><text:span text:style-name="T40_12"><text:s/></text:span><text:span text:style-name="T40_13">under</text:span><text:span text:style-name="T40_14"><text:s/></text:span><text:span text:style-name="T40_15">pressure</text:span><text:span text:style-name="T40_16"><text:s/></text:span><text:span text:style-name="T40_17">and</text:span><text:span text:style-name="T40_18"><text:s/></text:span><text:span text:style-name="T40_19">competing</text:span><text:span text:style-name="T40_20"><text:s/></text:span><text:span text:style-name="T40_21">demands</text:span><text:span text:style-name="T40_22">.</text:span></text:p>
        </text:list-item>
      </text:list>
      <text:p text:style-name="P41"><text:span text:style-name="T41_1">DELIVERING</text:span><text:span text:style-name="T41_2"><text:s/></text:span><text:span text:style-name="T41_3">AT</text:span><text:span text:style-name="T41_4"><text:s/></text:span><text:span text:style-name="T41_5">PACE</text:span></text:p>
      <text:p text:style-name="P42"><text:span text:style-name="T42_1">Essential</text:span></text:p>
      <text:list text:style-name="LS7" xml:id="list26">
        <text:list-item>
          <text:p text:style-name="P43"><text:span text:style-name="T43_1">Ensuring</text:span><text:span text:style-name="T43_2"><text:s/></text:span><text:span text:style-name="T43_3">efficient</text:span><text:span text:style-name="T43_4"><text:s/></text:span><text:span text:style-name="T43_5">and</text:span><text:span text:style-name="T43_6"><text:s/></text:span><text:span text:style-name="T43_7">effective</text:span><text:span text:style-name="T43_8"><text:s/></text:span><text:span text:style-name="T43_9">use</text:span><text:span text:style-name="T43_10"><text:s/></text:span><text:span text:style-name="T43_11">of</text:span><text:span text:style-name="T43_12"><text:s/></text:span><text:span text:style-name="T43_13">resources</text:span><text:span text:style-name="T43_14"><text:s/></text:span><text:span text:style-name="T43_15">to</text:span><text:span text:style-name="T43_16"><text:s/></text:span><text:span text:style-name="T43_17">deliver</text:span><text:span text:style-name="T43_18"><text:s/></text:span><text:span text:style-name="T43_19">programmes</text:span><text:span text:style-name="T43_20"><text:s/></text:span><text:span text:style-name="T43_21">and</text:span><text:span text:style-name="T43_22"><text:s/></text:span><text:span text:style-name="T43_23">projects</text:span><text:span text:style-name="T43_24"><text:s/></text:span><text:span text:style-name="T43_25">on</text:span><text:span text:style-name="T43_26"><text:s/></text:span><text:span text:style-name="T43_27">time</text:span><text:span text:style-name="T43_28">,<text:s/></text:span><text:span text:style-name="T43_29">within</text:span><text:span text:style-name="T43_30"><text:s/></text:span><text:span text:style-name="T43_31">budgets</text:span><text:span text:style-name="T43_32"><text:s/></text:span><text:span text:style-name="T43_33">and</text:span><text:span text:style-name="T43_34"><text:s/></text:span><text:span text:style-name="T43_35">to</text:span><text:span text:style-name="T43_36"><text:s/></text:span><text:span text:style-name="T43_37">agreed</text:span><text:span text:style-name="T43_38"><text:s/></text:span><text:span text:style-name="T43_39">quality</text:span><text:span text:style-name="T43_40"><text:s/></text:span><text:span text:style-name="T43_41">standards</text:span></text:p>
        </text:list-item>
        <text:list-item>
          <text:p text:style-name="P44"><text:span text:style-name="T44_1">Managing</text:span><text:span text:style-name="T44_2"><text:s/></text:span><text:span text:style-name="T44_3">across</text:span><text:span text:style-name="T44_4"><text:s/></text:span><text:span text:style-name="T44_5">boundaries</text:span><text:span text:style-name="T44_6"><text:s/></text:span><text:span text:style-name="T44_7">to</text:span><text:span text:style-name="T44_8"><text:s/></text:span><text:span text:style-name="T44_9">ensure</text:span><text:span text:style-name="T44_10"><text:s/></text:span><text:span text:style-name="T44_11">delivery</text:span><text:span text:style-name="T44_12"><text:s/></text:span><text:span text:style-name="T44_13">of</text:span><text:span text:style-name="T44_14"><text:s/></text:span><text:span text:style-name="T44_15">benefits</text:span><text:span text:style-name="T44_16"><text:s/></text:span><text:span text:style-name="T44_17">and</text:span><text:span text:style-name="T44_18"><text:s/></text:span><text:span text:style-name="T44_19">sharing</text:span><text:span text:style-name="T44_20"><text:s/></text:span><text:span text:style-name="T44_21">lessons</text:span><text:span text:style-name="T44_22"><text:s/></text:span><text:span text:style-name="T44_23">learned</text:span></text:p>
        </text:list-item>
      </text:list>
      <text:p text:style-name="P45"><text:span text:style-name="T45_1">DELIVERING</text:span><text:span text:style-name="T45_2"><text:s/></text:span><text:span text:style-name="T45_3">VALUE</text:span><text:span text:style-name="T45_4"><text:s/></text:span><text:span text:style-name="T45_5">FOR</text:span><text:span text:style-name="T45_6"><text:s/></text:span><text:span text:style-name="T45_7">MONEY</text:span></text:p>
      <text:p text:style-name="P46"><text:span text:style-name="T46_1">Essential</text:span></text:p>
      <text:list text:style-name="LS8" xml:id="list28">
        <text:list-item>
          <text:p text:style-name="P47"><text:span text:style-name="T47_1">Experience</text:span><text:span text:style-name="T47_2"><text:s/></text:span><text:span text:style-name="T47_3">of</text:span><text:span text:style-name="T47_4"><text:s/></text:span><text:span text:style-name="T47_5">complying</text:span><text:span text:style-name="T47_6"><text:s/></text:span><text:span text:style-name="T47_7">with</text:span><text:span text:style-name="T47_8"><text:s/></text:span><text:span text:style-name="T47_9">government</text:span><text:span text:style-name="T47_10"><text:s/></text:span><text:span text:style-name="T47_11">guidance</text:span><text:span text:style-name="T47_12"><text:s/></text:span><text:span text:style-name="T47_13">on</text:span><text:span text:style-name="T47_14"><text:s/></text:span><text:span text:style-name="T47_15">finance</text:span><text:span text:style-name="T47_16"><text:s/></text:span><text:span text:style-name="T47_17">and</text:span><text:span text:style-name="T47_18"><text:s/></text:span><text:span text:style-name="T47_19">procurement</text:span><text:span text:style-name="T47_20"><text:s/></text:span><text:span text:style-name="T47_21">policies</text:span><text:span text:style-name="T47_22"><text:s/></text:span><text:span text:style-name="T47_23">and</text:span><text:span text:style-name="T47_24"><text:s/></text:span><text:span text:style-name="T47_25">applying</text:span><text:span text:style-name="T47_26"><text:s/></text:span><text:span text:style-name="T47_27">procedures</text:span><text:span text:style-name="T47_28"><text:s/></text:span><text:span text:style-name="T47_29">correctly</text:span></text:p>
        </text:list-item>
        <text:list-item>
          <text:p text:style-name="P48"><text:span text:style-name="T48_1">Advising</text:span><text:span text:style-name="T48_2"><text:s/></text:span><text:span text:style-name="T48_3">on</text:span><text:span text:style-name="T48_4"><text:s/></text:span><text:span text:style-name="T48_5">future</text:span><text:span text:style-name="T48_6"><text:s/></text:span><text:span text:style-name="T48_7">resource</text:span><text:span text:style-name="T48_8"><text:s/></text:span><text:span text:style-name="T48_9">requirements</text:span><text:span text:style-name="T48_10"><text:s/></text:span><text:span text:style-name="T48_11">and</text:span><text:span text:style-name="T48_12"><text:s/></text:span><text:span text:style-name="T48_13">assessing</text:span><text:span text:style-name="T48_14"><text:s/></text:span><text:span text:style-name="T48_15">the</text:span><text:span text:style-name="T48_16"><text:s/></text:span><text:span text:style-name="T48_17">implications</text:span><text:span text:style-name="T48_18"><text:s/></text:span><text:span text:style-name="T48_19">of</text:span><text:span text:style-name="T48_20"><text:s/></text:span><text:span text:style-name="T48_21">changing</text:span><text:span text:style-name="T48_22"><text:s/></text:span><text:span text:style-name="T48_23">demands</text:span></text:p>
        </text:list-item>
      </text:list>
      <text:p text:style-name="P49"><text:span text:style-name="T49_1">MANAGING</text:span><text:span text:style-name="T49_2"><text:s/></text:span><text:span text:style-name="T49_3">A</text:span><text:span text:style-name="T49_4"><text:s/></text:span><text:span text:style-name="T49_5">QUALITY</text:span><text:span text:style-name="T49_6"><text:s/></text:span><text:span text:style-name="T49_7">SERVICE</text:span></text:p>
      <text:p text:style-name="P50"><text:span text:style-name="T50_1">Essential</text:span></text:p>
      <text:list text:style-name="LS9" xml:id="list30">
        <text:list-item>
          <text:p text:style-name="P51"><text:span text:style-name="T51_1">Investing</text:span><text:span text:style-name="T51_2"><text:s/></text:span><text:span text:style-name="T51_3">time</text:span><text:span text:style-name="T51_4"><text:s/></text:span><text:span text:style-name="T51_5">to</text:span><text:span text:style-name="T51_6"><text:s/></text:span><text:span text:style-name="T51_7">understand</text:span><text:span text:style-name="T51_8"><text:s/></text:span><text:span text:style-name="T51_9">customer</text:span><text:span text:style-name="T51_10"><text:s/></text:span><text:span text:style-name="T51_11">and</text:span><text:span text:style-name="T51_12"><text:s/></text:span><text:span text:style-name="T51_13">stakeholder</text:span><text:span text:style-name="T51_14"><text:s/></text:span><text:span text:style-name="T51_15">expectations</text:span><text:span text:style-name="T51_16"><text:s/></text:span><text:span text:style-name="T51_17">and</text:span><text:span text:style-name="T51_18"><text:s/></text:span><text:span text:style-name="T51_19">priorities</text:span><text:span text:style-name="T51_20">,<text:s/></text:span><text:span text:style-name="T51_21">developing</text:span><text:span text:style-name="T51_22"><text:s/></text:span><text:span text:style-name="T51_23">services</text:span><text:span text:style-name="T51_24"><text:s/></text:span><text:span text:style-name="T51_25">to</text:span><text:span text:style-name="T51_26"><text:s/></text:span><text:span text:style-name="T51_27">meet</text:span><text:span text:style-name="T51_28"><text:s/></text:span><text:span text:style-name="T51_29">those</text:span><text:span text:style-name="T51_30"><text:s/></text:span><text:span text:style-name="T51_31">needs</text:span><text:span text:style-name="T51_32">,<text:s/></text:span><text:span text:style-name="T51_33">including</text:span><text:span text:style-name="T51_34"><text:s/></text:span><text:span text:style-name="T51_35">when</text:span><text:span text:style-name="T51_36"><text:s/></text:span><text:span text:style-name="T51_37">they</text:span><text:span text:style-name="T51_38"><text:s/></text:span><text:span text:style-name="T51_39">change</text:span></text:p>
        </text:list-item>
        <text:list-item>
          <text:p text:style-name="P52"><text:span text:style-name="T52_1">Anticipating</text:span><text:span text:style-name="T52_2"><text:s/></text:span><text:span text:style-name="T52_3">and</text:span><text:span text:style-name="T52_4"><text:s/></text:span><text:span text:style-name="T52_5">managing</text:span><text:span text:style-name="T52_6"><text:s/></text:span><text:span text:style-name="T52_7">problems</text:span><text:span text:style-name="T52_8">,<text:s/></text:span><text:span text:style-name="T52_9">bringing</text:span><text:span text:style-name="T52_10"><text:s/></text:span><text:span text:style-name="T52_11">issues</text:span><text:span text:style-name="T52_12"><text:s/></text:span><text:span text:style-name="T52_13">and</text:span><text:span text:style-name="T52_14"><text:s/></text:span><text:span text:style-name="T52_15">conflict</text:span><text:span text:style-name="T52_16"><text:s/></text:span><text:span text:style-name="T52_17">into</text:span><text:span text:style-name="T52_18"><text:s/></text:span><text:span text:style-name="T52_19">the</text:span><text:span text:style-name="T52_20"><text:s/></text:span><text:span text:style-name="T52_21">open</text:span><text:span text:style-name="T52_22"><text:s/></text:span><text:span text:style-name="T52_23">and</text:span><text:span text:style-name="T52_24"><text:s/></text:span><text:span text:style-name="T52_25">taking</text:span><text:span text:style-name="T52_26"><text:s/></text:span><text:span text:style-name="T52_27">pre</text:span><text:span text:style-name="T52_28">-</text:span><text:span text:style-name="T52_29">emptive</text:span><text:span text:style-name="T52_30"><text:s/></text:span><text:span text:style-name="T52_31">action</text:span></text:p>
        </text:list-item>
        <text:list-item>
          <text:p text:style-name="P53"><text:span text:style-name="T53_1">Identifying</text:span><text:span text:style-name="T53_2"><text:s/></text:span><text:span text:style-name="T53_3">and</text:span><text:span text:style-name="T53_4"><text:s/></text:span><text:span text:style-name="T53_5">introducing</text:span><text:span text:style-name="T53_6"><text:s/></text:span><text:span text:style-name="T53_7">improved</text:span><text:span text:style-name="T53_8"><text:s/></text:span><text:span text:style-name="T53_9">services</text:span><text:span text:style-name="T53_10"><text:s/></text:span><text:span text:style-name="T53_11">to</text:span><text:span text:style-name="T53_12"><text:s/></text:span><text:span text:style-name="T53_13">deliver</text:span><text:span text:style-name="T53_14"><text:s/></text:span><text:span text:style-name="T53_15">customer</text:span><text:span text:style-name="T53_16"><text:s/></text:span><text:span text:style-name="T53_17">and</text:span><text:span text:style-name="T53_18"><text:s/></text:span><text:span text:style-name="T53_19">stakeholder</text:span><text:span text:style-name="T53_20"><text:s/></text:span><text:span text:style-name="T53_21">requirements</text:span><text:span text:style-name="T53_22">.</text:span></text:p>
        </text:list-item>
      </text:list>
      <text:p text:style-name="P54"><text:span text:style-name="T54_1">SPECIALIST</text:span><text:span text:style-name="T54_2"><text:s/></text:span><text:span text:style-name="T54_3">SKILLS</text:span></text:p>
      <text:p text:style-name="P55"><text:span text:style-name="T55_1">Essential</text:span></text:p>
      <text:list text:style-name="LS10" xml:id="list33">
        <text:list-item>
          <text:p text:style-name="P56"><text:span text:style-name="T56_1">Demonstrable</text:span><text:span text:style-name="T56_2"><text:s/></text:span><text:span text:style-name="T56_3">knowledge</text:span><text:span text:style-name="T56_4">,<text:s/></text:span><text:span text:style-name="T56_5">experience</text:span><text:span text:style-name="T56_6"><text:s/></text:span><text:span text:style-name="T56_7">in</text:span><text:span text:style-name="T56_8"><text:s/></text:span><text:span text:style-name="T56_9">and</text:span><text:span text:style-name="T56_10"><text:s/></text:span><text:span text:style-name="T56_11">passion</text:span><text:span text:style-name="T56_12"><text:s/></text:span><text:span text:style-name="T56_13">for</text:span><text:span text:style-name="T56_14"><text:s/></text:span><text:span text:style-name="T56_15">web</text:span><text:span text:style-name="T56_16"><text:s/></text:span><text:span text:style-name="T56_17">user</text:span><text:span text:style-name="T56_18"><text:s/></text:span><text:span text:style-name="T56_19">centred</text:span><text:span text:style-name="T56_20"><text:s/></text:span><text:span text:style-name="T56_21">design</text:span><text:span text:style-name="T56_22"><text:s/></text:span><text:span text:style-name="T56_23">practices</text:span><text:span text:style-name="T56_24">.</text:span></text:p>
        </text:list-item>
        <text:list-item>
          <text:p text:style-name="P57"><text:span text:style-name="T57_1">Proven</text:span><text:span text:style-name="T57_2"><text:s/></text:span><text:span text:style-name="T57_3">experience</text:span><text:span text:style-name="T57_4"><text:s/></text:span><text:span text:style-name="T57_5">of</text:span><text:span text:style-name="T57_6"><text:s/></text:span><text:span text:style-name="T57_7">gathering</text:span><text:span text:style-name="T57_8"><text:s/></text:span><text:span text:style-name="T57_9">user</text:span><text:span text:style-name="T57_10"><text:s/></text:span><text:span text:style-name="T57_11">requirements</text:span><text:span text:style-name="T57_12"><text:s/></text:span><text:span text:style-name="T57_13">for</text:span><text:span text:style-name="T57_14"><text:s/></text:span><text:span text:style-name="T57_15">web</text:span><text:span text:style-name="T57_16"><text:s/></text:span><text:span text:style-name="T57_17">based</text:span><text:span text:style-name="T57_18"><text:s/></text:span><text:span text:style-name="T57_19">services</text:span><text:span text:style-name="T57_20">.</text:span></text:p>
        </text:list-item>
        <text:list-item>
          <text:p text:style-name="P58"><text:span text:style-name="T58_1">Proven</text:span><text:span text:style-name="T58_2"><text:s/></text:span><text:span text:style-name="T58_3">experience</text:span><text:span text:style-name="T58_4"><text:s/></text:span><text:span text:style-name="T58_5">of</text:span><text:span text:style-name="T58_6"><text:s/></text:span><text:span text:style-name="T58_7">managing</text:span><text:span text:style-name="T58_8">,<text:s/></text:span><text:span text:style-name="T58_9">executing</text:span><text:span text:style-name="T58_10"><text:s/></text:span><text:span text:style-name="T58_11">and</text:span><text:span text:style-name="T58_12"><text:s/></text:span><text:span text:style-name="T58_13">analysing</text:span><text:span text:style-name="T58_14"><text:s/></text:span><text:span text:style-name="T58_15">usability</text:span><text:span text:style-name="T58_16"><text:s/></text:span><text:span text:style-name="T58_17">test</text:span><text:span text:style-name="T58_18"><text:s/></text:span><text:span text:style-name="T58_19">sessions</text:span></text:p>
        </text:list-item>
        <text:list-item>
          <text:p text:style-name="P59"><text:span text:style-name="T59_1">Proven</text:span><text:span text:style-name="T59_2"><text:s/></text:span><text:span text:style-name="T59_3">experience</text:span><text:span text:style-name="T59_4"><text:s/></text:span><text:span text:style-name="T59_5">of</text:span><text:span text:style-name="T59_6"><text:s/></text:span><text:span text:style-name="T59_7">working</text:span><text:span text:style-name="T59_8"><text:s/></text:span><text:span text:style-name="T59_9">in</text:span><text:span text:style-name="T59_10"><text:s/></text:span><text:span text:style-name="T59_11">an</text:span><text:span text:style-name="T59_12"><text:s/></text:span><text:span text:style-name="T59_13">agile</text:span><text:span text:style-name="T59_14"><text:s/></text:span><text:span text:style-name="T59_15">development</text:span><text:span text:style-name="T59_16"><text:s/></text:span><text:span text:style-name="T59_17">environment</text:span><text:span text:style-name="T59_18"><text:s/></text:span><text:span text:style-name="T59_19">with</text:span><text:span text:style-name="T59_20"><text:s/></text:span><text:span text:style-name="T59_21">User</text:span><text:span text:style-name="T59_22"><text:s/></text:span><text:span text:style-name="T59_23">Experience</text:span><text:span text:style-name="T59_24"><text:s/></text:span><text:span text:style-name="T59_25">teams</text:span><text:span text:style-name="T59_26">,<text:s/></text:span><text:span text:style-name="T59_27">designers</text:span><text:span text:style-name="T59_28"><text:s/></text:span><text:span text:style-name="T59_29">and</text:span><text:span text:style-name="T59_30"><text:s/></text:span><text:span text:style-name="T59_31">developers</text:span><text:span text:style-name="T59_32"><text:s/></text:span><text:span text:style-name="T59_33">to</text:span><text:span text:style-name="T59_34"><text:s/></text:span><text:span text:style-name="T59_35">create</text:span><text:span text:style-name="T59_36"><text:s/></text:span><text:span text:style-name="T59_37">new</text:span><text:span text:style-name="T59_38"><text:s/></text:span><text:span text:style-name="T59_39">digital</text:span><text:span text:style-name="T59_40"><text:s/></text:span><text:span text:style-name="T59_41">products</text:span><text:span text:style-name="T59_42"><text:s/></text:span><text:span text:style-name="T59_43">and</text:span><text:span text:style-name="T59_44"><text:s/></text:span><text:span text:style-name="T59_45">services</text:span></text:p>
        </text:list-item>
        <text:list-item>
          <text:p text:style-name="P60"><text:span text:style-name="T60_1">Experience</text:span><text:span text:style-name="T60_2"><text:s/></text:span><text:span text:style-name="T60_3">of</text:span><text:span text:style-name="T60_4"><text:s/></text:span><text:span text:style-name="T60_5">audience</text:span><text:span text:style-name="T60_6"><text:s/></text:span><text:span text:style-name="T60_7">modelling</text:span><text:span text:style-name="T60_8"><text:s/></text:span><text:span text:style-name="T60_9">and</text:span><text:span text:style-name="T60_10"><text:s/></text:span><text:span text:style-name="T60_11">developing</text:span><text:span text:style-name="T60_12"><text:s/></text:span><text:span text:style-name="T60_13">design</text:span><text:span text:style-name="T60_14"><text:s/></text:span><text:span text:style-name="T60_15">personas</text:span><text:span text:style-name="T60_16">.</text:span></text:p>
        </text:list-item>
      </text:list>
      <text:p text:style-name="P61"><text:span text:style-name="T61_1">Desirable</text:span></text:p>
      <text:list text:style-name="LS11" xml:id="list38">
        <text:list-item>
          <text:p text:style-name="P62"><text:span text:style-name="T62_1">Degree</text:span><text:span text:style-name="T62_2"><text:s/></text:span><text:span text:style-name="T62_3">in</text:span><text:span text:style-name="T62_4"><text:s/></text:span><text:span text:style-name="T62_5">HCI</text:span><text:span text:style-name="T62_6">/</text:span><text:span text:style-name="T62_7">Usability</text:span><text:span text:style-name="T62_8">/</text:span><text:span text:style-name="T62_9">Cognitive</text:span><text:span text:style-name="T62_10"><text:s/></text:span><text:span text:style-name="T62_11">Psychology</text:span><text:span text:style-name="T62_12">/</text:span><text:span text:style-name="T62_13">Market</text:span><text:span text:style-name="T62_14"><text:s/></text:span><text:span text:style-name="T62_15">Research</text:span><text:span text:style-name="T62_16"><text:s/></text:span><text:span text:style-name="T62_17">or</text:span><text:span text:style-name="T62_18"><text:s/></text:span><text:span text:style-name="T62_19">related</text:span><text:span text:style-name="T62_20"><text:s/></text:span><text:span text:style-name="T62_21">field</text:span><text:span text:style-name="T62_22">.</text:span></text:p>
        </text:list-item>
        <text:list-item>
          <text:p text:style-name="P63"><text:span text:style-name="T63_1">Experience</text:span><text:span text:style-name="T63_2"><text:s/></text:span><text:span text:style-name="T63_3">across</text:span><text:span text:style-name="T63_4"><text:s/></text:span><text:span text:style-name="T63_5">web</text:span><text:span text:style-name="T63_6"><text:s/></text:span><text:span text:style-name="T63_7">content</text:span><text:span text:style-name="T63_8">,<text:s/></text:span><text:span text:style-name="T63_9">tools</text:span><text:span text:style-name="T63_10"><text:s/></text:span><text:span text:style-name="T63_11">and</text:span><text:span text:style-name="T63_12"><text:s/></text:span><text:span text:style-name="T63_13">transactional</text:span><text:span text:style-name="T63_14"><text:s/></text:span><text:span text:style-name="T63_15">services</text:span><text:span text:style-name="T63_16">,<text:s/></text:span><text:span text:style-name="T63_17">especially</text:span><text:span text:style-name="T63_18"><text:s/></text:span><text:span text:style-name="T63_19">those</text:span><text:span text:style-name="T63_20"><text:s/></text:span><text:span text:style-name="T63_21">with</text:span><text:span text:style-name="T63_22"><text:s/></text:span><text:span text:style-name="T63_23">complex</text:span><text:span text:style-name="T63_24"><text:s/></text:span><text:span text:style-name="T63_25">user</text:span><text:span text:style-name="T63_26"><text:s/></text:span><text:span text:style-name="T63_27">journeys</text:span><text:span text:style-name="T63_28">.</text:span></text:p>
        </text:list-item>
        <text:list-item>
          <text:p text:style-name="P64"><text:span text:style-name="T64_1">Experience</text:span><text:span text:style-name="T64_2"><text:s/></text:span><text:span text:style-name="T64_3">within</text:span><text:span text:style-name="T64_4"><text:s/></text:span><text:span text:style-name="T64_5">a</text:span><text:span text:style-name="T64_6"><text:s/></text:span><text:span text:style-name="T64_7">research</text:span><text:span text:style-name="T64_8"><text:s/></text:span><text:span text:style-name="T64_9">and</text:span><text:span text:style-name="T64_10"><text:s/></text:span><text:span text:style-name="T64_11">digital</text:span><text:span text:style-name="T64_12"><text:s/></text:span><text:span text:style-name="T64_13">environment</text:span><text:span text:style-name="T64_1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